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 manifest:full-path="ObjectReplacements/Object 1"/>
  <manifest:file-entry manifest:media-type="" manifest:full-path="ObjectReplacements/Object 9"/>
  <manifest:file-entry manifest:media-type="" manifest:full-path="ObjectReplacements/Object 13"/>
  <manifest:file-entry manifest:media-type="application/x-openoffice-gdimetafile;windows_formatname=&quot;GDIMetaFile&quot;"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6"/>
  <manifest:file-entry manifest:media-type="application/x-openoffice-gdimetafile;windows_formatname=&quot;GDIMetaFile&quot;" manifest:full-path="ObjectReplacements/Object 10"/>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rdf+xml" manifest:full-path="Object 11/manifest.rdf"/>
  <manifest:file-entry manifest:media-type="application/vnd.oasis.opendocument.spreadsheet" manifest:version="1.2" manifest:full-path="Object 11/"/>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rdf+xml" manifest:full-path="Object 12/manifest.rdf"/>
  <manifest:file-entry manifest:media-type="application/vnd.oasis.opendocument.spreadsheet"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style>
    <style:style style:name="T1" style:family="text">
      <style:text-properties fo:font-size="14pt" fo:font-weight="bold" style:font-size-asian="14pt" style:font-weight-asian="bold" style:font-size-complex="14pt" style:font-weight-complex="bold"/>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oderstrom</text:p>
      <text:p text:style-name="P1">CS 4320</text:p>
      <text:p text:style-name="P1">Project 1</text:p>
      <text:p text:style-name="P4"/>
      <text:p text:style-name="P4">In copying my program output, I realized it did not seem very readable due to the large quantity of information. I added a function to print it to a csv format, though it is not as generalized as the main print functionality. I had to limit the fitness value precision to fit the tables in the report, but they should still present enough information and the original values are still in the original program output. I also added the csv printout to this report.</text:p>
      <text:p text:style-name="P4"/>
      <text:p text:style-name="P8">Source Code............................................................................................................................Page 1</text:p>
      <text:p text:style-name="P8">Program Output.....................................................................................................................Page 12</text:p>
      <text:p text:style-name="P8">Tabular Format......................................................................................................................Page 57</text:p>
      <text:p text:style-name="P8">CSV Format..........................................................................................................................Page 73</text:p>
      <text:p text:style-name="P4"/>
      <text:p text:style-name="P4"/>
      <text:p text:style-name="P3">Begin Source Code</text:p>
      <text:p text:style-name="P2"/>
      <text:p text:style-name="P2">import random</text:p>
      <text:p text:style-name="P2">from pprint import pprint as pp</text:p>
      <text:p text:style-name="P2">from copy import deepcopy</text:p>
      <text:p text:style-name="P2">from collections import OrderedDict as od</text:p>
      <text:p text:style-name="P2"/>
      <text:p text:style-name="P2">#Stores a dictionary of runs labeled by run number</text:p>
      <text:p text:style-name="P2">#Will print data from all runs at once</text:p>
      <text:p text:style-name="P2">class RunCollection:</text:p>
      <text:p text:style-name="P2"><text:s text:c="4"/>#Initialize with the number of runs, issuing a warning if the number is exceeded</text:p>
      <text:p text:style-name="P2"><text:s text:c="4"/>#Sets up a dictionary to store individual run data</text:p>
      <text:p text:style-name="P2"><text:s text:c="4"/>def __init__(self, maxRuns):</text:p>
      <text:p text:style-name="P2"><text:s text:c="8"/>self.maxRuns = maxRuns</text:p>
      <text:p text:style-name="P2"><text:s text:c="8"/>self.currentRun = 0</text:p>
      <text:p text:style-name="P2"><text:s text:c="8"/>self.allRunData = od()</text:p>
      <text:p text:style-name="P2"/>
      <text:p text:style-name="P2"><text:s text:c="4"/>#Adds an empty run to the dictionary if there is room and returns it</text:p>
      <text:p text:style-name="P2"><text:s text:c="4"/>#Issues a warning if another would exceed the maximum number</text:p>
      <text:p text:style-name="P2"><text:s text:c="4"/>#Increments currentRun so it always points to the most recent</text:p>
      <text:p text:style-name="P2"><text:s text:c="4"/>def addAndUseRun(self, numGens, randomSeed, isMaxFitness = True):</text:p>
      <text:p text:style-name="P2"><text:s text:c="8"/>if self.currentRun &lt; self.maxRuns:</text:p>
      <text:p text:style-name="P2"><text:s text:c="12"/>newRun = SingleRunResults(numGens, randomSeed, isMaxFitness)</text:p>
      <text:p text:style-name="P2"><text:s text:c="12"/>self.currentRun += 1</text:p>
      <text:p text:style-name="P2"><text:s text:c="12"/>self.allRunData['Run ' + str(self.currentRun)] = newRun</text:p>
      <text:p text:style-name="P2"><text:s text:c="12"/>return self.allRunData['Run ' + str(self.currentRun)]</text:p>
      <text:p text:style-name="P2"><text:s text:c="8"/>else:</text:p>
      <text:p text:style-name="P2"><text:s text:c="12"/>print("Warning: more runs than expected, user wanted max of %d runs." % <text:soft-page-break/>self.numRuns)</text:p>
      <text:p text:style-name="P2"><text:s text:c="12"/>return None</text:p>
      <text:p text:style-name="P2"/>
      <text:p text:style-name="P2"><text:s text:c="4"/>#Allows access to any run added before the current run in case it is needed</text:p>
      <text:p text:style-name="P2"><text:s text:c="4"/>def getRunNum(self, num):</text:p>
      <text:p text:style-name="P2"><text:s text:c="8"/>if num &gt; 0 and num &lt;= self.currentRun:</text:p>
      <text:p text:style-name="P2"><text:s text:c="12"/>return self.allRunData['Run ' + str(num)]</text:p>
      <text:p text:style-name="P2"><text:s text:c="8"/>else:</text:p>
      <text:p text:style-name="P2"><text:s text:c="12"/>print("Warning: run number %d does not exist." % num)</text:p>
      <text:p text:style-name="P2"><text:s text:c="12"/>return None</text:p>
      <text:p text:style-name="P2"/>
      <text:p text:style-name="P2"><text:s text:c="4"/>#Gets the maximum number of runs allowed</text:p>
      <text:p text:style-name="P2"><text:s text:c="4"/>def getMaxRuns(self):</text:p>
      <text:p text:style-name="P2"><text:s text:c="8"/>return self.maxRuns</text:p>
      <text:p text:style-name="P2"/>
      <text:p text:style-name="P2"><text:s text:c="4"/>#Gets the current number of runs stored</text:p>
      <text:p text:style-name="P2"><text:s text:c="4"/>def getCurrentRun(self):</text:p>
      <text:p text:style-name="P2"><text:s text:c="8"/>return self.currentRun</text:p>
      <text:p text:style-name="P2"/>
      <text:p text:style-name="P2"><text:s text:c="4"/>#Calculate averages for data across all runs</text:p>
      <text:p text:style-name="P2"><text:s text:c="4"/>def prepareAverages(self):</text:p>
      <text:p text:style-name="P2"><text:s text:c="8"/>self.averageRunData = {}</text:p>
      <text:p text:style-name="P2"><text:s text:c="8"/>avgOfAvgGen = {}</text:p>
      <text:p text:style-name="P2"><text:s text:c="8"/>avgOfBestGen = {}</text:p>
      <text:p text:style-name="P2"><text:s text:c="8"/>bestRuns = []</text:p>
      <text:p text:style-name="P2"/>
      <text:p text:style-name="P2"><text:s text:c="8"/>#Initializes values for all generations stored in runs</text:p>
      <text:p text:style-name="P2"><text:s text:c="8"/>#Required so we may increment them in one loop</text:p>
      <text:p text:style-name="P2"><text:s text:c="8"/>for i in self.allRunData['Run 1'].getGenResults():</text:p>
      <text:p text:style-name="P2"><text:s text:c="12"/>avgOfAvgGen[i] = 0</text:p>
      <text:p text:style-name="P2"><text:s text:c="12"/>avgOfBestGen[i] = 0</text:p>
      <text:p text:style-name="P2"/>
      <text:p text:style-name="P2"><text:s text:c="8"/>#Increments values for all generations from each run, stored in a dictionary</text:p>
      <text:p text:style-name="P2"><text:s text:c="8"/>#and labeled by generation number, for averages across generations</text:p>
      <text:p text:style-name="P2"><text:s text:c="8"/>for key, run in self.allRunData.items():</text:p>
      <text:p text:style-name="P2"><text:s text:c="12"/>tempData = run.getGenResults()</text:p>
      <text:p text:style-name="P2"><text:s text:c="12"/>for genKey, value in tempData.items():</text:p>
      <text:p text:style-name="P2"><text:s text:c="16"/>avgOfAvgGen[genKey] += value['Average Fitness']</text:p>
      <text:p text:style-name="P2"><text:s text:c="16"/>#Checks if we wanted to minimize or maximize fitness before incrementing</text:p>
      <text:p text:style-name="P2"><text:s text:c="16"/>#with the correct value</text:p>
      <text:p text:style-name="P2"><text:s text:c="16"/>if run.getIsMaxFitness():</text:p>
      <text:p text:style-name="P2"><text:s text:c="20"/>avgOfBestGen[genKey] += value['High Fitness']</text:p>
      <text:p text:style-name="P2"><text:s text:c="16"/>else:</text:p>
      <text:p text:style-name="P2"><text:s text:c="20"/>avgOfBestGen[genKey] += value['Low Fitness']</text:p>
      <text:p text:style-name="P2"><text:soft-page-break/></text:p>
      <text:p text:style-name="P2"><text:s text:c="12"/>#Stores all the best of run fitness values. Keeps them all to calculate</text:p>
      <text:p text:style-name="P2"><text:s text:c="12"/>#standard deviation in addition to the average. Not a dictionary because</text:p>
      <text:p text:style-name="P2"><text:s text:c="12"/>#there is only one type of value to track.</text:p>
      <text:p text:style-name="P2"><text:s text:c="12"/>tempBest = run.getBestOfRun()</text:p>
      <text:p text:style-name="P2"><text:s text:c="12"/>bestRuns.append(tempBest['Best Fitness'])</text:p>
      <text:p text:style-name="P2"/>
      <text:p text:style-name="P2"><text:s text:c="8"/>#Finally, average out the values based on the current number of runs</text:p>
      <text:p text:style-name="P2"><text:s text:c="8"/>#Avoids cases of not using the maximum number of runs and getting data already</text:p>
      <text:p text:style-name="P2"><text:s text:c="8"/>for key, value in avgOfAvgGen.items():</text:p>
      <text:p text:style-name="P2"><text:s text:c="12"/>avgOfAvgGen[key] = value / self.currentRun</text:p>
      <text:p text:style-name="P2"><text:s text:c="8"/>for key, value in avgOfBestGen.items():</text:p>
      <text:p text:style-name="P2"><text:s text:c="12"/>avgOfBestGen[key] = value / self.currentRun</text:p>
      <text:p text:style-name="P2"/>
      <text:p text:style-name="P2"><text:s text:c="8"/>#Calculated average and standard deviation of the best-of-run fitness values</text:p>
      <text:p text:style-name="P2"><text:s text:c="8"/>avgBest = sum(bestRuns) / len(bestRuns)</text:p>
      <text:p text:style-name="P2"><text:s text:c="8"/>sdBest = 0</text:p>
      <text:p text:style-name="P2"><text:s text:c="8"/>for i in bestRuns:</text:p>
      <text:p text:style-name="P2"><text:s text:c="12"/>sdBest += (i - avgBest) ** 2</text:p>
      <text:p text:style-name="P2"><text:s text:c="8"/>sdBest / len(bestRuns)</text:p>
      <text:p text:style-name="P2"><text:s text:c="8"/>sdBest **= .5</text:p>
      <text:p text:style-name="P2"><text:s text:c="8"/></text:p>
      <text:p text:style-name="P2"><text:s text:c="8"/>tempDict = {'Average Fitness' : avgBest, 'Standard Deviation' : sdBest}</text:p>
      <text:p text:style-name="P2"/>
      <text:p text:style-name="P2"><text:s text:c="8"/>#Places calculated values in one dictionary</text:p>
      <text:p text:style-name="P2"><text:s text:c="8"/>self.averageRunData['Average Avg-of-Generation Fitness'] = avgOfAvgGen</text:p>
      <text:p text:style-name="P2"><text:s text:c="8"/>self.averageRunData['Average Best-of-Generation Fitness'] = avgOfBestGen</text:p>
      <text:p text:style-name="P2"><text:s text:c="8"/>self.averageRunData['Best-of-Runs'] = tempDict</text:p>
      <text:p text:style-name="P2"/>
      <text:p text:style-name="P2"><text:s text:c="4"/>#Prints all data for all runs and averages across runs</text:p>
      <text:p text:style-name="P2"><text:s text:c="4"/>#Prints a label for each run, then</text:p>
      <text:p text:style-name="P2"><text:s text:c="4"/>#uses the print function of the SingleRunResults class</text:p>
      <text:p text:style-name="P2"><text:s text:c="4"/>#and prints the average run data calculated based on results so far</text:p>
      <text:p text:style-name="P2"><text:s text:c="4"/>def print(self):</text:p>
      <text:p text:style-name="P2"><text:s text:c="8"/>self.prepareAverages()</text:p>
      <text:p text:style-name="P2"><text:s text:c="8"/>for key, value in self.allRunData.items():</text:p>
      <text:p text:style-name="P2"><text:s text:c="12"/>print(key + ":")</text:p>
      <text:p text:style-name="P2"><text:s text:c="12"/>value.print()</text:p>
      <text:p text:style-name="P2"><text:s text:c="8"/>print("\nAverages Across All {} Runs:".format(self.currentRun))</text:p>
      <text:p text:style-name="P2"><text:s text:c="8"/>pp(self.averageRunData)</text:p>
      <text:p text:style-name="P2"/>
      <text:p text:style-name="P2"><text:s text:c="4"/>#Specialized for this project, needs work to generalize</text:p>
      <text:p text:style-name="P2"><text:s text:c="4"/>def csvPrint(self):</text:p>
      <text:p text:style-name="P2"><text:s text:c="8"/>self.prepareAverages()</text:p>
      <text:p text:style-name="P2"><text:soft-page-break/><text:s text:c="8"/></text:p>
      <text:p text:style-name="P2"><text:s text:c="8"/>print("Averages Across All {} Runs".format(self.currentRun))</text:p>
      <text:p text:style-name="P2"><text:s text:c="8"/>print("Average Avg-of-Generation Fitness")</text:p>
      <text:p text:style-name="P2"><text:s text:c="8"/>for key, value in self.averageRunData['Average Avg-of-Generation Fitness'].items():</text:p>
      <text:p text:style-name="P2"><text:s text:c="12"/>print(key + ", " + str(value))</text:p>
      <text:p text:style-name="P2"><text:s text:c="8"/>print()</text:p>
      <text:p text:style-name="P2"><text:s text:c="8"/>print("Average Best-of-Generation Fitness")</text:p>
      <text:p text:style-name="P2"><text:s text:c="8"/>for key, value in self.averageRunData['Average Best-of-Generation Fitness'].items():</text:p>
      <text:p text:style-name="P2"><text:s text:c="12"/>print(key + ", " + str(value))</text:p>
      <text:p text:style-name="P2"><text:s text:c="8"/>print()</text:p>
      <text:p text:style-name="P2"><text:s text:c="8"/>print("Best-of-Runs")</text:p>
      <text:p text:style-name="P2"><text:s text:c="8"/>for key, value in self.averageRunData['Best-of-Runs'].items():</text:p>
      <text:p text:style-name="P2"><text:s text:c="12"/>print(key + ", " + str(value))</text:p>
      <text:p text:style-name="P2"><text:s text:c="8"/>print()</text:p>
      <text:p text:style-name="P2"><text:s text:c="8"/></text:p>
      <text:p text:style-name="P2"><text:s text:c="8"/>for key, value in self.allRunData.items():</text:p>
      <text:p text:style-name="P2"><text:s text:c="12"/>print("," + key)</text:p>
      <text:p text:style-name="P2"><text:s text:c="12"/>value.csvPrint()</text:p>
      <text:p text:style-name="P2"/>
      <text:p text:style-name="P2">#Stores data from a single EA run</text:p>
      <text:p text:style-name="P2">#Initializes with the number of generations to run, stores the random seed,</text:p>
      <text:p text:style-name="P2">#and if we want to min or max the fitness values</text:p>
      <text:p text:style-name="P2">class SingleRunResults:</text:p>
      <text:p text:style-name="P2"><text:s text:c="4"/>def __init__(self, numGens, randomSeed, isMaxFitness = True):</text:p>
      <text:p text:style-name="P2"><text:s text:c="8"/>self.numGens = numGens</text:p>
      <text:p text:style-name="P2"><text:s text:c="8"/>self.randomSeed = randomSeed</text:p>
      <text:p text:style-name="P2"><text:s text:c="8"/>self.isMaxFitness = isMaxFitness</text:p>
      <text:p text:style-name="P2"><text:s text:c="8"/>self.bestOfRun = {'Best Fitness' : None}</text:p>
      <text:p text:style-name="P2"><text:s text:c="8"/>self.genResults = od()</text:p>
      <text:p text:style-name="P2"/>
      <text:p text:style-name="P2"><text:s text:c="4"/>#Returns the dictionary of all data from the run</text:p>
      <text:p text:style-name="P2"><text:s text:c="4"/>def getGenResults(self):</text:p>
      <text:p text:style-name="P2"><text:s text:c="8"/>return self.genResults</text:p>
      <text:p text:style-name="P2"/>
      <text:p text:style-name="P2"><text:s text:c="4"/>#Stores data by current generation of the best, worst, and average fitness values</text:p>
      <text:p text:style-name="P2"><text:s text:c="4"/>#Also stores the vectors that generated the best and worst fitness values</text:p>
      <text:p text:style-name="P2"><text:s text:c="4"/>def addGenResults(self, currentGen, highFit, hfVector, lowFit, lfVector, avgFit):</text:p>
      <text:p text:style-name="P2"><text:s text:c="8"/>tempDict = {'High Fitness' : highFit, 'High Fitness Vector' : hfVector,</text:p>
      <text:p text:style-name="P2"><text:s text:c="20"/>'Low Fitness' : lowFit, 'Low Fitness Vector' : lfVector,</text:p>
      <text:p text:style-name="P2"><text:s text:c="20"/>'Average Fitness' : avgFit}</text:p>
      <text:p text:style-name="P2"><text:s text:c="8"/>self.genResults['Generation ' + str(currentGen)] = tempDict</text:p>
      <text:p text:style-name="P2"/>
      <text:p text:style-name="P2"><text:s text:c="4"/>#Returns the fitness value and vector of the current best of run, if any exist</text:p>
      <text:p text:style-name="P2"><text:s text:c="4"/>def getBestOfRun(self):</text:p>
      <text:p text:style-name="P2"><text:soft-page-break/><text:s text:c="8"/>return self.bestOfRun</text:p>
      <text:p text:style-name="P2"/>
      <text:p text:style-name="P2"><text:s text:c="4"/>#Compares either the highest or lowest fitness value, based on desire to min or max,</text:p>
      <text:p text:style-name="P2"><text:s text:c="4"/>#with current best and replaces if it improves it</text:p>
      <text:p text:style-name="P2"><text:s text:c="4"/>def addBestOfRun(self, highFitness, highVector, lowFitness, lowVector):</text:p>
      <text:p text:style-name="P2"><text:s text:c="8"/>if self.isMaxFitness:</text:p>
      <text:p text:style-name="P2"><text:s text:c="12"/>if self.bestOfRun['Best Fitness'] is None or self.bestOfRun['Best Fitness'] &lt; highFitness:</text:p>
      <text:p text:style-name="P2"><text:s text:c="16"/>self.bestOfRun['Best Fitness'] = highFitness</text:p>
      <text:p text:style-name="P2"><text:s text:c="16"/>self.bestOfRun['Best Vector'] = highVector</text:p>
      <text:p text:style-name="P2"><text:s text:c="8"/>else:</text:p>
      <text:p text:style-name="P2"><text:s text:c="12"/>if self.bestOfRun['Best Fitness'] is None or self.bestOfRun['Best Fitness'] &gt; lowFitness:</text:p>
      <text:p text:style-name="P2"><text:s text:c="16"/>self.bestOfRun['Best Fitness'] = lowFitness</text:p>
      <text:p text:style-name="P2"><text:s text:c="16"/>self.bestOfRun['Best Vector'] = lowVector</text:p>
      <text:p text:style-name="P2"/>
      <text:p text:style-name="P2"><text:s text:c="4"/>#Returns true for maximizing fitness, false for minimizing</text:p>
      <text:p text:style-name="P2"><text:s text:c="4"/>def getIsMaxFitness(self):</text:p>
      <text:p text:style-name="P2"><text:s text:c="8"/>return self.isMaxFitness</text:p>
      <text:p text:style-name="P2"/>
      <text:p text:style-name="P2"><text:s text:c="4"/>#Prints the random seed, best of run results, and then the overall results</text:p>
      <text:p text:style-name="P2"><text:s text:c="4"/>def print(self):</text:p>
      <text:p text:style-name="P2"><text:s text:c="8"/>print("Random Seed: {}".format(self.randomSeed))</text:p>
      <text:p text:style-name="P2"><text:s text:c="8"/>pp(self.bestOfRun)</text:p>
      <text:p text:style-name="P2"><text:s text:c="8"/>pp(self.genResults)</text:p>
      <text:p text:style-name="P2"/>
      <text:p text:style-name="P2"><text:s text:c="4"/>#Specialized for printing this particular project format to a csv, needs adjusting</text:p>
      <text:p text:style-name="P2"><text:s text:c="4"/>#for general use</text:p>
      <text:p text:style-name="P2"><text:s text:c="4"/>def csvPrint(self):</text:p>
      <text:p text:style-name="P2"><text:s text:c="8"/>print("Random Seed:,{0},Best Fitness:,{1:.6f},Best Vector:,\"{2:.6f}".format(self.randomSeed,</text:p>
      <text:p text:style-name="P2"><text:s text:c="68"/>self.bestOfRun['Best Fitness'],</text:p>
      <text:p text:style-name="P2"><text:s text:c="68"/>self.bestOfRun['Best Vector'][0]) +</text:p>
      <text:p text:style-name="P2"><text:s text:c="14"/>chr(10) + "{0:.6f}".format(self.bestOfRun['Best Vector'][1]) +</text:p>
      <text:p text:style-name="P2"><text:s text:c="14"/>chr(10) + "{0:.6f}\"".format(self.bestOfRun['Best Vector'][2]))</text:p>
      <text:p text:style-name="P2"><text:s text:c="8"/>print("Generation,\"Average" + chr(10) + "Fitness\",\"Worst" + chr(10) + "Fitness\",\"Worst" +</text:p>
      <text:p text:style-name="P2"><text:s text:c="14"/>chr(10) + "Fitness" + chr(10) + "Vector\",\"Best" + chr(10) + "Fitness\",\"Best" +</text:p>
      <text:p text:style-name="P2"><text:s text:c="14"/>chr(10) + "Fitness" + chr(10) + "Vector\"")</text:p>
      <text:p text:style-name="P2"><text:s text:c="8"/>for key, value in self.genResults.items():</text:p>
      <text:p text:style-name="P2"><text:s text:c="12"/>print(key.rsplit(" ")[1] + ",{0:.6f},{1:.6f},\"{2:.6f}".format(value['Average Fitness'],value['High Fitness'],</text:p>
      <text:p text:style-name="P2"><text:s text:c="58"/>value['High Fitness Vector'][0]) +</text:p>
      <text:p text:style-name="P2"><text:s text:c="18"/>chr(10) + "{0:.6f}".format(value['High Fitness Vector'][1]) + </text:p>
      <text:p text:style-name="P2"><text:s text:c="18"/>chr(10) + "{0:.6f}\",{1:.6f},\"{2:.6f}".format(value['High Fitness Vector'][2], value['Low Fitness'],</text:p>
      <text:p text:style-name="P2"><text:soft-page-break/><text:s text:c="46"/>value['Low Fitness Vector'][0]) + </text:p>
      <text:p text:style-name="P2"><text:s text:c="18"/>chr(10) + "{0:.6f}".format(value['Low Fitness Vector'][1]) +</text:p>
      <text:p text:style-name="P2"><text:s text:c="18"/>chr(10) + "{0:.6f}\"".format(value['Low Fitness Vector'][2]))</text:p>
      <text:p text:style-name="P2"><text:s text:c="8"/>print()</text:p>
      <text:p text:style-name="P2">#Fitness function for the project</text:p>
      <text:p text:style-name="P2">#Returns sum of squares of all x values</text:p>
      <text:p text:style-name="P2">def _fitness(listVal):</text:p>
      <text:p text:style-name="P2"><text:s text:c="4"/>sumVals = 0</text:p>
      <text:p text:style-name="P2"><text:s text:c="4"/>for x in listVal:</text:p>
      <text:p text:style-name="P2"><text:s text:c="8"/>sumVals += x * x</text:p>
      <text:p text:style-name="P2"><text:s text:c="4"/>return sumVals</text:p>
      <text:p text:style-name="P2"/>
      <text:p text:style-name="P2">#Obtain a list of fitness values for a generation</text:p>
      <text:p text:style-name="P2">def _getFitnessValues(listVal):</text:p>
      <text:p text:style-name="P2"><text:s text:c="4"/>fitList = []</text:p>
      <text:p text:style-name="P2"><text:s text:c="4"/>for i in listVal:</text:p>
      <text:p text:style-name="P2"><text:s text:c="8"/>fitList.append(_fitness(i))</text:p>
      <text:p text:style-name="P2"><text:s text:c="4"/>return fitList</text:p>
      <text:p text:style-name="P2"/>
      <text:p text:style-name="P2">#Manipulate fitness values for processing minimum fitness</text:p>
      <text:p text:style-name="P2">#Modifies given list, no return needed</text:p>
      <text:p text:style-name="P2">def _minModFitness(fitList):</text:p>
      <text:p text:style-name="P2"><text:s text:c="4"/>#Store minimum and maximum fitness values to reverse them</text:p>
      <text:p text:style-name="P2"><text:s text:c="4"/>#without resulting in heavily exaggerated values</text:p>
      <text:p text:style-name="P2"><text:s text:c="4"/>minFit = 0</text:p>
      <text:p text:style-name="P2"><text:s text:c="4"/>maxFit = 0</text:p>
      <text:p text:style-name="P2"><text:s text:c="4"/>for index, i in enumerate(fitList):</text:p>
      <text:p text:style-name="P2"><text:s text:c="8"/>if index is 0:</text:p>
      <text:p text:style-name="P2"><text:s text:c="12"/>minFit = i</text:p>
      <text:p text:style-name="P2"><text:s text:c="12"/>maxFit = i</text:p>
      <text:p text:style-name="P2"><text:s text:c="8"/>else:</text:p>
      <text:p text:style-name="P2"><text:s text:c="12"/>if minFit &gt; i:</text:p>
      <text:p text:style-name="P2"><text:s text:c="16"/>minFit = i</text:p>
      <text:p text:style-name="P2"><text:s text:c="12"/>if maxFit &lt; i:</text:p>
      <text:p text:style-name="P2"><text:s text:c="16"/>maxFit = i</text:p>
      <text:p text:style-name="P2"><text:s text:c="4"/>#Sum of the min and max fitnesses will flip them and</text:p>
      <text:p text:style-name="P2"><text:s text:c="4"/>#keep other values in between</text:p>
      <text:p text:style-name="P2"><text:s text:c="4"/>modFit = minFit + maxFit</text:p>
      <text:p text:style-name="P2"><text:s text:c="4"/>for index, i in enumerate(fitList):</text:p>
      <text:p text:style-name="P2"><text:s text:c="8"/>fitList[index] = modFit - i</text:p>
      <text:p text:style-name="P2"/>
      <text:p text:style-name="P2">#Convert fitness values to percents for random selection</text:p>
      <text:p text:style-name="P2">#Modifies given list, no return needed</text:p>
      <text:p text:style-name="P2">def _percentFitness(fitList):</text:p>
      <text:p text:style-name="P2"><text:soft-page-break/><text:s text:c="4"/>#Calculate sum to convert all fitness values to percents</text:p>
      <text:p text:style-name="P2"><text:s text:c="4"/>sumFit = 0</text:p>
      <text:p text:style-name="P2"><text:s text:c="4"/>for i in fitList:</text:p>
      <text:p text:style-name="P2"><text:s text:c="8"/>sumFit += i</text:p>
      <text:p text:style-name="P2"/>
      <text:p text:style-name="P2"><text:s text:c="4"/>#Store previous value to generate stacking percentages</text:p>
      <text:p text:style-name="P2"><text:s text:c="4"/>#A random number between 0 and 1 may be used to select a</text:p>
      <text:p text:style-name="P2"><text:s text:c="4"/>#single index</text:p>
      <text:p text:style-name="P2"><text:s text:c="4"/>prevVal = 0</text:p>
      <text:p text:style-name="P2"><text:s text:c="4"/>for index, i in enumerate(fitList):</text:p>
      <text:p text:style-name="P2"><text:s text:c="8"/>fitList[index] /= sumFit</text:p>
      <text:p text:style-name="P2"><text:s text:c="8"/>fitList[index] += prevVal</text:p>
      <text:p text:style-name="P2"><text:s text:c="8"/>prevVal = fitList[index]</text:p>
      <text:p text:style-name="P2"><text:s text:c="4"/>#Set final value to 2.0 instead of 1.0 to ensure no</text:p>
      <text:p text:style-name="P2"><text:s text:c="4"/>#edge case percent errors</text:p>
      <text:p text:style-name="P2"><text:s text:c="4"/>fitList[-1] = 2.0</text:p>
      <text:p text:style-name="P2"/>
      <text:p text:style-name="P2">#Obtain fitness data about a generation</text:p>
      <text:p text:style-name="P2">#Returns a dictionary including indices of the best and worst chromosomes</text:p>
      <text:p text:style-name="P2">def _getFitnessData(listVal):</text:p>
      <text:p text:style-name="P2"><text:s text:c="4"/>fitList = _getFitnessValues(listVal)</text:p>
      <text:p text:style-name="P2"><text:s text:c="4"/>fitData = {}</text:p>
      <text:p text:style-name="P2"><text:s text:c="4"/>for index, i in enumerate(fitList):</text:p>
      <text:p text:style-name="P2"><text:s text:c="8"/>#Initialize fitData to first fitness value</text:p>
      <text:p text:style-name="P2"><text:s text:c="8"/>if index is 0:</text:p>
      <text:p text:style-name="P2"><text:s text:c="12"/>fitData = {'High Fit' : i, 'High Fit Index' : index,</text:p>
      <text:p text:style-name="P2"><text:s text:c="23"/>'Low Fit' : i, 'Low Fit Index' : index,</text:p>
      <text:p text:style-name="P2"><text:s text:c="23"/>'Average Fit' : i}</text:p>
      <text:p text:style-name="P2"><text:s text:c="8"/>else:</text:p>
      <text:p text:style-name="P2"><text:s text:c="12"/>#Increment value for average fitness of generation</text:p>
      <text:p text:style-name="P2"><text:s text:c="12"/>fitData['Average Fit'] += i</text:p>
      <text:p text:style-name="P2"><text:s text:c="12"/>#Update best fitness and index values</text:p>
      <text:p text:style-name="P2"><text:s text:c="12"/>if fitData['High Fit'] &lt; i:</text:p>
      <text:p text:style-name="P2"><text:s text:c="16"/>fitData['High Fit'] = i</text:p>
      <text:p text:style-name="P2"><text:s text:c="16"/>fitData['High Fit Index'] = index</text:p>
      <text:p text:style-name="P2"><text:s text:c="12"/>#Update worst fitness and index values</text:p>
      <text:p text:style-name="P2"><text:s text:c="12"/>if fitData['Low Fit'] &gt; i:</text:p>
      <text:p text:style-name="P2"><text:s text:c="16"/>fitData['Low Fit'] = i</text:p>
      <text:p text:style-name="P2"><text:s text:c="16"/>fitData['Low Fit Index'] = index</text:p>
      <text:p text:style-name="P2"><text:s text:c="4"/>#Finalize average fitness and return list</text:p>
      <text:p text:style-name="P2"><text:s text:c="4"/>fitData['Average Fit'] /= len(listVal)</text:p>
      <text:p text:style-name="P2"><text:s text:c="4"/>return fitData</text:p>
      <text:p text:style-name="P2"/>
      <text:p text:style-name="P2">#Creates the initial generation for the GA</text:p>
      <text:p text:style-name="P2"><text:soft-page-break/>def _initialGen(popSize, chromoSize, minVal, maxVal):</text:p>
      <text:p text:style-name="P2"><text:s text:c="4"/>initGen = []</text:p>
      <text:p text:style-name="P2"><text:s text:c="4"/>#Creates a chromosome for the entire population size</text:p>
      <text:p text:style-name="P2"><text:s text:c="4"/>for n in range(popSize):</text:p>
      <text:p text:style-name="P2"><text:s text:c="8"/>xVals = []</text:p>
      <text:p text:style-name="P2"><text:s text:c="8"/>#Selects random values inside given range for each element</text:p>
      <text:p text:style-name="P2"><text:s text:c="8"/>#in the chromosome</text:p>
      <text:p text:style-name="P2"><text:s text:c="8"/>for i in range(chromoSize):</text:p>
      <text:p text:style-name="P2"><text:s text:c="12"/>xVals.append(random.uniform(minVal, maxVal))</text:p>
      <text:p text:style-name="P2"><text:s text:c="8"/>initGen.append(xVals)</text:p>
      <text:p text:style-name="P2"><text:s text:c="4"/>return initGen</text:p>
      <text:p text:style-name="P2"/>
      <text:p text:style-name="P2">#Selection process, proportional, for a new generation</text:p>
      <text:p text:style-name="P2">def _selectNewGen(prevGen, isMaxFit = True):</text:p>
      <text:p text:style-name="P2"><text:s text:c="4"/>indices = range(len(prevGen))</text:p>
      <text:p text:style-name="P2"><text:s text:c="4"/>#Get a list of all fitness values and convert to percents</text:p>
      <text:p text:style-name="P2"><text:s text:c="4"/>#Reverse fitness values if attempting to minimize fitness</text:p>
      <text:p text:style-name="P2"><text:s text:c="4"/>fitnessVals = _getFitnessValues(prevGen)</text:p>
      <text:p text:style-name="P2"><text:s text:c="4"/>if not isMaxFit:</text:p>
      <text:p text:style-name="P2"><text:s text:c="8"/>_minModFitness(fitnessVals)</text:p>
      <text:p text:style-name="P2"><text:s text:c="4"/>_percentFitness(fitnessVals)</text:p>
      <text:p text:style-name="P2"><text:s text:c="12"/></text:p>
      <text:p text:style-name="P2"><text:s text:c="4"/>#Create a new list using percentages in selection</text:p>
      <text:p text:style-name="P2"><text:s text:c="4"/>tempList = []</text:p>
      <text:p text:style-name="P2"><text:s text:c="4"/>for i in indices:</text:p>
      <text:p text:style-name="P2"><text:s text:c="8"/>copyIndex = 0</text:p>
      <text:p text:style-name="P2"><text:s text:c="8"/>randomChoice = random.random()</text:p>
      <text:p text:style-name="P2"><text:s text:c="8"/>#randomChoice will never be &gt; 1, so this loop will always end before</text:p>
      <text:p text:style-name="P2"><text:s text:c="8"/>#out of range errors</text:p>
      <text:p text:style-name="P2"><text:s text:c="8"/>#Ends when we reach the percent range our randomChoice is in</text:p>
      <text:p text:style-name="P2"><text:s text:c="8"/>while randomChoice &gt; fitnessVals[copyIndex]:</text:p>
      <text:p text:style-name="P2"><text:s text:c="12"/>copyIndex += 1</text:p>
      <text:p text:style-name="P2"><text:s text:c="8"/>#Avoids copying references, prevents manipulating multiple lines at once</text:p>
      <text:p text:style-name="P2"><text:s text:c="8"/>tempList.append(deepcopy(prevGen[copyIndex]))</text:p>
      <text:p text:style-name="P2"/>
      <text:p text:style-name="P2"><text:s text:c="4"/>#Set our new selection list to the input</text:p>
      <text:p text:style-name="P2"><text:s text:c="4"/>for i in indices:</text:p>
      <text:p text:style-name="P2"><text:s text:c="8"/>prevGen[i] = tempList[i]</text:p>
      <text:p text:style-name="P2"/>
      <text:p text:style-name="P2">#Crossover process for a new generation</text:p>
      <text:p text:style-name="P2">def _crossNewGen(prevGenSelect, pointCross, prob):</text:p>
      <text:p text:style-name="P2"><text:s text:c="4"/>crossCount = 0</text:p>
      <text:p text:style-name="P2"><text:s text:c="4"/>#Warn if crossover will not change either point meaningfully</text:p>
      <text:p text:style-name="P2"><text:s text:c="4"/>#Expecting that all chromosomes will have the same length</text:p>
      <text:p text:style-name="P2"><text:soft-page-break/><text:s text:c="4"/>if pointCross is 0 or pointCross &gt;= len(prevGenSelect[0]):</text:p>
      <text:p text:style-name="P2"><text:s text:c="8"/>print("Warning: crossover will not change points.")</text:p>
      <text:p text:style-name="P2"><text:s text:c="8"/>print(" <text:s text:c="3"/>Reconsider your point crossover value.")</text:p>
      <text:p text:style-name="P2"><text:s text:c="8"/>#If the line is too far right, lower it to avoid errors</text:p>
      <text:p text:style-name="P2"><text:s text:c="8"/>pointCross = len(prevGenSelect[0])</text:p>
      <text:p text:style-name="P2"><text:s text:c="4"/>#Working with pairs, not including the last element if length is odd</text:p>
      <text:p text:style-name="P2"><text:s text:c="4"/>halfLength = int(len(prevGenSelect) / 2)</text:p>
      <text:p text:style-name="P2"><text:s text:c="4"/>for i in range(halfLength):</text:p>
      <text:p text:style-name="P2"><text:s text:c="8"/>#Skip crossover of points based on given probability</text:p>
      <text:p text:style-name="P2"><text:s text:c="8"/>if random.random() &lt; prob:</text:p>
      <text:p text:style-name="P2"><text:s text:c="12"/>crossCount += 1</text:p>
      <text:p text:style-name="P2"><text:s text:c="12"/>#Calculate indices of two elements to swap</text:p>
      <text:p text:style-name="P2"><text:s text:c="12"/>firstVal = 2 * i</text:p>
      <text:p text:style-name="P2"><text:s text:c="12"/>secondVal = firstVal + 1</text:p>
      <text:p text:style-name="P2"><text:s text:c="12"/>#Swap all points up to crossover line</text:p>
      <text:p text:style-name="P2"><text:s text:c="12"/>for j in range(pointCross):</text:p>
      <text:p text:style-name="P2"><text:s text:c="16"/>swap = prevGenSelect[firstVal][j]</text:p>
      <text:p text:style-name="P2"><text:s text:c="16"/>prevGenSelect[firstVal][j] = prevGenSelect[secondVal][j]</text:p>
      <text:p text:style-name="P2"><text:s text:c="16"/>prevGenSelect[secondVal][j] = swap</text:p>
      <text:p text:style-name="P2"><text:s text:c="4"/>#print("Number of Crossovers: %d" % crossCount)</text:p>
      <text:p text:style-name="P2"/>
      <text:p text:style-name="P2">#Get the mutated value of an input, making sure to keep it within bounds</text:p>
      <text:p text:style-name="P2">def _getMutatedValue(value, alpha, minVal, maxVal):</text:p>
      <text:p text:style-name="P2"><text:s text:c="4"/>count = 0</text:p>
      <text:p text:style-name="P2"><text:s text:c="4"/>bounds = maxVal - minVal</text:p>
      <text:p text:style-name="P2"><text:s text:c="4"/>sign = 1</text:p>
      <text:p text:style-name="P2"><text:s text:c="4"/>if random.random() &lt; .5:</text:p>
      <text:p text:style-name="P2"><text:s text:c="8"/>sign = -1</text:p>
      <text:p text:style-name="P2"><text:s text:c="4"/>tempVal = maxVal + 1</text:p>
      <text:p text:style-name="P2"><text:s text:c="4"/>#Continue looping until mutated value is within bounds or 5 attempts are made</text:p>
      <text:p text:style-name="P2"><text:s text:c="4"/>while count &lt; 5 and (tempVal &lt; minVal or tempVal &gt; maxVal):</text:p>
      <text:p text:style-name="P2"><text:s text:c="8"/>count += 1</text:p>
      <text:p text:style-name="P2"><text:s text:c="8"/>#Set the modifier to a randomized value maxed at the alpha * bounds</text:p>
      <text:p text:style-name="P2"><text:s text:c="8"/>#and set to the appropriate sign</text:p>
      <text:p text:style-name="P2"><text:s text:c="8"/>modifier = random.random() * alpha * sign * bounds</text:p>
      <text:p text:style-name="P2"><text:s text:c="8"/>#print("Modifier: %f" % modifier)</text:p>
      <text:p text:style-name="P2"><text:s text:c="8"/>tempVal = value + modifier</text:p>
      <text:p text:style-name="P2"><text:s text:c="4"/>#Clamp mutated value to min or max if still outside bounds</text:p>
      <text:p text:style-name="P2"><text:s text:c="4"/>if tempVal &lt; minVal:</text:p>
      <text:p text:style-name="P2"><text:s text:c="8"/>tempVal = minVal</text:p>
      <text:p text:style-name="P2"><text:s text:c="4"/>elif tempVal &gt; maxVal:</text:p>
      <text:p text:style-name="P2"><text:s text:c="8"/>tempVal = maxVal</text:p>
      <text:p text:style-name="P2"><text:s text:c="4"/>return tempVal</text:p>
      <text:p text:style-name="P2"><text:s text:c="8"/></text:p>
      <text:p text:style-name="P2"><text:soft-page-break/></text:p>
      <text:p text:style-name="P2">#Mutation process for a new generation</text:p>
      <text:p text:style-name="P2">def _mutateNewGen(prevGenCross, prob, alpha, minVal = -1.0, maxVal = 5.0):</text:p>
      <text:p text:style-name="P2"><text:s text:c="4"/>mutateCount = 0</text:p>
      <text:p text:style-name="P2"><text:s text:c="4"/>for index, i in enumerate(prevGenCross):</text:p>
      <text:p text:style-name="P2"><text:s text:c="8"/>for innerIndex, j in enumerate(i):</text:p>
      <text:p text:style-name="P2"><text:s text:c="12"/>#Skip mutation based on given probability</text:p>
      <text:p text:style-name="P2"><text:s text:c="12"/>if random.random() &lt; prob:</text:p>
      <text:p text:style-name="P2"><text:s text:c="16"/>mutateCount += 1</text:p>
      <text:p text:style-name="P2"><text:s text:c="16"/>prevGenCross[index][innerIndex] = _getMutatedValue(j, alpha, minVal, maxVal)</text:p>
      <text:p text:style-name="P2"><text:s text:c="4"/>#print("Number of Mutations: %d" % mutateCount)</text:p>
      <text:p text:style-name="P2"/>
      <text:p text:style-name="P2">#Process a new generation using the previous one</text:p>
      <text:p text:style-name="P2">#Cycles through selection, crossover, and mutation</text:p>
      <text:p text:style-name="P2">#Manipulates list directly so no returns are needed</text:p>
      <text:p text:style-name="P2">def _generateNewGen(prevGen, isMaxFitness = True, pointCross = 1, probC = .8, probM = .1, alpha = .01):</text:p>
      <text:p text:style-name="P2"><text:s text:c="4"/>_selectNewGen(prevGen, isMaxFitness)</text:p>
      <text:p text:style-name="P2"><text:s text:c="4"/>_crossNewGen(prevGen, pointCross, probC)</text:p>
      <text:p text:style-name="P2"><text:s text:c="4"/>_mutateNewGen(prevGen, probM, alpha)</text:p>
      <text:p text:style-name="P2"/>
      <text:p text:style-name="P2">#Run through a number of generations</text:p>
      <text:p text:style-name="P2">#Report feedback every 10 generations, and on the final one</text:p>
      <text:p text:style-name="P2">#Expects a SingleRunResults class</text:p>
      <text:p text:style-name="P2">def singleRun(storeRun, numGens = 50):</text:p>
      <text:p text:style-name="P2"><text:s text:c="4"/>isMaxFitness = storeRun.getIsMaxFitness()</text:p>
      <text:p text:style-name="P2"><text:s text:c="4"/>cell = _initialGen(numGens, 3, -1.0, 5.0)</text:p>
      <text:p text:style-name="P2"><text:s text:c="4"/>fitData = _getFitnessData(cell)</text:p>
      <text:p text:style-name="P2"><text:s text:c="4"/>storeRun.addGenResults(0, fitData['High Fit'], cell[fitData['High Fit Index']],</text:p>
      <text:p text:style-name="P2"><text:s text:c="27"/>fitData['Low Fit'], cell[fitData['Low Fit Index']],</text:p>
      <text:p text:style-name="P2"><text:s text:c="27"/>fitData['Average Fit'])</text:p>
      <text:p text:style-name="P2"><text:s text:c="4"/>storeRun.addBestOfRun(fitData['High Fit'], cell[fitData['High Fit Index']],</text:p>
      <text:p text:style-name="P2"><text:s text:c="26"/>fitData['Low Fit'], cell[fitData['Low Fit Index']])</text:p>
      <text:p text:style-name="P2"><text:s text:c="4"/>for i in range(numGens):</text:p>
      <text:p text:style-name="P2"><text:s text:c="8"/>_generateNewGen(cell, isMaxFitness)</text:p>
      <text:p text:style-name="P2"><text:s text:c="8"/>#print("\nCell # %d" % (i + 1))</text:p>
      <text:p text:style-name="P2"><text:s text:c="8"/>#pprint.pprint(cell)</text:p>
      <text:p text:style-name="P2"><text:s text:c="8"/>if (i + 1) % 10 is 0:</text:p>
      <text:p text:style-name="P2"><text:s text:c="12"/>fitData = _getFitnessData(cell)</text:p>
      <text:p text:style-name="P2"><text:s text:c="12"/>storeRun.addGenResults(i + 1, fitData['High Fit'], cell[fitData['High Fit Index']],</text:p>
      <text:p text:style-name="P2"><text:s text:c="35"/>fitData['Low Fit'], cell[fitData['Low Fit Index']],</text:p>
      <text:p text:style-name="P2"><text:s text:c="35"/>fitData['Average Fit'])</text:p>
      <text:p text:style-name="P2"><text:s text:c="12"/>storeRun.addBestOfRun(fitData['High Fit'], cell[fitData['High Fit Index']],</text:p>
      <text:p text:style-name="P2"><text:s text:c="34"/>fitData['Low Fit'], cell[fitData['Low Fit Index']])</text:p>
      <text:p text:style-name="P2"><text:soft-page-break/></text:p>
      <text:p text:style-name="P2">seeds = [ 54, <text:s/>30, 101, <text:s/>67, <text:s/>34,</text:p>
      <text:p text:style-name="P2"><text:s text:c="10"/>22, <text:s/>99, <text:s/>32, <text:s/>43, <text:s/>95,</text:p>
      <text:p text:style-name="P2"><text:s text:c="11"/>2, 145, 245, 723, <text:s/>46,</text:p>
      <text:p text:style-name="P2"><text:s text:c="9"/>123, 823, 711, 911, 194,</text:p>
      <text:p text:style-name="P2"><text:s text:c="11"/>8, 238, 234, 995, 204,</text:p>
      <text:p text:style-name="P2"><text:s text:c="9"/>899, 375, 112, 276, 419]</text:p>
      <text:p text:style-name="P2"/>
      <text:p text:style-name="P2">moreRuns = RunCollection(30)</text:p>
      <text:p text:style-name="P2">for i in range(moreRuns.getMaxRuns()):</text:p>
      <text:p text:style-name="P2"><text:s text:c="4"/>random.seed(seeds[i])</text:p>
      <text:p text:style-name="P2"><text:s text:c="4"/>singleRun(moreRuns.addAndUseRun(50, seeds[i], False))</text:p>
      <text:p text:style-name="P2">moreRuns.print()</text:p>
      <text:p text:style-name="P2">#moreRuns.csvPrint()</text:p>
      <text:p text:style-name="P2"/>
      <text:p text:style-name="P3">End Source Code</text:p>
      <text:p text:style-name="P2"/>
      <text:p text:style-name="P5">Begin Program Output</text:p>
      <text:p text:style-name="P2"/>
      <text:p text:style-name="P2">Run 1:</text:p>
      <text:p text:style-name="P2">Random Seed: 54</text:p>
      <text:p text:style-name="P2">{'Best Fitness': 0.010864227269396608,</text:p>
      <text:p text:style-name="P2"><text:s/>'Best Vector': [0.07513053560680051,</text:p>
      <text:p text:style-name="P2"><text:s text:c="17"/>-0.005081800925254461,</text:p>
      <text:p text:style-name="P2"><text:s text:c="17"/>0.07206805941738664]}</text:p>
      <text:p text:style-name="P2">OrderedDict([('Generation 0',</text:p>
      <text:p text:style-name="P2"><text:s text:c="14"/>{'Average Fitness': 20.713667670377443,</text:p>
      <text:p text:style-name="P2"><text:s text:c="15"/>'High Fitness': 61.05613112218806,</text:p>
      <text:p text:style-name="P2"><text:s text:c="15"/>'High Fitness Vector': [3.4732813542731513,</text:p>
      <text:p text:style-name="P2"><text:s text:c="39"/>4.9932051650343965,</text:p>
      <text:p text:style-name="P2"><text:s text:c="39"/>4.905135057887841],</text:p>
      <text:p text:style-name="P2"><text:s text:c="15"/>'Low Fitness': 1.3490528879206682,</text:p>
      <text:p text:style-name="P2"><text:s text:c="15"/>'Low Fitness Vector': [-0.9241844849809036,</text:p>
      <text:p text:style-name="P2"><text:s text:c="38"/>0.5948274880833557,</text:p>
      <text:p text:style-name="P2"><text:s text:c="38"/>0.3756543425300656]}),</text:p>
      <text:p text:style-name="P2"><text:s text:c="13"/>('Generation 10',</text:p>
      <text:p text:style-name="P2"><text:s text:c="14"/>{'Average Fitness': 0.6454258869416916,</text:p>
      <text:p text:style-name="P2"><text:s text:c="15"/>'High Fitness': 1.4013992261875936,</text:p>
      <text:p text:style-name="P2"><text:s text:c="15"/>'High Fitness Vector': [-0.9241844849809036,</text:p>
      <text:p text:style-name="P2"><text:s text:c="39"/>0.560210939520321,</text:p>
      <text:p text:style-name="P2"><text:s text:c="39"/>-0.4831624645499015],</text:p>
      <text:p text:style-name="P2"><text:s text:c="15"/>'Low Fitness': 0.19101373984802741,</text:p>
      <text:p text:style-name="P2"><text:s text:c="15"/>'Low Fitness Vector': [0.32786921181365847,</text:p>
      <text:p text:style-name="P2"><text:s text:c="38"/>-0.2323123417285178,</text:p>
      <text:p text:style-name="P2"><text:s text:c="38"/>0.1718909412195132]}),</text:p>
      <text:p text:style-name="P2"><text:s text:c="13"/>('Generation 20',</text:p>
      <text:p text:style-name="P2"><text:s text:c="14"/>{'Average Fitness': 0.2040635475545092,</text:p>
      <text:p text:style-name="P2"><text:s text:c="15"/>'High Fitness': 0.27890223083777954,</text:p>
      <text:p text:style-name="P2"><text:s text:c="15"/>'High Fitness Vector': [0.4563741464923516,</text:p>
      <text:p text:style-name="P2"><text:s text:c="39"/>-0.1997327158795087,</text:p>
      <text:p text:style-name="P2"><text:s text:c="39"/>0.1753046247494703],</text:p>
      <text:p text:style-name="P2"><text:s text:c="15"/>'Low Fitness': 0.1372677065261833,</text:p>
      <text:p text:style-name="P2"><text:s text:c="15"/>'Low Fitness Vector': [0.3051469356143429,</text:p>
      <text:p text:style-name="P2"><text:s text:c="38"/>-0.17654290175908696,</text:p>
      <text:p text:style-name="P2"><text:s text:c="38"/>0.11395463154185848]}),</text:p>
      <text:p text:style-name="P2"><text:s text:c="13"/>('Generation 30',</text:p>
      <text:p text:style-name="P2"><text:s text:c="14"/>{'Average Fitness': 0.1388194577211849,</text:p>
      <text:p text:style-name="P2"><text:s text:c="15"/>'High Fitness': 0.2606811880665255,</text:p>
      <text:p text:style-name="P2"><text:s text:c="15"/>'High Fitness Vector': [0.4469755607151039,</text:p>
      <text:p text:style-name="P2"><text:s text:c="39"/>-0.17076547455123414,</text:p>
      <text:p text:style-name="P2"><text:s text:c="39"/>0.17813811745731395],</text:p>
      <text:p text:style-name="P2"><text:soft-page-break/><text:s text:c="15"/>'Low Fitness': 0.06835725497026088,</text:p>
      <text:p text:style-name="P2"><text:s text:c="15"/>'Low Fitness Vector': [0.1905853829470246,</text:p>
      <text:p text:style-name="P2"><text:s text:c="38"/>-0.08594614333341073,</text:p>
      <text:p text:style-name="P2"><text:s text:c="38"/>0.15699594651872287]}),</text:p>
      <text:p text:style-name="P2"><text:s text:c="13"/>('Generation 40',</text:p>
      <text:p text:style-name="P2"><text:s text:c="14"/>{'Average Fitness': 0.0800514569232098,</text:p>
      <text:p text:style-name="P2"><text:s text:c="15"/>'High Fitness': 0.15091279369398442,</text:p>
      <text:p text:style-name="P2"><text:s text:c="15"/>'High Fitness Vector': [0.2988468745950849,</text:p>
      <text:p text:style-name="P2"><text:s text:c="39"/>-0.1917635235825536,</text:p>
      <text:p text:style-name="P2"><text:s text:c="39"/>0.15757566519592237],</text:p>
      <text:p text:style-name="P2"><text:s text:c="15"/>'Low Fitness': 0.0350781747177334,</text:p>
      <text:p text:style-name="P2"><text:s text:c="15"/>'Low Fitness Vector': [0.12671375984641967,</text:p>
      <text:p text:style-name="P2"><text:s text:c="38"/>-0.10125386299025348,</text:p>
      <text:p text:style-name="P2"><text:s text:c="38"/>0.09364535766853721]}),</text:p>
      <text:p text:style-name="P2"><text:s text:c="13"/>('Generation 50',</text:p>
      <text:p text:style-name="P2"><text:s text:c="14"/>{'Average Fitness': 0.03584280565887102,</text:p>
      <text:p text:style-name="P2"><text:s text:c="15"/>'High Fitness': 0.06368981425445264,</text:p>
      <text:p text:style-name="P2"><text:s text:c="15"/>'High Fitness Vector': [0.22533610392237424,</text:p>
      <text:p text:style-name="P2"><text:s text:c="39"/>-0.11006760810916405,</text:p>
      <text:p text:style-name="P2"><text:s text:c="39"/>0.02825909001834777],</text:p>
      <text:p text:style-name="P2"><text:s text:c="15"/>'Low Fitness': 0.010864227269396608,</text:p>
      <text:p text:style-name="P2"><text:s text:c="15"/>'Low Fitness Vector': [0.07513053560680051,</text:p>
      <text:p text:style-name="P2"><text:s text:c="38"/>-0.005081800925254461,</text:p>
      <text:p text:style-name="P2"><text:s text:c="38"/>0.07206805941738664]})])</text:p>
      <text:p text:style-name="P2">Run 2:</text:p>
      <text:p text:style-name="P2">Random Seed: 30</text:p>
      <text:p text:style-name="P2">{'Best Fitness': 0.27130749456600023,</text:p>
      <text:p text:style-name="P2"><text:s/>'Best Vector': [0.2923916917460885, 0.06953498272325628, 0.42541683011081854]}</text:p>
      <text:p text:style-name="P2">OrderedDict([('Generation 0',</text:p>
      <text:p text:style-name="P2"><text:s text:c="14"/>{'Average Fitness': 20.45680208767602,</text:p>
      <text:p text:style-name="P2"><text:s text:c="15"/>'High Fitness': 52.29699621673738,</text:p>
      <text:p text:style-name="P2"><text:s text:c="15"/>'High Fitness Vector': [1.76919806037575,</text:p>
      <text:p text:style-name="P2"><text:s text:c="39"/>4.960910045610012,</text:p>
      <text:p text:style-name="P2"><text:s text:c="39"/>4.955431964951767],</text:p>
      <text:p text:style-name="P2"><text:s text:c="15"/>'Low Fitness': 0.5278742883080413,</text:p>
      <text:p text:style-name="P2"><text:s text:c="15"/>'Low Fitness Vector': [0.4560532134406594,</text:p>
      <text:p text:style-name="P2"><text:s text:c="38"/>-0.5641293227719519,</text:p>
      <text:p text:style-name="P2"><text:s text:c="38"/>-0.04059386662229203]}),</text:p>
      <text:p text:style-name="P2"><text:s text:c="13"/>('Generation 10',</text:p>
      <text:p text:style-name="P2"><text:s text:c="14"/>{'Average Fitness': 0.9072749419843862,</text:p>
      <text:p text:style-name="P2"><text:s text:c="15"/>'High Fitness': 1.8759916254819573,</text:p>
      <text:p text:style-name="P2"><text:s text:c="15"/>'High Fitness Vector': [0.4560532134406594,</text:p>
      <text:p text:style-name="P2"><text:s text:c="39"/>1.0164995301987045,</text:p>
      <text:p text:style-name="P2"><text:s text:c="39"/>-0.796703079633949],</text:p>
      <text:p text:style-name="P2"><text:soft-page-break/><text:s text:c="15"/>'Low Fitness': 0.45761606923810316,</text:p>
      <text:p text:style-name="P2"><text:s text:c="15"/>'Low Fitness Vector': [0.3725052006350765,</text:p>
      <text:p text:style-name="P2"><text:s text:c="38"/>0.23569710025779322,</text:p>
      <text:p text:style-name="P2"><text:s text:c="38"/>0.5131304138988375]}),</text:p>
      <text:p text:style-name="P2"><text:s text:c="13"/>('Generation 20',</text:p>
      <text:p text:style-name="P2"><text:s text:c="14"/>{'Average Fitness': 0.5298895811820585,</text:p>
      <text:p text:style-name="P2"><text:s text:c="15"/>'High Fitness': 0.6450720496285065,</text:p>
      <text:p text:style-name="P2"><text:s text:c="15"/>'High Fitness Vector': [0.5391890268427457,</text:p>
      <text:p text:style-name="P2"><text:s text:c="39"/>0.18212006513796103,</text:p>
      <text:p text:style-name="P2"><text:s text:c="39"/>0.5667270285022801],</text:p>
      <text:p text:style-name="P2"><text:s text:c="15"/>'Low Fitness': 0.447498121559445,</text:p>
      <text:p text:style-name="P2"><text:s text:c="15"/>'Low Fitness Vector': [0.3994885899846023,</text:p>
      <text:p text:style-name="P2"><text:s text:c="38"/>0.22380988348864875,</text:p>
      <text:p text:style-name="P2"><text:s text:c="38"/>0.48766394585242495]}),</text:p>
      <text:p text:style-name="P2"><text:s text:c="13"/>('Generation 30',</text:p>
      <text:p text:style-name="P2"><text:s text:c="14"/>{'Average Fitness': 0.49430824848697386,</text:p>
      <text:p text:style-name="P2"><text:s text:c="15"/>'High Fitness': 0.6181647474722811,</text:p>
      <text:p text:style-name="P2"><text:s text:c="15"/>'High Fitness Vector': [0.5190870801081099,</text:p>
      <text:p text:style-name="P2"><text:s text:c="39"/>0.22380988348864875,</text:p>
      <text:p text:style-name="P2"><text:s text:c="39"/>0.5464636189078971],</text:p>
      <text:p text:style-name="P2"><text:s text:c="15"/>'Low Fitness': 0.3704683119049914,</text:p>
      <text:p text:style-name="P2"><text:s text:c="15"/>'Low Fitness Vector': [0.35309379889306647,</text:p>
      <text:p text:style-name="P2"><text:s text:c="38"/>0.2044329668762247,</text:p>
      <text:p text:style-name="P2"><text:s text:c="38"/>0.451663860788572]}),</text:p>
      <text:p text:style-name="P2"><text:s text:c="13"/>('Generation 40',</text:p>
      <text:p text:style-name="P2"><text:s text:c="14"/>{'Average Fitness': 0.4121672276204283,</text:p>
      <text:p text:style-name="P2"><text:s text:c="15"/>'High Fitness': 0.5524231206213741,</text:p>
      <text:p text:style-name="P2"><text:s text:c="15"/>'High Fitness Vector': [0.3993457224832999,</text:p>
      <text:p text:style-name="P2"><text:s text:c="39"/>0.34151189761254225,</text:p>
      <text:p text:style-name="P2"><text:s text:c="39"/>0.5256574344045234],</text:p>
      <text:p text:style-name="P2"><text:s text:c="15"/>'Low Fitness': 0.28630485020216834,</text:p>
      <text:p text:style-name="P2"><text:s text:c="15"/>'Low Fitness Vector': [0.32560894076103164,</text:p>
      <text:p text:style-name="P2"><text:s text:c="38"/>0.15052795283462966,</text:p>
      <text:p text:style-name="P2"><text:s text:c="38"/>0.3970201547957772]}),</text:p>
      <text:p text:style-name="P2"><text:s text:c="13"/>('Generation 50',</text:p>
      <text:p text:style-name="P2"><text:s text:c="14"/>{'Average Fitness': 0.3423229680182353,</text:p>
      <text:p text:style-name="P2"><text:s text:c="15"/>'High Fitness': 0.4701239763603798,</text:p>
      <text:p text:style-name="P2"><text:s text:c="15"/>'High Fitness Vector': [0.40352233927430453,</text:p>
      <text:p text:style-name="P2"><text:s text:c="39"/>0.2974142789997597,</text:p>
      <text:p text:style-name="P2"><text:s text:c="39"/>0.4678017151678967],</text:p>
      <text:p text:style-name="P2"><text:s text:c="15"/>'Low Fitness': 0.27130749456600023,</text:p>
      <text:p text:style-name="P2"><text:s text:c="15"/>'Low Fitness Vector': [0.2923916917460885,</text:p>
      <text:p text:style-name="P2"><text:s text:c="38"/>0.06953498272325628,</text:p>
      <text:p text:style-name="P2"><text:s text:c="38"/>0.42541683011081854]})])</text:p>
      <text:p text:style-name="P2"><text:soft-page-break/>Run 3:</text:p>
      <text:p text:style-name="P2">Random Seed: 101</text:p>
      <text:p text:style-name="P2">{'Best Fitness': 0.028914650268052733,</text:p>
      <text:p text:style-name="P2"><text:s/>'Best Vector': [0.10338645551227404,</text:p>
      <text:p text:style-name="P2"><text:s text:c="17"/>0.08971581734488458,</text:p>
      <text:p text:style-name="P2"><text:s text:c="17"/>-0.10088093577480643]}</text:p>
      <text:p text:style-name="P2">OrderedDict([('Generation 0',</text:p>
      <text:p text:style-name="P2"><text:s text:c="14"/>{'Average Fitness': 19.467136738025463,</text:p>
      <text:p text:style-name="P2"><text:s text:c="15"/>'High Fitness': 44.82621272056048,</text:p>
      <text:p text:style-name="P2"><text:s text:c="15"/>'High Fitness Vector': [3.7553607017186756,</text:p>
      <text:p text:style-name="P2"><text:s text:c="39"/>3.4292998283916507,</text:p>
      <text:p text:style-name="P2"><text:s text:c="39"/>4.354696477085457],</text:p>
      <text:p text:style-name="P2"><text:s text:c="15"/>'Low Fitness': 0.40829695429352064,</text:p>
      <text:p text:style-name="P2"><text:s text:c="15"/>'Low Fitness Vector': [0.5001093208545409,</text:p>
      <text:p text:style-name="P2"><text:s text:c="38"/>0.2266286056480291,</text:p>
      <text:p text:style-name="P2"><text:s text:c="38"/>-0.3268441472475232]}),</text:p>
      <text:p text:style-name="P2"><text:s text:c="13"/>('Generation 10',</text:p>
      <text:p text:style-name="P2"><text:s text:c="14"/>{'Average Fitness': 1.3331562795796748,</text:p>
      <text:p text:style-name="P2"><text:s text:c="15"/>'High Fitness': 2.8376843019346083,</text:p>
      <text:p text:style-name="P2"><text:s text:c="15"/>'High Fitness Vector': [0.2160402483204827,</text:p>
      <text:p text:style-name="P2"><text:s text:c="39"/>1.0913427030906102,</text:p>
      <text:p text:style-name="P2"><text:s text:c="39"/>1.2649039558208017],</text:p>
      <text:p text:style-name="P2"><text:s text:c="15"/>'Low Fitness': 0.26401137145175607,</text:p>
      <text:p text:style-name="P2"><text:s text:c="15"/>'Low Fitness Vector': [0.2160402483204827,</text:p>
      <text:p text:style-name="P2"><text:s text:c="38"/>0.15042413161005833,</text:p>
      <text:p text:style-name="P2"><text:s text:c="38"/>-0.4412601989605907]}),</text:p>
      <text:p text:style-name="P2"><text:s text:c="13"/>('Generation 20',</text:p>
      <text:p text:style-name="P2"><text:s text:c="14"/>{'Average Fitness': 0.2723863040518082,</text:p>
      <text:p text:style-name="P2"><text:s text:c="15"/>'High Fitness': 0.43668352637530283,</text:p>
      <text:p text:style-name="P2"><text:s text:c="15"/>'High Fitness Vector': [0.431138342209858,</text:p>
      <text:p text:style-name="P2"><text:s text:c="39"/>0.19903105523901593,</text:p>
      <text:p text:style-name="P2"><text:s text:c="39"/>-0.4595540178284616],</text:p>
      <text:p text:style-name="P2"><text:s text:c="15"/>'Low Fitness': 0.1800141901843861,</text:p>
      <text:p text:style-name="P2"><text:s text:c="15"/>'Low Fitness Vector': [0.18825470406138123,</text:p>
      <text:p text:style-name="P2"><text:s text:c="38"/>0.16159184394808634,</text:p>
      <text:p text:style-name="P2"><text:s text:c="38"/>-0.34418371918585167]}),</text:p>
      <text:p text:style-name="P2"><text:s text:c="13"/>('Generation 30',</text:p>
      <text:p text:style-name="P2"><text:s text:c="14"/>{'Average Fitness': 0.21753918082158744,</text:p>
      <text:p text:style-name="P2"><text:s text:c="15"/>'High Fitness': 0.33725092975865834,</text:p>
      <text:p text:style-name="P2"><text:s text:c="15"/>'High Fitness Vector': [0.26614064326777703,</text:p>
      <text:p text:style-name="P2"><text:s text:c="39"/>0.16159184394808634,</text:p>
      <text:p text:style-name="P2"><text:s text:c="39"/>-0.4902123659488095],</text:p>
      <text:p text:style-name="P2"><text:s text:c="15"/>'Low Fitness': 0.13745833498477011,</text:p>
      <text:p text:style-name="P2"><text:s text:c="15"/>'Low Fitness Vector': [0.12623848511362684,</text:p>
      <text:p text:style-name="P2"><text:soft-page-break/><text:s text:c="38"/>0.19595188389766804,</text:p>
      <text:p text:style-name="P2"><text:s text:c="38"/>-0.288314132601823]}),</text:p>
      <text:p text:style-name="P2"><text:s text:c="13"/>('Generation 40',</text:p>
      <text:p text:style-name="P2"><text:s text:c="14"/>{'Average Fitness': 0.1265257663587583,</text:p>
      <text:p text:style-name="P2"><text:s text:c="15"/>'High Fitness': 0.22316025719390412,</text:p>
      <text:p text:style-name="P2"><text:s text:c="15"/>'High Fitness Vector': [0.22198760443810325,</text:p>
      <text:p text:style-name="P2"><text:s text:c="39"/>0.22862308078124843,</text:p>
      <text:p text:style-name="P2"><text:s text:c="39"/>-0.3487309100206448],</text:p>
      <text:p text:style-name="P2"><text:s text:c="15"/>'Low Fitness': 0.06359965877669836,</text:p>
      <text:p text:style-name="P2"><text:s text:c="15"/>'Low Fitness Vector': [0.09972157804639475,</text:p>
      <text:p text:style-name="P2"><text:s text:c="38"/>0.11187160263092896,</text:p>
      <text:p text:style-name="P2"><text:s text:c="38"/>-0.2028300031391379]}),</text:p>
      <text:p text:style-name="P2"><text:s text:c="13"/>('Generation 50',</text:p>
      <text:p text:style-name="P2"><text:s text:c="14"/>{'Average Fitness': 0.06161437059968735,</text:p>
      <text:p text:style-name="P2"><text:s text:c="15"/>'High Fitness': 0.09941228916108716,</text:p>
      <text:p text:style-name="P2"><text:s text:c="15"/>'High Fitness Vector': [0.11867454798812482,</text:p>
      <text:p text:style-name="P2"><text:s text:c="39"/>0.04682799170675209,</text:p>
      <text:p text:style-name="P2"><text:s text:c="39"/>-0.28833275917525186],</text:p>
      <text:p text:style-name="P2"><text:s text:c="15"/>'Low Fitness': 0.028914650268052733,</text:p>
      <text:p text:style-name="P2"><text:s text:c="15"/>'Low Fitness Vector': [0.10338645551227404,</text:p>
      <text:p text:style-name="P2"><text:s text:c="38"/>0.08971581734488458,</text:p>
      <text:p text:style-name="P2"><text:s text:c="38"/>-0.10088093577480643]})])</text:p>
      <text:p text:style-name="P2">Run 4:</text:p>
      <text:p text:style-name="P2">Random Seed: 67</text:p>
      <text:p text:style-name="P2">{'Best Fitness': 0.001410088429946272,</text:p>
      <text:p text:style-name="P2"><text:s/>'Best Vector': [-0.009745327586925649,</text:p>
      <text:p text:style-name="P2"><text:s text:c="17"/>-0.014354976576191184,</text:p>
      <text:p text:style-name="P2"><text:s text:c="17"/>0.03330242735397497]}</text:p>
      <text:p text:style-name="P2">OrderedDict([('Generation 0',</text:p>
      <text:p text:style-name="P2"><text:s text:c="14"/>{'Average Fitness': 23.061175703349072,</text:p>
      <text:p text:style-name="P2"><text:s text:c="15"/>'High Fitness': 58.44790097936681,</text:p>
      <text:p text:style-name="P2"><text:s text:c="15"/>'High Fitness Vector': [4.912639345344759,</text:p>
      <text:p text:style-name="P2"><text:s text:c="39"/>4.250704303728204,</text:p>
      <text:p text:style-name="P2"><text:s text:c="39"/>4.0305568553493885],</text:p>
      <text:p text:style-name="P2"><text:s text:c="15"/>'Low Fitness': 0.3838796240715497,</text:p>
      <text:p text:style-name="P2"><text:s text:c="15"/>'Low Fitness Vector': [0.19719239234232022,</text:p>
      <text:p text:style-name="P2"><text:s text:c="38"/>-0.399847469435308,</text:p>
      <text:p text:style-name="P2"><text:s text:c="38"/>-0.43025200250555784]}),</text:p>
      <text:p text:style-name="P2"><text:s text:c="13"/>('Generation 10',</text:p>
      <text:p text:style-name="P2"><text:s text:c="14"/>{'Average Fitness': 0.43587959079979266,</text:p>
      <text:p text:style-name="P2"><text:s text:c="15"/>'High Fitness': 0.9127489537012639,</text:p>
      <text:p text:style-name="P2"><text:s text:c="15"/>'High Fitness Vector': [-0.9237090618484467,</text:p>
      <text:p text:style-name="P2"><text:s text:c="39"/>-0.1982787589789941,</text:p>
      <text:p text:style-name="P2"><text:s text:c="39"/>0.14211283016700627],</text:p>
      <text:p text:style-name="P2"><text:soft-page-break/><text:s text:c="15"/>'Low Fitness': 0.056448782920031755,</text:p>
      <text:p text:style-name="P2"><text:s text:c="15"/>'Low Fitness Vector': [-0.10224316554903334,</text:p>
      <text:p text:style-name="P2"><text:s text:c="38"/>-0.19734167733537733,</text:p>
      <text:p text:style-name="P2"><text:s text:c="38"/>0.08397249790856848]}),</text:p>
      <text:p text:style-name="P2"><text:s text:c="13"/>('Generation 20',</text:p>
      <text:p text:style-name="P2"><text:s text:c="14"/>{'Average Fitness': 0.0811148605995174,</text:p>
      <text:p text:style-name="P2"><text:s text:c="15"/>'High Fitness': 0.16227703694931594,</text:p>
      <text:p text:style-name="P2"><text:s text:c="15"/>'High Fitness Vector': [0.3259350486224677,</text:p>
      <text:p text:style-name="P2"><text:s text:c="39"/>-0.1436584732328357,</text:p>
      <text:p text:style-name="P2"><text:s text:c="39"/>0.18816382249836494],</text:p>
      <text:p text:style-name="P2"><text:s text:c="15"/>'Low Fitness': 0.03782030986953616,</text:p>
      <text:p text:style-name="P2"><text:s text:c="15"/>'Low Fitness Vector': [-0.10224316554903334,</text:p>
      <text:p text:style-name="P2"><text:s text:c="38"/>-0.13404010565105975,</text:p>
      <text:p text:style-name="P2"><text:s text:c="38"/>0.09695305588325653]}),</text:p>
      <text:p text:style-name="P2"><text:s text:c="13"/>('Generation 30',</text:p>
      <text:p text:style-name="P2"><text:s text:c="14"/>{'Average Fitness': 0.037256007279131344,</text:p>
      <text:p text:style-name="P2"><text:s text:c="15"/>'High Fitness': 0.0723576584853026,</text:p>
      <text:p text:style-name="P2"><text:s text:c="15"/>'High Fitness Vector': [-0.11212393250986362,</text:p>
      <text:p text:style-name="P2"><text:s text:c="39"/>-0.16823718861878667,</text:p>
      <text:p text:style-name="P2"><text:s text:c="39"/>0.1774320450467529],</text:p>
      <text:p text:style-name="P2"><text:s text:c="15"/>'Low Fitness': 0.021059777497790394,</text:p>
      <text:p text:style-name="P2"><text:s text:c="15"/>'Low Fitness Vector': [-0.0785797571594388,</text:p>
      <text:p text:style-name="P2"><text:s text:c="38"/>-0.09639665308288112,</text:p>
      <text:p text:style-name="P2"><text:s text:c="38"/>0.07478425326880445]}),</text:p>
      <text:p text:style-name="P2"><text:s text:c="13"/>('Generation 40',</text:p>
      <text:p text:style-name="P2"><text:s text:c="14"/>{'Average Fitness': 0.015681612288173958,</text:p>
      <text:p text:style-name="P2"><text:s text:c="15"/>'High Fitness': 0.02986386035388138,</text:p>
      <text:p text:style-name="P2"><text:s text:c="15"/>'High Fitness Vector': [-0.09483525157762439,</text:p>
      <text:p text:style-name="P2"><text:s text:c="39"/>-0.11117749779410965,</text:p>
      <text:p text:style-name="P2"><text:s text:c="39"/>0.09224803193743927],</text:p>
      <text:p text:style-name="P2"><text:s text:c="15"/>'Low Fitness': 0.005965292290653834,</text:p>
      <text:p text:style-name="P2"><text:s text:c="15"/>'Low Fitness Vector': [-0.06485265305534514,</text:p>
      <text:p text:style-name="P2"><text:s text:c="38"/>-0.039866357819062434,</text:p>
      <text:p text:style-name="P2"><text:s text:c="38"/>0.013042208270816182]}),</text:p>
      <text:p text:style-name="P2"><text:s text:c="13"/>('Generation 50',</text:p>
      <text:p text:style-name="P2"><text:s text:c="14"/>{'Average Fitness': 0.0064851691141305685,</text:p>
      <text:p text:style-name="P2"><text:s text:c="15"/>'High Fitness': 0.01990027570610798,</text:p>
      <text:p text:style-name="P2"><text:s text:c="15"/>'High Fitness Vector': [-0.06564074672492475,</text:p>
      <text:p text:style-name="P2"><text:s text:c="39"/>-0.03496592516073068,</text:p>
      <text:p text:style-name="P2"><text:s text:c="39"/>0.11987056416467073],</text:p>
      <text:p text:style-name="P2"><text:s text:c="15"/>'Low Fitness': 0.001410088429946272,</text:p>
      <text:p text:style-name="P2"><text:s text:c="15"/>'Low Fitness Vector': [-0.009745327586925649,</text:p>
      <text:p text:style-name="P2"><text:s text:c="38"/>-0.014354976576191184,</text:p>
      <text:p text:style-name="P2"><text:s text:c="38"/>0.03330242735397497]})])</text:p>
      <text:p text:style-name="P2"><text:soft-page-break/>Run 5:</text:p>
      <text:p text:style-name="P2">Random Seed: 34</text:p>
      <text:p text:style-name="P2">{'Best Fitness': 0.6701206137412895,</text:p>
      <text:p text:style-name="P2"><text:s/>'Best Vector': [-0.02322721404060652, 0.6396134072856735, -0.5103682978885077]}</text:p>
      <text:p text:style-name="P2">OrderedDict([('Generation 0',</text:p>
      <text:p text:style-name="P2"><text:s text:c="14"/>{'Average Fitness': 24.118486033912497,</text:p>
      <text:p text:style-name="P2"><text:s text:c="15"/>'High Fitness': 45.25719363170004,</text:p>
      <text:p text:style-name="P2"><text:s text:c="15"/>'High Fitness Vector': [-0.0759951113984203,</text:p>
      <text:p text:style-name="P2"><text:s text:c="39"/>4.595781140614969,</text:p>
      <text:p text:style-name="P2"><text:s text:c="39"/>4.912251427025224],</text:p>
      <text:p text:style-name="P2"><text:s text:c="15"/>'Low Fitness': 1.113320860861844,</text:p>
      <text:p text:style-name="P2"><text:s text:c="15"/>'Low Fitness Vector': [0.40312143371342346,</text:p>
      <text:p text:style-name="P2"><text:s text:c="38"/>0.7770499875135599,</text:p>
      <text:p text:style-name="P2"><text:s text:c="38"/>-0.5890732445527076]}),</text:p>
      <text:p text:style-name="P2"><text:s text:c="13"/>('Generation 10',</text:p>
      <text:p text:style-name="P2"><text:s text:c="14"/>{'Average Fitness': 1.541554399858578,</text:p>
      <text:p text:style-name="P2"><text:s text:c="15"/>'High Fitness': 2.0101966934407933,</text:p>
      <text:p text:style-name="P2"><text:s text:c="15"/>'High Fitness Vector': [0.8328429846494634,</text:p>
      <text:p text:style-name="P2"><text:s text:c="39"/>0.7325852856764423,</text:p>
      <text:p text:style-name="P2"><text:s text:c="39"/>0.8831127083058721],</text:p>
      <text:p text:style-name="P2"><text:s text:c="15"/>'Low Fitness': 0.973235644378196,</text:p>
      <text:p text:style-name="P2"><text:s text:c="15"/>'Low Fitness Vector': [-0.10430038888344455,</text:p>
      <text:p text:style-name="P2"><text:s text:c="38"/>0.7770499875135599,</text:p>
      <text:p text:style-name="P2"><text:s text:c="38"/>-0.5987907732773898]}),</text:p>
      <text:p text:style-name="P2"><text:s text:c="13"/>('Generation 20',</text:p>
      <text:p text:style-name="P2"><text:s text:c="14"/>{'Average Fitness': 1.11025916304225,</text:p>
      <text:p text:style-name="P2"><text:s text:c="15"/>'High Fitness': 1.467931945717007,</text:p>
      <text:p text:style-name="P2"><text:s text:c="15"/>'High Fitness Vector': [0.3506075103761527,</text:p>
      <text:p text:style-name="P2"><text:s text:c="39"/>0.7517434827210081,</text:p>
      <text:p text:style-name="P2"><text:s text:c="39"/>0.8831127083058721],</text:p>
      <text:p text:style-name="P2"><text:s text:c="15"/>'Low Fitness': 0.8550573010000384,</text:p>
      <text:p text:style-name="P2"><text:s text:c="15"/>'Low Fitness Vector': [-0.10430038888344455,</text:p>
      <text:p text:style-name="P2"><text:s text:c="38"/>0.6968703894675582,</text:p>
      <text:p text:style-name="P2"><text:s text:c="38"/>-0.5987907732773898]}),</text:p>
      <text:p text:style-name="P2"><text:s text:c="13"/>('Generation 30',</text:p>
      <text:p text:style-name="P2"><text:s text:c="14"/>{'Average Fitness': 1.0437247559951541,</text:p>
      <text:p text:style-name="P2"><text:s text:c="15"/>'High Fitness': 1.303970763999786,</text:p>
      <text:p text:style-name="P2"><text:s text:c="15"/>'High Fitness Vector': [0.43594190404546446,</text:p>
      <text:p text:style-name="P2"><text:s text:c="39"/>0.8410008263870533,</text:p>
      <text:p text:style-name="P2"><text:s text:c="39"/>-0.6376856830079333],</text:p>
      <text:p text:style-name="P2"><text:s text:c="15"/>'Low Fitness': 0.8215239523048574,</text:p>
      <text:p text:style-name="P2"><text:s text:c="15"/>'Low Fitness Vector': [-0.13263008174670926,</text:p>
      <text:p text:style-name="P2"><text:s text:c="38"/>0.7180763639109089,</text:p>
      <text:p text:style-name="P2"><text:s text:c="38"/>-0.5369353306620888]}),</text:p>
      <text:p text:style-name="P2"><text:soft-page-break/><text:s text:c="13"/>('Generation 40',</text:p>
      <text:p text:style-name="P2"><text:s text:c="14"/>{'Average Fitness': 0.9510851344107624,</text:p>
      <text:p text:style-name="P2"><text:s text:c="15"/>'High Fitness': 1.2845822105861218,</text:p>
      <text:p text:style-name="P2"><text:s text:c="15"/>'High Fitness Vector': [0.5541116941656468,</text:p>
      <text:p text:style-name="P2"><text:s text:c="39"/>0.8038009678497781,</text:p>
      <text:p text:style-name="P2"><text:s text:c="39"/>-0.5757138569278655],</text:p>
      <text:p text:style-name="P2"><text:s text:c="15"/>'Low Fitness': 0.7663082504373919,</text:p>
      <text:p text:style-name="P2"><text:s text:c="15"/>'Low Fitness Vector': [-0.1474191129004332,</text:p>
      <text:p text:style-name="P2"><text:s text:c="38"/>0.6692547866052387,</text:p>
      <text:p text:style-name="P2"><text:s text:c="38"/>-0.5446777819913509]}),</text:p>
      <text:p text:style-name="P2"><text:s text:c="13"/>('Generation 50',</text:p>
      <text:p text:style-name="P2"><text:s text:c="14"/>{'Average Fitness': 0.8926946690654216,</text:p>
      <text:p text:style-name="P2"><text:s text:c="15"/>'High Fitness': 1.196633328802262,</text:p>
      <text:p text:style-name="P2"><text:s text:c="15"/>'High Fitness Vector': [0.6037228736287692,</text:p>
      <text:p text:style-name="P2"><text:s text:c="39"/>0.7306087028252971,</text:p>
      <text:p text:style-name="P2"><text:s text:c="39"/>-0.5462260923972965],</text:p>
      <text:p text:style-name="P2"><text:s text:c="15"/>'Low Fitness': 0.6701206137412895,</text:p>
      <text:p text:style-name="P2"><text:s text:c="15"/>'Low Fitness Vector': [-0.02322721404060652,</text:p>
      <text:p text:style-name="P2"><text:s text:c="38"/>0.6396134072856735,</text:p>
      <text:p text:style-name="P2"><text:s text:c="38"/>-0.5103682978885077]})])</text:p>
      <text:p text:style-name="P2">Run 6:</text:p>
      <text:p text:style-name="P2">Random Seed: 22</text:p>
      <text:p text:style-name="P2">{'Best Fitness': 0.17288423332271965,</text:p>
      <text:p text:style-name="P2"><text:s/>'Best Vector': [-0.06478302071777031,</text:p>
      <text:p text:style-name="P2"><text:s text:c="17"/>0.15361295368087155,</text:p>
      <text:p text:style-name="P2"><text:s text:c="17"/>0.38090740871088213]}</text:p>
      <text:p text:style-name="P2">OrderedDict([('Generation 0',</text:p>
      <text:p text:style-name="P2"><text:s text:c="14"/>{'Average Fitness': 21.501731076087513,</text:p>
      <text:p text:style-name="P2"><text:s text:c="15"/>'High Fitness': 57.42015213104351,</text:p>
      <text:p text:style-name="P2"><text:s text:c="15"/>'High Fitness Vector': [4.627933430472825,</text:p>
      <text:p text:style-name="P2"><text:s text:c="39"/>3.6437128476668406,</text:p>
      <text:p text:style-name="P2"><text:s text:c="39"/>4.767152292291819],</text:p>
      <text:p text:style-name="P2"><text:s text:c="15"/>'Low Fitness': 0.4543677373556924,</text:p>
      <text:p text:style-name="P2"><text:s text:c="15"/>'Low Fitness Vector': [-0.2914521548241382,</text:p>
      <text:p text:style-name="P2"><text:s text:c="38"/>0.2980821222551391,</text:p>
      <text:p text:style-name="P2"><text:s text:c="38"/>0.5296889910088101]}),</text:p>
      <text:p text:style-name="P2"><text:s text:c="13"/>('Generation 10',</text:p>
      <text:p text:style-name="P2"><text:s text:c="14"/>{'Average Fitness': 1.794797596977179,</text:p>
      <text:p text:style-name="P2"><text:s text:c="15"/>'High Fitness': 5.4768870023535845,</text:p>
      <text:p text:style-name="P2"><text:s text:c="15"/>'High Fitness Vector': [2.169444282085106,</text:p>
      <text:p text:style-name="P2"><text:s text:c="39"/>0.6440366669548909,</text:p>
      <text:p text:style-name="P2"><text:s text:c="39"/>-0.5963348731203455],</text:p>
      <text:p text:style-name="P2"><text:s text:c="15"/>'Low Fitness': 0.3384043679390033,</text:p>
      <text:p text:style-name="P2"><text:s text:c="15"/>'Low Fitness Vector': [-0.17169328534873796,</text:p>
      <text:p text:style-name="P2"><text:soft-page-break/><text:s text:c="38"/>0.24222502293991394,</text:p>
      <text:p text:style-name="P2"><text:s text:c="38"/>0.5002527580802711]}),</text:p>
      <text:p text:style-name="P2"><text:s text:c="13"/>('Generation 20',</text:p>
      <text:p text:style-name="P2"><text:s text:c="14"/>{'Average Fitness': 0.7197856914774121,</text:p>
      <text:p text:style-name="P2"><text:s text:c="15"/>'High Fitness': 0.8571882486399316,</text:p>
      <text:p text:style-name="P2"><text:s text:c="15"/>'High Fitness Vector': [-0.19735244484799594,</text:p>
      <text:p text:style-name="P2"><text:s text:c="39"/>0.6055719556986714,</text:p>
      <text:p text:style-name="P2"><text:s text:c="39"/>-0.6719545130615142],</text:p>
      <text:p text:style-name="P2"><text:s text:c="15"/>'Low Fitness': 0.3439204912511842,</text:p>
      <text:p text:style-name="P2"><text:s text:c="15"/>'Low Fitness Vector': [-0.146659659764504,</text:p>
      <text:p text:style-name="P2"><text:s text:c="38"/>0.24222502293991394,</text:p>
      <text:p text:style-name="P2"><text:s text:c="38"/>0.5135547426620674]}),</text:p>
      <text:p text:style-name="P2"><text:s text:c="13"/>('Generation 30',</text:p>
      <text:p text:style-name="P2"><text:s text:c="14"/>{'Average Fitness': 0.33474776262701783,</text:p>
      <text:p text:style-name="P2"><text:s text:c="15"/>'High Fitness': 0.42614592232475057,</text:p>
      <text:p text:style-name="P2"><text:s text:c="15"/>'High Fitness Vector': [-0.2662871348233302,</text:p>
      <text:p text:style-name="P2"><text:s text:c="39"/>0.27635201610616017,</text:p>
      <text:p text:style-name="P2"><text:s text:c="39"/>0.5280782587329199],</text:p>
      <text:p text:style-name="P2"><text:s text:c="15"/>'Low Fitness': 0.27143180036368186,</text:p>
      <text:p text:style-name="P2"><text:s text:c="15"/>'Low Fitness Vector': [-0.09641722622865756,</text:p>
      <text:p text:style-name="P2"><text:s text:c="38"/>0.23548806305786527,</text:p>
      <text:p text:style-name="P2"><text:s text:c="38"/>0.4546217009858951]}),</text:p>
      <text:p text:style-name="P2"><text:s text:c="13"/>('Generation 40',</text:p>
      <text:p text:style-name="P2"><text:s text:c="14"/>{'Average Fitness': 0.2904666880834315,</text:p>
      <text:p text:style-name="P2"><text:s text:c="15"/>'High Fitness': 0.39558307278944377,</text:p>
      <text:p text:style-name="P2"><text:s text:c="15"/>'High Fitness Vector': [-0.23278697012816424,</text:p>
      <text:p text:style-name="P2"><text:s text:c="39"/>0.2653669102918166,</text:p>
      <text:p text:style-name="P2"><text:s text:c="39"/>0.5205513444898283],</text:p>
      <text:p text:style-name="P2"><text:s text:c="15"/>'Low Fitness': 0.2135225188682341,</text:p>
      <text:p text:style-name="P2"><text:s text:c="15"/>'Low Fitness Vector': [-0.04808515471436144,</text:p>
      <text:p text:style-name="P2"><text:s text:c="38"/>0.19074883055136593,</text:p>
      <text:p text:style-name="P2"><text:s text:c="38"/>0.4181210595122139]}),</text:p>
      <text:p text:style-name="P2"><text:s text:c="13"/>('Generation 50',</text:p>
      <text:p text:style-name="P2"><text:s text:c="14"/>{'Average Fitness': 0.25058114318494934,</text:p>
      <text:p text:style-name="P2"><text:s text:c="15"/>'High Fitness': 0.39179694539568577,</text:p>
      <text:p text:style-name="P2"><text:s text:c="15"/>'High Fitness Vector': [-0.146659659764504,</text:p>
      <text:p text:style-name="P2"><text:s text:c="39"/>0.23820642203484801,</text:p>
      <text:p text:style-name="P2"><text:s text:c="39"/>0.5599514176201374],</text:p>
      <text:p text:style-name="P2"><text:s text:c="15"/>'Low Fitness': 0.17288423332271965,</text:p>
      <text:p text:style-name="P2"><text:s text:c="15"/>'Low Fitness Vector': [-0.06478302071777031,</text:p>
      <text:p text:style-name="P2"><text:s text:c="38"/>0.15361295368087155,</text:p>
      <text:p text:style-name="P2"><text:s text:c="38"/>0.38090740871088213]})])</text:p>
      <text:p text:style-name="P2">Run 7:</text:p>
      <text:p text:style-name="P2">Random Seed: 99</text:p>
      <text:p text:style-name="P2"><text:soft-page-break/>{'Best Fitness': 0.000438271869765925,</text:p>
      <text:p text:style-name="P2"><text:s/>'Best Vector': [0.010501915770376076,</text:p>
      <text:p text:style-name="P2"><text:s text:c="17"/>-0.0181069842787043,</text:p>
      <text:p text:style-name="P2"><text:s text:c="17"/>-0.00034460883419701327]}</text:p>
      <text:p text:style-name="P2">OrderedDict([('Generation 0',</text:p>
      <text:p text:style-name="P2"><text:s text:c="14"/>{'Average Fitness': 21.18443816186571,</text:p>
      <text:p text:style-name="P2"><text:s text:c="15"/>'High Fitness': 54.50396613305413,</text:p>
      <text:p text:style-name="P2"><text:s text:c="15"/>'High Fitness Vector': [4.897328533722107,</text:p>
      <text:p text:style-name="P2"><text:s text:c="39"/>4.663463570320403,</text:p>
      <text:p text:style-name="P2"><text:s text:c="39"/>2.961797915817332],</text:p>
      <text:p text:style-name="P2"><text:s text:c="15"/>'Low Fitness': 0.08070924735945936,</text:p>
      <text:p text:style-name="P2"><text:s text:c="15"/>'Low Fitness Vector': [0.06587304517065995,</text:p>
      <text:p text:style-name="P2"><text:s text:c="38"/>-0.12693131309149197,</text:p>
      <text:p text:style-name="P2"><text:s text:c="38"/>0.2454759276105769]}),</text:p>
      <text:p text:style-name="P2"><text:s text:c="13"/>('Generation 10',</text:p>
      <text:p text:style-name="P2"><text:s text:c="14"/>{'Average Fitness': 0.3681685238942507,</text:p>
      <text:p text:style-name="P2"><text:s text:c="15"/>'High Fitness': 1.2080072480217863,</text:p>
      <text:p text:style-name="P2"><text:s text:c="15"/>'High Fitness Vector': [0.5624532719383188,</text:p>
      <text:p text:style-name="P2"><text:s text:c="39"/>-0.9176648781833496,</text:p>
      <text:p text:style-name="P2"><text:s text:c="39"/>0.22258646916738623],</text:p>
      <text:p text:style-name="P2"><text:s text:c="15"/>'Low Fitness': 0.04456873311813303,</text:p>
      <text:p text:style-name="P2"><text:s text:c="15"/>'Low Fitness Vector': [0.06587304517065995,</text:p>
      <text:p text:style-name="P2"><text:s text:c="38"/>0.2004526674496725,</text:p>
      <text:p text:style-name="P2"><text:s text:c="38"/>-0.006942848866872377]}),</text:p>
      <text:p text:style-name="P2"><text:s text:c="13"/>('Generation 20',</text:p>
      <text:p text:style-name="P2"><text:s text:c="14"/>{'Average Fitness': 0.06681360166603131,</text:p>
      <text:p text:style-name="P2"><text:s text:c="15"/>'High Fitness': 0.14719632193310864,</text:p>
      <text:p text:style-name="P2"><text:s text:c="15"/>'High Fitness Vector': [-0.1765911422318069,</text:p>
      <text:p text:style-name="P2"><text:s text:c="39"/>-0.1648883591886936,</text:p>
      <text:p text:style-name="P2"><text:s text:c="39"/>0.2980330844427087],</text:p>
      <text:p text:style-name="P2"><text:s text:c="15"/>'Low Fitness': 0.015303753703584541,</text:p>
      <text:p text:style-name="P2"><text:s text:c="15"/>'Low Fitness Vector': [0.06587304517065995,</text:p>
      <text:p text:style-name="P2"><text:s text:c="38"/>0.10424581260713937,</text:p>
      <text:p text:style-name="P2"><text:s text:c="38"/>-0.00986438935798447]}),</text:p>
      <text:p text:style-name="P2"><text:s text:c="13"/>('Generation 30',</text:p>
      <text:p text:style-name="P2"><text:s text:c="14"/>{'Average Fitness': 0.015669301794656528,</text:p>
      <text:p text:style-name="P2"><text:s text:c="15"/>'High Fitness': 0.03993617192905435,</text:p>
      <text:p text:style-name="P2"><text:s text:c="15"/>'High Fitness Vector': [-0.12161145253475834,</text:p>
      <text:p text:style-name="P2"><text:s text:c="39"/>0.15729343248030442,</text:p>
      <text:p text:style-name="P2"><text:s text:c="39"/>0.02013957894307819],</text:p>
      <text:p text:style-name="P2"><text:s text:c="15"/>'Low Fitness': 0.005332663383886891,</text:p>
      <text:p text:style-name="P2"><text:s text:c="15"/>'Low Fitness Vector': [0.06587304517065995,</text:p>
      <text:p text:style-name="P2"><text:s text:c="38"/>0.030744140148048604,</text:p>
      <text:p text:style-name="P2"><text:s text:c="38"/>-0.006942848866872377]}),</text:p>
      <text:p text:style-name="P2"><text:soft-page-break/><text:s text:c="13"/>('Generation 40',</text:p>
      <text:p text:style-name="P2"><text:s text:c="14"/>{'Average Fitness': 0.0035120715770869306,</text:p>
      <text:p text:style-name="P2"><text:s text:c="15"/>'High Fitness': 0.01776233040733359,</text:p>
      <text:p text:style-name="P2"><text:s text:c="15"/>'High Fitness Vector': [0.10763816052610659,</text:p>
      <text:p text:style-name="P2"><text:s text:c="39"/>0.021227649222360187,</text:p>
      <text:p text:style-name="P2"><text:s text:c="39"/>-0.07566864419547986],</text:p>
      <text:p text:style-name="P2"><text:s text:c="15"/>'Low Fitness': 0.0004503952952273823,</text:p>
      <text:p text:style-name="P2"><text:s text:c="15"/>'Low Fitness Vector': [0.011035066060021206,</text:p>
      <text:p text:style-name="P2"><text:s text:c="38"/>0.01674572966132319,</text:p>
      <text:p text:style-name="P2"><text:s text:c="38"/>-0.006942848866872377]}),</text:p>
      <text:p text:style-name="P2"><text:s text:c="13"/>('Generation 50',</text:p>
      <text:p text:style-name="P2"><text:s text:c="14"/>{'Average Fitness': 0.0017620865070838742,</text:p>
      <text:p text:style-name="P2"><text:s text:c="15"/>'High Fitness': 0.005985656222027356,</text:p>
      <text:p text:style-name="P2"><text:s text:c="15"/>'High Fitness Vector': [0.06236763337411658,</text:p>
      <text:p text:style-name="P2"><text:s text:c="39"/>0.022251290490409192,</text:p>
      <text:p text:style-name="P2"><text:s text:c="39"/>-0.040010181214917805],</text:p>
      <text:p text:style-name="P2"><text:s text:c="15"/>'Low Fitness': 0.000438271869765925,</text:p>
      <text:p text:style-name="P2"><text:s text:c="15"/>'Low Fitness Vector': [0.010501915770376076,</text:p>
      <text:p text:style-name="P2"><text:s text:c="38"/>-0.0181069842787043,</text:p>
      <text:p text:style-name="P2"><text:s text:c="38"/>-0.00034460883419701327]})])</text:p>
      <text:p text:style-name="P2">Run 8:</text:p>
      <text:p text:style-name="P2">Random Seed: 32</text:p>
      <text:p text:style-name="P2">{'Best Fitness': 0.00950432567771008,</text:p>
      <text:p text:style-name="P2"><text:s/>'Best Vector': [-0.0073447078975525815,</text:p>
      <text:p text:style-name="P2"><text:s text:c="17"/>-0.09660698968113784,</text:p>
      <text:p text:style-name="P2"><text:s text:c="17"/>0.010838380338327076]}</text:p>
      <text:p text:style-name="P2">OrderedDict([('Generation 0',</text:p>
      <text:p text:style-name="P2"><text:s text:c="14"/>{'Average Fitness': 22.781416552699316,</text:p>
      <text:p text:style-name="P2"><text:s text:c="15"/>'High Fitness': 54.8999794650025,</text:p>
      <text:p text:style-name="P2"><text:s text:c="15"/>'High Fitness Vector': [4.057051727308259,</text:p>
      <text:p text:style-name="P2"><text:s text:c="39"/>4.0194651762171105,</text:p>
      <text:p text:style-name="P2"><text:s text:c="39"/>4.7206154730210255],</text:p>
      <text:p text:style-name="P2"><text:s text:c="15"/>'Low Fitness': 0.3811253851827624,</text:p>
      <text:p text:style-name="P2"><text:s text:c="15"/>'Low Fitness Vector': [0.21002148596602366,</text:p>
      <text:p text:style-name="P2"><text:s text:c="38"/>-0.5109954177950011,</text:p>
      <text:p text:style-name="P2"><text:s text:c="38"/>-0.27549962542242756]}),</text:p>
      <text:p text:style-name="P2"><text:s text:c="13"/>('Generation 10',</text:p>
      <text:p text:style-name="P2"><text:s text:c="14"/>{'Average Fitness': 1.7312489031825529,</text:p>
      <text:p text:style-name="P2"><text:s text:c="15"/>'High Fitness': 3.530996384259385,</text:p>
      <text:p text:style-name="P2"><text:s text:c="15"/>'High Fitness Vector': [1.3077367867200698,</text:p>
      <text:p text:style-name="P2"><text:s text:c="39"/>0.3942684473141371,</text:p>
      <text:p text:style-name="P2"><text:s text:c="39"/>1.290493422056444],</text:p>
      <text:p text:style-name="P2"><text:s text:c="15"/>'Low Fitness': 0.3762883401142779,</text:p>
      <text:p text:style-name="P2"><text:s text:c="15"/>'Low Fitness Vector': [0.21002148596602366,</text:p>
      <text:p text:style-name="P2"><text:soft-page-break/><text:s text:c="38"/>-0.5389005054833581,</text:p>
      <text:p text:style-name="P2"><text:s text:c="38"/>-0.2043662416757776]}),</text:p>
      <text:p text:style-name="P2"><text:s text:c="13"/>('Generation 20',</text:p>
      <text:p text:style-name="P2"><text:s text:c="14"/>{'Average Fitness': 0.16064089106484236,</text:p>
      <text:p text:style-name="P2"><text:s text:c="15"/>'High Fitness': 0.5937292211128361,</text:p>
      <text:p text:style-name="P2"><text:s text:c="15"/>'High Fitness Vector': [0.29233071100976166,</text:p>
      <text:p text:style-name="P2"><text:s text:c="39"/>-0.4326683764662308,</text:p>
      <text:p text:style-name="P2"><text:s text:c="39"/>-0.5666304373393997],</text:p>
      <text:p text:style-name="P2"><text:s text:c="15"/>'Low Fitness': 0.08801371812149204,</text:p>
      <text:p text:style-name="P2"><text:s text:c="15"/>'Low Fitness Vector': [0.20614212686811817,</text:p>
      <text:p text:style-name="P2"><text:s text:c="38"/>-0.20902624377273016,</text:p>
      <text:p text:style-name="P2"><text:s text:c="38"/>-0.04274542157990613]}),</text:p>
      <text:p text:style-name="P2"><text:s text:c="13"/>('Generation 30',</text:p>
      <text:p text:style-name="P2"><text:s text:c="14"/>{'Average Fitness': 0.09153101731792844,</text:p>
      <text:p text:style-name="P2"><text:s text:c="15"/>'High Fitness': 0.14874914777157747,</text:p>
      <text:p text:style-name="P2"><text:s text:c="15"/>'High Fitness Vector': [0.1995689531466257,</text:p>
      <text:p text:style-name="P2"><text:s text:c="39"/>-0.32972460611282295,</text:p>
      <text:p text:style-name="P2"><text:s text:c="39"/>0.014250081939452972],</text:p>
      <text:p text:style-name="P2"><text:s text:c="15"/>'Low Fitness': 0.05105517355230095,</text:p>
      <text:p text:style-name="P2"><text:s text:c="15"/>'Low Fitness Vector': [0.16799731949009755,</text:p>
      <text:p text:style-name="P2"><text:s text:c="38"/>-0.15077914917877405,</text:p>
      <text:p text:style-name="P2"><text:s text:c="38"/>-0.009885462526763408]}),</text:p>
      <text:p text:style-name="P2"><text:s text:c="13"/>('Generation 40',</text:p>
      <text:p text:style-name="P2"><text:s text:c="14"/>{'Average Fitness': 0.059465405605530534,</text:p>
      <text:p text:style-name="P2"><text:s text:c="15"/>'High Fitness': 0.1280481290973662,</text:p>
      <text:p text:style-name="P2"><text:s text:c="15"/>'High Fitness Vector': [0.3070045175915274,</text:p>
      <text:p text:style-name="P2"><text:s text:c="39"/>-0.1763453154598481,</text:p>
      <text:p text:style-name="P2"><text:s text:c="39"/>-0.05194886900719209],</text:p>
      <text:p text:style-name="P2"><text:s text:c="15"/>'Low Fitness': 0.03560781281077315,</text:p>
      <text:p text:style-name="P2"><text:s text:c="15"/>'Low Fitness Vector': [0.08460033605887436,</text:p>
      <text:p text:style-name="P2"><text:s text:c="38"/>-0.16154924632262052,</text:p>
      <text:p text:style-name="P2"><text:s text:c="38"/>-0.04850192740594911]}),</text:p>
      <text:p text:style-name="P2"><text:s text:c="13"/>('Generation 50',</text:p>
      <text:p text:style-name="P2"><text:s text:c="14"/>{'Average Fitness': 0.024280002717966962,</text:p>
      <text:p text:style-name="P2"><text:s text:c="15"/>'High Fitness': 0.04941820052652549,</text:p>
      <text:p text:style-name="P2"><text:s text:c="15"/>'High Fitness Vector': [0.11992299413291688,</text:p>
      <text:p text:style-name="P2"><text:s text:c="39"/>-0.18078782880113894,</text:p>
      <text:p text:style-name="P2"><text:s text:c="39"/>-0.04850192740594911],</text:p>
      <text:p text:style-name="P2"><text:s text:c="15"/>'Low Fitness': 0.00950432567771008,</text:p>
      <text:p text:style-name="P2"><text:s text:c="15"/>'Low Fitness Vector': [-0.0073447078975525815,</text:p>
      <text:p text:style-name="P2"><text:s text:c="38"/>-0.09660698968113784,</text:p>
      <text:p text:style-name="P2"><text:s text:c="38"/>0.010838380338327076]})])</text:p>
      <text:p text:style-name="P2">Run 9:</text:p>
      <text:p text:style-name="P2">Random Seed: 43</text:p>
      <text:p text:style-name="P2"><text:soft-page-break/>{'Best Fitness': 0.12195684188609847,</text:p>
      <text:p text:style-name="P2"><text:s/>'Best Vector': [-0.2609348527241178,</text:p>
      <text:p text:style-name="P2"><text:s text:c="17"/>-0.23207824480749534,</text:p>
      <text:p text:style-name="P2"><text:s text:c="17"/>0.003087524415072443]}</text:p>
      <text:p text:style-name="P2">OrderedDict([('Generation 0',</text:p>
      <text:p text:style-name="P2"><text:s text:c="14"/>{'Average Fitness': 21.603413173526175,</text:p>
      <text:p text:style-name="P2"><text:s text:c="15"/>'High Fitness': 55.52866450944496,</text:p>
      <text:p text:style-name="P2"><text:s text:c="15"/>'High Fitness Vector': [3.407544300722418,</text:p>
      <text:p text:style-name="P2"><text:s text:c="39"/>4.935097594837858,</text:p>
      <text:p text:style-name="P2"><text:s text:c="39"/>4.422908327953985],</text:p>
      <text:p text:style-name="P2"><text:s text:c="15"/>'Low Fitness': 3.3520158640809217,</text:p>
      <text:p text:style-name="P2"><text:s text:c="15"/>'Low Fitness Vector': [-0.9115765905302364,</text:p>
      <text:p text:style-name="P2"><text:s text:c="38"/>1.2568147383508577,</text:p>
      <text:p text:style-name="P2"><text:s text:c="38"/>0.9702889761005515]}),</text:p>
      <text:p text:style-name="P2"><text:s text:c="13"/>('Generation 10',</text:p>
      <text:p text:style-name="P2"><text:s text:c="14"/>{'Average Fitness': 0.8271593383098755,</text:p>
      <text:p text:style-name="P2"><text:s text:c="15"/>'High Fitness': 3.586181234411465,</text:p>
      <text:p text:style-name="P2"><text:s text:c="15"/>'High Fitness Vector': [1.1667867174915534,</text:p>
      <text:p text:style-name="P2"><text:s text:c="39"/>0.997563658566779,</text:p>
      <text:p text:style-name="P2"><text:s text:c="39"/>1.1088988851124408],</text:p>
      <text:p text:style-name="P2"><text:s text:c="15"/>'Low Fitness': 0.292714395101187,</text:p>
      <text:p text:style-name="P2"><text:s text:c="15"/>'Low Fitness Vector': [-0.22033895035660467,</text:p>
      <text:p text:style-name="P2"><text:s text:c="38"/>-0.44228216777433405,</text:p>
      <text:p text:style-name="P2"><text:s text:c="38"/>0.2203443353612082]}),</text:p>
      <text:p text:style-name="P2"><text:s text:c="13"/>('Generation 20',</text:p>
      <text:p text:style-name="P2"><text:s text:c="14"/>{'Average Fitness': 0.41465075497703524,</text:p>
      <text:p text:style-name="P2"><text:s text:c="15"/>'High Fitness': 0.6169202784425738,</text:p>
      <text:p text:style-name="P2"><text:s text:c="15"/>'High Fitness Vector': [0.6243318038652413,</text:p>
      <text:p text:style-name="P2"><text:s text:c="39"/>-0.44228216777433405,</text:p>
      <text:p text:style-name="P2"><text:s text:c="39"/>0.17752904324020732],</text:p>
      <text:p text:style-name="P2"><text:s text:c="15"/>'Low Fitness': 0.33102019029533336,</text:p>
      <text:p text:style-name="P2"><text:s text:c="15"/>'Low Fitness Vector': [-0.3461197359056477,</text:p>
      <text:p text:style-name="P2"><text:s text:c="38"/>-0.4289585868183349,</text:p>
      <text:p text:style-name="P2"><text:s text:c="38"/>0.16497226890224642]}),</text:p>
      <text:p text:style-name="P2"><text:s text:c="13"/>('Generation 30',</text:p>
      <text:p text:style-name="P2"><text:s text:c="14"/>{'Average Fitness': 0.39060860486478033,</text:p>
      <text:p text:style-name="P2"><text:s text:c="15"/>'High Fitness': 0.4886427092503629,</text:p>
      <text:p text:style-name="P2"><text:s text:c="15"/>'High Fitness Vector': [-0.47687923063181775,</text:p>
      <text:p text:style-name="P2"><text:s text:c="39"/>-0.46848670579678,</text:p>
      <text:p text:style-name="P2"><text:s text:c="39"/>0.20432600209970775],</text:p>
      <text:p text:style-name="P2"><text:s text:c="15"/>'Low Fitness': 0.28410194334682703,</text:p>
      <text:p text:style-name="P2"><text:s text:c="15"/>'Low Fitness Vector': [-0.3200922189572873,</text:p>
      <text:p text:style-name="P2"><text:s text:c="38"/>-0.3750191857191651,</text:p>
      <text:p text:style-name="P2"><text:s text:c="38"/>0.2024932716224454]}),</text:p>
      <text:p text:style-name="P2"><text:soft-page-break/><text:s text:c="13"/>('Generation 40',</text:p>
      <text:p text:style-name="P2"><text:s text:c="14"/>{'Average Fitness': 0.32053098259115287,</text:p>
      <text:p text:style-name="P2"><text:s text:c="15"/>'High Fitness': 0.39598120483167415,</text:p>
      <text:p text:style-name="P2"><text:s text:c="15"/>'High Fitness Vector': [-0.4237468037307152,</text:p>
      <text:p text:style-name="P2"><text:s text:c="39"/>-0.4051858996336647,</text:p>
      <text:p text:style-name="P2"><text:s text:c="39"/>0.22856998468244838],</text:p>
      <text:p text:style-name="P2"><text:s text:c="15"/>'Low Fitness': 0.22940735122690972,</text:p>
      <text:p text:style-name="P2"><text:s text:c="15"/>'Low Fitness Vector': [-0.31498333560156666,</text:p>
      <text:p text:style-name="P2"><text:s text:c="38"/>-0.34488201179182504,</text:p>
      <text:p text:style-name="P2"><text:s text:c="38"/>0.10606246962353838]}),</text:p>
      <text:p text:style-name="P2"><text:s text:c="13"/>('Generation 50',</text:p>
      <text:p text:style-name="P2"><text:s text:c="14"/>{'Average Fitness': 0.2349519907756913,</text:p>
      <text:p text:style-name="P2"><text:s text:c="15"/>'High Fitness': 0.3326852897752477,</text:p>
      <text:p text:style-name="P2"><text:s text:c="15"/>'High Fitness Vector': [-0.36100038987113187,</text:p>
      <text:p text:style-name="P2"><text:s text:c="39"/>-0.34403677764157814,</text:p>
      <text:p text:style-name="P2"><text:s text:c="39"/>0.2898321995882062],</text:p>
      <text:p text:style-name="P2"><text:s text:c="15"/>'Low Fitness': 0.12195684188609847,</text:p>
      <text:p text:style-name="P2"><text:s text:c="15"/>'Low Fitness Vector': [-0.2609348527241178,</text:p>
      <text:p text:style-name="P2"><text:s text:c="38"/>-0.23207824480749534,</text:p>
      <text:p text:style-name="P2"><text:s text:c="38"/>0.003087524415072443]})])</text:p>
      <text:p text:style-name="P2">Run 10:</text:p>
      <text:p text:style-name="P2">Random Seed: 95</text:p>
      <text:p text:style-name="P2">{'Best Fitness': 0.3144562710453478,</text:p>
      <text:p text:style-name="P2"><text:s/>'Best Vector': [-0.4617378571609745,</text:p>
      <text:p text:style-name="P2"><text:s text:c="17"/>0.29743417920444476,</text:p>
      <text:p text:style-name="P2"><text:s text:c="17"/>-0.11308108308075902]}</text:p>
      <text:p text:style-name="P2">OrderedDict([('Generation 0',</text:p>
      <text:p text:style-name="P2"><text:s text:c="14"/>{'Average Fitness': 17.84830340424672,</text:p>
      <text:p text:style-name="P2"><text:s text:c="15"/>'High Fitness': 41.845403444642685,</text:p>
      <text:p text:style-name="P2"><text:s text:c="15"/>'High Fitness Vector': [3.5609688698586464,</text:p>
      <text:p text:style-name="P2"><text:s text:c="39"/>2.0828996138194977,</text:p>
      <text:p text:style-name="P2"><text:s text:c="39"/>4.9826131047163305],</text:p>
      <text:p text:style-name="P2"><text:s text:c="15"/>'Low Fitness': 0.6193318558940665,</text:p>
      <text:p text:style-name="P2"><text:s text:c="15"/>'Low Fitness Vector': [-0.6964187621156739,</text:p>
      <text:p text:style-name="P2"><text:s text:c="38"/>0.33208564491173376,</text:p>
      <text:p text:style-name="P2"><text:s text:c="38"/>-0.15508671158708842]}),</text:p>
      <text:p text:style-name="P2"><text:s text:c="13"/>('Generation 10',</text:p>
      <text:p text:style-name="P2"><text:s text:c="14"/>{'Average Fitness': 1.26185743864075,</text:p>
      <text:p text:style-name="P2"><text:s text:c="15"/>'High Fitness': 3.126330928916737,</text:p>
      <text:p text:style-name="P2"><text:s text:c="15"/>'High Fitness Vector': [1.1791040681925888,</text:p>
      <text:p text:style-name="P2"><text:s text:c="39"/>0.9688952836762365,</text:p>
      <text:p text:style-name="P2"><text:s text:c="39"/>-0.8929089844762284],</text:p>
      <text:p text:style-name="P2"><text:s text:c="15"/>'Low Fitness': 0.545329916236857,</text:p>
      <text:p text:style-name="P2"><text:s text:c="15"/>'Low Fitness Vector': [-0.6410905962260858,</text:p>
      <text:p text:style-name="P2"><text:soft-page-break/><text:s text:c="38"/>0.33208564491173376,</text:p>
      <text:p text:style-name="P2"><text:s text:c="38"/>-0.15508671158708842]}),</text:p>
      <text:p text:style-name="P2"><text:s text:c="13"/>('Generation 20',</text:p>
      <text:p text:style-name="P2"><text:s text:c="14"/>{'Average Fitness': 0.6569997868527699,</text:p>
      <text:p text:style-name="P2"><text:s text:c="15"/>'High Fitness': 0.7870263499546014,</text:p>
      <text:p text:style-name="P2"><text:s text:c="15"/>'High Fitness Vector': [-0.7552977547154944,</text:p>
      <text:p text:style-name="P2"><text:s text:c="39"/>0.34849560715334793,</text:p>
      <text:p text:style-name="P2"><text:s text:c="39"/>-0.30838687305258905],</text:p>
      <text:p text:style-name="P2"><text:s text:c="15"/>'Low Fitness': 0.5009937285408592,</text:p>
      <text:p text:style-name="P2"><text:s text:c="15"/>'Low Fitness Vector': [-0.6299171761050301,</text:p>
      <text:p text:style-name="P2"><text:s text:c="38"/>0.2831010273344605,</text:p>
      <text:p text:style-name="P2"><text:s text:c="38"/>-0.15508671158708842]}),</text:p>
      <text:p text:style-name="P2"><text:s text:c="13"/>('Generation 30',</text:p>
      <text:p text:style-name="P2"><text:s text:c="14"/>{'Average Fitness': 0.5323674749337931,</text:p>
      <text:p text:style-name="P2"><text:s text:c="15"/>'High Fitness': 0.6337647886481206,</text:p>
      <text:p text:style-name="P2"><text:s text:c="15"/>'High Fitness Vector': [-0.6792992646437611,</text:p>
      <text:p text:style-name="P2"><text:s text:c="39"/>0.3459291204185098,</text:p>
      <text:p text:style-name="P2"><text:s text:c="39"/>-0.22945662193330166],</text:p>
      <text:p text:style-name="P2"><text:s text:c="15"/>'Low Fitness': 0.4280455005649217,</text:p>
      <text:p text:style-name="P2"><text:s text:c="15"/>'Low Fitness Vector': [-0.5645967371091231,</text:p>
      <text:p text:style-name="P2"><text:s text:c="38"/>0.2831010273344605,</text:p>
      <text:p text:style-name="P2"><text:s text:c="38"/>-0.17067464173926528]}),</text:p>
      <text:p text:style-name="P2"><text:s text:c="13"/>('Generation 40',</text:p>
      <text:p text:style-name="P2"><text:s text:c="14"/>{'Average Fitness': 0.47494674046781726,</text:p>
      <text:p text:style-name="P2"><text:s text:c="15"/>'High Fitness': 0.6262391463838576,</text:p>
      <text:p text:style-name="P2"><text:s text:c="15"/>'High Fitness Vector': [-0.6792992646437611,</text:p>
      <text:p text:style-name="P2"><text:s text:c="39"/>0.33318395849338867,</text:p>
      <text:p text:style-name="P2"><text:s text:c="39"/>-0.2319053799310807],</text:p>
      <text:p text:style-name="P2"><text:s text:c="15"/>'Low Fitness': 0.37407083741130825,</text:p>
      <text:p text:style-name="P2"><text:s text:c="15"/>'Low Fitness Vector': [-0.5129994844033998,</text:p>
      <text:p text:style-name="P2"><text:s text:c="38"/>0.2971688386462851,</text:p>
      <text:p text:style-name="P2"><text:s text:c="38"/>-0.15030983916820742]}),</text:p>
      <text:p text:style-name="P2"><text:s text:c="13"/>('Generation 50',</text:p>
      <text:p text:style-name="P2"><text:s text:c="14"/>{'Average Fitness': 0.38992486258768233,</text:p>
      <text:p text:style-name="P2"><text:s text:c="15"/>'High Fitness': 0.4752808479597167,</text:p>
      <text:p text:style-name="P2"><text:s text:c="15"/>'High Fitness Vector': [-0.5735125483243634,</text:p>
      <text:p text:style-name="P2"><text:s text:c="39"/>0.3687032676144499,</text:p>
      <text:p text:style-name="P2"><text:s text:c="39"/>-0.10208871301294209],</text:p>
      <text:p text:style-name="P2"><text:s text:c="15"/>'Low Fitness': 0.3144562710453478,</text:p>
      <text:p text:style-name="P2"><text:s text:c="15"/>'Low Fitness Vector': [-0.4617378571609745,</text:p>
      <text:p text:style-name="P2"><text:s text:c="38"/>0.29743417920444476,</text:p>
      <text:p text:style-name="P2"><text:s text:c="38"/>-0.11308108308075902]})])</text:p>
      <text:p text:style-name="P2">Run 11:</text:p>
      <text:p text:style-name="P2">Random Seed: 2</text:p>
      <text:p text:style-name="P2"><text:soft-page-break/>{'Best Fitness': 0.31495856940351175,</text:p>
      <text:p text:style-name="P2"><text:s/>'Best Vector': [-0.041405980379447996,</text:p>
      <text:p text:style-name="P2"><text:s text:c="17"/>0.2311206774353956,</text:p>
      <text:p text:style-name="P2"><text:s text:c="17"/>-0.5097326227093302]}</text:p>
      <text:p text:style-name="P2">OrderedDict([('Generation 0',</text:p>
      <text:p text:style-name="P2"><text:s text:c="14"/>{'Average Fitness': 22.48416338778013,</text:p>
      <text:p text:style-name="P2"><text:s text:c="15"/>'High Fitness': 51.876564898161064,</text:p>
      <text:p text:style-name="P2"><text:s text:c="15"/>'High Fitness Vector': [4.968917377698457,</text:p>
      <text:p text:style-name="P2"><text:s text:c="39"/>4.696372838559461,</text:p>
      <text:p text:style-name="P2"><text:s text:c="39"/>2.265062284575925],</text:p>
      <text:p text:style-name="P2"><text:s text:c="15"/>'Low Fitness': 1.755160271264227,</text:p>
      <text:p text:style-name="P2"><text:s text:c="15"/>'Low Fitness Vector': [-0.09147934746069075,</text:p>
      <text:p text:style-name="P2"><text:s text:c="38"/>-0.7823860345395159,</text:p>
      <text:p text:style-name="P2"><text:s text:c="38"/>1.0652060332207682]}),</text:p>
      <text:p text:style-name="P2"><text:s text:c="13"/>('Generation 10',</text:p>
      <text:p text:style-name="P2"><text:s text:c="14"/>{'Average Fitness': 1.0908456213627327,</text:p>
      <text:p text:style-name="P2"><text:s text:c="15"/>'High Fitness': 1.8191429733915407,</text:p>
      <text:p text:style-name="P2"><text:s text:c="15"/>'High Fitness Vector': [0.8573787496967642,</text:p>
      <text:p text:style-name="P2"><text:s text:c="39"/>0.6094444498959686,</text:p>
      <text:p text:style-name="P2"><text:s text:c="39"/>-0.8441694826579283],</text:p>
      <text:p text:style-name="P2"><text:s text:c="15"/>'Low Fitness': 0.6801546777754095,</text:p>
      <text:p text:style-name="P2"><text:s text:c="15"/>'Low Fitness Vector': [-0.05729026787935054,</text:p>
      <text:p text:style-name="P2"><text:s text:c="38"/>0.41674044269037247,</text:p>
      <text:p text:style-name="P2"><text:s text:c="38"/>-0.7093658480699181]}),</text:p>
      <text:p text:style-name="P2"><text:s text:c="13"/>('Generation 20',</text:p>
      <text:p text:style-name="P2"><text:s text:c="14"/>{'Average Fitness': 0.7468006091799695,</text:p>
      <text:p text:style-name="P2"><text:s text:c="15"/>'High Fitness': 0.9833959540454063,</text:p>
      <text:p text:style-name="P2"><text:s text:c="15"/>'High Fitness Vector': [-0.023480699877051536,</text:p>
      <text:p text:style-name="P2"><text:s text:c="39"/>0.6239360416764319,</text:p>
      <text:p text:style-name="P2"><text:s text:c="39"/>-0.7704209412235858],</text:p>
      <text:p text:style-name="P2"><text:s text:c="15"/>'Low Fitness': 0.5102002495140991,</text:p>
      <text:p text:style-name="P2"><text:s text:c="15"/>'Low Fitness Vector': [-0.06491157612119244,</text:p>
      <text:p text:style-name="P2"><text:s text:c="38"/>0.3224250755288535,</text:p>
      <text:p text:style-name="P2"><text:s text:c="38"/>-0.6340574165403121]}),</text:p>
      <text:p text:style-name="P2"><text:s text:c="13"/>('Generation 30',</text:p>
      <text:p text:style-name="P2"><text:s text:c="14"/>{'Average Fitness': 0.6481510847056327,</text:p>
      <text:p text:style-name="P2"><text:s text:c="15"/>'High Fitness': 0.8302743050259324,</text:p>
      <text:p text:style-name="P2"><text:s text:c="15"/>'High Fitness Vector': [-0.05640633813534318,</text:p>
      <text:p text:style-name="P2"><text:s text:c="39"/>0.47570106605893536,</text:p>
      <text:p text:style-name="P2"><text:s text:c="39"/>-0.775113621215939],</text:p>
      <text:p text:style-name="P2"><text:s text:c="15"/>'Low Fitness': 0.47238134481471306,</text:p>
      <text:p text:style-name="P2"><text:s text:c="15"/>'Low Fitness Vector': [-1.8687294655022474e-05,</text:p>
      <text:p text:style-name="P2"><text:s text:c="38"/>0.3224250755288535,</text:p>
      <text:p text:style-name="P2"><text:s text:c="38"/>-0.6069789247871059]}),</text:p>
      <text:p text:style-name="P2"><text:soft-page-break/><text:s text:c="13"/>('Generation 40',</text:p>
      <text:p text:style-name="P2"><text:s text:c="14"/>{'Average Fitness': 0.5111523468361913,</text:p>
      <text:p text:style-name="P2"><text:s text:c="15"/>'High Fitness': 0.6867017242805815,</text:p>
      <text:p text:style-name="P2"><text:s text:c="15"/>'High Fitness Vector': [-0.019008981489228072,</text:p>
      <text:p text:style-name="P2"><text:s text:c="39"/>0.4138053546773367,</text:p>
      <text:p text:style-name="P2"><text:s text:c="39"/>-0.7177085141919993],</text:p>
      <text:p text:style-name="P2"><text:s text:c="15"/>'Low Fitness': 0.4237170937710886,</text:p>
      <text:p text:style-name="P2"><text:s text:c="15"/>'Low Fitness Vector': [0.045184491001327216,</text:p>
      <text:p text:style-name="P2"><text:s text:c="38"/>0.26933990345905007,</text:p>
      <text:p text:style-name="P2"><text:s text:c="38"/>-0.5908734821843922]}),</text:p>
      <text:p text:style-name="P2"><text:s text:c="13"/>('Generation 50',</text:p>
      <text:p text:style-name="P2"><text:s text:c="14"/>{'Average Fitness': 0.4328198709756,</text:p>
      <text:p text:style-name="P2"><text:s text:c="15"/>'High Fitness': 0.6586352717218374,</text:p>
      <text:p text:style-name="P2"><text:s text:c="15"/>'High Fitness Vector': [-0.034185622258601556,</text:p>
      <text:p text:style-name="P2"><text:s text:c="39"/>0.41674044269037247,</text:p>
      <text:p text:style-name="P2"><text:s text:c="39"/>-0.6955530306014502],</text:p>
      <text:p text:style-name="P2"><text:s text:c="15"/>'Low Fitness': 0.31495856940351175,</text:p>
      <text:p text:style-name="P2"><text:s text:c="15"/>'Low Fitness Vector': [-0.041405980379447996,</text:p>
      <text:p text:style-name="P2"><text:s text:c="38"/>0.2311206774353956,</text:p>
      <text:p text:style-name="P2"><text:s text:c="38"/>-0.5097326227093302]})])</text:p>
      <text:p text:style-name="P2">Run 12:</text:p>
      <text:p text:style-name="P2">Random Seed: 145</text:p>
      <text:p text:style-name="P2">{'Best Fitness': 0.6195230731646729,</text:p>
      <text:p text:style-name="P2"><text:s/>'Best Vector': [-0.3222518369546714, -0.13881700981406286, 0.7045613277283215]}</text:p>
      <text:p text:style-name="P2">OrderedDict([('Generation 0',</text:p>
      <text:p text:style-name="P2"><text:s text:c="14"/>{'Average Fitness': 23.007498112689763,</text:p>
      <text:p text:style-name="P2"><text:s text:c="15"/>'High Fitness': 61.02525616248627,</text:p>
      <text:p text:style-name="P2"><text:s text:c="15"/>'High Fitness Vector': [4.365134929182448,</text:p>
      <text:p text:style-name="P2"><text:s text:c="39"/>4.1561512133272265,</text:p>
      <text:p text:style-name="P2"><text:s text:c="39"/>4.969633819958593],</text:p>
      <text:p text:style-name="P2"><text:s text:c="15"/>'Low Fitness': 1.2258817704644946,</text:p>
      <text:p text:style-name="P2"><text:s text:c="15"/>'Low Fitness Vector': [-0.975226768182059,</text:p>
      <text:p text:style-name="P2"><text:s text:c="38"/>-0.33758158246606973,</text:p>
      <text:p text:style-name="P2"><text:s text:c="38"/>0.4010650773445321]}),</text:p>
      <text:p text:style-name="P2"><text:s text:c="13"/>('Generation 10',</text:p>
      <text:p text:style-name="P2"><text:s text:c="14"/>{'Average Fitness': 1.8239155685124695,</text:p>
      <text:p text:style-name="P2"><text:s text:c="15"/>'High Fitness': 2.8898867663928764,</text:p>
      <text:p text:style-name="P2"><text:s text:c="15"/>'High Fitness Vector': [0.864159971344415,</text:p>
      <text:p text:style-name="P2"><text:s text:c="39"/>1.460556198965173,</text:p>
      <text:p text:style-name="P2"><text:s text:c="39"/>0.09944797626549395],</text:p>
      <text:p text:style-name="P2"><text:s text:c="15"/>'Low Fitness': 0.6195230731646729,</text:p>
      <text:p text:style-name="P2"><text:s text:c="15"/>'Low Fitness Vector': [-0.3222518369546714,</text:p>
      <text:p text:style-name="P2"><text:s text:c="38"/>-0.13881700981406286,</text:p>
      <text:p text:style-name="P2"><text:s text:c="38"/>0.7045613277283215]}),</text:p>
      <text:p text:style-name="P2"><text:soft-page-break/><text:s text:c="13"/>('Generation 20',</text:p>
      <text:p text:style-name="P2"><text:s text:c="14"/>{'Average Fitness': 1.5476046785956976,</text:p>
      <text:p text:style-name="P2"><text:s text:c="15"/>'High Fitness': 1.738226739991183,</text:p>
      <text:p text:style-name="P2"><text:s text:c="15"/>'High Fitness Vector': [0.2993348916549017,</text:p>
      <text:p text:style-name="P2"><text:s text:c="39"/>-0.8946147083960454,</text:p>
      <text:p text:style-name="P2"><text:s text:c="39"/>0.921026539330214],</text:p>
      <text:p text:style-name="P2"><text:s text:c="15"/>'Low Fitness': 1.4006120547128509,</text:p>
      <text:p text:style-name="P2"><text:s text:c="15"/>'Low Fitness Vector': [-0.30838567354940316,</text:p>
      <text:p text:style-name="P2"><text:s text:c="38"/>-0.857817550120591,</text:p>
      <text:p text:style-name="P2"><text:s text:c="38"/>0.7547578298815051]}),</text:p>
      <text:p text:style-name="P2"><text:s text:c="13"/>('Generation 30',</text:p>
      <text:p text:style-name="P2"><text:s text:c="14"/>{'Average Fitness': 1.5078001202977376,</text:p>
      <text:p text:style-name="P2"><text:s text:c="15"/>'High Fitness': 1.6973240902313451,</text:p>
      <text:p text:style-name="P2"><text:s text:c="15"/>'High Fitness Vector': [-0.2835750889613012,</text:p>
      <text:p text:style-name="P2"><text:s text:c="39"/>-0.9042472271875002,</text:p>
      <text:p text:style-name="P2"><text:s text:c="39"/>0.8940057109860388],</text:p>
      <text:p text:style-name="P2"><text:s text:c="15"/>'Low Fitness': 1.3220125010968893,</text:p>
      <text:p text:style-name="P2"><text:s text:c="15"/>'Low Fitness Vector': [-0.2835750889613012,</text:p>
      <text:p text:style-name="P2"><text:s text:c="38"/>-0.7382826574976337,</text:p>
      <text:p text:style-name="P2"><text:s text:c="38"/>0.8345875554162734]}),</text:p>
      <text:p text:style-name="P2"><text:s text:c="13"/>('Generation 40',</text:p>
      <text:p text:style-name="P2"><text:s text:c="14"/>{'Average Fitness': 1.5436782066384576,</text:p>
      <text:p text:style-name="P2"><text:s text:c="15"/>'High Fitness': 1.8481246290163404,</text:p>
      <text:p text:style-name="P2"><text:s text:c="15"/>'High Fitness Vector': [-0.25965672243497395,</text:p>
      <text:p text:style-name="P2"><text:s text:c="39"/>-0.9466689864986655,</text:p>
      <text:p text:style-name="P2"><text:s text:c="39"/>0.940489683894649],</text:p>
      <text:p text:style-name="P2"><text:s text:c="15"/>'Low Fitness': 1.2900881210705588,</text:p>
      <text:p text:style-name="P2"><text:s text:c="15"/>'Low Fitness Vector': [-0.2656185752253529,</text:p>
      <text:p text:style-name="P2"><text:s text:c="38"/>-0.793919650631348,</text:p>
      <text:p text:style-name="P2"><text:s text:c="38"/>0.7676108922541489]}),</text:p>
      <text:p text:style-name="P2"><text:s text:c="13"/>('Generation 50',</text:p>
      <text:p text:style-name="P2"><text:s text:c="14"/>{'Average Fitness': 1.410813160827661,</text:p>
      <text:p text:style-name="P2"><text:s text:c="15"/>'High Fitness': 1.7534639345862373,</text:p>
      <text:p text:style-name="P2"><text:s text:c="15"/>'High Fitness Vector': [0.31066646420362715,</text:p>
      <text:p text:style-name="P2"><text:s text:c="39"/>-0.9196124264494435,</text:p>
      <text:p text:style-name="P2"><text:s text:c="39"/>0.9007015419800394],</text:p>
      <text:p text:style-name="P2"><text:s text:c="15"/>'Low Fitness': 1.1930296294969083,</text:p>
      <text:p text:style-name="P2"><text:s text:c="15"/>'Low Fitness Vector': [0.31497076474675795,</text:p>
      <text:p text:style-name="P2"><text:s text:c="38"/>-0.7753757989070278,</text:p>
      <text:p text:style-name="P2"><text:s text:c="38"/>0.7018656690001578]})])</text:p>
      <text:p text:style-name="P2">Run 13:</text:p>
      <text:p text:style-name="P2">Random Seed: 245</text:p>
      <text:p text:style-name="P2">{'Best Fitness': 1.6496893774748018,</text:p>
      <text:p text:style-name="P2"><text:s/>'Best Vector': [-0.5250586534371328, 0.7734081219839165, 0.8808193144878795]}</text:p>
      <text:p text:style-name="P2"><text:soft-page-break/>OrderedDict([('Generation 0',</text:p>
      <text:p text:style-name="P2"><text:s text:c="14"/>{'Average Fitness': 22.36126547385806,</text:p>
      <text:p text:style-name="P2"><text:s text:c="15"/>'High Fitness': 55.01027748346911,</text:p>
      <text:p text:style-name="P2"><text:s text:c="15"/>'High Fitness Vector': [4.574889329034127,</text:p>
      <text:p text:style-name="P2"><text:s text:c="39"/>3.7575448152208697,</text:p>
      <text:p text:style-name="P2"><text:s text:c="39"/>4.467831920760399],</text:p>
      <text:p text:style-name="P2"><text:s text:c="15"/>'Low Fitness': 2.23047790754123,</text:p>
      <text:p text:style-name="P2"><text:s text:c="15"/>'Low Fitness Vector': [1.304180290462618,</text:p>
      <text:p text:style-name="P2"><text:s text:c="38"/>-0.6775991294921451,</text:p>
      <text:p text:style-name="P2"><text:s text:c="38"/>-0.26542625571250245]}),</text:p>
      <text:p text:style-name="P2"><text:s text:c="13"/>('Generation 10',</text:p>
      <text:p text:style-name="P2"><text:s text:c="14"/>{'Average Fitness': 3.557217043129361,</text:p>
      <text:p text:style-name="P2"><text:s text:c="15"/>'High Fitness': 7.008294511771549,</text:p>
      <text:p text:style-name="P2"><text:s text:c="15"/>'High Fitness Vector': [1.9030139205678192,</text:p>
      <text:p text:style-name="P2"><text:s text:c="39"/>1.6964274489156486,</text:p>
      <text:p text:style-name="P2"><text:s text:c="39"/>0.7134188394359884],</text:p>
      <text:p text:style-name="P2"><text:s text:c="15"/>'Low Fitness': 1.8941270193872266,</text:p>
      <text:p text:style-name="P2"><text:s text:c="15"/>'Low Fitness Vector': [-0.6371215737966105,</text:p>
      <text:p text:style-name="P2"><text:s text:c="38"/>0.8011197302052104,</text:p>
      <text:p text:style-name="P2"><text:s text:c="38"/>0.9200055964319389]}),</text:p>
      <text:p text:style-name="P2"><text:s text:c="13"/>('Generation 20',</text:p>
      <text:p text:style-name="P2"><text:s text:c="14"/>{'Average Fitness': 2.084087441641293,</text:p>
      <text:p text:style-name="P2"><text:s text:c="15"/>'High Fitness': 2.8485369036106105,</text:p>
      <text:p text:style-name="P2"><text:s text:c="15"/>'High Fitness Vector': [-0.7196120418821773,</text:p>
      <text:p text:style-name="P2"><text:s text:c="39"/>1.1432857991009358,</text:p>
      <text:p text:style-name="P2"><text:s text:c="39"/>1.011727727386627],</text:p>
      <text:p text:style-name="P2"><text:s text:c="15"/>'Low Fitness': 1.7534410536747242,</text:p>
      <text:p text:style-name="P2"><text:s text:c="15"/>'Low Fitness Vector': [-0.6090580758159597,</text:p>
      <text:p text:style-name="P2"><text:s text:c="38"/>0.7363024178656437,</text:p>
      <text:p text:style-name="P2"><text:s text:c="38"/>0.9167050034789229]}),</text:p>
      <text:p text:style-name="P2"><text:s text:c="13"/>('Generation 30',</text:p>
      <text:p text:style-name="P2"><text:s text:c="14"/>{'Average Fitness': 1.9826354047332593,</text:p>
      <text:p text:style-name="P2"><text:s text:c="15"/>'High Fitness': 2.3807703477965747,</text:p>
      <text:p text:style-name="P2"><text:s text:c="15"/>'High Fitness Vector': [-0.644568614487979,</text:p>
      <text:p text:style-name="P2"><text:s text:c="39"/>0.9347544286458819,</text:p>
      <text:p text:style-name="P2"><text:s text:c="39"/>1.0447659102117244],</text:p>
      <text:p text:style-name="P2"><text:s text:c="15"/>'Low Fitness': 1.7544567675767233,</text:p>
      <text:p text:style-name="P2"><text:s text:c="15"/>'Low Fitness Vector': [-0.5399373380894288,</text:p>
      <text:p text:style-name="P2"><text:s text:c="38"/>0.789035091178037,</text:p>
      <text:p text:style-name="P2"><text:s text:c="38"/>0.9167050034789229]}),</text:p>
      <text:p text:style-name="P2"><text:s text:c="13"/>('Generation 40',</text:p>
      <text:p text:style-name="P2"><text:s text:c="14"/>{'Average Fitness': 1.9790145788785083,</text:p>
      <text:p text:style-name="P2"><text:s text:c="15"/>'High Fitness': 2.5221213845915837,</text:p>
      <text:p text:style-name="P2"><text:s text:c="15"/>'High Fitness Vector': [-0.7098414044871387,</text:p>
      <text:p text:style-name="P2"><text:soft-page-break/><text:s text:c="39"/>0.9420646664727852,</text:p>
      <text:p text:style-name="P2"><text:s text:c="39"/>1.0633723380128102],</text:p>
      <text:p text:style-name="P2"><text:s text:c="15"/>'Low Fitness': 1.7339262642809299,</text:p>
      <text:p text:style-name="P2"><text:s text:c="15"/>'Low Fitness Vector': [-0.5772785866619743,</text:p>
      <text:p text:style-name="P2"><text:s text:c="38"/>0.7485503551927494,</text:p>
      <text:p text:style-name="P2"><text:s text:c="38"/>0.9167050034789229]}),</text:p>
      <text:p text:style-name="P2"><text:s text:c="13"/>('Generation 50',</text:p>
      <text:p text:style-name="P2"><text:s text:c="14"/>{'Average Fitness': 1.8375272386610972,</text:p>
      <text:p text:style-name="P2"><text:s text:c="15"/>'High Fitness': 2.415009211392654,</text:p>
      <text:p text:style-name="P2"><text:s text:c="15"/>'High Fitness Vector': [-0.6293670765346514,</text:p>
      <text:p text:style-name="P2"><text:s text:c="39"/>0.8941761378611774,</text:p>
      <text:p text:style-name="P2"><text:s text:c="39"/>1.1042442342374033],</text:p>
      <text:p text:style-name="P2"><text:s text:c="15"/>'Low Fitness': 1.6496893774748018,</text:p>
      <text:p text:style-name="P2"><text:s text:c="15"/>'Low Fitness Vector': [-0.5250586534371328,</text:p>
      <text:p text:style-name="P2"><text:s text:c="38"/>0.7734081219839165,</text:p>
      <text:p text:style-name="P2"><text:s text:c="38"/>0.8808193144878795]})])</text:p>
      <text:p text:style-name="P2">Run 14:</text:p>
      <text:p text:style-name="P2">Random Seed: 723</text:p>
      <text:p text:style-name="P2">{'Best Fitness': 7.217006388830133e-06,</text:p>
      <text:p text:style-name="P2"><text:s/>'Best Vector': [-0.0024743206700619837,</text:p>
      <text:p text:style-name="P2"><text:s text:c="17"/>-0.0010462134296090192,</text:p>
      <text:p text:style-name="P2"><text:s text:c="17"/>1.345623423856801e-05]}</text:p>
      <text:p text:style-name="P2">OrderedDict([('Generation 0',</text:p>
      <text:p text:style-name="P2"><text:s text:c="14"/>{'Average Fitness': 23.15054567330937,</text:p>
      <text:p text:style-name="P2"><text:s text:c="15"/>'High Fitness': 51.535937338967834,</text:p>
      <text:p text:style-name="P2"><text:s text:c="15"/>'High Fitness Vector': [3.9797961669960547,</text:p>
      <text:p text:style-name="P2"><text:s text:c="39"/>4.252715414647794,</text:p>
      <text:p text:style-name="P2"><text:s text:c="39"/>4.196614279410057],</text:p>
      <text:p text:style-name="P2"><text:s text:c="15"/>'Low Fitness': 0.3802546246652318,</text:p>
      <text:p text:style-name="P2"><text:s text:c="15"/>'Low Fitness Vector': [-0.08013739461712222,</text:p>
      <text:p text:style-name="P2"><text:s text:c="38"/>0.5835889945353352,</text:p>
      <text:p text:style-name="P2"><text:s text:c="38"/>-0.18236366991933428]}),</text:p>
      <text:p text:style-name="P2"><text:s text:c="13"/>('Generation 10',</text:p>
      <text:p text:style-name="P2"><text:s text:c="14"/>{'Average Fitness': 1.1910263422714058,</text:p>
      <text:p text:style-name="P2"><text:s text:c="15"/>'High Fitness': 3.086813186483658,</text:p>
      <text:p text:style-name="P2"><text:s text:c="15"/>'High Fitness Vector': [1.7348027641439336,</text:p>
      <text:p text:style-name="P2"><text:s text:c="39"/>0.2263896585060916,</text:p>
      <text:p text:style-name="P2"><text:s text:c="39"/>0.16130802374252906],</text:p>
      <text:p text:style-name="P2"><text:s text:c="15"/>'Low Fitness': 0.13722140500192748,</text:p>
      <text:p text:style-name="P2"><text:s text:c="15"/>'Low Fitness Vector': [0.17985445177228554,</text:p>
      <text:p text:style-name="P2"><text:s text:c="38"/>0.2808086584418254,</text:p>
      <text:p text:style-name="P2"><text:s text:c="38"/>0.16130802374252906]}),</text:p>
      <text:p text:style-name="P2"><text:s text:c="13"/>('Generation 20',</text:p>
      <text:p text:style-name="P2"><text:s text:c="14"/>{'Average Fitness': 0.12819873739559964,</text:p>
      <text:p text:style-name="P2"><text:soft-page-break/><text:s text:c="15"/>'High Fitness': 0.23476850723362894,</text:p>
      <text:p text:style-name="P2"><text:s text:c="15"/>'High Fitness Vector': [-0.40503838148924054,</text:p>
      <text:p text:style-name="P2"><text:s text:c="39"/>0.24933885958422158,</text:p>
      <text:p text:style-name="P2"><text:s text:c="39"/>0.09242591549692777],</text:p>
      <text:p text:style-name="P2"><text:s text:c="15"/>'Low Fitness': 0.06925896856531233,</text:p>
      <text:p text:style-name="P2"><text:s text:c="15"/>'Low Fitness Vector': [0.13786867465811958,</text:p>
      <text:p text:style-name="P2"><text:s text:c="38"/>0.14774289441046268,</text:p>
      <text:p text:style-name="P2"><text:s text:c="38"/>0.1685919163677333]}),</text:p>
      <text:p text:style-name="P2"><text:s text:c="13"/>('Generation 30',</text:p>
      <text:p text:style-name="P2"><text:s text:c="14"/>{'Average Fitness': 0.07968582884024777,</text:p>
      <text:p text:style-name="P2"><text:s text:c="15"/>'High Fitness': 0.12701133848240534,</text:p>
      <text:p text:style-name="P2"><text:s text:c="15"/>'High Fitness Vector': [0.23602452701173704,</text:p>
      <text:p text:style-name="P2"><text:s text:c="39"/>0.21279916026049267,</text:p>
      <text:p text:style-name="P2"><text:s text:c="39"/>0.16130802374252906],</text:p>
      <text:p text:style-name="P2"><text:s text:c="15"/>'Low Fitness': 0.0460328566006686,</text:p>
      <text:p text:style-name="P2"><text:s text:c="15"/>'Low Fitness Vector': [0.11725991649736134,</text:p>
      <text:p text:style-name="P2"><text:s text:c="38"/>0.1307709464957247,</text:p>
      <text:p text:style-name="P2"><text:s text:c="38"/>0.12321496717652752]}),</text:p>
      <text:p text:style-name="P2"><text:s text:c="13"/>('Generation 40',</text:p>
      <text:p text:style-name="P2"><text:s text:c="14"/>{'Average Fitness': 0.03411326488225837,</text:p>
      <text:p text:style-name="P2"><text:s text:c="15"/>'High Fitness': 0.08846675975024076,</text:p>
      <text:p text:style-name="P2"><text:s text:c="15"/>'High Fitness Vector': [0.23670000030463934,</text:p>
      <text:p text:style-name="P2"><text:s text:c="39"/>0.1307709464957247,</text:p>
      <text:p text:style-name="P2"><text:s text:c="39"/>0.12385002688185742],</text:p>
      <text:p text:style-name="P2"><text:s text:c="15"/>'Low Fitness': 0.01263756237652846,</text:p>
      <text:p text:style-name="P2"><text:s text:c="15"/>'Low Fitness Vector': [0.018308541069889696,</text:p>
      <text:p text:style-name="P2"><text:s text:c="38"/>0.089226746485178,</text:p>
      <text:p text:style-name="P2"><text:s text:c="38"/>0.06588586655793788]}),</text:p>
      <text:p text:style-name="P2"><text:s text:c="13"/>('Generation 50',</text:p>
      <text:p text:style-name="P2"><text:s text:c="14"/>{'Average Fitness': 0.006980047555987461,</text:p>
      <text:p text:style-name="P2"><text:s text:c="15"/>'High Fitness': 0.025254825743440974,</text:p>
      <text:p text:style-name="P2"><text:s text:c="15"/>'High Fitness Vector': [-0.10301423607805887,</text:p>
      <text:p text:style-name="P2"><text:s text:c="39"/>0.05833746244044524,</text:p>
      <text:p text:style-name="P2"><text:s text:c="39"/>0.10601713722179339],</text:p>
      <text:p text:style-name="P2"><text:s text:c="15"/>'Low Fitness': 7.217006388830133e-06,</text:p>
      <text:p text:style-name="P2"><text:s text:c="15"/>'Low Fitness Vector': [-0.0024743206700619837,</text:p>
      <text:p text:style-name="P2"><text:s text:c="38"/>-0.0010462134296090192,</text:p>
      <text:p text:style-name="P2"><text:s text:c="38"/>1.345623423856801e-05]})])</text:p>
      <text:p text:style-name="P2">Run 15:</text:p>
      <text:p text:style-name="P2">Random Seed: 46</text:p>
      <text:p text:style-name="P2">{'Best Fitness': 0.06170315504185826,</text:p>
      <text:p text:style-name="P2"><text:s/>'Best Vector': [0.02523105922781369, -0.12127845241220506, 0.2153092791140255]}</text:p>
      <text:p text:style-name="P2">OrderedDict([('Generation 0',</text:p>
      <text:p text:style-name="P2"><text:s text:c="14"/>{'Average Fitness': 19.96149079095754,</text:p>
      <text:p text:style-name="P2"><text:soft-page-break/><text:s text:c="15"/>'High Fitness': 50.44859375630187,</text:p>
      <text:p text:style-name="P2"><text:s text:c="15"/>'High Fitness Vector': [3.3493472859667754,</text:p>
      <text:p text:style-name="P2"><text:s text:c="39"/>4.385717027367495,</text:p>
      <text:p text:style-name="P2"><text:s text:c="39"/>4.471683426870432],</text:p>
      <text:p text:style-name="P2"><text:s text:c="15"/>'Low Fitness': 0.3849927564293952,</text:p>
      <text:p text:style-name="P2"><text:s text:c="15"/>'Low Fitness Vector': [0.22191017101937938,</text:p>
      <text:p text:style-name="P2"><text:s text:c="38"/>-0.31092460826246704,</text:p>
      <text:p text:style-name="P2"><text:s text:c="38"/>0.4889524725414285]}),</text:p>
      <text:p text:style-name="P2"><text:s text:c="13"/>('Generation 10',</text:p>
      <text:p text:style-name="P2"><text:s text:c="14"/>{'Average Fitness': 1.2012418867983579,</text:p>
      <text:p text:style-name="P2"><text:s text:c="15"/>'High Fitness': 5.03361624948524,</text:p>
      <text:p text:style-name="P2"><text:s text:c="15"/>'High Fitness Vector': [1.1935061486840572,</text:p>
      <text:p text:style-name="P2"><text:s text:c="39"/>1.7936510815008555,</text:p>
      <text:p text:style-name="P2"><text:s text:c="39"/>-0.6260791646185012],</text:p>
      <text:p text:style-name="P2"><text:s text:c="15"/>'Low Fitness': 0.1994042901494109,</text:p>
      <text:p text:style-name="P2"><text:s text:c="15"/>'Low Fitness Vector': [-0.03673361839765614,</text:p>
      <text:p text:style-name="P2"><text:s text:c="38"/>-0.2073139994739255,</text:p>
      <text:p text:style-name="P2"><text:s text:c="38"/>0.3937966950736782]}),</text:p>
      <text:p text:style-name="P2"><text:s text:c="13"/>('Generation 20',</text:p>
      <text:p text:style-name="P2"><text:s text:c="14"/>{'Average Fitness': 0.27758262219958174,</text:p>
      <text:p text:style-name="P2"><text:s text:c="15"/>'High Fitness': 0.33940807008299956,</text:p>
      <text:p text:style-name="P2"><text:s text:c="15"/>'High Fitness Vector': [0.11337982656857334,</text:p>
      <text:p text:style-name="P2"><text:s text:c="39"/>-0.3364817328354211,</text:p>
      <text:p text:style-name="P2"><text:s text:c="39"/>0.46187999358962506],</text:p>
      <text:p text:style-name="P2"><text:s text:c="15"/>'Low Fitness': 0.15757157453095377,</text:p>
      <text:p text:style-name="P2"><text:s text:c="15"/>'Low Fitness Vector': [0.04430086660782892,</text:p>
      <text:p text:style-name="P2"><text:s text:c="38"/>-0.20732152158375017,</text:p>
      <text:p text:style-name="P2"><text:s text:c="38"/>0.3355991573841444]}),</text:p>
      <text:p text:style-name="P2"><text:s text:c="13"/>('Generation 30',</text:p>
      <text:p text:style-name="P2"><text:s text:c="14"/>{'Average Fitness': 0.21557187556861218,</text:p>
      <text:p text:style-name="P2"><text:s text:c="15"/>'High Fitness': 0.288707280170878,</text:p>
      <text:p text:style-name="P2"><text:s text:c="15"/>'High Fitness Vector': [0.14055019840448998,</text:p>
      <text:p text:style-name="P2"><text:s text:c="39"/>-0.3245424889361199,</text:p>
      <text:p text:style-name="P2"><text:s text:c="39"/>0.404505988552067],</text:p>
      <text:p text:style-name="P2"><text:s text:c="15"/>'Low Fitness': 0.1463829914146863,</text:p>
      <text:p text:style-name="P2"><text:s text:c="15"/>'Low Fitness Vector': [-0.029613963376472666,</text:p>
      <text:p text:style-name="P2"><text:s text:c="38"/>-0.18132625334152663,</text:p>
      <text:p text:style-name="P2"><text:s text:c="38"/>0.3355991573841444]}),</text:p>
      <text:p text:style-name="P2"><text:s text:c="13"/>('Generation 40',</text:p>
      <text:p text:style-name="P2"><text:s text:c="14"/>{'Average Fitness': 0.16007453845537536,</text:p>
      <text:p text:style-name="P2"><text:s text:c="15"/>'High Fitness': 0.22765297792951034,</text:p>
      <text:p text:style-name="P2"><text:s text:c="15"/>'High Fitness Vector': [0.12263094268390365,</text:p>
      <text:p text:style-name="P2"><text:s text:c="39"/>-0.2691969303507166,</text:p>
      <text:p text:style-name="P2"><text:s text:c="39"/>0.3743629822988898],</text:p>
      <text:p text:style-name="P2"><text:soft-page-break/><text:s text:c="15"/>'Low Fitness': 0.09962107563159717,</text:p>
      <text:p text:style-name="P2"><text:s text:c="15"/>'Low Fitness Vector': [0.0693653327400002,</text:p>
      <text:p text:style-name="P2"><text:s text:c="38"/>-0.16967328339517068,</text:p>
      <text:p text:style-name="P2"><text:s text:c="38"/>0.25694455267113236]}),</text:p>
      <text:p text:style-name="P2"><text:s text:c="13"/>('Generation 50',</text:p>
      <text:p text:style-name="P2"><text:s text:c="14"/>{'Average Fitness': 0.11113579314942502,</text:p>
      <text:p text:style-name="P2"><text:s text:c="15"/>'High Fitness': 0.1589753201832707,</text:p>
      <text:p text:style-name="P2"><text:s text:c="15"/>'High Fitness Vector': [0.098399360043364,</text:p>
      <text:p text:style-name="P2"><text:s text:c="39"/>-0.1914839201849059,</text:p>
      <text:p text:style-name="P2"><text:s text:c="39"/>0.3355991573841444],</text:p>
      <text:p text:style-name="P2"><text:s text:c="15"/>'Low Fitness': 0.06170315504185826,</text:p>
      <text:p text:style-name="P2"><text:s text:c="15"/>'Low Fitness Vector': [0.02523105922781369,</text:p>
      <text:p text:style-name="P2"><text:s text:c="38"/>-0.12127845241220506,</text:p>
      <text:p text:style-name="P2"><text:s text:c="38"/>0.2153092791140255]})])</text:p>
      <text:p text:style-name="P2">Run 16:</text:p>
      <text:p text:style-name="P2">Random Seed: 123</text:p>
      <text:p text:style-name="P2">{'Best Fitness': 0.18385756484476382,</text:p>
      <text:p text:style-name="P2"><text:s/>'Best Vector': [-0.00789683410747943,</text:p>
      <text:p text:style-name="P2"><text:s text:c="17"/>-0.41452406706712575,</text:p>
      <text:p text:style-name="P2"><text:s text:c="17"/>-0.10938465467318449]}</text:p>
      <text:p text:style-name="P2">OrderedDict([('Generation 0',</text:p>
      <text:p text:style-name="P2"><text:s text:c="14"/>{'Average Fitness': 18.392935635520885,</text:p>
      <text:p text:style-name="P2"><text:s text:c="15"/>'High Fitness': 55.4248481593254,</text:p>
      <text:p text:style-name="P2"><text:s text:c="15"/>'High Fitness Vector': [2.832805035458608,</text:p>
      <text:p text:style-name="P2"><text:s text:c="39"/>4.950758598511494,</text:p>
      <text:p text:style-name="P2"><text:s text:c="39"/>4.7843550338232905],</text:p>
      <text:p text:style-name="P2"><text:s text:c="15"/>'Low Fitness': 1.5521103347638454,</text:p>
      <text:p text:style-name="P2"><text:s text:c="15"/>'Low Fitness Vector': [0.15906182025412208,</text:p>
      <text:p text:style-name="P2"><text:s text:c="38"/>0.538174083779255,</text:p>
      <text:p text:style-name="P2"><text:s text:c="38"/>1.112285182698057]}),</text:p>
      <text:p text:style-name="P2"><text:s text:c="13"/>('Generation 10',</text:p>
      <text:p text:style-name="P2"><text:s text:c="14"/>{'Average Fitness': 0.938838573339636,</text:p>
      <text:p text:style-name="P2"><text:s text:c="15"/>'High Fitness': 2.4094252233940674,</text:p>
      <text:p text:style-name="P2"><text:s text:c="15"/>'High Fitness Vector': [-0.9127906667486552,</text:p>
      <text:p text:style-name="P2"><text:s text:c="39"/>0.582288669339326,</text:p>
      <text:p text:style-name="P2"><text:s text:c="39"/>1.112285182698057],</text:p>
      <text:p text:style-name="P2"><text:s text:c="15"/>'Low Fitness': 0.36260110653674016,</text:p>
      <text:p text:style-name="P2"><text:s text:c="15"/>'Low Fitness Vector': [-0.03819330946429606,</text:p>
      <text:p text:style-name="P2"><text:s text:c="38"/>-0.5866445672392572,</text:p>
      <text:p text:style-name="P2"><text:s text:c="38"/>-0.1303477248653361]}),</text:p>
      <text:p text:style-name="P2"><text:s text:c="13"/>('Generation 20',</text:p>
      <text:p text:style-name="P2"><text:s text:c="14"/>{'Average Fitness': 0.43165850366796393,</text:p>
      <text:p text:style-name="P2"><text:s text:c="15"/>'High Fitness': 0.6034592704093108,</text:p>
      <text:p text:style-name="P2"><text:s text:c="15"/>'High Fitness Vector': [-0.09349207030581926,</text:p>
      <text:p text:style-name="P2"><text:soft-page-break/><text:s text:c="39"/>-0.7489308118848228,</text:p>
      <text:p text:style-name="P2"><text:s text:c="39"/>-0.18390525334743102],</text:p>
      <text:p text:style-name="P2"><text:s text:c="15"/>'Low Fitness': 0.30192033237486876,</text:p>
      <text:p text:style-name="P2"><text:s text:c="15"/>'Low Fitness Vector': [-0.022406062610367688,</text:p>
      <text:p text:style-name="P2"><text:s text:c="38"/>-0.5312032330979619,</text:p>
      <text:p text:style-name="P2"><text:s text:c="38"/>-0.13871346682799537]}),</text:p>
      <text:p text:style-name="P2"><text:s text:c="13"/>('Generation 30',</text:p>
      <text:p text:style-name="P2"><text:s text:c="14"/>{'Average Fitness': 0.3932463181512152,</text:p>
      <text:p text:style-name="P2"><text:s text:c="15"/>'High Fitness': 0.5021878128003245,</text:p>
      <text:p text:style-name="P2"><text:s text:c="15"/>'High Fitness Vector': [0.039035745114975276,</text:p>
      <text:p text:style-name="P2"><text:s text:c="39"/>-0.654881991383378,</text:p>
      <text:p text:style-name="P2"><text:s text:c="39"/>-0.2679432790076744],</text:p>
      <text:p text:style-name="P2"><text:s text:c="15"/>'Low Fitness': 0.23129222581883419,</text:p>
      <text:p text:style-name="P2"><text:s text:c="15"/>'Low Fitness Vector': [-0.022406062610367688,</text:p>
      <text:p text:style-name="P2"><text:s text:c="38"/>-0.4746793200157916,</text:p>
      <text:p text:style-name="P2"><text:s text:c="38"/>-0.07395767253287644]}),</text:p>
      <text:p text:style-name="P2"><text:s text:c="13"/>('Generation 40',</text:p>
      <text:p text:style-name="P2"><text:s text:c="14"/>{'Average Fitness': 0.34859340371264547,</text:p>
      <text:p text:style-name="P2"><text:s text:c="15"/>'High Fitness': 0.4601003237508646,</text:p>
      <text:p text:style-name="P2"><text:s text:c="15"/>'High Fitness Vector': [0.09234912860291464,</text:p>
      <text:p text:style-name="P2"><text:s text:c="39"/>-0.6613024349351114,</text:p>
      <text:p text:style-name="P2"><text:s text:c="39"/>-0.119377769061244],</text:p>
      <text:p text:style-name="P2"><text:s text:c="15"/>'Low Fitness': 0.23048560002445237,</text:p>
      <text:p text:style-name="P2"><text:s text:c="15"/>'Low Fitness Vector': [-0.02111196813216527,</text:p>
      <text:p text:style-name="P2"><text:s text:c="38"/>-0.4738883280896024,</text:p>
      <text:p text:style-name="P2"><text:s text:c="38"/>-0.07395767253287644]}),</text:p>
      <text:p text:style-name="P2"><text:s text:c="13"/>('Generation 50',</text:p>
      <text:p text:style-name="P2"><text:s text:c="14"/>{'Average Fitness': 0.26325857410323766,</text:p>
      <text:p text:style-name="P2"><text:s text:c="15"/>'High Fitness': 0.35184571247945634,</text:p>
      <text:p text:style-name="P2"><text:s text:c="15"/>'High Fitness Vector': [-0.09269960635829427,</text:p>
      <text:p text:style-name="P2"><text:s text:c="39"/>-0.5662147071957819,</text:p>
      <text:p text:style-name="P2"><text:s text:c="39"/>-0.15051046746212887],</text:p>
      <text:p text:style-name="P2"><text:s text:c="15"/>'Low Fitness': 0.18385756484476382,</text:p>
      <text:p text:style-name="P2"><text:s text:c="15"/>'Low Fitness Vector': [-0.00789683410747943,</text:p>
      <text:p text:style-name="P2"><text:s text:c="38"/>-0.41452406706712575,</text:p>
      <text:p text:style-name="P2"><text:s text:c="38"/>-0.10938465467318449]})])</text:p>
      <text:p text:style-name="P2">Run 17:</text:p>
      <text:p text:style-name="P2">Random Seed: 823</text:p>
      <text:p text:style-name="P2">{'Best Fitness': 0.014567538723469012,</text:p>
      <text:p text:style-name="P2"><text:s/>'Best Vector': [0.04634045095177876,</text:p>
      <text:p text:style-name="P2"><text:s text:c="17"/>0.01566603169119951,</text:p>
      <text:p text:style-name="P2"><text:s text:c="17"/>-0.11033891779469804]}</text:p>
      <text:p text:style-name="P2">OrderedDict([('Generation 0',</text:p>
      <text:p text:style-name="P2"><text:s text:c="14"/>{'Average Fitness': 23.127805685785155,</text:p>
      <text:p text:style-name="P2"><text:soft-page-break/><text:s text:c="15"/>'High Fitness': 63.3782884423761,</text:p>
      <text:p text:style-name="P2"><text:s text:c="15"/>'High Fitness Vector': [4.667999932739873,</text:p>
      <text:p text:style-name="P2"><text:s text:c="39"/>4.1986890855844505,</text:p>
      <text:p text:style-name="P2"><text:s text:c="39"/>4.894800816469517],</text:p>
      <text:p text:style-name="P2"><text:s text:c="15"/>'Low Fitness': 0.21314125672018952,</text:p>
      <text:p text:style-name="P2"><text:s text:c="15"/>'Low Fitness Vector': [0.05335909226295077,</text:p>
      <text:p text:style-name="P2"><text:s text:c="38"/>-0.19837209380702725,</text:p>
      <text:p text:style-name="P2"><text:s text:c="38"/>-0.41345202429263717]}),</text:p>
      <text:p text:style-name="P2"><text:s text:c="13"/>('Generation 10',</text:p>
      <text:p text:style-name="P2"><text:s text:c="14"/>{'Average Fitness': 0.5438450342983274,</text:p>
      <text:p text:style-name="P2"><text:s text:c="15"/>'High Fitness': 1.7612247829671297,</text:p>
      <text:p text:style-name="P2"><text:s text:c="15"/>'High Fitness Vector': [-0.479618906700443,</text:p>
      <text:p text:style-name="P2"><text:s text:c="39"/>0.25362323486130717,</text:p>
      <text:p text:style-name="P2"><text:s text:c="39"/>1.2111423293903518],</text:p>
      <text:p text:style-name="P2"><text:s text:c="15"/>'Low Fitness': 0.11754929370988822,</text:p>
      <text:p text:style-name="P2"><text:s text:c="15"/>'Low Fitness Vector': [0.0032822708640613332,</text:p>
      <text:p text:style-name="P2"><text:s text:c="38"/>0.02065418556544274,</text:p>
      <text:p text:style-name="P2"><text:s text:c="38"/>-0.3422161963240364]}),</text:p>
      <text:p text:style-name="P2"><text:s text:c="13"/>('Generation 20',</text:p>
      <text:p text:style-name="P2"><text:s text:c="14"/>{'Average Fitness': 0.12458830381256272,</text:p>
      <text:p text:style-name="P2"><text:s text:c="15"/>'High Fitness': 0.20410616495326614,</text:p>
      <text:p text:style-name="P2"><text:s text:c="15"/>'High Fitness Vector': [0.007264483140068702,</text:p>
      <text:p text:style-name="P2"><text:s text:c="39"/>0.06341075480786934,</text:p>
      <text:p text:style-name="P2"><text:s text:c="39"/>-0.4472498948157172],</text:p>
      <text:p text:style-name="P2"><text:s text:c="15"/>'Low Fitness': 0.0895529444988955,</text:p>
      <text:p text:style-name="P2"><text:s text:c="15"/>'Low Fitness Vector': [-0.05739032243318733,</text:p>
      <text:p text:style-name="P2"><text:s text:c="38"/>0.05650968962154227,</text:p>
      <text:p text:style-name="P2"><text:s text:c="38"/>-0.28821164162605795]}),</text:p>
      <text:p text:style-name="P2"><text:s text:c="13"/>('Generation 30',</text:p>
      <text:p text:style-name="P2"><text:s text:c="14"/>{'Average Fitness': 0.10149928113637402,</text:p>
      <text:p text:style-name="P2"><text:s text:c="15"/>'High Fitness': 0.13835661195701696,</text:p>
      <text:p text:style-name="P2"><text:s text:c="15"/>'High Fitness Vector': [0.03381050019578098,</text:p>
      <text:p text:style-name="P2"><text:s text:c="39"/>-0.011572272301708642,</text:p>
      <text:p text:style-name="P2"><text:s text:c="39"/>-0.3702425482670828],</text:p>
      <text:p text:style-name="P2"><text:s text:c="15"/>'Low Fitness': 0.05139819365376067,</text:p>
      <text:p text:style-name="P2"><text:s text:c="15"/>'Low Fitness Vector': [0.007897245302051093,</text:p>
      <text:p text:style-name="P2"><text:s text:c="38"/>-0.011572272301708642,</text:p>
      <text:p text:style-name="P2"><text:s text:c="38"/>-0.22627838978606643]}),</text:p>
      <text:p text:style-name="P2"><text:s text:c="13"/>('Generation 40',</text:p>
      <text:p text:style-name="P2"><text:s text:c="14"/>{'Average Fitness': 0.060736130183001835,</text:p>
      <text:p text:style-name="P2"><text:s text:c="15"/>'High Fitness': 0.09274129343864984,</text:p>
      <text:p text:style-name="P2"><text:s text:c="15"/>'High Fitness Vector': [-0.020109377270261016,</text:p>
      <text:p text:style-name="P2"><text:s text:c="39"/>0.01879808973532078,</text:p>
      <text:p text:style-name="P2"><text:s text:c="39"/>-0.3032878800854973],</text:p>
      <text:p text:style-name="P2"><text:soft-page-break/><text:s text:c="15"/>'Low Fitness': 0.03879146507222249,</text:p>
      <text:p text:style-name="P2"><text:s text:c="15"/>'Low Fitness Vector': [-0.03794945844483288,</text:p>
      <text:p text:style-name="P2"><text:s text:c="38"/>0.04886804157771942,</text:p>
      <text:p text:style-name="P2"><text:s text:c="38"/>-0.18698453997142298]}),</text:p>
      <text:p text:style-name="P2"><text:s text:c="13"/>('Generation 50',</text:p>
      <text:p text:style-name="P2"><text:s text:c="14"/>{'Average Fitness': 0.0430329149391968,</text:p>
      <text:p text:style-name="P2"><text:s text:c="15"/>'High Fitness': 0.09946525135520141,</text:p>
      <text:p text:style-name="P2"><text:s text:c="15"/>'High Fitness Vector': [-0.03793544739890146,</text:p>
      <text:p text:style-name="P2"><text:s text:c="39"/>0.11008382355131119,</text:p>
      <text:p text:style-name="P2"><text:s text:c="39"/>-0.29310016202344613],</text:p>
      <text:p text:style-name="P2"><text:s text:c="15"/>'Low Fitness': 0.014567538723469012,</text:p>
      <text:p text:style-name="P2"><text:s text:c="15"/>'Low Fitness Vector': [0.04634045095177876,</text:p>
      <text:p text:style-name="P2"><text:s text:c="38"/>0.01566603169119951,</text:p>
      <text:p text:style-name="P2"><text:s text:c="38"/>-0.11033891779469804]})])</text:p>
      <text:p text:style-name="P2">Run 18:</text:p>
      <text:p text:style-name="P2">Random Seed: 711</text:p>
      <text:p text:style-name="P2">{'Best Fitness': 0.00010345296556149348,</text:p>
      <text:p text:style-name="P2"><text:s/>'Best Vector': [-0.0031388741950012606,</text:p>
      <text:p text:style-name="P2"><text:s text:c="17"/>0.0037144422837771113,</text:p>
      <text:p text:style-name="P2"><text:s text:c="17"/>0.00893327223753633]}</text:p>
      <text:p text:style-name="P2">OrderedDict([('Generation 0',</text:p>
      <text:p text:style-name="P2"><text:s text:c="14"/>{'Average Fitness': 19.762473588576,</text:p>
      <text:p text:style-name="P2"><text:s text:c="15"/>'High Fitness': 41.999358569226175,</text:p>
      <text:p text:style-name="P2"><text:s text:c="15"/>'High Fitness Vector': [4.52581032243808,</text:p>
      <text:p text:style-name="P2"><text:s text:c="39"/>1.8694820156438077,</text:p>
      <text:p text:style-name="P2"><text:s text:c="39"/>4.2451662497154885],</text:p>
      <text:p text:style-name="P2"><text:s text:c="15"/>'Low Fitness': 1.6788182697927896,</text:p>
      <text:p text:style-name="P2"><text:s text:c="15"/>'Low Fitness Vector': [-0.4190915678049192,</text:p>
      <text:p text:style-name="P2"><text:s text:c="38"/>-0.7366119293770366,</text:p>
      <text:p text:style-name="P2"><text:s text:c="38"/>-0.9800935634351671]}),</text:p>
      <text:p text:style-name="P2"><text:s text:c="13"/>('Generation 10',</text:p>
      <text:p text:style-name="P2"><text:s text:c="14"/>{'Average Fitness': 1.5294211900883818,</text:p>
      <text:p text:style-name="P2"><text:s text:c="15"/>'High Fitness': 2.710319304999038,</text:p>
      <text:p text:style-name="P2"><text:s text:c="15"/>'High Fitness Vector': [-0.9770242997765888,</text:p>
      <text:p text:style-name="P2"><text:s text:c="39"/>-0.024621125861490928,</text:p>
      <text:p text:style-name="P2"><text:s text:c="39"/>1.324815693901011],</text:p>
      <text:p text:style-name="P2"><text:s text:c="15"/>'Low Fitness': 0.024481678641840143,</text:p>
      <text:p text:style-name="P2"><text:s text:c="15"/>'Low Fitness Vector': [0.01415982219510474,</text:p>
      <text:p text:style-name="P2"><text:s text:c="38"/>0.14265533995746726,</text:p>
      <text:p text:style-name="P2"><text:s text:c="38"/>0.06269475304092528]}),</text:p>
      <text:p text:style-name="P2"><text:s text:c="13"/>('Generation 20',</text:p>
      <text:p text:style-name="P2"><text:s text:c="14"/>{'Average Fitness': 0.034727603439968856,</text:p>
      <text:p text:style-name="P2"><text:s text:c="15"/>'High Fitness': 0.07744488489228352,</text:p>
      <text:p text:style-name="P2"><text:s text:c="15"/>'High Fitness Vector': [0.1492878936393759,</text:p>
      <text:p text:style-name="P2"><text:soft-page-break/><text:s text:c="39"/>0.1593414682688551,</text:p>
      <text:p text:style-name="P2"><text:s text:c="39"/>0.17253494195358618],</text:p>
      <text:p text:style-name="P2"><text:s text:c="15"/>'Low Fitness': 0.01302672879509646,</text:p>
      <text:p text:style-name="P2"><text:s text:c="15"/>'Low Fitness Vector': [0.055226699466361495,</text:p>
      <text:p text:style-name="P2"><text:s text:c="38"/>0.07161933122932815,</text:p>
      <text:p text:style-name="P2"><text:s text:c="38"/>0.06962335711104736]}),</text:p>
      <text:p text:style-name="P2"><text:s text:c="13"/>('Generation 30',</text:p>
      <text:p text:style-name="P2"><text:s text:c="14"/>{'Average Fitness': 0.010603714972458912,</text:p>
      <text:p text:style-name="P2"><text:s text:c="15"/>'High Fitness': 0.02277386927403729,</text:p>
      <text:p text:style-name="P2"><text:s text:c="15"/>'High Fitness Vector': [-0.05384088991436982,</text:p>
      <text:p text:style-name="P2"><text:s text:c="39"/>0.07161933122932815,</text:p>
      <text:p text:style-name="P2"><text:s text:c="39"/>0.12143187078164358],</text:p>
      <text:p text:style-name="P2"><text:s text:c="15"/>'Low Fitness': 0.004929401904342626,</text:p>
      <text:p text:style-name="P2"><text:s text:c="15"/>'Low Fitness Vector': [0.00038547677475369094,</text:p>
      <text:p text:style-name="P2"><text:s text:c="38"/>-0.009046626807065819,</text:p>
      <text:p text:style-name="P2"><text:s text:c="38"/>0.06962335711104736]}),</text:p>
      <text:p text:style-name="P2"><text:s text:c="13"/>('Generation 40',</text:p>
      <text:p text:style-name="P2"><text:s text:c="14"/>{'Average Fitness': 0.004212804787025738,</text:p>
      <text:p text:style-name="P2"><text:s text:c="15"/>'High Fitness': 0.01509756318666644,</text:p>
      <text:p text:style-name="P2"><text:s text:c="15"/>'High Fitness Vector': [-0.008660406030854446,</text:p>
      <text:p text:style-name="P2"><text:s text:c="39"/>0.039396860235343556,</text:p>
      <text:p text:style-name="P2"><text:s text:c="39"/>0.11606225897182937],</text:p>
      <text:p text:style-name="P2"><text:s text:c="15"/>'Low Fitness': 0.0002913521564114508,</text:p>
      <text:p text:style-name="P2"><text:s text:c="15"/>'Low Fitness Vector': [0.014062422339767858,</text:p>
      <text:p text:style-name="P2"><text:s text:c="38"/>0.0037144422837771113,</text:p>
      <text:p text:style-name="P2"><text:s text:c="38"/>0.00893327223753633]}),</text:p>
      <text:p text:style-name="P2"><text:s text:c="13"/>('Generation 50',</text:p>
      <text:p text:style-name="P2"><text:s text:c="14"/>{'Average Fitness': 0.001135440618263926,</text:p>
      <text:p text:style-name="P2"><text:s text:c="15"/>'High Fitness': 0.006347706663689593,</text:p>
      <text:p text:style-name="P2"><text:s text:c="15"/>'High Fitness Vector': [-0.07908290731466658,</text:p>
      <text:p text:style-name="P2"><text:s text:c="39"/>0.0037144422837771113,</text:p>
      <text:p text:style-name="P2"><text:s text:c="39"/>0.00893327223753633],</text:p>
      <text:p text:style-name="P2"><text:s text:c="15"/>'Low Fitness': 0.00010345296556149348,</text:p>
      <text:p text:style-name="P2"><text:s text:c="15"/>'Low Fitness Vector': [-0.0031388741950012606,</text:p>
      <text:p text:style-name="P2"><text:s text:c="38"/>0.0037144422837771113,</text:p>
      <text:p text:style-name="P2"><text:s text:c="38"/>0.00893327223753633]})])</text:p>
      <text:p text:style-name="P2">Run 19:</text:p>
      <text:p text:style-name="P2">Random Seed: 911</text:p>
      <text:p text:style-name="P2">{'Best Fitness': 0.12987766026429204,</text:p>
      <text:p text:style-name="P2"><text:s/>'Best Vector': [0.14568924133160815, -0.2441076686536167, 0.2215033889786081]}</text:p>
      <text:p text:style-name="P2">OrderedDict([('Generation 0',</text:p>
      <text:p text:style-name="P2"><text:s text:c="14"/>{'Average Fitness': 18.681766215386745,</text:p>
      <text:p text:style-name="P2"><text:s text:c="15"/>'High Fitness': 44.41229018462699,</text:p>
      <text:p text:style-name="P2"><text:s text:c="15"/>'High Fitness Vector': [4.385939899071708,</text:p>
      <text:p text:style-name="P2"><text:soft-page-break/><text:s text:c="39"/>2.3081195820546396,</text:p>
      <text:p text:style-name="P2"><text:s text:c="39"/>4.45515492225509],</text:p>
      <text:p text:style-name="P2"><text:s text:c="15"/>'Low Fitness': 1.041653617389662,</text:p>
      <text:p text:style-name="P2"><text:s text:c="15"/>'Low Fitness Vector': [0.786436455626857,</text:p>
      <text:p text:style-name="P2"><text:s text:c="38"/>-0.32035343042301556,</text:p>
      <text:p text:style-name="P2"><text:s text:c="38"/>0.5661669349820198]}),</text:p>
      <text:p text:style-name="P2"><text:s text:c="13"/>('Generation 10',</text:p>
      <text:p text:style-name="P2"><text:s text:c="14"/>{'Average Fitness': 0.6116596107746931,</text:p>
      <text:p text:style-name="P2"><text:s text:c="15"/>'High Fitness': 1.9451368928189372,</text:p>
      <text:p text:style-name="P2"><text:s text:c="15"/>'High Fitness Vector': [0.3330044240836696,</text:p>
      <text:p text:style-name="P2"><text:s text:c="39"/>0.2864260419317919,</text:p>
      <text:p text:style-name="P2"><text:s text:c="39"/>1.3237088308472253],</text:p>
      <text:p text:style-name="P2"><text:s text:c="15"/>'Low Fitness': 0.4209767742725255,</text:p>
      <text:p text:style-name="P2"><text:s text:c="15"/>'Low Fitness Vector': [0.23763050961678225,</text:p>
      <text:p text:style-name="P2"><text:s text:c="38"/>-0.3116168121047852,</text:p>
      <text:p text:style-name="P2"><text:s text:c="38"/>0.517110701480297]}),</text:p>
      <text:p text:style-name="P2"><text:s text:c="13"/>('Generation 20',</text:p>
      <text:p text:style-name="P2"><text:s text:c="14"/>{'Average Fitness': 0.4444824841044492,</text:p>
      <text:p text:style-name="P2"><text:s text:c="15"/>'High Fitness': 0.5436295707793883,</text:p>
      <text:p text:style-name="P2"><text:s text:c="15"/>'High Fitness Vector': [0.3199959188179373,</text:p>
      <text:p text:style-name="P2"><text:s text:c="39"/>-0.28327031861370094,</text:p>
      <text:p text:style-name="P2"><text:s text:c="39"/>0.6008245245591635],</text:p>
      <text:p text:style-name="P2"><text:s text:c="15"/>'Low Fitness': 0.37287900834079923,</text:p>
      <text:p text:style-name="P2"><text:s text:c="15"/>'Low Fitness Vector': [0.28279714349649004,</text:p>
      <text:p text:style-name="P2"><text:s text:c="38"/>-0.18530361848875243,</text:p>
      <text:p text:style-name="P2"><text:s text:c="38"/>0.5084951847815274]}),</text:p>
      <text:p text:style-name="P2"><text:s text:c="13"/>('Generation 30',</text:p>
      <text:p text:style-name="P2"><text:s text:c="14"/>{'Average Fitness': 0.39162920397918355,</text:p>
      <text:p text:style-name="P2"><text:s text:c="15"/>'High Fitness': 0.556737453081738,</text:p>
      <text:p text:style-name="P2"><text:s text:c="15"/>'High Fitness Vector': [0.34688958605454284,</text:p>
      <text:p text:style-name="P2"><text:s text:c="39"/>-0.344868656522496,</text:p>
      <text:p text:style-name="P2"><text:s text:c="39"/>0.5634453637372613],</text:p>
      <text:p text:style-name="P2"><text:s text:c="15"/>'Low Fitness': 0.2558301128084775,</text:p>
      <text:p text:style-name="P2"><text:s text:c="15"/>'Low Fitness Vector': [0.14568924133160815,</text:p>
      <text:p text:style-name="P2"><text:s text:c="38"/>-0.23061382518728185,</text:p>
      <text:p text:style-name="P2"><text:s text:c="38"/>0.4259366401252512]}),</text:p>
      <text:p text:style-name="P2"><text:s text:c="13"/>('Generation 40',</text:p>
      <text:p text:style-name="P2"><text:s text:c="14"/>{'Average Fitness': 0.29552496610993634,</text:p>
      <text:p text:style-name="P2"><text:s text:c="15"/>'High Fitness': 0.39460769375026067,</text:p>
      <text:p text:style-name="P2"><text:s text:c="15"/>'High Fitness Vector': [0.2272903130886428,</text:p>
      <text:p text:style-name="P2"><text:s text:c="39"/>-0.2884115844549398,</text:p>
      <text:p text:style-name="P2"><text:s text:c="39"/>0.5096720173587309],</text:p>
      <text:p text:style-name="P2"><text:s text:c="15"/>'Low Fitness': 0.1960957343188388,</text:p>
      <text:p text:style-name="P2"><text:s text:c="15"/>'Low Fitness Vector': [0.14568924133160815,</text:p>
      <text:p text:style-name="P2"><text:soft-page-break/><text:s text:c="38"/>-0.2441076686536167,</text:p>
      <text:p text:style-name="P2"><text:s text:c="38"/>0.33953177374666327]}),</text:p>
      <text:p text:style-name="P2"><text:s text:c="13"/>('Generation 50',</text:p>
      <text:p text:style-name="P2"><text:s text:c="14"/>{'Average Fitness': 0.220445615373803,</text:p>
      <text:p text:style-name="P2"><text:s text:c="15"/>'High Fitness': 0.34129451841951053,</text:p>
      <text:p text:style-name="P2"><text:s text:c="15"/>'High Fitness Vector': [0.1840643682994842,</text:p>
      <text:p text:style-name="P2"><text:s text:c="39"/>-0.3174305166490108,</text:p>
      <text:p text:style-name="P2"><text:s text:c="39"/>0.45459068824819154],</text:p>
      <text:p text:style-name="P2"><text:s text:c="15"/>'Low Fitness': 0.12987766026429204,</text:p>
      <text:p text:style-name="P2"><text:s text:c="15"/>'Low Fitness Vector': [0.14568924133160815,</text:p>
      <text:p text:style-name="P2"><text:s text:c="38"/>-0.2441076686536167,</text:p>
      <text:p text:style-name="P2"><text:s text:c="38"/>0.2215033889786081]})])</text:p>
      <text:p text:style-name="P2">Run 20:</text:p>
      <text:p text:style-name="P2">Random Seed: 194</text:p>
      <text:p text:style-name="P2">{'Best Fitness': 0.2924038104219147,</text:p>
      <text:p text:style-name="P2"><text:s/>'Best Vector': [0.4836527562451746, -0.20184883274459892, 0.133194859202611]}</text:p>
      <text:p text:style-name="P2">OrderedDict([('Generation 0',</text:p>
      <text:p text:style-name="P2"><text:s text:c="14"/>{'Average Fitness': 17.428005948488714,</text:p>
      <text:p text:style-name="P2"><text:s text:c="15"/>'High Fitness': 46.90577111083829,</text:p>
      <text:p text:style-name="P2"><text:s text:c="15"/>'High Fitness Vector': [3.800332220665399,</text:p>
      <text:p text:style-name="P2"><text:s text:c="39"/>3.964579414294872,</text:p>
      <text:p text:style-name="P2"><text:s text:c="39"/>4.092109015063017],</text:p>
      <text:p text:style-name="P2"><text:s text:c="15"/>'Low Fitness': 0.3871973774871995,</text:p>
      <text:p text:style-name="P2"><text:s text:c="15"/>'Low Fitness Vector': [0.32412766273201443,</text:p>
      <text:p text:style-name="P2"><text:s text:c="38"/>-0.42255130690744425,</text:p>
      <text:p text:style-name="P2"><text:s text:c="38"/>0.32185249536067273]}),</text:p>
      <text:p text:style-name="P2"><text:s text:c="13"/>('Generation 10',</text:p>
      <text:p text:style-name="P2"><text:s text:c="14"/>{'Average Fitness': 1.01908461983506,</text:p>
      <text:p text:style-name="P2"><text:s text:c="15"/>'High Fitness': 4.383462813790947,</text:p>
      <text:p text:style-name="P2"><text:s text:c="15"/>'High Fitness Vector': [0.9669740385523642,</text:p>
      <text:p text:style-name="P2"><text:s text:c="39"/>-0.08275181044255864,</text:p>
      <text:p text:style-name="P2"><text:s text:c="39"/>1.8551485548131064],</text:p>
      <text:p text:style-name="P2"><text:s text:c="15"/>'Low Fitness': 0.3474919875497008,</text:p>
      <text:p text:style-name="P2"><text:s text:c="15"/>'Low Fitness Vector': [0.3202727240799759,</text:p>
      <text:p text:style-name="P2"><text:s text:c="38"/>-0.4108594206551834,</text:p>
      <text:p text:style-name="P2"><text:s text:c="38"/>0.2758838636437069]}),</text:p>
      <text:p text:style-name="P2"><text:s text:c="13"/>('Generation 20',</text:p>
      <text:p text:style-name="P2"><text:s text:c="14"/>{'Average Fitness': 0.6009911941610399,</text:p>
      <text:p text:style-name="P2"><text:s text:c="15"/>'High Fitness': 0.7230880523033802,</text:p>
      <text:p text:style-name="P2"><text:s text:c="15"/>'High Fitness Vector': [-0.6293288328686606,</text:p>
      <text:p text:style-name="P2"><text:s text:c="39"/>-0.49384114199764345,</text:p>
      <text:p text:style-name="P2"><text:s text:c="39"/>0.28836469772496964],</text:p>
      <text:p text:style-name="P2"><text:s text:c="15"/>'Low Fitness': 0.4592964812102028,</text:p>
      <text:p text:style-name="P2"><text:s text:c="15"/>'Low Fitness Vector': [-0.48889021174930025,</text:p>
      <text:p text:style-name="P2"><text:soft-page-break/><text:s text:c="38"/>-0.40222523163742663,</text:p>
      <text:p text:style-name="P2"><text:s text:c="38"/>0.24186298828085628]}),</text:p>
      <text:p text:style-name="P2"><text:s text:c="13"/>('Generation 30',</text:p>
      <text:p text:style-name="P2"><text:s text:c="14"/>{'Average Fitness': 0.5434731777600206,</text:p>
      <text:p text:style-name="P2"><text:s text:c="15"/>'High Fitness': 0.6448981832992275,</text:p>
      <text:p text:style-name="P2"><text:s text:c="15"/>'High Fitness Vector': [-0.6656709350004427,</text:p>
      <text:p text:style-name="P2"><text:s text:c="39"/>-0.35161064072308673,</text:p>
      <text:p text:style-name="P2"><text:s text:c="39"/>0.279553835468527],</text:p>
      <text:p text:style-name="P2"><text:s text:c="15"/>'Low Fitness': 0.43020934932307103,</text:p>
      <text:p text:style-name="P2"><text:s text:c="15"/>'Low Fitness Vector': [-0.5644837917465713,</text:p>
      <text:p text:style-name="P2"><text:s text:c="38"/>-0.24031389788771668,</text:p>
      <text:p text:style-name="P2"><text:s text:c="38"/>0.23198411294848764]}),</text:p>
      <text:p text:style-name="P2"><text:s text:c="13"/>('Generation 40',</text:p>
      <text:p text:style-name="P2"><text:s text:c="14"/>{'Average Fitness': 0.49464794851687854,</text:p>
      <text:p text:style-name="P2"><text:s text:c="15"/>'High Fitness': 0.5874403230964163,</text:p>
      <text:p text:style-name="P2"><text:s text:c="15"/>'High Fitness Vector': [-0.6027492482971709,</text:p>
      <text:p text:style-name="P2"><text:s text:c="39"/>-0.373646992810581,</text:p>
      <text:p text:style-name="P2"><text:s text:c="39"/>0.2907259732759033],</text:p>
      <text:p text:style-name="P2"><text:s text:c="15"/>'Low Fitness': 0.37623639023515415,</text:p>
      <text:p text:style-name="P2"><text:s text:c="15"/>'Low Fitness Vector': [0.5395721630944414,</text:p>
      <text:p text:style-name="P2"><text:s text:c="38"/>-0.2595330432348379,</text:p>
      <text:p text:style-name="P2"><text:s text:c="38"/>0.133194859202611]}),</text:p>
      <text:p text:style-name="P2"><text:s text:c="13"/>('Generation 50',</text:p>
      <text:p text:style-name="P2"><text:s text:c="14"/>{'Average Fitness': 0.41798902043778,</text:p>
      <text:p text:style-name="P2"><text:s text:c="15"/>'High Fitness': 0.5947201054277591,</text:p>
      <text:p text:style-name="P2"><text:s text:c="15"/>'High Fitness Vector': [-0.6148991251872036,</text:p>
      <text:p text:style-name="P2"><text:s text:c="39"/>-0.36786731549415663,</text:p>
      <text:p text:style-name="P2"><text:s text:c="39"/>0.2851189391515294],</text:p>
      <text:p text:style-name="P2"><text:s text:c="15"/>'Low Fitness': 0.2924038104219147,</text:p>
      <text:p text:style-name="P2"><text:s text:c="15"/>'Low Fitness Vector': [0.4836527562451746,</text:p>
      <text:p text:style-name="P2"><text:s text:c="38"/>-0.20184883274459892,</text:p>
      <text:p text:style-name="P2"><text:s text:c="38"/>0.133194859202611]})])</text:p>
      <text:p text:style-name="P2">Run 21:</text:p>
      <text:p text:style-name="P2">Random Seed: 8</text:p>
      <text:p text:style-name="P2">{'Best Fitness': 0.23406589257875982,</text:p>
      <text:p text:style-name="P2"><text:s/>'Best Vector': [0.09186093116571864,</text:p>
      <text:p text:style-name="P2"><text:s text:c="17"/>0.023355866673953438,</text:p>
      <text:p text:style-name="P2"><text:s text:c="17"/>-0.47442804027168906]}</text:p>
      <text:p text:style-name="P2">OrderedDict([('Generation 0',</text:p>
      <text:p text:style-name="P2"><text:s text:c="14"/>{'Average Fitness': 18.57398843484723,</text:p>
      <text:p text:style-name="P2"><text:s text:c="15"/>'High Fitness': 42.668748938480675,</text:p>
      <text:p text:style-name="P2"><text:s text:c="15"/>'High Fitness Vector': [4.6999983926373625,</text:p>
      <text:p text:style-name="P2"><text:s text:c="39"/>4.06095779663169,</text:p>
      <text:p text:style-name="P2"><text:s text:c="39"/>2.0217284243100453],</text:p>
      <text:p text:style-name="P2"><text:soft-page-break/><text:s text:c="15"/>'Low Fitness': 0.5531414086668922,</text:p>
      <text:p text:style-name="P2"><text:s text:c="15"/>'Low Fitness Vector': [-0.4293296768948538,</text:p>
      <text:p text:style-name="P2"><text:s text:c="38"/>-0.4884647579545005,</text:p>
      <text:p text:style-name="P2"><text:s text:c="38"/>-0.36085955362260247]}),</text:p>
      <text:p text:style-name="P2"><text:s text:c="13"/>('Generation 10',</text:p>
      <text:p text:style-name="P2"><text:s text:c="14"/>{'Average Fitness': 1.5043902463758354,</text:p>
      <text:p text:style-name="P2"><text:s text:c="15"/>'High Fitness': 4.646436404408044,</text:p>
      <text:p text:style-name="P2"><text:s text:c="15"/>'High Fitness Vector': [1.0674990593170226,</text:p>
      <text:p text:style-name="P2"><text:s text:c="39"/>1.1380923445624633,</text:p>
      <text:p text:style-name="P2"><text:s text:c="39"/>1.4871543221917594],</text:p>
      <text:p text:style-name="P2"><text:s text:c="15"/>'Low Fitness': 0.36070640735919235,</text:p>
      <text:p text:style-name="P2"><text:s text:c="15"/>'Low Fitness Vector': [0.14805419043800278,</text:p>
      <text:p text:style-name="P2"><text:s text:c="38"/>-0.10208354529685819,</text:p>
      <text:p text:style-name="P2"><text:s text:c="38"/>-0.5730316865868451]}),</text:p>
      <text:p text:style-name="P2"><text:s text:c="13"/>('Generation 20',</text:p>
      <text:p text:style-name="P2"><text:s text:c="14"/>{'Average Fitness': 0.5189696274115334,</text:p>
      <text:p text:style-name="P2"><text:s text:c="15"/>'High Fitness': 1.2252226460888669,</text:p>
      <text:p text:style-name="P2"><text:s text:c="15"/>'High Fitness Vector': [0.8019635518027579,</text:p>
      <text:p text:style-name="P2"><text:s text:c="39"/>-0.06217395408454276,</text:p>
      <text:p text:style-name="P2"><text:s text:c="39"/>-0.7604022008794197],</text:p>
      <text:p text:style-name="P2"><text:s text:c="15"/>'Low Fitness': 0.3622746998321909,</text:p>
      <text:p text:style-name="P2"><text:s text:c="15"/>'Low Fitness Vector': [0.12900926702937182,</text:p>
      <text:p text:style-name="P2"><text:s text:c="38"/>-0.14717212587372153,</text:p>
      <text:p text:style-name="P2"><text:s text:c="38"/>-0.5691850966237122]}),</text:p>
      <text:p text:style-name="P2"><text:s text:c="13"/>('Generation 30',</text:p>
      <text:p text:style-name="P2"><text:s text:c="14"/>{'Average Fitness': 0.38868052608303477,</text:p>
      <text:p text:style-name="P2"><text:s text:c="15"/>'High Fitness': 0.4728772739470364,</text:p>
      <text:p text:style-name="P2"><text:s text:c="15"/>'High Fitness Vector': [0.32458756571784064,</text:p>
      <text:p text:style-name="P2"><text:s text:c="39"/>-0.1978759012508561,</text:p>
      <text:p text:style-name="P2"><text:s text:c="39"/>-0.5730316865868451],</text:p>
      <text:p text:style-name="P2"><text:s text:c="15"/>'Low Fitness': 0.2982312850302924,</text:p>
      <text:p text:style-name="P2"><text:s text:c="15"/>'Low Fitness Vector': [0.09186093116571864,</text:p>
      <text:p text:style-name="P2"><text:s text:c="38"/>-0.1328003886030305,</text:p>
      <text:p text:style-name="P2"><text:s text:c="38"/>-0.5216866024181027]}),</text:p>
      <text:p text:style-name="P2"><text:s text:c="13"/>('Generation 40',</text:p>
      <text:p text:style-name="P2"><text:s text:c="14"/>{'Average Fitness': 0.36825464401994196,</text:p>
      <text:p text:style-name="P2"><text:s text:c="15"/>'High Fitness': 0.5147339892259267,</text:p>
      <text:p text:style-name="P2"><text:s text:c="15"/>'High Fitness Vector': [0.23041141467062987,</text:p>
      <text:p text:style-name="P2"><text:s text:c="39"/>-0.10653112173460211,</text:p>
      <text:p text:style-name="P2"><text:s text:c="39"/>-0.6710407508619526],</text:p>
      <text:p text:style-name="P2"><text:s text:c="15"/>'Low Fitness': 0.2626932739239201,</text:p>
      <text:p text:style-name="P2"><text:s text:c="15"/>'Low Fitness Vector': [0.09186093116571864,</text:p>
      <text:p text:style-name="P2"><text:s text:c="38"/>-0.15780249820466233,</text:p>
      <text:p text:style-name="P2"><text:s text:c="38"/>-0.4789083574230614]}),</text:p>
      <text:p text:style-name="P2"><text:soft-page-break/><text:s text:c="13"/>('Generation 50',</text:p>
      <text:p text:style-name="P2"><text:s text:c="14"/>{'Average Fitness': 0.29839899995449387,</text:p>
      <text:p text:style-name="P2"><text:s text:c="15"/>'High Fitness': 0.394211922883687,</text:p>
      <text:p text:style-name="P2"><text:s text:c="15"/>'High Fitness Vector': [0.09186093116571864,</text:p>
      <text:p text:style-name="P2"><text:s text:c="39"/>-0.08135342134247824,</text:p>
      <text:p text:style-name="P2"><text:s text:c="39"/>-0.615755725141819],</text:p>
      <text:p text:style-name="P2"><text:s text:c="15"/>'Low Fitness': 0.23406589257875982,</text:p>
      <text:p text:style-name="P2"><text:s text:c="15"/>'Low Fitness Vector': [0.09186093116571864,</text:p>
      <text:p text:style-name="P2"><text:s text:c="38"/>0.023355866673953438,</text:p>
      <text:p text:style-name="P2"><text:s text:c="38"/>-0.47442804027168906]})])</text:p>
      <text:p text:style-name="P2">Run 22:</text:p>
      <text:p text:style-name="P2">Random Seed: 238</text:p>
      <text:p text:style-name="P2">{'Best Fitness': 0.009427347725947513,</text:p>
      <text:p text:style-name="P2"><text:s/>'Best Vector': [0.05097084155075844,</text:p>
      <text:p text:style-name="P2"><text:s text:c="17"/>0.0029607733086107063,</text:p>
      <text:p text:style-name="P2"><text:s text:c="17"/>0.08258665060995032]}</text:p>
      <text:p text:style-name="P2">OrderedDict([('Generation 0',</text:p>
      <text:p text:style-name="P2"><text:s text:c="14"/>{'Average Fitness': 22.719937971230483,</text:p>
      <text:p text:style-name="P2"><text:s text:c="15"/>'High Fitness': 58.15475983779056,</text:p>
      <text:p text:style-name="P2"><text:s text:c="15"/>'High Fitness Vector': [3.5824820337019094,</text:p>
      <text:p text:style-name="P2"><text:s text:c="39"/>4.798850821708359,</text:p>
      <text:p text:style-name="P2"><text:s text:c="39"/>4.721399486061585],</text:p>
      <text:p text:style-name="P2"><text:s text:c="15"/>'Low Fitness': 0.9794286246466966,</text:p>
      <text:p text:style-name="P2"><text:s text:c="15"/>'Low Fitness Vector': [0.9638381343110378,</text:p>
      <text:p text:style-name="P2"><text:s text:c="38"/>0.21739425763332965,</text:p>
      <text:p text:style-name="P2"><text:s text:c="38"/>-0.056430596688036516]}),</text:p>
      <text:p text:style-name="P2"><text:s text:c="13"/>('Generation 10',</text:p>
      <text:p text:style-name="P2"><text:s text:c="14"/>{'Average Fitness': 0.6360112274631051,</text:p>
      <text:p text:style-name="P2"><text:s text:c="15"/>'High Fitness': 0.9934749770332937,</text:p>
      <text:p text:style-name="P2"><text:s text:c="15"/>'High Fitness Vector': [-0.8178893870416994,</text:p>
      <text:p text:style-name="P2"><text:s text:c="39"/>0.3975098939321515,</text:p>
      <text:p text:style-name="P2"><text:s text:c="39"/>-0.40806594053399814],</text:p>
      <text:p text:style-name="P2"><text:s text:c="15"/>'Low Fitness': 0.14650009780488693,</text:p>
      <text:p text:style-name="P2"><text:s text:c="15"/>'Low Fitness Vector': [-0.00614646604697992,</text:p>
      <text:p text:style-name="P2"><text:s text:c="38"/>0.02055803813053969,</text:p>
      <text:p text:style-name="P2"><text:s text:c="38"/>0.382151391242062]}),</text:p>
      <text:p text:style-name="P2"><text:s text:c="13"/>('Generation 20',</text:p>
      <text:p text:style-name="P2"><text:s text:c="14"/>{'Average Fitness': 0.17445057750338244,</text:p>
      <text:p text:style-name="P2"><text:s text:c="15"/>'High Fitness': 0.4601126029845065,</text:p>
      <text:p text:style-name="P2"><text:s text:c="15"/>'High Fitness Vector': [-0.50158240503773,</text:p>
      <text:p text:style-name="P2"><text:s text:c="39"/>-0.020404243347995177,</text:p>
      <text:p text:style-name="P2"><text:s text:c="39"/>0.45619224105027134],</text:p>
      <text:p text:style-name="P2"><text:s text:c="15"/>'Low Fitness': 0.1005444282287662,</text:p>
      <text:p text:style-name="P2"><text:s text:c="15"/>'Low Fitness Vector': [0.07146104248638743,</text:p>
      <text:p text:style-name="P2"><text:soft-page-break/><text:s text:c="38"/>0.02055803813053969,</text:p>
      <text:p text:style-name="P2"><text:s text:c="38"/>0.30824521846047864]}),</text:p>
      <text:p text:style-name="P2"><text:s text:c="13"/>('Generation 30',</text:p>
      <text:p text:style-name="P2"><text:s text:c="14"/>{'Average Fitness': 0.11240564950579418,</text:p>
      <text:p text:style-name="P2"><text:s text:c="15"/>'High Fitness': 0.1701337880429504,</text:p>
      <text:p text:style-name="P2"><text:s text:c="15"/>'High Fitness Vector': [-0.07986082836461297,</text:p>
      <text:p text:style-name="P2"><text:s text:c="39"/>0.02055803813053969,</text:p>
      <text:p text:style-name="P2"><text:s text:c="39"/>0.4041452748753739],</text:p>
      <text:p text:style-name="P2"><text:s text:c="15"/>'Low Fitness': 0.07258045542181811,</text:p>
      <text:p text:style-name="P2"><text:s text:c="15"/>'Low Fitness Vector': [0.03896800790340735,</text:p>
      <text:p text:style-name="P2"><text:s text:c="38"/>0.04355335922512609,</text:p>
      <text:p text:style-name="P2"><text:s text:c="38"/>0.2629924992886018]}),</text:p>
      <text:p text:style-name="P2"><text:s text:c="13"/>('Generation 40',</text:p>
      <text:p text:style-name="P2"><text:s text:c="14"/>{'Average Fitness': 0.08900016852512005,</text:p>
      <text:p text:style-name="P2"><text:s text:c="15"/>'High Fitness': 0.14334511873096475,</text:p>
      <text:p text:style-name="P2"><text:s text:c="15"/>'High Fitness Vector': [-0.00614646604697992,</text:p>
      <text:p text:style-name="P2"><text:s text:c="39"/>-0.024994921210500995,</text:p>
      <text:p text:style-name="P2"><text:s text:c="39"/>0.37773349546972784],</text:p>
      <text:p text:style-name="P2"><text:s text:c="15"/>'Low Fitness': 0.0449874486131735,</text:p>
      <text:p text:style-name="P2"><text:s text:c="15"/>'Low Fitness Vector': [0.05097084155075844,</text:p>
      <text:p text:style-name="P2"><text:s text:c="38"/>0.0029607733086107063,</text:p>
      <text:p text:style-name="P2"><text:s text:c="38"/>0.20586562546038614]}),</text:p>
      <text:p text:style-name="P2"><text:s text:c="13"/>('Generation 50',</text:p>
      <text:p text:style-name="P2"><text:s text:c="14"/>{'Average Fitness': 0.02855299400863166,</text:p>
      <text:p text:style-name="P2"><text:s text:c="15"/>'High Fitness': 0.07115528033532864,</text:p>
      <text:p text:style-name="P2"><text:s text:c="15"/>'High Fitness Vector': [0.08564241731552465,</text:p>
      <text:p text:style-name="P2"><text:s text:c="39"/>-0.01117710198629376,</text:p>
      <text:p text:style-name="P2"><text:s text:c="39"/>0.25238012814575983],</text:p>
      <text:p text:style-name="P2"><text:s text:c="15"/>'Low Fitness': 0.009427347725947513,</text:p>
      <text:p text:style-name="P2"><text:s text:c="15"/>'Low Fitness Vector': [0.05097084155075844,</text:p>
      <text:p text:style-name="P2"><text:s text:c="38"/>0.0029607733086107063,</text:p>
      <text:p text:style-name="P2"><text:s text:c="38"/>0.08258665060995032]})])</text:p>
      <text:p text:style-name="P2">Run 23:</text:p>
      <text:p text:style-name="P2">Random Seed: 234</text:p>
      <text:p text:style-name="P2">{'Best Fitness': 0.10477879752518902,</text:p>
      <text:p text:style-name="P2"><text:s/>'Best Vector': [0.06791058631878089, 0.10944856126753419, 0.2969645807625806]}</text:p>
      <text:p text:style-name="P2">OrderedDict([('Generation 0',</text:p>
      <text:p text:style-name="P2"><text:s text:c="14"/>{'Average Fitness': 21.958436273124658,</text:p>
      <text:p text:style-name="P2"><text:s text:c="15"/>'High Fitness': 64.9239808311477,</text:p>
      <text:p text:style-name="P2"><text:s text:c="15"/>'High Fitness Vector': [4.431795781361366,</text:p>
      <text:p text:style-name="P2"><text:s text:c="39"/>4.70746658276933,</text:p>
      <text:p text:style-name="P2"><text:s text:c="39"/>4.8086302993228065],</text:p>
      <text:p text:style-name="P2"><text:s text:c="15"/>'Low Fitness': 0.3668328520065032,</text:p>
      <text:p text:style-name="P2"><text:s text:c="15"/>'Low Fitness Vector': [-0.09941637889740496,</text:p>
      <text:p text:style-name="P2"><text:soft-page-break/><text:s text:c="38"/>0.21518278248837897,</text:p>
      <text:p text:style-name="P2"><text:s text:c="38"/>0.557355905803455]}),</text:p>
      <text:p text:style-name="P2"><text:s text:c="13"/>('Generation 10',</text:p>
      <text:p text:style-name="P2"><text:s text:c="14"/>{'Average Fitness': 1.0115714899824664,</text:p>
      <text:p text:style-name="P2"><text:s text:c="15"/>'High Fitness': 3.5833116591132406,</text:p>
      <text:p text:style-name="P2"><text:s text:c="15"/>'High Fitness Vector': [1.0667688773526534,</text:p>
      <text:p text:style-name="P2"><text:s text:c="39"/>-0.9777933835885773,</text:p>
      <text:p text:style-name="P2"><text:s text:c="39"/>1.2203425422541827],</text:p>
      <text:p text:style-name="P2"><text:s text:c="15"/>'Low Fitness': 0.30459924579475034,</text:p>
      <text:p text:style-name="P2"><text:s text:c="15"/>'Low Fitness Vector': [0.11220240400973573,</text:p>
      <text:p text:style-name="P2"><text:s text:c="38"/>0.19487232062496562,</text:p>
      <text:p text:style-name="P2"><text:s text:c="38"/>0.5040184966679566]}),</text:p>
      <text:p text:style-name="P2"><text:s text:c="13"/>('Generation 20',</text:p>
      <text:p text:style-name="P2"><text:s text:c="14"/>{'Average Fitness': 0.3720235727534073,</text:p>
      <text:p text:style-name="P2"><text:s text:c="15"/>'High Fitness': 0.7119075166465814,</text:p>
      <text:p text:style-name="P2"><text:s text:c="15"/>'High Fitness Vector': [0.1667372018025366,</text:p>
      <text:p text:style-name="P2"><text:s text:c="39"/>0.718697595678557,</text:p>
      <text:p text:style-name="P2"><text:s text:c="39"/>0.40936534800530316],</text:p>
      <text:p text:style-name="P2"><text:s text:c="15"/>'Low Fitness': 0.2087086031452976,</text:p>
      <text:p text:style-name="P2"><text:s text:c="15"/>'Low Fitness Vector': [0.1072117796241772,</text:p>
      <text:p text:style-name="P2"><text:s text:c="38"/>0.19487232062496562,</text:p>
      <text:p text:style-name="P2"><text:s text:c="38"/>0.3990476363911395]}),</text:p>
      <text:p text:style-name="P2"><text:s text:c="13"/>('Generation 30',</text:p>
      <text:p text:style-name="P2"><text:s text:c="14"/>{'Average Fitness': 0.2870179508324638,</text:p>
      <text:p text:style-name="P2"><text:s text:c="15"/>'High Fitness': 0.40582136512278744,</text:p>
      <text:p text:style-name="P2"><text:s text:c="15"/>'High Fitness Vector': [0.11408780124614933,</text:p>
      <text:p text:style-name="P2"><text:s text:c="39"/>0.21176512354411448,</text:p>
      <text:p text:style-name="P2"><text:s text:c="39"/>0.5898820824367803],</text:p>
      <text:p text:style-name="P2"><text:s text:c="15"/>'Low Fitness': 0.18561984001453655,</text:p>
      <text:p text:style-name="P2"><text:s text:c="15"/>'Low Fitness Vector': [0.11052533429353315,</text:p>
      <text:p text:style-name="P2"><text:s text:c="38"/>0.19487232062496562,</text:p>
      <text:p text:style-name="P2"><text:s text:c="38"/>0.3680064797637127]}),</text:p>
      <text:p text:style-name="P2"><text:s text:c="13"/>('Generation 40',</text:p>
      <text:p text:style-name="P2"><text:s text:c="14"/>{'Average Fitness': 0.19673325765475722,</text:p>
      <text:p text:style-name="P2"><text:s text:c="15"/>'High Fitness': 0.2944697056265244,</text:p>
      <text:p text:style-name="P2"><text:s text:c="15"/>'High Fitness Vector': [0.26192751634413136,</text:p>
      <text:p text:style-name="P2"><text:s text:c="39"/>0.2000195421424836,</text:p>
      <text:p text:style-name="P2"><text:s text:c="39"/>0.43111003765794],</text:p>
      <text:p text:style-name="P2"><text:s text:c="15"/>'Low Fitness': 0.10477879752518902,</text:p>
      <text:p text:style-name="P2"><text:s text:c="15"/>'Low Fitness Vector': [0.06791058631878089,</text:p>
      <text:p text:style-name="P2"><text:s text:c="38"/>0.10944856126753419,</text:p>
      <text:p text:style-name="P2"><text:s text:c="38"/>0.2969645807625806]}),</text:p>
      <text:p text:style-name="P2"><text:s text:c="13"/>('Generation 50',</text:p>
      <text:p text:style-name="P2"><text:s text:c="14"/>{'Average Fitness': 0.19378995022211903,</text:p>
      <text:p text:style-name="P2"><text:soft-page-break/><text:s text:c="15"/>'High Fitness': 0.28270197361624505,</text:p>
      <text:p text:style-name="P2"><text:s text:c="15"/>'High Fitness Vector': [0.26192751634413136,</text:p>
      <text:p text:style-name="P2"><text:s text:c="39"/>0.20162479002397884,</text:p>
      <text:p text:style-name="P2"><text:s text:c="39"/>0.41646535731778017],</text:p>
      <text:p text:style-name="P2"><text:s text:c="15"/>'Low Fitness': 0.13188458725555302,</text:p>
      <text:p text:style-name="P2"><text:s text:c="15"/>'Low Fitness Vector': [0.12440315807381075,</text:p>
      <text:p text:style-name="P2"><text:s text:c="38"/>0.1337940808861586,</text:p>
      <text:p text:style-name="P2"><text:s text:c="38"/>0.3138591809022695]})])</text:p>
      <text:p text:style-name="P2">Run 24:</text:p>
      <text:p text:style-name="P2">Random Seed: 995</text:p>
      <text:p text:style-name="P2">{'Best Fitness': 0.36500918741430893,</text:p>
      <text:p text:style-name="P2"><text:s/>'Best Vector': [-0.07837915176536242,</text:p>
      <text:p text:style-name="P2"><text:s text:c="17"/>0.5968383287771136,</text:p>
      <text:p text:style-name="P2"><text:s text:c="17"/>-0.051477230747129926]}</text:p>
      <text:p text:style-name="P2">OrderedDict([('Generation 0',</text:p>
      <text:p text:style-name="P2"><text:s text:c="14"/>{'Average Fitness': 22.21088838016609,</text:p>
      <text:p text:style-name="P2"><text:s text:c="15"/>'High Fitness': 45.06745917581607,</text:p>
      <text:p text:style-name="P2"><text:s text:c="15"/>'High Fitness Vector': [1.4371076167000174,</text:p>
      <text:p text:style-name="P2"><text:s text:c="39"/>4.5349509451334775,</text:p>
      <text:p text:style-name="P2"><text:s text:c="39"/>4.736707801740766],</text:p>
      <text:p text:style-name="P2"><text:s text:c="15"/>'Low Fitness': 2.91582688831919,</text:p>
      <text:p text:style-name="P2"><text:s text:c="15"/>'Low Fitness Vector': [0.5258928691269564,</text:p>
      <text:p text:style-name="P2"><text:s text:c="38"/>0.30107340614334377,</text:p>
      <text:p text:style-name="P2"><text:s text:c="38"/>1.5964392824764282]}),</text:p>
      <text:p text:style-name="P2"><text:s text:c="13"/>('Generation 10',</text:p>
      <text:p text:style-name="P2"><text:s text:c="14"/>{'Average Fitness': 1.4507711118926077,</text:p>
      <text:p text:style-name="P2"><text:s text:c="15"/>'High Fitness': 4.6755175372312445,</text:p>
      <text:p text:style-name="P2"><text:s text:c="15"/>'High Fitness Vector': [-0.283725664562653,</text:p>
      <text:p text:style-name="P2"><text:s text:c="39"/>1.8960530806123876,</text:p>
      <text:p text:style-name="P2"><text:s text:c="39"/>-1.0],</text:p>
      <text:p text:style-name="P2"><text:s text:c="15"/>'Low Fitness': 0.5936744060963886,</text:p>
      <text:p text:style-name="P2"><text:s text:c="15"/>'Low Fitness Vector': [-0.14682271142473408,</text:p>
      <text:p text:style-name="P2"><text:s text:c="38"/>0.7540523023993762,</text:p>
      <text:p text:style-name="P2"><text:s text:c="38"/>-0.059351687023012634]}),</text:p>
      <text:p text:style-name="P2"><text:s text:c="13"/>('Generation 20',</text:p>
      <text:p text:style-name="P2"><text:s text:c="14"/>{'Average Fitness': 0.6332032671658783,</text:p>
      <text:p text:style-name="P2"><text:s text:c="15"/>'High Fitness': 0.8574815816464829,</text:p>
      <text:p text:style-name="P2"><text:s text:c="15"/>'High Fitness Vector': [-0.164085481118267,</text:p>
      <text:p text:style-name="P2"><text:s text:c="39"/>0.9084446220947584,</text:p>
      <text:p text:style-name="P2"><text:s text:c="39"/>-0.07270423041186325],</text:p>
      <text:p text:style-name="P2"><text:s text:c="15"/>'Low Fitness': 0.5373778525458052,</text:p>
      <text:p text:style-name="P2"><text:s text:c="15"/>'Low Fitness Vector': [-0.11573784073509569,</text:p>
      <text:p text:style-name="P2"><text:s text:c="38"/>0.717750913106051,</text:p>
      <text:p text:style-name="P2"><text:s text:c="38"/>-0.09389478954240692]}),</text:p>
      <text:p text:style-name="P2"><text:soft-page-break/><text:s text:c="13"/>('Generation 30',</text:p>
      <text:p text:style-name="P2"><text:s text:c="14"/>{'Average Fitness': 0.622348102049065,</text:p>
      <text:p text:style-name="P2"><text:s text:c="15"/>'High Fitness': 0.7527782892830007,</text:p>
      <text:p text:style-name="P2"><text:s text:c="15"/>'High Fitness Vector': [-0.2633132207758093,</text:p>
      <text:p text:style-name="P2"><text:s text:c="39"/>0.8267010445555026,</text:p>
      <text:p text:style-name="P2"><text:s text:c="39"/>-0.0031336844945561923],</text:p>
      <text:p text:style-name="P2"><text:s text:c="15"/>'Low Fitness': 0.47862309537248776,</text:p>
      <text:p text:style-name="P2"><text:s text:c="15"/>'Low Fitness Vector': [-0.1813641315142059,</text:p>
      <text:p text:style-name="P2"><text:s text:c="38"/>0.6609946411805263,</text:p>
      <text:p text:style-name="P2"><text:s text:c="38"/>-0.09389478954240692]}),</text:p>
      <text:p text:style-name="P2"><text:s text:c="13"/>('Generation 40',</text:p>
      <text:p text:style-name="P2"><text:s text:c="14"/>{'Average Fitness': 0.597055933845015,</text:p>
      <text:p text:style-name="P2"><text:s text:c="15"/>'High Fitness': 0.7346596121297014,</text:p>
      <text:p text:style-name="P2"><text:s text:c="15"/>'High Fitness Vector': [-0.1813641315142059,</text:p>
      <text:p text:style-name="P2"><text:s text:c="39"/>0.8327537859883258,</text:p>
      <text:p text:style-name="P2"><text:s text:c="39"/>-0.09103733218800358],</text:p>
      <text:p text:style-name="P2"><text:s text:c="15"/>'Low Fitness': 0.44231269481327046,</text:p>
      <text:p text:style-name="P2"><text:s text:c="15"/>'Low Fitness Vector': [-0.032573112304308954,</text:p>
      <text:p text:style-name="P2"><text:s text:c="38"/>0.6558535233953602,</text:p>
      <text:p text:style-name="P2"><text:s text:c="38"/>-0.10539375227200651]}),</text:p>
      <text:p text:style-name="P2"><text:s text:c="13"/>('Generation 50',</text:p>
      <text:p text:style-name="P2"><text:s text:c="14"/>{'Average Fitness': 0.5162207664892527,</text:p>
      <text:p text:style-name="P2"><text:s text:c="15"/>'High Fitness': 0.6774062598676911,</text:p>
      <text:p text:style-name="P2"><text:s text:c="15"/>'High Fitness Vector': [-0.21827288467055161,</text:p>
      <text:p text:style-name="P2"><text:s text:c="39"/>0.7866019596676214,</text:p>
      <text:p text:style-name="P2"><text:s text:c="39"/>-0.10497887755327229],</text:p>
      <text:p text:style-name="P2"><text:s text:c="15"/>'Low Fitness': 0.36500918741430893,</text:p>
      <text:p text:style-name="P2"><text:s text:c="15"/>'Low Fitness Vector': [-0.07837915176536242,</text:p>
      <text:p text:style-name="P2"><text:s text:c="38"/>0.5968383287771136,</text:p>
      <text:p text:style-name="P2"><text:s text:c="38"/>-0.051477230747129926]})])</text:p>
      <text:p text:style-name="P2">Run 25:</text:p>
      <text:p text:style-name="P2">Random Seed: 204</text:p>
      <text:p text:style-name="P2">{'Best Fitness': 0.060768035680048536,</text:p>
      <text:p text:style-name="P2"><text:s/>'Best Vector': [-0.059260118610160006,</text:p>
      <text:p text:style-name="P2"><text:s text:c="17"/>-0.17205848920193847,</text:p>
      <text:p text:style-name="P2"><text:s text:c="17"/>-0.16628935719373242]}</text:p>
      <text:p text:style-name="P2">OrderedDict([('Generation 0',</text:p>
      <text:p text:style-name="P2"><text:s text:c="14"/>{'Average Fitness': 24.419741935281785,</text:p>
      <text:p text:style-name="P2"><text:s text:c="15"/>'High Fitness': 57.00654293263412,</text:p>
      <text:p text:style-name="P2"><text:s text:c="15"/>'High Fitness Vector': [4.904155620535963,</text:p>
      <text:p text:style-name="P2"><text:s text:c="39"/>4.169564590986889,</text:p>
      <text:p text:style-name="P2"><text:s text:c="39"/>3.9459513052986326],</text:p>
      <text:p text:style-name="P2"><text:s text:c="15"/>'Low Fitness': 0.6279787978501206,</text:p>
      <text:p text:style-name="P2"><text:s text:c="15"/>'Low Fitness Vector': [-0.09224020210221529,</text:p>
      <text:p text:style-name="P2"><text:soft-page-break/><text:s text:c="38"/>0.1889680129708482,</text:p>
      <text:p text:style-name="P2"><text:s text:c="38"/>0.7640429523528847]}),</text:p>
      <text:p text:style-name="P2"><text:s text:c="13"/>('Generation 10',</text:p>
      <text:p text:style-name="P2"><text:s text:c="14"/>{'Average Fitness': 0.83244158142177,</text:p>
      <text:p text:style-name="P2"><text:s text:c="15"/>'High Fitness': 4.3628430291279106,</text:p>
      <text:p text:style-name="P2"><text:s text:c="15"/>'High Fitness Vector': [2.0204889002778357,</text:p>
      <text:p text:style-name="P2"><text:s text:c="39"/>-0.3331667328661658,</text:p>
      <text:p text:style-name="P2"><text:s text:c="39"/>-0.4116643791892338],</text:p>
      <text:p text:style-name="P2"><text:s text:c="15"/>'Low Fitness': 0.22214556617168357,</text:p>
      <text:p text:style-name="P2"><text:s text:c="15"/>'Low Fitness Vector': [-0.051793525183026,</text:p>
      <text:p text:style-name="P2"><text:s text:c="38"/>-0.22359659171718502,</text:p>
      <text:p text:style-name="P2"><text:s text:c="38"/>-0.4116643791892338]}),</text:p>
      <text:p text:style-name="P2"><text:s text:c="13"/>('Generation 20',</text:p>
      <text:p text:style-name="P2"><text:s text:c="14"/>{'Average Fitness': 0.24667501984036563,</text:p>
      <text:p text:style-name="P2"><text:s text:c="15"/>'High Fitness': 0.383091023366281,</text:p>
      <text:p text:style-name="P2"><text:s text:c="15"/>'High Fitness Vector': [-0.051793525183026,</text:p>
      <text:p text:style-name="P2"><text:s text:c="39"/>0.16359993957221586,</text:p>
      <text:p text:style-name="P2"><text:s text:c="39"/>-0.594679337027413],</text:p>
      <text:p text:style-name="P2"><text:s text:c="15"/>'Low Fitness': 0.17454169496212463,</text:p>
      <text:p text:style-name="P2"><text:s text:c="15"/>'Low Fitness Vector': [0.0035347591541436615,</text:p>
      <text:p text:style-name="P2"><text:s text:c="38"/>-0.2486696052040215,</text:p>
      <text:p text:style-name="P2"><text:s text:c="38"/>-0.33569722651151424]}),</text:p>
      <text:p text:style-name="P2"><text:s text:c="13"/>('Generation 30',</text:p>
      <text:p text:style-name="P2"><text:s text:c="14"/>{'Average Fitness': 0.1758836179200873,</text:p>
      <text:p text:style-name="P2"><text:s text:c="15"/>'High Fitness': 0.2677120069757417,</text:p>
      <text:p text:style-name="P2"><text:s text:c="15"/>'High Fitness Vector': [0.06350852186537646,</text:p>
      <text:p text:style-name="P2"><text:s text:c="39"/>-0.19479907015439918,</text:p>
      <text:p text:style-name="P2"><text:s text:c="39"/>-0.4751126149590202],</text:p>
      <text:p text:style-name="P2"><text:s text:c="15"/>'Low Fitness': 0.11263839649653071,</text:p>
      <text:p text:style-name="P2"><text:s text:c="15"/>'Low Fitness Vector': [0.0019121605564796362,</text:p>
      <text:p text:style-name="P2"><text:s text:c="38"/>-0.2486696052040215,</text:p>
      <text:p text:style-name="P2"><text:s text:c="38"/>-0.22538448834428032]}),</text:p>
      <text:p text:style-name="P2"><text:s text:c="13"/>('Generation 40',</text:p>
      <text:p text:style-name="P2"><text:s text:c="14"/>{'Average Fitness': 0.13234280099516432,</text:p>
      <text:p text:style-name="P2"><text:s text:c="15"/>'High Fitness': 0.1996153944695679,</text:p>
      <text:p text:style-name="P2"><text:s text:c="15"/>'High Fitness Vector': [-0.07869097875103188,</text:p>
      <text:p text:style-name="P2"><text:s text:c="39"/>-0.2271255145441725,</text:p>
      <text:p text:style-name="P2"><text:s text:c="39"/>-0.3766126989040829],</text:p>
      <text:p text:style-name="P2"><text:s text:c="15"/>'Low Fitness': 0.08075796015046159,</text:p>
      <text:p text:style-name="P2"><text:s text:c="15"/>'Low Fitness Vector': [0.0019121605564796362,</text:p>
      <text:p text:style-name="P2"><text:s text:c="38"/>-0.17368328149774168,</text:p>
      <text:p text:style-name="P2"><text:s text:c="38"/>-0.2249186998020486]}),</text:p>
      <text:p text:style-name="P2"><text:s text:c="13"/>('Generation 50',</text:p>
      <text:p text:style-name="P2"><text:s text:c="14"/>{'Average Fitness': 0.09716644552323701,</text:p>
      <text:p text:style-name="P2"><text:soft-page-break/><text:s text:c="15"/>'High Fitness': 0.17636006058312229,</text:p>
      <text:p text:style-name="P2"><text:s text:c="15"/>'High Fitness Vector': [-0.012152938444894776,</text:p>
      <text:p text:style-name="P2"><text:s text:c="39"/>-0.19279952725968003,</text:p>
      <text:p text:style-name="P2"><text:s text:c="39"/>-0.37288162861519575],</text:p>
      <text:p text:style-name="P2"><text:s text:c="15"/>'Low Fitness': 0.060768035680048536,</text:p>
      <text:p text:style-name="P2"><text:s text:c="15"/>'Low Fitness Vector': [-0.059260118610160006,</text:p>
      <text:p text:style-name="P2"><text:s text:c="38"/>-0.17205848920193847,</text:p>
      <text:p text:style-name="P2"><text:s text:c="38"/>-0.16628935719373242]})])</text:p>
      <text:p text:style-name="P2">Run 26:</text:p>
      <text:p text:style-name="P2">Random Seed: 899</text:p>
      <text:p text:style-name="P2">{'Best Fitness': 0.009212349993631665,</text:p>
      <text:p text:style-name="P2"><text:s/>'Best Vector': [-0.007441170138427357,</text:p>
      <text:p text:style-name="P2"><text:s text:c="17"/>-0.03630712432760062,</text:p>
      <text:p text:style-name="P2"><text:s text:c="17"/>0.08853683811647439]}</text:p>
      <text:p text:style-name="P2">OrderedDict([('Generation 0',</text:p>
      <text:p text:style-name="P2"><text:s text:c="14"/>{'Average Fitness': 18.994845261177762,</text:p>
      <text:p text:style-name="P2"><text:s text:c="15"/>'High Fitness': 48.966916766321994,</text:p>
      <text:p text:style-name="P2"><text:s text:c="15"/>'High Fitness Vector': [4.575740533682047,</text:p>
      <text:p text:style-name="P2"><text:s text:c="39"/>4.840277007793554,</text:p>
      <text:p text:style-name="P2"><text:s text:c="39"/>2.1450486760365615],</text:p>
      <text:p text:style-name="P2"><text:s text:c="15"/>'Low Fitness': 1.5150242912659784,</text:p>
      <text:p text:style-name="P2"><text:s text:c="15"/>'Low Fitness Vector': [0.2772863224005888,</text:p>
      <text:p text:style-name="P2"><text:s text:c="38"/>1.103472914474521,</text:p>
      <text:p text:style-name="P2"><text:s text:c="38"/>0.46955735932539877]}),</text:p>
      <text:p text:style-name="P2"><text:s text:c="13"/>('Generation 10',</text:p>
      <text:p text:style-name="P2"><text:s text:c="14"/>{'Average Fitness': 0.3421810618977366,</text:p>
      <text:p text:style-name="P2"><text:s text:c="15"/>'High Fitness': 1.2618714131705702,</text:p>
      <text:p text:style-name="P2"><text:s text:c="15"/>'High Fitness Vector': [0.29302454133013717,</text:p>
      <text:p text:style-name="P2"><text:s text:c="39"/>-0.9328487244565997,</text:p>
      <text:p text:style-name="P2"><text:s text:c="39"/>-0.5529930276491086],</text:p>
      <text:p text:style-name="P2"><text:s text:c="15"/>'Low Fitness': 0.11837160558689266,</text:p>
      <text:p text:style-name="P2"><text:s text:c="15"/>'Low Fitness Vector': [0.04587711780016446,</text:p>
      <text:p text:style-name="P2"><text:s text:c="38"/>-0.1887912584987026,</text:p>
      <text:p text:style-name="P2"><text:s text:c="38"/>0.28394498827011994]}),</text:p>
      <text:p text:style-name="P2"><text:s text:c="13"/>('Generation 20',</text:p>
      <text:p text:style-name="P2"><text:s text:c="14"/>{'Average Fitness': 0.13669124863331045,</text:p>
      <text:p text:style-name="P2"><text:s text:c="15"/>'High Fitness': 0.23795804471873877,</text:p>
      <text:p text:style-name="P2"><text:s text:c="15"/>'High Fitness Vector': [0.34017367086738476,</text:p>
      <text:p text:style-name="P2"><text:s text:c="39"/>-0.17787656840175056,</text:p>
      <text:p text:style-name="P2"><text:s text:c="39"/>0.3009980810253851],</text:p>
      <text:p text:style-name="P2"><text:s text:c="15"/>'Low Fitness': 0.06899093060006305,</text:p>
      <text:p text:style-name="P2"><text:s text:c="15"/>'Low Fitness Vector': [-0.04244892080940401,</text:p>
      <text:p text:style-name="P2"><text:s text:c="38"/>-0.16461392204870848,</text:p>
      <text:p text:style-name="P2"><text:s text:c="38"/>0.20022806094531737]}),</text:p>
      <text:p text:style-name="P2"><text:soft-page-break/><text:s text:c="13"/>('Generation 30',</text:p>
      <text:p text:style-name="P2"><text:s text:c="14"/>{'Average Fitness': 0.10367949838117724,</text:p>
      <text:p text:style-name="P2"><text:s text:c="15"/>'High Fitness': 0.18758460822155182,</text:p>
      <text:p text:style-name="P2"><text:s text:c="15"/>'High Fitness Vector': [0.006320935577654799,</text:p>
      <text:p text:style-name="P2"><text:s text:c="39"/>-0.2086852681344696,</text:p>
      <text:p text:style-name="P2"><text:s text:c="39"/>0.3794668797913982],</text:p>
      <text:p text:style-name="P2"><text:s text:c="15"/>'Low Fitness': 0.06267328857644218,</text:p>
      <text:p text:style-name="P2"><text:s text:c="15"/>'Low Fitness Vector': [0.007993098903303384,</text:p>
      <text:p text:style-name="P2"><text:s text:c="38"/>-0.1887912584987026,</text:p>
      <text:p text:style-name="P2"><text:s text:c="38"/>0.16421711135213723]}),</text:p>
      <text:p text:style-name="P2"><text:s text:c="13"/>('Generation 40',</text:p>
      <text:p text:style-name="P2"><text:s text:c="14"/>{'Average Fitness': 0.06740095074467392,</text:p>
      <text:p text:style-name="P2"><text:s text:c="15"/>'High Fitness': 0.110884660203688,</text:p>
      <text:p text:style-name="P2"><text:s text:c="15"/>'High Fitness Vector': [-0.005020150528070595,</text:p>
      <text:p text:style-name="P2"><text:s text:c="39"/>-0.14726473464120238,</text:p>
      <text:p text:style-name="P2"><text:s text:c="39"/>0.2986177426467151],</text:p>
      <text:p text:style-name="P2"><text:s text:c="15"/>'Low Fitness': 0.02514650014300794,</text:p>
      <text:p text:style-name="P2"><text:s text:c="15"/>'Low Fitness Vector': [-0.040222966388296345,</text:p>
      <text:p text:style-name="P2"><text:s text:c="38"/>-0.10048660123302201,</text:p>
      <text:p text:style-name="P2"><text:s text:c="38"/>0.11589243327573005]}),</text:p>
      <text:p text:style-name="P2"><text:s text:c="13"/>('Generation 50',</text:p>
      <text:p text:style-name="P2"><text:s text:c="14"/>{'Average Fitness': 0.026352122936202736,</text:p>
      <text:p text:style-name="P2"><text:s text:c="15"/>'High Fitness': 0.08528361839414192,</text:p>
      <text:p text:style-name="P2"><text:s text:c="15"/>'High Fitness Vector': [0.03732778938103564,</text:p>
      <text:p text:style-name="P2"><text:s text:c="39"/>-0.22048360826826505,</text:p>
      <text:p text:style-name="P2"><text:s text:c="39"/>0.18782234430193123],</text:p>
      <text:p text:style-name="P2"><text:s text:c="15"/>'Low Fitness': 0.009212349993631665,</text:p>
      <text:p text:style-name="P2"><text:s text:c="15"/>'Low Fitness Vector': [-0.007441170138427357,</text:p>
      <text:p text:style-name="P2"><text:s text:c="38"/>-0.03630712432760062,</text:p>
      <text:p text:style-name="P2"><text:s text:c="38"/>0.08853683811647439]})])</text:p>
      <text:p text:style-name="P2">Run 27:</text:p>
      <text:p text:style-name="P2">Random Seed: 375</text:p>
      <text:p text:style-name="P2">{'Best Fitness': 0.23203680678640498,</text:p>
      <text:p text:style-name="P2"><text:s/>'Best Vector': [-0.19745738831536577,</text:p>
      <text:p text:style-name="P2"><text:s text:c="17"/>-0.022834099118795456,</text:p>
      <text:p text:style-name="P2"><text:s text:c="17"/>0.43877783729754727]}</text:p>
      <text:p text:style-name="P2">OrderedDict([('Generation 0',</text:p>
      <text:p text:style-name="P2"><text:s text:c="14"/>{'Average Fitness': 19.40060887218309,</text:p>
      <text:p text:style-name="P2"><text:s text:c="15"/>'High Fitness': 56.05321067737911,</text:p>
      <text:p text:style-name="P2"><text:s text:c="15"/>'High Fitness Vector': [4.489222355123953,</text:p>
      <text:p text:style-name="P2"><text:s text:c="39"/>3.9670715435888333,</text:p>
      <text:p text:style-name="P2"><text:s text:c="39"/>4.490260203115424],</text:p>
      <text:p text:style-name="P2"><text:s text:c="15"/>'Low Fitness': 2.8494192633186306,</text:p>
      <text:p text:style-name="P2"><text:s text:c="15"/>'Low Fitness Vector': [0.8981472636314201,</text:p>
      <text:p text:style-name="P2"><text:soft-page-break/><text:s text:c="38"/>1.2680685902526871,</text:p>
      <text:p text:style-name="P2"><text:s text:c="38"/>-0.659357874423735]}),</text:p>
      <text:p text:style-name="P2"><text:s text:c="13"/>('Generation 10',</text:p>
      <text:p text:style-name="P2"><text:s text:c="14"/>{'Average Fitness': 1.0711562540497306,</text:p>
      <text:p text:style-name="P2"><text:s text:c="15"/>'High Fitness': 3.310904240986249,</text:p>
      <text:p text:style-name="P2"><text:s text:c="15"/>'High Fitness Vector': [1.5603803821000188,</text:p>
      <text:p text:style-name="P2"><text:s text:c="39"/>0.8653319591276141,</text:p>
      <text:p text:style-name="P2"><text:s text:c="39"/>-0.3568163458363606],</text:p>
      <text:p text:style-name="P2"><text:s text:c="15"/>'Low Fitness': 0.554031084884447,</text:p>
      <text:p text:style-name="P2"><text:s text:c="15"/>'Low Fitness Vector': [-0.4194515355137027,</text:p>
      <text:p text:style-name="P2"><text:s text:c="38"/>0.059366235678028234,</text:p>
      <text:p text:style-name="P2"><text:s text:c="38"/>0.6120189084506007]}),</text:p>
      <text:p text:style-name="P2"><text:s text:c="13"/>('Generation 20',</text:p>
      <text:p text:style-name="P2"><text:s text:c="14"/>{'Average Fitness': 0.6971145117771791,</text:p>
      <text:p text:style-name="P2"><text:s text:c="15"/>'High Fitness': 0.9990316823243781,</text:p>
      <text:p text:style-name="P2"><text:s text:c="15"/>'High Fitness Vector': [-0.43260533433172565,</text:p>
      <text:p text:style-name="P2"><text:s text:c="39"/>0.7938158053994022,</text:p>
      <text:p text:style-name="P2"><text:s text:c="39"/>-0.42631065448826444],</text:p>
      <text:p text:style-name="P2"><text:s text:c="15"/>'Low Fitness': 0.5292245872081823,</text:p>
      <text:p text:style-name="P2"><text:s text:c="15"/>'Low Fitness Vector': [-0.3265467777096195,</text:p>
      <text:p text:style-name="P2"><text:s text:c="38"/>0.059366235678028234,</text:p>
      <text:p text:style-name="P2"><text:s text:c="38"/>0.6473541837642416]}),</text:p>
      <text:p text:style-name="P2"><text:s text:c="13"/>('Generation 30',</text:p>
      <text:p text:style-name="P2"><text:s text:c="14"/>{'Average Fitness': 0.5950864668299443,</text:p>
      <text:p text:style-name="P2"><text:s text:c="15"/>'High Fitness': 0.7714270697174825,</text:p>
      <text:p text:style-name="P2"><text:s text:c="15"/>'High Fitness Vector': [-0.4663917086352779,</text:p>
      <text:p text:style-name="P2"><text:s text:c="39"/>0.1400638802646952,</text:p>
      <text:p text:style-name="P2"><text:s text:c="39"/>0.7309500347348961],</text:p>
      <text:p text:style-name="P2"><text:s text:c="15"/>'Low Fitness': 0.4011334423105428,</text:p>
      <text:p text:style-name="P2"><text:s text:c="15"/>'Low Fitness Vector': [-0.3908287202689882,</text:p>
      <text:p text:style-name="P2"><text:s text:c="38"/>0.017738614917518797,</text:p>
      <text:p text:style-name="P2"><text:s text:c="38"/>0.49806796249533636]}),</text:p>
      <text:p text:style-name="P2"><text:s text:c="13"/>('Generation 40',</text:p>
      <text:p text:style-name="P2"><text:s text:c="14"/>{'Average Fitness': 0.5176555604685974,</text:p>
      <text:p text:style-name="P2"><text:s text:c="15"/>'High Fitness': 0.6600274511561524,</text:p>
      <text:p text:style-name="P2"><text:s text:c="15"/>'High Fitness Vector': [-0.49976198273182754,</text:p>
      <text:p text:style-name="P2"><text:s text:c="39"/>0.14070217775678945,</text:p>
      <text:p text:style-name="P2"><text:s text:c="39"/>0.6248746345840913],</text:p>
      <text:p text:style-name="P2"><text:s text:c="15"/>'Low Fitness': 0.3644730139656036,</text:p>
      <text:p text:style-name="P2"><text:s text:c="15"/>'Low Fitness Vector': [-0.3407149251825576,</text:p>
      <text:p text:style-name="P2"><text:s text:c="38"/>0.017738614917518797,</text:p>
      <text:p text:style-name="P2"><text:s text:c="38"/>0.49806796249533636]}),</text:p>
      <text:p text:style-name="P2"><text:s text:c="13"/>('Generation 50',</text:p>
      <text:p text:style-name="P2"><text:s text:c="14"/>{'Average Fitness': 0.3725754505729613,</text:p>
      <text:p text:style-name="P2"><text:soft-page-break/><text:s text:c="15"/>'High Fitness': 0.5258989399675422,</text:p>
      <text:p text:style-name="P2"><text:s text:c="15"/>'High Fitness Vector': [-0.3921222813814217,</text:p>
      <text:p text:style-name="P2"><text:s text:c="39"/>-0.0019469571260818039,</text:p>
      <text:p text:style-name="P2"><text:s text:c="39"/>0.6100289056837558],</text:p>
      <text:p text:style-name="P2"><text:s text:c="15"/>'Low Fitness': 0.23203680678640498,</text:p>
      <text:p text:style-name="P2"><text:s text:c="15"/>'Low Fitness Vector': [-0.19745738831536577,</text:p>
      <text:p text:style-name="P2"><text:s text:c="38"/>-0.022834099118795456,</text:p>
      <text:p text:style-name="P2"><text:s text:c="38"/>0.43877783729754727]})])</text:p>
      <text:p text:style-name="P2">Run 28:</text:p>
      <text:p text:style-name="P2">Random Seed: 112</text:p>
      <text:p text:style-name="P2">{'Best Fitness': 1.1565880585008177,</text:p>
      <text:p text:style-name="P2"><text:s/>'Best Vector': [0.7442696950355625, 0.6096310557529626, -0.48062527546313744]}</text:p>
      <text:p text:style-name="P2">OrderedDict([('Generation 0',</text:p>
      <text:p text:style-name="P2"><text:s text:c="14"/>{'Average Fitness': 20.497858039464386,</text:p>
      <text:p text:style-name="P2"><text:s text:c="15"/>'High Fitness': 46.403523753156286,</text:p>
      <text:p text:style-name="P2"><text:s text:c="15"/>'High Fitness Vector': [4.093417060690058,</text:p>
      <text:p text:style-name="P2"><text:s text:c="39"/>4.527893809103013,</text:p>
      <text:p text:style-name="P2"><text:s text:c="39"/>3.0241756188909505],</text:p>
      <text:p text:style-name="P2"><text:s text:c="15"/>'Low Fitness': 3.095194561790023,</text:p>
      <text:p text:style-name="P2"><text:s text:c="15"/>'Low Fitness Vector': [-0.02453921604939202,</text:p>
      <text:p text:style-name="P2"><text:s text:c="38"/>0.3255383309553057,</text:p>
      <text:p text:style-name="P2"><text:s text:c="38"/>1.7287617486931328]}),</text:p>
      <text:p text:style-name="P2"><text:s text:c="13"/>('Generation 10',</text:p>
      <text:p text:style-name="P2"><text:s text:c="14"/>{'Average Fitness': 2.201514792130483,</text:p>
      <text:p text:style-name="P2"><text:s text:c="15"/>'High Fitness': 5.1496980346842935,</text:p>
      <text:p text:style-name="P2"><text:s text:c="15"/>'High Fitness Vector': [2.029205282693773,</text:p>
      <text:p text:style-name="P2"><text:s text:c="39"/>0.8810144226702015,</text:p>
      <text:p text:style-name="P2"><text:s text:c="39"/>-0.5058038576553863],</text:p>
      <text:p text:style-name="P2"><text:s text:c="15"/>'Low Fitness': 1.4663819300426437,</text:p>
      <text:p text:style-name="P2"><text:s text:c="15"/>'Low Fitness Vector': [0.8572065474215358,</text:p>
      <text:p text:style-name="P2"><text:s text:c="38"/>0.6081391248738927,</text:p>
      <text:p text:style-name="P2"><text:s text:c="38"/>-0.6014529656572574]}),</text:p>
      <text:p text:style-name="P2"><text:s text:c="13"/>('Generation 20',</text:p>
      <text:p text:style-name="P2"><text:s text:c="14"/>{'Average Fitness': 1.5688276079705883,</text:p>
      <text:p text:style-name="P2"><text:s text:c="15"/>'High Fitness': 2.158666681869295,</text:p>
      <text:p text:style-name="P2"><text:s text:c="15"/>'High Fitness Vector': [0.8915889351961932,</text:p>
      <text:p text:style-name="P2"><text:s text:c="39"/>1.1092458603621447,</text:p>
      <text:p text:style-name="P2"><text:s text:c="39"/>0.36511569916186687],</text:p>
      <text:p text:style-name="P2"><text:s text:c="15"/>'Low Fitness': 1.3669390820430802,</text:p>
      <text:p text:style-name="P2"><text:s text:c="15"/>'Low Fitness Vector': [0.7885327232421261,</text:p>
      <text:p text:style-name="P2"><text:s text:c="38"/>0.6665042287238065,</text:p>
      <text:p text:style-name="P2"><text:s text:c="38"/>-0.5485684456043025]}),</text:p>
      <text:p text:style-name="P2"><text:s text:c="13"/>('Generation 30',</text:p>
      <text:p text:style-name="P2"><text:s text:c="14"/>{'Average Fitness': 1.458323063288145,</text:p>
      <text:p text:style-name="P2"><text:soft-page-break/><text:s text:c="15"/>'High Fitness': 1.7831657915392398,</text:p>
      <text:p text:style-name="P2"><text:s text:c="15"/>'High Fitness Vector': [0.8330022620402948,</text:p>
      <text:p text:style-name="P2"><text:s text:c="39"/>0.7732331150333717,</text:p>
      <text:p text:style-name="P2"><text:s text:c="39"/>-0.7009875696407037],</text:p>
      <text:p text:style-name="P2"><text:s text:c="15"/>'Low Fitness': 1.2143616605449394,</text:p>
      <text:p text:style-name="P2"><text:s text:c="15"/>'Low Fitness Vector': [0.7725972626233146,</text:p>
      <text:p text:style-name="P2"><text:s text:c="38"/>0.590708501421707,</text:p>
      <text:p text:style-name="P2"><text:s text:c="38"/>-0.5181878005897299]}),</text:p>
      <text:p text:style-name="P2"><text:s text:c="13"/>('Generation 40',</text:p>
      <text:p text:style-name="P2"><text:s text:c="14"/>{'Average Fitness': 1.4839660095217981,</text:p>
      <text:p text:style-name="P2"><text:s text:c="15"/>'High Fitness': 1.7338938590805189,</text:p>
      <text:p text:style-name="P2"><text:s text:c="15"/>'High Fitness Vector': [0.9621179424246158,</text:p>
      <text:p text:style-name="P2"><text:s text:c="39"/>0.6649315222417821,</text:p>
      <text:p text:style-name="P2"><text:s text:c="39"/>-0.6050528858491373],</text:p>
      <text:p text:style-name="P2"><text:s text:c="15"/>'Low Fitness': 1.3091059356513954,</text:p>
      <text:p text:style-name="P2"><text:s text:c="15"/>'Low Fitness Vector': [0.8018754786206457,</text:p>
      <text:p text:style-name="P2"><text:s text:c="38"/>0.5990394194813177,</text:p>
      <text:p text:style-name="P2"><text:s text:c="38"/>-0.5543044527565981]}),</text:p>
      <text:p text:style-name="P2"><text:s text:c="13"/>('Generation 50',</text:p>
      <text:p text:style-name="P2"><text:s text:c="14"/>{'Average Fitness': 1.3951785536461767,</text:p>
      <text:p text:style-name="P2"><text:s text:c="15"/>'High Fitness': 1.7802724693036716,</text:p>
      <text:p text:style-name="P2"><text:s text:c="15"/>'High Fitness Vector': [0.8974142035739245,</text:p>
      <text:p text:style-name="P2"><text:s text:c="39"/>0.7919959519664591,</text:p>
      <text:p text:style-name="P2"><text:s text:c="39"/>-0.5896292297674808],</text:p>
      <text:p text:style-name="P2"><text:s text:c="15"/>'Low Fitness': 1.1565880585008177,</text:p>
      <text:p text:style-name="P2"><text:s text:c="15"/>'Low Fitness Vector': [0.7442696950355625,</text:p>
      <text:p text:style-name="P2"><text:s text:c="38"/>0.6096310557529626,</text:p>
      <text:p text:style-name="P2"><text:s text:c="38"/>-0.48062527546313744]})])</text:p>
      <text:p text:style-name="P2">Run 29:</text:p>
      <text:p text:style-name="P2">Random Seed: 276</text:p>
      <text:p text:style-name="P2">{'Best Fitness': 0.809425463330915,</text:p>
      <text:p text:style-name="P2"><text:s/>'Best Vector': [0.08292753182537524, 0.6220589694265316, 0.6446635761017275]}</text:p>
      <text:p text:style-name="P2">OrderedDict([('Generation 0',</text:p>
      <text:p text:style-name="P2"><text:s text:c="14"/>{'Average Fitness': 22.200516292171496,</text:p>
      <text:p text:style-name="P2"><text:s text:c="15"/>'High Fitness': 58.618826169426754,</text:p>
      <text:p text:style-name="P2"><text:s text:c="15"/>'High Fitness Vector': [4.855510261262794,</text:p>
      <text:p text:style-name="P2"><text:s text:c="39"/>3.3668737626080105,</text:p>
      <text:p text:style-name="P2"><text:s text:c="39"/>4.8689842204365625],</text:p>
      <text:p text:style-name="P2"><text:s text:c="15"/>'Low Fitness': 0.8891579108115842,</text:p>
      <text:p text:style-name="P2"><text:s text:c="15"/>'Low Fitness Vector': [-0.23781559129778884,</text:p>
      <text:p text:style-name="P2"><text:s text:c="38"/>0.4257286051781124,</text:p>
      <text:p text:style-name="P2"><text:s text:c="38"/>-0.8070667940637666]}),</text:p>
      <text:p text:style-name="P2"><text:s text:c="13"/>('Generation 10',</text:p>
      <text:p text:style-name="P2"><text:s text:c="14"/>{'Average Fitness': 2.765428268715314,</text:p>
      <text:p text:style-name="P2"><text:soft-page-break/><text:s text:c="15"/>'High Fitness': 4.739702107894251,</text:p>
      <text:p text:style-name="P2"><text:s text:c="15"/>'High Fitness Vector': [1.0259992465217063,</text:p>
      <text:p text:style-name="P2"><text:s text:c="39"/>-0.13832019924184147,</text:p>
      <text:p text:style-name="P2"><text:s text:c="39"/>1.9151749728191518],</text:p>
      <text:p text:style-name="P2"><text:s text:c="15"/>'Low Fitness': 1.4019638564256391,</text:p>
      <text:p text:style-name="P2"><text:s text:c="15"/>'Low Fitness Vector': [0.15709516955323438,</text:p>
      <text:p text:style-name="P2"><text:s text:c="38"/>0.9167400124259599,</text:p>
      <text:p text:style-name="P2"><text:s text:c="38"/>0.7327159843663373]}),</text:p>
      <text:p text:style-name="P2"><text:s text:c="13"/>('Generation 20',</text:p>
      <text:p text:style-name="P2"><text:s text:c="14"/>{'Average Fitness': 1.502447426375874,</text:p>
      <text:p text:style-name="P2"><text:s text:c="15"/>'High Fitness': 3.0886181593685995,</text:p>
      <text:p text:style-name="P2"><text:s text:c="15"/>'High Fitness Vector': [0.6579155199607958,</text:p>
      <text:p text:style-name="P2"><text:s text:c="39"/>-0.8943026498373988,</text:p>
      <text:p text:style-name="P2"><text:s text:c="39"/>1.3623465412504714],</text:p>
      <text:p text:style-name="P2"><text:s text:c="15"/>'Low Fitness': 1.1573881990635435,</text:p>
      <text:p text:style-name="P2"><text:s text:c="15"/>'Low Fitness Vector': [0.16952643996858927,</text:p>
      <text:p text:style-name="P2"><text:s text:c="38"/>0.8028635618049953,</text:p>
      <text:p text:style-name="P2"><text:s text:c="38"/>0.6957435492628848]}),</text:p>
      <text:p text:style-name="P2"><text:s text:c="13"/>('Generation 30',</text:p>
      <text:p text:style-name="P2"><text:s text:c="14"/>{'Average Fitness': 1.2662376718791248,</text:p>
      <text:p text:style-name="P2"><text:s text:c="15"/>'High Fitness': 1.870956522727446,</text:p>
      <text:p text:style-name="P2"><text:s text:c="15"/>'High Fitness Vector': [-0.5718045869608602,</text:p>
      <text:p text:style-name="P2"><text:s text:c="39"/>1.0046869104153935,</text:p>
      <text:p text:style-name="P2"><text:s text:c="39"/>0.7311636267607527],</text:p>
      <text:p text:style-name="P2"><text:s text:c="15"/>'Low Fitness': 0.8756592916163359,</text:p>
      <text:p text:style-name="P2"><text:s text:c="15"/>'Low Fitness Vector': [0.23554617666491484,</text:p>
      <text:p text:style-name="P2"><text:s text:c="38"/>0.6610727931288479,</text:p>
      <text:p text:style-name="P2"><text:s text:c="38"/>0.61899923461964]}),</text:p>
      <text:p text:style-name="P2"><text:s text:c="13"/>('Generation 40',</text:p>
      <text:p text:style-name="P2"><text:s text:c="14"/>{'Average Fitness': 1.0391948285861359,</text:p>
      <text:p text:style-name="P2"><text:s text:c="15"/>'High Fitness': 1.2790007205005962,</text:p>
      <text:p text:style-name="P2"><text:s text:c="15"/>'High Fitness Vector': [0.14292211693549822,</text:p>
      <text:p text:style-name="P2"><text:s text:c="39"/>0.9167400124259599,</text:p>
      <text:p text:style-name="P2"><text:s text:c="39"/>0.6466542651282235],</text:p>
      <text:p text:style-name="P2"><text:s text:c="15"/>'Low Fitness': 0.910477635337112,</text:p>
      <text:p text:style-name="P2"><text:s text:c="15"/>'Low Fitness Vector': [0.15606611128164413,</text:p>
      <text:p text:style-name="P2"><text:s text:c="38"/>0.7172021794957122,</text:p>
      <text:p text:style-name="P2"><text:s text:c="38"/>0.6097065179027839]}),</text:p>
      <text:p text:style-name="P2"><text:s text:c="13"/>('Generation 50',</text:p>
      <text:p text:style-name="P2"><text:s text:c="14"/>{'Average Fitness': 0.9558577009186968,</text:p>
      <text:p text:style-name="P2"><text:s text:c="15"/>'High Fitness': 1.1828409738577457,</text:p>
      <text:p text:style-name="P2"><text:s text:c="15"/>'High Fitness Vector': [0.2725953839255647,</text:p>
      <text:p text:style-name="P2"><text:s text:c="39"/>0.8320956099274113,</text:p>
      <text:p text:style-name="P2"><text:s text:c="39"/>0.6450966024245897],</text:p>
      <text:p text:style-name="P2"><text:soft-page-break/><text:s text:c="15"/>'Low Fitness': 0.809425463330915,</text:p>
      <text:p text:style-name="P2"><text:s text:c="15"/>'Low Fitness Vector': [0.08292753182537524,</text:p>
      <text:p text:style-name="P2"><text:s text:c="38"/>0.6220589694265316,</text:p>
      <text:p text:style-name="P2"><text:s text:c="38"/>0.6446635761017275]})])</text:p>
      <text:p text:style-name="P2">Run 30:</text:p>
      <text:p text:style-name="P2">Random Seed: 419</text:p>
      <text:p text:style-name="P2">{'Best Fitness': 0.011147354083049966,</text:p>
      <text:p text:style-name="P2"><text:s/>'Best Vector': [0.03363133589894888,</text:p>
      <text:p text:style-name="P2"><text:s text:c="17"/>0.0866186333619381,</text:p>
      <text:p text:style-name="P2"><text:s text:c="17"/>-0.050134815081061004]}</text:p>
      <text:p text:style-name="P2">OrderedDict([('Generation 0',</text:p>
      <text:p text:style-name="P2"><text:s text:c="14"/>{'Average Fitness': 21.624658204360717,</text:p>
      <text:p text:style-name="P2"><text:s text:c="15"/>'High Fitness': 49.45389369102641,</text:p>
      <text:p text:style-name="P2"><text:s text:c="15"/>'High Fitness Vector': [4.498017673434243,</text:p>
      <text:p text:style-name="P2"><text:s text:c="39"/>3.7570535933399682,</text:p>
      <text:p text:style-name="P2"><text:s text:c="39"/>3.886679688020462],</text:p>
      <text:p text:style-name="P2"><text:s text:c="15"/>'Low Fitness': 0.6415853258815475,</text:p>
      <text:p text:style-name="P2"><text:s text:c="15"/>'Low Fitness Vector': [0.22882433009924052,</text:p>
      <text:p text:style-name="P2"><text:s text:c="38"/>0.7140119710226176,</text:p>
      <text:p text:style-name="P2"><text:s text:c="38"/>-0.2818007400142484]}),</text:p>
      <text:p text:style-name="P2"><text:s text:c="13"/>('Generation 10',</text:p>
      <text:p text:style-name="P2"><text:s text:c="14"/>{'Average Fitness': 0.46326035423839684,</text:p>
      <text:p text:style-name="P2"><text:s text:c="15"/>'High Fitness': 1.6864984040794422,</text:p>
      <text:p text:style-name="P2"><text:s text:c="15"/>'High Fitness Vector': [0.22882433009924052,</text:p>
      <text:p text:style-name="P2"><text:s text:c="39"/>-0.6709491005655841,</text:p>
      <text:p text:style-name="P2"><text:s text:c="39"/>1.088101619557801],</text:p>
      <text:p text:style-name="P2"><text:s text:c="15"/>'Low Fitness': 0.11170944060145016,</text:p>
      <text:p text:style-name="P2"><text:s text:c="15"/>'Low Fitness Vector': [-0.2223347609089899,</text:p>
      <text:p text:style-name="P2"><text:s text:c="38"/>0.156867394229385,</text:p>
      <text:p text:style-name="P2"><text:s text:c="38"/>-0.19408584523523387]}),</text:p>
      <text:p text:style-name="P2"><text:s text:c="13"/>('Generation 20',</text:p>
      <text:p text:style-name="P2"><text:s text:c="14"/>{'Average Fitness': 0.09046946231858749,</text:p>
      <text:p text:style-name="P2"><text:s text:c="15"/>'High Fitness': 0.14313172011764524,</text:p>
      <text:p text:style-name="P2"><text:s text:c="15"/>'High Fitness Vector': [0.19177733026158486,</text:p>
      <text:p text:style-name="P2"><text:s text:c="39"/>0.22342206791367047,</text:p>
      <text:p text:style-name="P2"><text:s text:c="39"/>-0.2375621082676349],</text:p>
      <text:p text:style-name="P2"><text:s text:c="15"/>'Low Fitness': 0.0585870317224723,</text:p>
      <text:p text:style-name="P2"><text:s text:c="15"/>'Low Fitness Vector': [0.1197508445163461,</text:p>
      <text:p text:style-name="P2"><text:s text:c="38"/>0.156867394229385,</text:p>
      <text:p text:style-name="P2"><text:s text:c="38"/>-0.14014059935570747]}),</text:p>
      <text:p text:style-name="P2"><text:s text:c="13"/>('Generation 30',</text:p>
      <text:p text:style-name="P2"><text:s text:c="14"/>{'Average Fitness': 0.05703230546702956,</text:p>
      <text:p text:style-name="P2"><text:s text:c="15"/>'High Fitness': 0.07987837577094022,</text:p>
      <text:p text:style-name="P2"><text:s text:c="15"/>'High Fitness Vector': [0.09712730133181643,</text:p>
      <text:p text:style-name="P2"><text:soft-page-break/><text:s text:c="39"/>0.1934889568316278,</text:p>
      <text:p text:style-name="P2"><text:s text:c="39"/>-0.18167742482528537],</text:p>
      <text:p text:style-name="P2"><text:s text:c="15"/>'Low Fitness': 0.032988305560003185,</text:p>
      <text:p text:style-name="P2"><text:s text:c="15"/>'Low Fitness Vector': [0.1280463788845052,</text:p>
      <text:p text:style-name="P2"><text:s text:c="38"/>0.11392558200893971,</text:p>
      <text:p text:style-name="P2"><text:s text:c="38"/>-0.06011149788928302]}),</text:p>
      <text:p text:style-name="P2"><text:s text:c="13"/>('Generation 40',</text:p>
      <text:p text:style-name="P2"><text:s text:c="14"/>{'Average Fitness': 0.0451621779882551,</text:p>
      <text:p text:style-name="P2"><text:s text:c="15"/>'High Fitness': 0.06297806998015842,</text:p>
      <text:p text:style-name="P2"><text:s text:c="15"/>'High Fitness Vector': [0.1129317230528716,</text:p>
      <text:p text:style-name="P2"><text:s text:c="39"/>0.15592263378337395,</text:p>
      <text:p text:style-name="P2"><text:s text:c="39"/>-0.16097399846721766],</text:p>
      <text:p text:style-name="P2"><text:s text:c="15"/>'Low Fitness': 0.022968428895956707,</text:p>
      <text:p text:style-name="P2"><text:s text:c="15"/>'Low Fitness Vector': [0.06842443484323273,</text:p>
      <text:p text:style-name="P2"><text:s text:c="38"/>0.09543595946558497,</text:p>
      <text:p text:style-name="P2"><text:s text:c="38"/>-0.09580450539105209]}),</text:p>
      <text:p text:style-name="P2"><text:s text:c="13"/>('Generation 50',</text:p>
      <text:p text:style-name="P2"><text:s text:c="14"/>{'Average Fitness': 0.024695657665248918,</text:p>
      <text:p text:style-name="P2"><text:s text:c="15"/>'High Fitness': 0.05378243528839357,</text:p>
      <text:p text:style-name="P2"><text:s text:c="15"/>'High Fitness Vector': [0.07941189073396639,</text:p>
      <text:p text:style-name="P2"><text:s text:c="39"/>0.1827564915801667,</text:p>
      <text:p text:style-name="P2"><text:s text:c="39"/>-0.11864338027786718],</text:p>
      <text:p text:style-name="P2"><text:s text:c="15"/>'Low Fitness': 0.011147354083049966,</text:p>
      <text:p text:style-name="P2"><text:s text:c="15"/>'Low Fitness Vector': [0.03363133589894888,</text:p>
      <text:p text:style-name="P2"><text:s text:c="38"/>0.0866186333619381,</text:p>
      <text:p text:style-name="P2"><text:s text:c="38"/>-0.050134815081061004]})])</text:p>
      <text:p text:style-name="P2"/>
      <text:p text:style-name="P2">Averages Across All 30 Runs:</text:p>
      <text:p text:style-name="P2">{'Average Avg-of-Generation Fitness': {'Generation 0': 21.12320002593753,</text:p>
      <text:p text:style-name="P2"><text:s text:c="39"/>'Generation 10': 1.2210781592915534,</text:p>
      <text:p text:style-name="P2"><text:s text:c="39"/>'Generation 20': 0.5526066227472156,</text:p>
      <text:p text:style-name="P2"><text:s text:c="39"/>'Generation 30': 0.4745854224740938,</text:p>
      <text:p text:style-name="P2"><text:s text:c="39"/>'Generation 40': 0.42343158690920296,</text:p>
      <text:p text:style-name="P2"><text:s text:c="39"/>'Generation 50': 0.36314621289362653},</text:p>
      <text:p text:style-name="P2"><text:s/>'Average Best-of-Generation Fitness': {'Generation 0': 1.1317750938801319,</text:p>
      <text:p text:style-name="P2"><text:s text:c="40"/>'Generation 10': 0.45410821024342957,</text:p>
      <text:p text:style-name="P2"><text:s text:c="40"/>'Generation 20': 0.4209748672207123,</text:p>
      <text:p text:style-name="P2"><text:s text:c="40"/>'Generation 30': 0.3636089839610129,</text:p>
      <text:p text:style-name="P2"><text:s text:c="40"/>'Generation 40': 0.332663582999799,</text:p>
      <text:p text:style-name="P2"><text:s text:c="40"/>'Generation 50': 0.2820540025689745},</text:p>
      <text:p text:style-name="P2"><text:s/>'Best-of-Runs': {'Average Fitness': 0.26203359103355445,</text:p>
      <text:p text:style-name="P2"><text:s text:c="18"/>'Standard Deviation': 2.049849182629643}}</text:p>
      <text:p text:style-name="P3"/>
      <text:p text:style-name="P3">End Program Output</text:p>
      <text:p text:style-name="P10"><text:soft-page-break/><text:span text:style-name="T1">Begin Tabular Data Format</text:span></text:p>
      <text:p text:style-name="P2"/>
      <text:p text:style-name="P2"/>
      <text:p text:style-name="P2"><draw:frame draw:style-name="fr1" draw:name="Object1" text:anchor-type="paragraph" svg:width="3.9335in" svg:height="3.5563in" draw:z-index="0"><draw:object xlink:href="./Object 1" xlink:type="simple" xlink:show="embed" xlink:actuate="onLoad"/><draw:image xlink:href="./ObjectReplacements/Object 1" xlink:type="simple" xlink:show="embed" xlink:actuate="onLoad"/></draw:frame></text:p>
      <text:p text:style-name="P2"><draw:frame draw:style-name="fr2" draw:name="Object2" text:anchor-type="paragraph" svg:x="0.3819in" svg:y="3.4118in" svg:width="5.7362in" svg:height="4.3071in" draw:z-index="1"><draw:object xlink:href="./Object 2" xlink:type="simple" xlink:show="embed" xlink:actuate="onLoad"/><draw:image xlink:href="./ObjectReplacements/Object 2" xlink:type="simple" xlink:show="embed" xlink:actuate="onLoad"/></draw:frame></text:p>
      <text:p text:style-name="P2"><draw:frame draw:style-name="fr3" draw:name="Object3" text:anchor-type="paragraph" svg:width="5.7362in" svg:height="8.7917in" draw:z-index="2"><draw:object xlink:href="./Object 3" xlink:type="simple" xlink:show="embed" xlink:actuate="onLoad"/><draw:image xlink:href="./ObjectReplacements/Object 3" xlink:type="simple" xlink:show="embed" xlink:actuate="onLoad"/></draw:frame><text:soft-page-break/></text:p>
      <text:p text:style-name="P2"><draw:frame draw:style-name="fr1" draw:name="Object4" text:anchor-type="paragraph" svg:width="5.7362in" svg:height="8.7917in" draw:z-index="3"><draw:object xlink:href="./Object 4" xlink:type="simple" xlink:show="embed" xlink:actuate="onLoad"/><draw:image xlink:href="./ObjectReplacements/Object 4" xlink:type="simple" xlink:show="embed" xlink:actuate="onLoad"/></draw:frame><text:soft-page-break/></text:p>
      <text:p text:style-name="P2"><draw:frame draw:style-name="fr1" draw:name="Object5" text:anchor-type="paragraph" svg:width="5.7362in" svg:height="8.7917in" draw:z-index="4"><draw:object xlink:href="./Object 5" xlink:type="simple" xlink:show="embed" xlink:actuate="onLoad"/><draw:image xlink:href="./ObjectReplacements/Object 5" xlink:type="simple" xlink:show="embed" xlink:actuate="onLoad"/></draw:frame><text:soft-page-break/></text:p>
      <text:p text:style-name="P2"><draw:frame draw:style-name="fr1" draw:name="Object6" text:anchor-type="paragraph" svg:width="5.7362in" svg:height="8.7917in" draw:z-index="5"><draw:object xlink:href="./Object 6" xlink:type="simple" xlink:show="embed" xlink:actuate="onLoad"/><draw:image xlink:href="./ObjectReplacements/Object 6" xlink:type="simple" xlink:show="embed" xlink:actuate="onLoad"/></draw:frame><text:soft-page-break/></text:p>
      <text:p text:style-name="P2"><draw:frame draw:style-name="fr1" draw:name="Object7" text:anchor-type="paragraph" svg:width="5.7362in" svg:height="8.7917in" draw:z-index="6"><draw:object xlink:href="./Object 7" xlink:type="simple" xlink:show="embed" xlink:actuate="onLoad"/><draw:image xlink:href="./ObjectReplacements/Object 7" xlink:type="simple" xlink:show="embed" xlink:actuate="onLoad"/></draw:frame><text:soft-page-break/></text:p>
      <text:p text:style-name="P2"><draw:frame draw:style-name="fr1" draw:name="Object8" text:anchor-type="paragraph" svg:width="5.7362in" svg:height="8.7917in" draw:z-index="7"><draw:object xlink:href="./Object 8" xlink:type="simple" xlink:show="embed" xlink:actuate="onLoad"/><draw:image xlink:href="./ObjectReplacements/Object 8" xlink:type="simple" xlink:show="embed" xlink:actuate="onLoad"/></draw:frame><text:soft-page-break/></text:p>
      <text:p text:style-name="P2"><draw:frame draw:style-name="fr1" draw:name="Object9" text:anchor-type="paragraph" svg:width="5.7362in" svg:height="8.7917in" draw:z-index="8"><draw:object xlink:href="./Object 9" xlink:type="simple" xlink:show="embed" xlink:actuate="onLoad"/><draw:image xlink:href="./ObjectReplacements/Object 9" xlink:type="simple" xlink:show="embed" xlink:actuate="onLoad"/></draw:frame><text:soft-page-break/></text:p>
      <text:p text:style-name="P2"><draw:frame draw:style-name="fr1" draw:name="Object10" text:anchor-type="paragraph" svg:width="5.7362in" svg:height="8.7917in" draw:z-index="9"><draw:object xlink:href="./Object 10" xlink:type="simple" xlink:show="embed" xlink:actuate="onLoad"/><draw:image xlink:href="./ObjectReplacements/Object 10" xlink:type="simple" xlink:show="embed" xlink:actuate="onLoad"/></draw:frame><text:soft-page-break/></text:p>
      <text:p text:style-name="P2"><draw:frame draw:style-name="fr1" draw:name="Object11" text:anchor-type="paragraph" svg:width="5.7362in" svg:height="8.7917in" draw:z-index="10"><draw:object xlink:href="./Object 11" xlink:type="simple" xlink:show="embed" xlink:actuate="onLoad"/><draw:image xlink:href="./ObjectReplacements/Object 11" xlink:type="simple" xlink:show="embed" xlink:actuate="onLoad"/></draw:frame><text:soft-page-break/></text:p>
      <text:p text:style-name="P2"><draw:frame draw:style-name="fr1" draw:name="Object12" text:anchor-type="paragraph" svg:width="5.7362in" svg:height="8.7917in" draw:z-index="11"><draw:object xlink:href="./Object 12" xlink:type="simple" xlink:show="embed" xlink:actuate="onLoad"/><draw:image xlink:href="./ObjectReplacements/Object 12" xlink:type="simple" xlink:show="embed" xlink:actuate="onLoad"/></draw:frame><text:soft-page-break/></text:p>
      <text:p text:style-name="P2"><draw:frame draw:style-name="fr1" draw:name="Object13" text:anchor-type="paragraph" svg:width="5.7362in" svg:height="8.7917in" draw:z-index="12"><draw:object xlink:href="./Object 13" xlink:type="simple" xlink:show="embed" xlink:actuate="onLoad"/><draw:image xlink:href="./ObjectReplacements/Object 13" xlink:type="simple" xlink:show="embed" xlink:actuate="onLoad"/></draw:frame><text:soft-page-break/></text:p>
      <text:p text:style-name="P2"><draw:frame draw:style-name="fr1" draw:name="Object14" text:anchor-type="paragraph" svg:width="5.7362in" svg:height="8.7917in" draw:z-index="13"><draw:object xlink:href="./Object 14" xlink:type="simple" xlink:show="embed" xlink:actuate="onLoad"/><draw:image xlink:href="./ObjectReplacements/Object 14" xlink:type="simple" xlink:show="embed" xlink:actuate="onLoad"/></draw:frame><text:soft-page-break/></text:p>
      <text:p text:style-name="P2"><draw:frame draw:style-name="fr1" draw:name="Object15" text:anchor-type="paragraph" svg:width="5.7362in" svg:height="8.7917in" draw:z-index="14"><draw:object xlink:href="./Object 15" xlink:type="simple" xlink:show="embed" xlink:actuate="onLoad"/><draw:image xlink:href="./ObjectReplacements/Object 15" xlink:type="simple" xlink:show="embed" xlink:actuate="onLoad"/></draw:frame><text:soft-page-break/></text:p>
      <text:p text:style-name="P2"><draw:frame draw:style-name="fr1" draw:name="Object16" text:anchor-type="paragraph" svg:width="5.7362in" svg:height="8.7917in" draw:z-index="15"><draw:object xlink:href="./Object 16" xlink:type="simple" xlink:show="embed" xlink:actuate="onLoad"/><draw:image xlink:href="./ObjectReplacements/Object 16" xlink:type="simple" xlink:show="embed" xlink:actuate="onLoad"/></draw:frame><text:soft-page-break/></text:p>
      <text:p text:style-name="P2"><text:soft-page-break/></text:p>
      <text:p text:style-name="P2"><draw:frame draw:style-name="fr1" draw:name="Object17" text:anchor-type="paragraph" svg:width="5.7362in" svg:height="4.3071in" draw:z-index="16"><draw:object xlink:href="./Object 17" xlink:type="simple" xlink:show="embed" xlink:actuate="onLoad"/><draw:image xlink:href="./ObjectReplacements/Object 17" xlink:type="simple" xlink:show="embed" xlink:actuate="onLoad"/></draw:frame></text:p>
      <text:p text:style-name="P3">End Tabular Data Format</text:p>
      <text:p text:style-name="P2"/>
      <text:p text:style-name="P5">Begin CSV Printed Format</text:p>
      <text:p text:style-name="P2"/>
      <text:p text:style-name="P2">Averages Across All 30 Runs</text:p>
      <text:p text:style-name="P2">Average Avg-of-Generation Fitness</text:p>
      <text:p text:style-name="P2">Generation 0, 21.12320002593753</text:p>
      <text:p text:style-name="P2">Generation 10, 1.2210781592915534</text:p>
      <text:p text:style-name="P2">Generation 20, 0.5526066227472156</text:p>
      <text:p text:style-name="P2">Generation 30, 0.4745854224740938</text:p>
      <text:p text:style-name="P2">Generation 40, 0.42343158690920296</text:p>
      <text:p text:style-name="P2">Generation 50, 0.36314621289362653</text:p>
      <text:p text:style-name="P2"/>
      <text:p text:style-name="P2">Average Best-of-Generation Fitness</text:p>
      <text:p text:style-name="P2">Generation 0, 1.1317750938801319</text:p>
      <text:p text:style-name="P2">Generation 10, 0.45410821024342957</text:p>
      <text:p text:style-name="P2">Generation 20, 0.4209748672207123</text:p>
      <text:p text:style-name="P2">Generation 30, 0.3636089839610129</text:p>
      <text:p text:style-name="P2">Generation 40, 0.332663582999799</text:p>
      <text:p text:style-name="P2">Generation 50, 0.2820540025689745</text:p>
      <text:p text:style-name="P2"/>
      <text:p text:style-name="P2">Best-of-Runs</text:p>
      <text:p text:style-name="P2">Average Fitness, 0.26203359103355445</text:p>
      <text:p text:style-name="P2">Standard Deviation, 2.049849182629643</text:p>
      <text:p text:style-name="P2"/>
      <text:p text:style-name="P2">,Run 1</text:p>
      <text:p text:style-name="P2">Random Seed:,54,Best Fitness:,0.010864,Best Vector:,"0.075131</text:p>
      <text:p text:style-name="P2">-0.005082</text:p>
      <text:p text:style-name="P2">0.072068"</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0.713668,61.056131,"3.473281</text:p>
      <text:p text:style-name="P2">4.993205</text:p>
      <text:p text:style-name="P2">4.905135",1.349053,"-0.924184</text:p>
      <text:p text:style-name="P2">0.594827</text:p>
      <text:p text:style-name="P2">0.375654"</text:p>
      <text:p text:style-name="P2">10,0.645426,1.401399,"-0.924184</text:p>
      <text:p text:style-name="P2">0.560211</text:p>
      <text:p text:style-name="P2">-0.483162",0.191014,"0.327869</text:p>
      <text:p text:style-name="P2">-0.232312</text:p>
      <text:p text:style-name="P2"><text:soft-page-break/>0.171891"</text:p>
      <text:p text:style-name="P2">20,0.204064,0.278902,"0.456374</text:p>
      <text:p text:style-name="P2">-0.199733</text:p>
      <text:p text:style-name="P2">0.175305",0.137268,"0.305147</text:p>
      <text:p text:style-name="P2">-0.176543</text:p>
      <text:p text:style-name="P2">0.113955"</text:p>
      <text:p text:style-name="P2">30,0.138819,0.260681,"0.446976</text:p>
      <text:p text:style-name="P2">-0.170765</text:p>
      <text:p text:style-name="P2">0.178138",0.068357,"0.190585</text:p>
      <text:p text:style-name="P2">-0.085946</text:p>
      <text:p text:style-name="P2">0.156996"</text:p>
      <text:p text:style-name="P2">40,0.080051,0.150913,"0.298847</text:p>
      <text:p text:style-name="P2">-0.191764</text:p>
      <text:p text:style-name="P2">0.157576",0.035078,"0.126714</text:p>
      <text:p text:style-name="P2">-0.101254</text:p>
      <text:p text:style-name="P2">0.093645"</text:p>
      <text:p text:style-name="P2">50,0.035843,0.063690,"0.225336</text:p>
      <text:p text:style-name="P2">-0.110068</text:p>
      <text:p text:style-name="P2">0.028259",0.010864,"0.075131</text:p>
      <text:p text:style-name="P2">-0.005082</text:p>
      <text:p text:style-name="P2">0.072068"</text:p>
      <text:p text:style-name="P2"/>
      <text:p text:style-name="P2">,Run 2</text:p>
      <text:p text:style-name="P2">Random Seed:,30,Best Fitness:,0.271307,Best Vector:,"0.292392</text:p>
      <text:p text:style-name="P2">0.069535</text:p>
      <text:p text:style-name="P2">0.425417"</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0.456802,52.296996,"1.769198</text:p>
      <text:p text:style-name="P2">4.960910</text:p>
      <text:p text:style-name="P2">4.955432",0.527874,"0.456053</text:p>
      <text:p text:style-name="P2">-0.564129</text:p>
      <text:p text:style-name="P2">-0.040594"</text:p>
      <text:p text:style-name="P2">10,0.907275,1.875992,"0.456053</text:p>
      <text:p text:style-name="P2">1.016500</text:p>
      <text:p text:style-name="P2">-0.796703",0.457616,"0.372505</text:p>
      <text:p text:style-name="P2">0.235697</text:p>
      <text:p text:style-name="P2">0.513130"</text:p>
      <text:p text:style-name="P2"><text:soft-page-break/>20,0.529890,0.645072,"0.539189</text:p>
      <text:p text:style-name="P2">0.182120</text:p>
      <text:p text:style-name="P2">0.566727",0.447498,"0.399489</text:p>
      <text:p text:style-name="P2">0.223810</text:p>
      <text:p text:style-name="P2">0.487664"</text:p>
      <text:p text:style-name="P2">30,0.494308,0.618165,"0.519087</text:p>
      <text:p text:style-name="P2">0.223810</text:p>
      <text:p text:style-name="P2">0.546464",0.370468,"0.353094</text:p>
      <text:p text:style-name="P2">0.204433</text:p>
      <text:p text:style-name="P2">0.451664"</text:p>
      <text:p text:style-name="P2">40,0.412167,0.552423,"0.399346</text:p>
      <text:p text:style-name="P2">0.341512</text:p>
      <text:p text:style-name="P2">0.525657",0.286305,"0.325609</text:p>
      <text:p text:style-name="P2">0.150528</text:p>
      <text:p text:style-name="P2">0.397020"</text:p>
      <text:p text:style-name="P2">50,0.342323,0.470124,"0.403522</text:p>
      <text:p text:style-name="P2">0.297414</text:p>
      <text:p text:style-name="P2">0.467802",0.271307,"0.292392</text:p>
      <text:p text:style-name="P2">0.069535</text:p>
      <text:p text:style-name="P2">0.425417"</text:p>
      <text:p text:style-name="P2"/>
      <text:p text:style-name="P2">,Run 3</text:p>
      <text:p text:style-name="P2">Random Seed:,101,Best Fitness:,0.028915,Best Vector:,"0.103386</text:p>
      <text:p text:style-name="P2">0.089716</text:p>
      <text:p text:style-name="P2">-0.100881"</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9.467137,44.826213,"3.755361</text:p>
      <text:p text:style-name="P2">3.429300</text:p>
      <text:p text:style-name="P2">4.354696",0.408297,"0.500109</text:p>
      <text:p text:style-name="P2">0.226629</text:p>
      <text:p text:style-name="P2">-0.326844"</text:p>
      <text:p text:style-name="P2">10,1.333156,2.837684,"0.216040</text:p>
      <text:p text:style-name="P2">1.091343</text:p>
      <text:p text:style-name="P2">1.264904",0.264011,"0.216040</text:p>
      <text:p text:style-name="P2">0.150424</text:p>
      <text:p text:style-name="P2">-0.441260"</text:p>
      <text:p text:style-name="P2">20,0.272386,0.436684,"0.431138</text:p>
      <text:p text:style-name="P2"><text:soft-page-break/>0.199031</text:p>
      <text:p text:style-name="P2">-0.459554",0.180014,"0.188255</text:p>
      <text:p text:style-name="P2">0.161592</text:p>
      <text:p text:style-name="P2">-0.344184"</text:p>
      <text:p text:style-name="P2">30,0.217539,0.337251,"0.266141</text:p>
      <text:p text:style-name="P2">0.161592</text:p>
      <text:p text:style-name="P2">-0.490212",0.137458,"0.126238</text:p>
      <text:p text:style-name="P2">0.195952</text:p>
      <text:p text:style-name="P2">-0.288314"</text:p>
      <text:p text:style-name="P2">40,0.126526,0.223160,"0.221988</text:p>
      <text:p text:style-name="P2">0.228623</text:p>
      <text:p text:style-name="P2">-0.348731",0.063600,"0.099722</text:p>
      <text:p text:style-name="P2">0.111872</text:p>
      <text:p text:style-name="P2">-0.202830"</text:p>
      <text:p text:style-name="P2">50,0.061614,0.099412,"0.118675</text:p>
      <text:p text:style-name="P2">0.046828</text:p>
      <text:p text:style-name="P2">-0.288333",0.028915,"0.103386</text:p>
      <text:p text:style-name="P2">0.089716</text:p>
      <text:p text:style-name="P2">-0.100881"</text:p>
      <text:p text:style-name="P2"/>
      <text:p text:style-name="P2">,Run 4</text:p>
      <text:p text:style-name="P2">Random Seed:,67,Best Fitness:,0.001410,Best Vector:,"-0.009745</text:p>
      <text:p text:style-name="P2">-0.014355</text:p>
      <text:p text:style-name="P2">0.033302"</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3.061176,58.447901,"4.912639</text:p>
      <text:p text:style-name="P2">4.250704</text:p>
      <text:p text:style-name="P2">4.030557",0.383880,"0.197192</text:p>
      <text:p text:style-name="P2">-0.399847</text:p>
      <text:p text:style-name="P2">-0.430252"</text:p>
      <text:p text:style-name="P2">10,0.435880,0.912749,"-0.923709</text:p>
      <text:p text:style-name="P2">-0.198279</text:p>
      <text:p text:style-name="P2">0.142113",0.056449,"-0.102243</text:p>
      <text:p text:style-name="P2">-0.197342</text:p>
      <text:p text:style-name="P2">0.083972"</text:p>
      <text:p text:style-name="P2">20,0.081115,0.162277,"0.325935</text:p>
      <text:p text:style-name="P2">-0.143658</text:p>
      <text:p text:style-name="P2"><text:soft-page-break/>0.188164",0.037820,"-0.102243</text:p>
      <text:p text:style-name="P2">-0.134040</text:p>
      <text:p text:style-name="P2">0.096953"</text:p>
      <text:p text:style-name="P2">30,0.037256,0.072358,"-0.112124</text:p>
      <text:p text:style-name="P2">-0.168237</text:p>
      <text:p text:style-name="P2">0.177432",0.021060,"-0.078580</text:p>
      <text:p text:style-name="P2">-0.096397</text:p>
      <text:p text:style-name="P2">0.074784"</text:p>
      <text:p text:style-name="P2">40,0.015682,0.029864,"-0.094835</text:p>
      <text:p text:style-name="P2">-0.111177</text:p>
      <text:p text:style-name="P2">0.092248",0.005965,"-0.064853</text:p>
      <text:p text:style-name="P2">-0.039866</text:p>
      <text:p text:style-name="P2">0.013042"</text:p>
      <text:p text:style-name="P2">50,0.006485,0.019900,"-0.065641</text:p>
      <text:p text:style-name="P2">-0.034966</text:p>
      <text:p text:style-name="P2">0.119871",0.001410,"-0.009745</text:p>
      <text:p text:style-name="P2">-0.014355</text:p>
      <text:p text:style-name="P2">0.033302"</text:p>
      <text:p text:style-name="P2"/>
      <text:p text:style-name="P2">,Run 5</text:p>
      <text:p text:style-name="P2">Random Seed:,34,Best Fitness:,0.670121,Best Vector:,"-0.023227</text:p>
      <text:p text:style-name="P2">0.639613</text:p>
      <text:p text:style-name="P2">-0.510368"</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4.118486,45.257194,"-0.075995</text:p>
      <text:p text:style-name="P2">4.595781</text:p>
      <text:p text:style-name="P2">4.912251",1.113321,"0.403121</text:p>
      <text:p text:style-name="P2">0.777050</text:p>
      <text:p text:style-name="P2">-0.589073"</text:p>
      <text:p text:style-name="P2">10,1.541554,2.010197,"0.832843</text:p>
      <text:p text:style-name="P2">0.732585</text:p>
      <text:p text:style-name="P2">0.883113",0.973236,"-0.104300</text:p>
      <text:p text:style-name="P2">0.777050</text:p>
      <text:p text:style-name="P2">-0.598791"</text:p>
      <text:p text:style-name="P2">20,1.110259,1.467932,"0.350608</text:p>
      <text:p text:style-name="P2">0.751743</text:p>
      <text:p text:style-name="P2">0.883113",0.855057,"-0.104300</text:p>
      <text:p text:style-name="P2"><text:soft-page-break/>0.696870</text:p>
      <text:p text:style-name="P2">-0.598791"</text:p>
      <text:p text:style-name="P2">30,1.043725,1.303971,"0.435942</text:p>
      <text:p text:style-name="P2">0.841001</text:p>
      <text:p text:style-name="P2">-0.637686",0.821524,"-0.132630</text:p>
      <text:p text:style-name="P2">0.718076</text:p>
      <text:p text:style-name="P2">-0.536935"</text:p>
      <text:p text:style-name="P2">40,0.951085,1.284582,"0.554112</text:p>
      <text:p text:style-name="P2">0.803801</text:p>
      <text:p text:style-name="P2">-0.575714",0.766308,"-0.147419</text:p>
      <text:p text:style-name="P2">0.669255</text:p>
      <text:p text:style-name="P2">-0.544678"</text:p>
      <text:p text:style-name="P2">50,0.892695,1.196633,"0.603723</text:p>
      <text:p text:style-name="P2">0.730609</text:p>
      <text:p text:style-name="P2">-0.546226",0.670121,"-0.023227</text:p>
      <text:p text:style-name="P2">0.639613</text:p>
      <text:p text:style-name="P2">-0.510368"</text:p>
      <text:p text:style-name="P2"/>
      <text:p text:style-name="P2">,Run 6</text:p>
      <text:p text:style-name="P2">Random Seed:,22,Best Fitness:,0.172884,Best Vector:,"-0.064783</text:p>
      <text:p text:style-name="P2">0.153613</text:p>
      <text:p text:style-name="P2">0.380907"</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1.501731,57.420152,"4.627933</text:p>
      <text:p text:style-name="P2">3.643713</text:p>
      <text:p text:style-name="P2">4.767152",0.454368,"-0.291452</text:p>
      <text:p text:style-name="P2">0.298082</text:p>
      <text:p text:style-name="P2">0.529689"</text:p>
      <text:p text:style-name="P2">10,1.794798,5.476887,"2.169444</text:p>
      <text:p text:style-name="P2">0.644037</text:p>
      <text:p text:style-name="P2">-0.596335",0.338404,"-0.171693</text:p>
      <text:p text:style-name="P2">0.242225</text:p>
      <text:p text:style-name="P2">0.500253"</text:p>
      <text:p text:style-name="P2">20,0.719786,0.857188,"-0.197352</text:p>
      <text:p text:style-name="P2">0.605572</text:p>
      <text:p text:style-name="P2">-0.671955",0.343920,"-0.146660</text:p>
      <text:p text:style-name="P2">0.242225</text:p>
      <text:p text:style-name="P2"><text:soft-page-break/>0.513555"</text:p>
      <text:p text:style-name="P2">30,0.334748,0.426146,"-0.266287</text:p>
      <text:p text:style-name="P2">0.276352</text:p>
      <text:p text:style-name="P2">0.528078",0.271432,"-0.096417</text:p>
      <text:p text:style-name="P2">0.235488</text:p>
      <text:p text:style-name="P2">0.454622"</text:p>
      <text:p text:style-name="P2">40,0.290467,0.395583,"-0.232787</text:p>
      <text:p text:style-name="P2">0.265367</text:p>
      <text:p text:style-name="P2">0.520551",0.213523,"-0.048085</text:p>
      <text:p text:style-name="P2">0.190749</text:p>
      <text:p text:style-name="P2">0.418121"</text:p>
      <text:p text:style-name="P2">50,0.250581,0.391797,"-0.146660</text:p>
      <text:p text:style-name="P2">0.238206</text:p>
      <text:p text:style-name="P2">0.559951",0.172884,"-0.064783</text:p>
      <text:p text:style-name="P2">0.153613</text:p>
      <text:p text:style-name="P2">0.380907"</text:p>
      <text:p text:style-name="P2"/>
      <text:p text:style-name="P2">,Run 7</text:p>
      <text:p text:style-name="P2">Random Seed:,99,Best Fitness:,0.000438,Best Vector:,"0.010502</text:p>
      <text:p text:style-name="P2">-0.018107</text:p>
      <text:p text:style-name="P2">-0.000345"</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1.184438,54.503966,"4.897329</text:p>
      <text:p text:style-name="P2">4.663464</text:p>
      <text:p text:style-name="P2">2.961798",0.080709,"0.065873</text:p>
      <text:p text:style-name="P2">-0.126931</text:p>
      <text:p text:style-name="P2">0.245476"</text:p>
      <text:p text:style-name="P2">10,0.368169,1.208007,"0.562453</text:p>
      <text:p text:style-name="P2">-0.917665</text:p>
      <text:p text:style-name="P2">0.222586",0.044569,"0.065873</text:p>
      <text:p text:style-name="P2">0.200453</text:p>
      <text:p text:style-name="P2">-0.006943"</text:p>
      <text:p text:style-name="P2">20,0.066814,0.147196,"-0.176591</text:p>
      <text:p text:style-name="P2">-0.164888</text:p>
      <text:p text:style-name="P2">0.298033",0.015304,"0.065873</text:p>
      <text:p text:style-name="P2">0.104246</text:p>
      <text:p text:style-name="P2">-0.009864"</text:p>
      <text:p text:style-name="P2"><text:soft-page-break/>30,0.015669,0.039936,"-0.121611</text:p>
      <text:p text:style-name="P2">0.157293</text:p>
      <text:p text:style-name="P2">0.020140",0.005333,"0.065873</text:p>
      <text:p text:style-name="P2">0.030744</text:p>
      <text:p text:style-name="P2">-0.006943"</text:p>
      <text:p text:style-name="P2">40,0.003512,0.017762,"0.107638</text:p>
      <text:p text:style-name="P2">0.021228</text:p>
      <text:p text:style-name="P2">-0.075669",0.000450,"0.011035</text:p>
      <text:p text:style-name="P2">0.016746</text:p>
      <text:p text:style-name="P2">-0.006943"</text:p>
      <text:p text:style-name="P2">50,0.001762,0.005986,"0.062368</text:p>
      <text:p text:style-name="P2">0.022251</text:p>
      <text:p text:style-name="P2">-0.040010",0.000438,"0.010502</text:p>
      <text:p text:style-name="P2">-0.018107</text:p>
      <text:p text:style-name="P2">-0.000345"</text:p>
      <text:p text:style-name="P2"/>
      <text:p text:style-name="P2">,Run 8</text:p>
      <text:p text:style-name="P2">Random Seed:,32,Best Fitness:,0.009504,Best Vector:,"-0.007345</text:p>
      <text:p text:style-name="P2">-0.096607</text:p>
      <text:p text:style-name="P2">0.010838"</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2.781417,54.899979,"4.057052</text:p>
      <text:p text:style-name="P2">4.019465</text:p>
      <text:p text:style-name="P2">4.720615",0.381125,"0.210021</text:p>
      <text:p text:style-name="P2">-0.510995</text:p>
      <text:p text:style-name="P2">-0.275500"</text:p>
      <text:p text:style-name="P2">10,1.731249,3.530996,"1.307737</text:p>
      <text:p text:style-name="P2">0.394268</text:p>
      <text:p text:style-name="P2">1.290493",0.376288,"0.210021</text:p>
      <text:p text:style-name="P2">-0.538901</text:p>
      <text:p text:style-name="P2">-0.204366"</text:p>
      <text:p text:style-name="P2">20,0.160641,0.593729,"0.292331</text:p>
      <text:p text:style-name="P2">-0.432668</text:p>
      <text:p text:style-name="P2">-0.566630",0.088014,"0.206142</text:p>
      <text:p text:style-name="P2">-0.209026</text:p>
      <text:p text:style-name="P2">-0.042745"</text:p>
      <text:p text:style-name="P2">30,0.091531,0.148749,"0.199569</text:p>
      <text:p text:style-name="P2"><text:soft-page-break/>-0.329725</text:p>
      <text:p text:style-name="P2">0.014250",0.051055,"0.167997</text:p>
      <text:p text:style-name="P2">-0.150779</text:p>
      <text:p text:style-name="P2">-0.009885"</text:p>
      <text:p text:style-name="P2">40,0.059465,0.128048,"0.307005</text:p>
      <text:p text:style-name="P2">-0.176345</text:p>
      <text:p text:style-name="P2">-0.051949",0.035608,"0.084600</text:p>
      <text:p text:style-name="P2">-0.161549</text:p>
      <text:p text:style-name="P2">-0.048502"</text:p>
      <text:p text:style-name="P2">50,0.024280,0.049418,"0.119923</text:p>
      <text:p text:style-name="P2">-0.180788</text:p>
      <text:p text:style-name="P2">-0.048502",0.009504,"-0.007345</text:p>
      <text:p text:style-name="P2">-0.096607</text:p>
      <text:p text:style-name="P2">0.010838"</text:p>
      <text:p text:style-name="P2"/>
      <text:p text:style-name="P2">,Run 9</text:p>
      <text:p text:style-name="P2">Random Seed:,43,Best Fitness:,0.121957,Best Vector:,"-0.260935</text:p>
      <text:p text:style-name="P2">-0.232078</text:p>
      <text:p text:style-name="P2">0.003088"</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1.603413,55.528665,"3.407544</text:p>
      <text:p text:style-name="P2">4.935098</text:p>
      <text:p text:style-name="P2">4.422908",3.352016,"-0.911577</text:p>
      <text:p text:style-name="P2">1.256815</text:p>
      <text:p text:style-name="P2">0.970289"</text:p>
      <text:p text:style-name="P2">10,0.827159,3.586181,"1.166787</text:p>
      <text:p text:style-name="P2">0.997564</text:p>
      <text:p text:style-name="P2">1.108899",0.292714,"-0.220339</text:p>
      <text:p text:style-name="P2">-0.442282</text:p>
      <text:p text:style-name="P2">0.220344"</text:p>
      <text:p text:style-name="P2">20,0.414651,0.616920,"0.624332</text:p>
      <text:p text:style-name="P2">-0.442282</text:p>
      <text:p text:style-name="P2">0.177529",0.331020,"-0.346120</text:p>
      <text:p text:style-name="P2">-0.428959</text:p>
      <text:p text:style-name="P2">0.164972"</text:p>
      <text:p text:style-name="P2">30,0.390609,0.488643,"-0.476879</text:p>
      <text:p text:style-name="P2">-0.468487</text:p>
      <text:p text:style-name="P2"><text:soft-page-break/>0.204326",0.284102,"-0.320092</text:p>
      <text:p text:style-name="P2">-0.375019</text:p>
      <text:p text:style-name="P2">0.202493"</text:p>
      <text:p text:style-name="P2">40,0.320531,0.395981,"-0.423747</text:p>
      <text:p text:style-name="P2">-0.405186</text:p>
      <text:p text:style-name="P2">0.228570",0.229407,"-0.314983</text:p>
      <text:p text:style-name="P2">-0.344882</text:p>
      <text:p text:style-name="P2">0.106062"</text:p>
      <text:p text:style-name="P2">50,0.234952,0.332685,"-0.361000</text:p>
      <text:p text:style-name="P2">-0.344037</text:p>
      <text:p text:style-name="P2">0.289832",0.121957,"-0.260935</text:p>
      <text:p text:style-name="P2">-0.232078</text:p>
      <text:p text:style-name="P2">0.003088"</text:p>
      <text:p text:style-name="P2"/>
      <text:p text:style-name="P2">,Run 10</text:p>
      <text:p text:style-name="P2">Random Seed:,95,Best Fitness:,0.314456,Best Vector:,"-0.461738</text:p>
      <text:p text:style-name="P2">0.297434</text:p>
      <text:p text:style-name="P2">-0.113081"</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7.848303,41.845403,"3.560969</text:p>
      <text:p text:style-name="P2">2.082900</text:p>
      <text:p text:style-name="P2">4.982613",0.619332,"-0.696419</text:p>
      <text:p text:style-name="P2">0.332086</text:p>
      <text:p text:style-name="P2">-0.155087"</text:p>
      <text:p text:style-name="P2">10,1.261857,3.126331,"1.179104</text:p>
      <text:p text:style-name="P2">0.968895</text:p>
      <text:p text:style-name="P2">-0.892909",0.545330,"-0.641091</text:p>
      <text:p text:style-name="P2">0.332086</text:p>
      <text:p text:style-name="P2">-0.155087"</text:p>
      <text:p text:style-name="P2">20,0.657000,0.787026,"-0.755298</text:p>
      <text:p text:style-name="P2">0.348496</text:p>
      <text:p text:style-name="P2">-0.308387",0.500994,"-0.629917</text:p>
      <text:p text:style-name="P2">0.283101</text:p>
      <text:p text:style-name="P2">-0.155087"</text:p>
      <text:p text:style-name="P2">30,0.532367,0.633765,"-0.679299</text:p>
      <text:p text:style-name="P2">0.345929</text:p>
      <text:p text:style-name="P2">-0.229457",0.428046,"-0.564597</text:p>
      <text:p text:style-name="P2"><text:soft-page-break/>0.283101</text:p>
      <text:p text:style-name="P2">-0.170675"</text:p>
      <text:p text:style-name="P2">40,0.474947,0.626239,"-0.679299</text:p>
      <text:p text:style-name="P2">0.333184</text:p>
      <text:p text:style-name="P2">-0.231905",0.374071,"-0.512999</text:p>
      <text:p text:style-name="P2">0.297169</text:p>
      <text:p text:style-name="P2">-0.150310"</text:p>
      <text:p text:style-name="P2">50,0.389925,0.475281,"-0.573513</text:p>
      <text:p text:style-name="P2">0.368703</text:p>
      <text:p text:style-name="P2">-0.102089",0.314456,"-0.461738</text:p>
      <text:p text:style-name="P2">0.297434</text:p>
      <text:p text:style-name="P2">-0.113081"</text:p>
      <text:p text:style-name="P2"/>
      <text:p text:style-name="P2">,Run 11</text:p>
      <text:p text:style-name="P2">Random Seed:,2,Best Fitness:,0.314959,Best Vector:,"-0.041406</text:p>
      <text:p text:style-name="P2">0.231121</text:p>
      <text:p text:style-name="P2">-0.509733"</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2.484163,51.876565,"4.968917</text:p>
      <text:p text:style-name="P2">4.696373</text:p>
      <text:p text:style-name="P2">2.265062",1.755160,"-0.091479</text:p>
      <text:p text:style-name="P2">-0.782386</text:p>
      <text:p text:style-name="P2">1.065206"</text:p>
      <text:p text:style-name="P2">10,1.090846,1.819143,"0.857379</text:p>
      <text:p text:style-name="P2">0.609444</text:p>
      <text:p text:style-name="P2">-0.844169",0.680155,"-0.057290</text:p>
      <text:p text:style-name="P2">0.416740</text:p>
      <text:p text:style-name="P2">-0.709366"</text:p>
      <text:p text:style-name="P2">20,0.746801,0.983396,"-0.023481</text:p>
      <text:p text:style-name="P2">0.623936</text:p>
      <text:p text:style-name="P2">-0.770421",0.510200,"-0.064912</text:p>
      <text:p text:style-name="P2">0.322425</text:p>
      <text:p text:style-name="P2">-0.634057"</text:p>
      <text:p text:style-name="P2">30,0.648151,0.830274,"-0.056406</text:p>
      <text:p text:style-name="P2">0.475701</text:p>
      <text:p text:style-name="P2">-0.775114",0.472381,"-0.000019</text:p>
      <text:p text:style-name="P2">0.322425</text:p>
      <text:p text:style-name="P2"><text:soft-page-break/>-0.606979"</text:p>
      <text:p text:style-name="P2">40,0.511152,0.686702,"-0.019009</text:p>
      <text:p text:style-name="P2">0.413805</text:p>
      <text:p text:style-name="P2">-0.717709",0.423717,"0.045184</text:p>
      <text:p text:style-name="P2">0.269340</text:p>
      <text:p text:style-name="P2">-0.590873"</text:p>
      <text:p text:style-name="P2">50,0.432820,0.658635,"-0.034186</text:p>
      <text:p text:style-name="P2">0.416740</text:p>
      <text:p text:style-name="P2">-0.695553",0.314959,"-0.041406</text:p>
      <text:p text:style-name="P2">0.231121</text:p>
      <text:p text:style-name="P2">-0.509733"</text:p>
      <text:p text:style-name="P2"/>
      <text:p text:style-name="P2">,Run 12</text:p>
      <text:p text:style-name="P2">Random Seed:,145,Best Fitness:,0.619523,Best Vector:,"-0.322252</text:p>
      <text:p text:style-name="P2">-0.138817</text:p>
      <text:p text:style-name="P2">0.704561"</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3.007498,61.025256,"4.365135</text:p>
      <text:p text:style-name="P2">4.156151</text:p>
      <text:p text:style-name="P2">4.969634",1.225882,"-0.975227</text:p>
      <text:p text:style-name="P2">-0.337582</text:p>
      <text:p text:style-name="P2">0.401065"</text:p>
      <text:p text:style-name="P2">10,1.823916,2.889887,"0.864160</text:p>
      <text:p text:style-name="P2">1.460556</text:p>
      <text:p text:style-name="P2">0.099448",0.619523,"-0.322252</text:p>
      <text:p text:style-name="P2">-0.138817</text:p>
      <text:p text:style-name="P2">0.704561"</text:p>
      <text:p text:style-name="P2">20,1.547605,1.738227,"0.299335</text:p>
      <text:p text:style-name="P2">-0.894615</text:p>
      <text:p text:style-name="P2">0.921027",1.400612,"-0.308386</text:p>
      <text:p text:style-name="P2">-0.857818</text:p>
      <text:p text:style-name="P2">0.754758"</text:p>
      <text:p text:style-name="P2">30,1.507800,1.697324,"-0.283575</text:p>
      <text:p text:style-name="P2">-0.904247</text:p>
      <text:p text:style-name="P2">0.894006",1.322013,"-0.283575</text:p>
      <text:p text:style-name="P2">-0.738283</text:p>
      <text:p text:style-name="P2">0.834588"</text:p>
      <text:p text:style-name="P2"><text:soft-page-break/>40,1.543678,1.848125,"-0.259657</text:p>
      <text:p text:style-name="P2">-0.946669</text:p>
      <text:p text:style-name="P2">0.940490",1.290088,"-0.265619</text:p>
      <text:p text:style-name="P2">-0.793920</text:p>
      <text:p text:style-name="P2">0.767611"</text:p>
      <text:p text:style-name="P2">50,1.410813,1.753464,"0.310666</text:p>
      <text:p text:style-name="P2">-0.919612</text:p>
      <text:p text:style-name="P2">0.900702",1.193030,"0.314971</text:p>
      <text:p text:style-name="P2">-0.775376</text:p>
      <text:p text:style-name="P2">0.701866"</text:p>
      <text:p text:style-name="P2"/>
      <text:p text:style-name="P2">,Run 13</text:p>
      <text:p text:style-name="P2">Random Seed:,245,Best Fitness:,1.649689,Best Vector:,"-0.525059</text:p>
      <text:p text:style-name="P2">0.773408</text:p>
      <text:p text:style-name="P2">0.880819"</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2.361265,55.010277,"4.574889</text:p>
      <text:p text:style-name="P2">3.757545</text:p>
      <text:p text:style-name="P2">4.467832",2.230478,"1.304180</text:p>
      <text:p text:style-name="P2">-0.677599</text:p>
      <text:p text:style-name="P2">-0.265426"</text:p>
      <text:p text:style-name="P2">10,3.557217,7.008295,"1.903014</text:p>
      <text:p text:style-name="P2">1.696427</text:p>
      <text:p text:style-name="P2">0.713419",1.894127,"-0.637122</text:p>
      <text:p text:style-name="P2">0.801120</text:p>
      <text:p text:style-name="P2">0.920006"</text:p>
      <text:p text:style-name="P2">20,2.084087,2.848537,"-0.719612</text:p>
      <text:p text:style-name="P2">1.143286</text:p>
      <text:p text:style-name="P2">1.011728",1.753441,"-0.609058</text:p>
      <text:p text:style-name="P2">0.736302</text:p>
      <text:p text:style-name="P2">0.916705"</text:p>
      <text:p text:style-name="P2">30,1.982635,2.380770,"-0.644569</text:p>
      <text:p text:style-name="P2">0.934754</text:p>
      <text:p text:style-name="P2">1.044766",1.754457,"-0.539937</text:p>
      <text:p text:style-name="P2">0.789035</text:p>
      <text:p text:style-name="P2">0.916705"</text:p>
      <text:p text:style-name="P2">40,1.979015,2.522121,"-0.709841</text:p>
      <text:p text:style-name="P2"><text:soft-page-break/>0.942065</text:p>
      <text:p text:style-name="P2">1.063372",1.733926,"-0.577279</text:p>
      <text:p text:style-name="P2">0.748550</text:p>
      <text:p text:style-name="P2">0.916705"</text:p>
      <text:p text:style-name="P2">50,1.837527,2.415009,"-0.629367</text:p>
      <text:p text:style-name="P2">0.894176</text:p>
      <text:p text:style-name="P2">1.104244",1.649689,"-0.525059</text:p>
      <text:p text:style-name="P2">0.773408</text:p>
      <text:p text:style-name="P2">0.880819"</text:p>
      <text:p text:style-name="P2"/>
      <text:p text:style-name="P2">,Run 14</text:p>
      <text:p text:style-name="P2">Random Seed:,723,Best Fitness:,0.000007,Best Vector:,"-0.002474</text:p>
      <text:p text:style-name="P2">-0.001046</text:p>
      <text:p text:style-name="P2">0.000013"</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3.150546,51.535937,"3.979796</text:p>
      <text:p text:style-name="P2">4.252715</text:p>
      <text:p text:style-name="P2">4.196614",0.380255,"-0.080137</text:p>
      <text:p text:style-name="P2">0.583589</text:p>
      <text:p text:style-name="P2">-0.182364"</text:p>
      <text:p text:style-name="P2">10,1.191026,3.086813,"1.734803</text:p>
      <text:p text:style-name="P2">0.226390</text:p>
      <text:p text:style-name="P2">0.161308",0.137221,"0.179854</text:p>
      <text:p text:style-name="P2">0.280809</text:p>
      <text:p text:style-name="P2">0.161308"</text:p>
      <text:p text:style-name="P2">20,0.128199,0.234769,"-0.405038</text:p>
      <text:p text:style-name="P2">0.249339</text:p>
      <text:p text:style-name="P2">0.092426",0.069259,"0.137869</text:p>
      <text:p text:style-name="P2">0.147743</text:p>
      <text:p text:style-name="P2">0.168592"</text:p>
      <text:p text:style-name="P2">30,0.079686,0.127011,"0.236025</text:p>
      <text:p text:style-name="P2">0.212799</text:p>
      <text:p text:style-name="P2">0.161308",0.046033,"0.117260</text:p>
      <text:p text:style-name="P2">0.130771</text:p>
      <text:p text:style-name="P2">0.123215"</text:p>
      <text:p text:style-name="P2">40,0.034113,0.088467,"0.236700</text:p>
      <text:p text:style-name="P2">0.130771</text:p>
      <text:p text:style-name="P2"><text:soft-page-break/>0.123850",0.012638,"0.018309</text:p>
      <text:p text:style-name="P2">0.089227</text:p>
      <text:p text:style-name="P2">0.065886"</text:p>
      <text:p text:style-name="P2">50,0.006980,0.025255,"-0.103014</text:p>
      <text:p text:style-name="P2">0.058337</text:p>
      <text:p text:style-name="P2">0.106017",0.000007,"-0.002474</text:p>
      <text:p text:style-name="P2">-0.001046</text:p>
      <text:p text:style-name="P2">0.000013"</text:p>
      <text:p text:style-name="P2"/>
      <text:p text:style-name="P2">,Run 15</text:p>
      <text:p text:style-name="P2">Random Seed:,46,Best Fitness:,0.061703,Best Vector:,"0.025231</text:p>
      <text:p text:style-name="P2">-0.121278</text:p>
      <text:p text:style-name="P2">0.215309"</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9.961491,50.448594,"3.349347</text:p>
      <text:p text:style-name="P2">4.385717</text:p>
      <text:p text:style-name="P2">4.471683",0.384993,"0.221910</text:p>
      <text:p text:style-name="P2">-0.310925</text:p>
      <text:p text:style-name="P2">0.488952"</text:p>
      <text:p text:style-name="P2">10,1.201242,5.033616,"1.193506</text:p>
      <text:p text:style-name="P2">1.793651</text:p>
      <text:p text:style-name="P2">-0.626079",0.199404,"-0.036734</text:p>
      <text:p text:style-name="P2">-0.207314</text:p>
      <text:p text:style-name="P2">0.393797"</text:p>
      <text:p text:style-name="P2">20,0.277583,0.339408,"0.113380</text:p>
      <text:p text:style-name="P2">-0.336482</text:p>
      <text:p text:style-name="P2">0.461880",0.157572,"0.044301</text:p>
      <text:p text:style-name="P2">-0.207322</text:p>
      <text:p text:style-name="P2">0.335599"</text:p>
      <text:p text:style-name="P2">30,0.215572,0.288707,"0.140550</text:p>
      <text:p text:style-name="P2">-0.324542</text:p>
      <text:p text:style-name="P2">0.404506",0.146383,"-0.029614</text:p>
      <text:p text:style-name="P2">-0.181326</text:p>
      <text:p text:style-name="P2">0.335599"</text:p>
      <text:p text:style-name="P2">40,0.160075,0.227653,"0.122631</text:p>
      <text:p text:style-name="P2">-0.269197</text:p>
      <text:p text:style-name="P2">0.374363",0.099621,"0.069365</text:p>
      <text:p text:style-name="P2"><text:soft-page-break/>-0.169673</text:p>
      <text:p text:style-name="P2">0.256945"</text:p>
      <text:p text:style-name="P2">50,0.111136,0.158975,"0.098399</text:p>
      <text:p text:style-name="P2">-0.191484</text:p>
      <text:p text:style-name="P2">0.335599",0.061703,"0.025231</text:p>
      <text:p text:style-name="P2">-0.121278</text:p>
      <text:p text:style-name="P2">0.215309"</text:p>
      <text:p text:style-name="P2"/>
      <text:p text:style-name="P2">,Run 16</text:p>
      <text:p text:style-name="P2">Random Seed:,123,Best Fitness:,0.183858,Best Vector:,"-0.007897</text:p>
      <text:p text:style-name="P2">-0.414524</text:p>
      <text:p text:style-name="P2">-0.109385"</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8.392936,55.424848,"2.832805</text:p>
      <text:p text:style-name="P2">4.950759</text:p>
      <text:p text:style-name="P2">4.784355",1.552110,"0.159062</text:p>
      <text:p text:style-name="P2">0.538174</text:p>
      <text:p text:style-name="P2">1.112285"</text:p>
      <text:p text:style-name="P2">10,0.938839,2.409425,"-0.912791</text:p>
      <text:p text:style-name="P2">0.582289</text:p>
      <text:p text:style-name="P2">1.112285",0.362601,"-0.038193</text:p>
      <text:p text:style-name="P2">-0.586645</text:p>
      <text:p text:style-name="P2">-0.130348"</text:p>
      <text:p text:style-name="P2">20,0.431659,0.603459,"-0.093492</text:p>
      <text:p text:style-name="P2">-0.748931</text:p>
      <text:p text:style-name="P2">-0.183905",0.301920,"-0.022406</text:p>
      <text:p text:style-name="P2">-0.531203</text:p>
      <text:p text:style-name="P2">-0.138713"</text:p>
      <text:p text:style-name="P2">30,0.393246,0.502188,"0.039036</text:p>
      <text:p text:style-name="P2">-0.654882</text:p>
      <text:p text:style-name="P2">-0.267943",0.231292,"-0.022406</text:p>
      <text:p text:style-name="P2">-0.474679</text:p>
      <text:p text:style-name="P2">-0.073958"</text:p>
      <text:p text:style-name="P2">40,0.348593,0.460100,"0.092349</text:p>
      <text:p text:style-name="P2">-0.661302</text:p>
      <text:p text:style-name="P2">-0.119378",0.230486,"-0.021112</text:p>
      <text:p text:style-name="P2">-0.473888</text:p>
      <text:p text:style-name="P2"><text:soft-page-break/>-0.073958"</text:p>
      <text:p text:style-name="P2">50,0.263259,0.351846,"-0.092700</text:p>
      <text:p text:style-name="P2">-0.566215</text:p>
      <text:p text:style-name="P2">-0.150510",0.183858,"-0.007897</text:p>
      <text:p text:style-name="P2">-0.414524</text:p>
      <text:p text:style-name="P2">-0.109385"</text:p>
      <text:p text:style-name="P2"/>
      <text:p text:style-name="P2">,Run 17</text:p>
      <text:p text:style-name="P2">Random Seed:,823,Best Fitness:,0.014568,Best Vector:,"0.046340</text:p>
      <text:p text:style-name="P2">0.015666</text:p>
      <text:p text:style-name="P2">-0.110339"</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3.127806,63.378288,"4.668000</text:p>
      <text:p text:style-name="P2">4.198689</text:p>
      <text:p text:style-name="P2">4.894801",0.213141,"0.053359</text:p>
      <text:p text:style-name="P2">-0.198372</text:p>
      <text:p text:style-name="P2">-0.413452"</text:p>
      <text:p text:style-name="P2">10,0.543845,1.761225,"-0.479619</text:p>
      <text:p text:style-name="P2">0.253623</text:p>
      <text:p text:style-name="P2">1.211142",0.117549,"0.003282</text:p>
      <text:p text:style-name="P2">0.020654</text:p>
      <text:p text:style-name="P2">-0.342216"</text:p>
      <text:p text:style-name="P2">20,0.124588,0.204106,"0.007264</text:p>
      <text:p text:style-name="P2">0.063411</text:p>
      <text:p text:style-name="P2">-0.447250",0.089553,"-0.057390</text:p>
      <text:p text:style-name="P2">0.056510</text:p>
      <text:p text:style-name="P2">-0.288212"</text:p>
      <text:p text:style-name="P2">30,0.101499,0.138357,"0.033811</text:p>
      <text:p text:style-name="P2">-0.011572</text:p>
      <text:p text:style-name="P2">-0.370243",0.051398,"0.007897</text:p>
      <text:p text:style-name="P2">-0.011572</text:p>
      <text:p text:style-name="P2">-0.226278"</text:p>
      <text:p text:style-name="P2">40,0.060736,0.092741,"-0.020109</text:p>
      <text:p text:style-name="P2">0.018798</text:p>
      <text:p text:style-name="P2">-0.303288",0.038791,"-0.037949</text:p>
      <text:p text:style-name="P2">0.048868</text:p>
      <text:p text:style-name="P2">-0.186985"</text:p>
      <text:p text:style-name="P2"><text:soft-page-break/>50,0.043033,0.099465,"-0.037935</text:p>
      <text:p text:style-name="P2">0.110084</text:p>
      <text:p text:style-name="P2">-0.293100",0.014568,"0.046340</text:p>
      <text:p text:style-name="P2">0.015666</text:p>
      <text:p text:style-name="P2">-0.110339"</text:p>
      <text:p text:style-name="P2"/>
      <text:p text:style-name="P2">,Run 18</text:p>
      <text:p text:style-name="P2">Random Seed:,711,Best Fitness:,0.000103,Best Vector:,"-0.003139</text:p>
      <text:p text:style-name="P2">0.003714</text:p>
      <text:p text:style-name="P2">0.008933"</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9.762474,41.999359,"4.525810</text:p>
      <text:p text:style-name="P2">1.869482</text:p>
      <text:p text:style-name="P2">4.245166",1.678818,"-0.419092</text:p>
      <text:p text:style-name="P2">-0.736612</text:p>
      <text:p text:style-name="P2">-0.980094"</text:p>
      <text:p text:style-name="P2">10,1.529421,2.710319,"-0.977024</text:p>
      <text:p text:style-name="P2">-0.024621</text:p>
      <text:p text:style-name="P2">1.324816",0.024482,"0.014160</text:p>
      <text:p text:style-name="P2">0.142655</text:p>
      <text:p text:style-name="P2">0.062695"</text:p>
      <text:p text:style-name="P2">20,0.034728,0.077445,"0.149288</text:p>
      <text:p text:style-name="P2">0.159341</text:p>
      <text:p text:style-name="P2">0.172535",0.013027,"0.055227</text:p>
      <text:p text:style-name="P2">0.071619</text:p>
      <text:p text:style-name="P2">0.069623"</text:p>
      <text:p text:style-name="P2">30,0.010604,0.022774,"-0.053841</text:p>
      <text:p text:style-name="P2">0.071619</text:p>
      <text:p text:style-name="P2">0.121432",0.004929,"0.000385</text:p>
      <text:p text:style-name="P2">-0.009047</text:p>
      <text:p text:style-name="P2">0.069623"</text:p>
      <text:p text:style-name="P2">40,0.004213,0.015098,"-0.008660</text:p>
      <text:p text:style-name="P2">0.039397</text:p>
      <text:p text:style-name="P2">0.116062",0.000291,"0.014062</text:p>
      <text:p text:style-name="P2">0.003714</text:p>
      <text:p text:style-name="P2">0.008933"</text:p>
      <text:p text:style-name="P2">50,0.001135,0.006348,"-0.079083</text:p>
      <text:p text:style-name="P2"><text:soft-page-break/>0.003714</text:p>
      <text:p text:style-name="P2">0.008933",0.000103,"-0.003139</text:p>
      <text:p text:style-name="P2">0.003714</text:p>
      <text:p text:style-name="P2">0.008933"</text:p>
      <text:p text:style-name="P2"/>
      <text:p text:style-name="P2">,Run 19</text:p>
      <text:p text:style-name="P2">Random Seed:,911,Best Fitness:,0.129878,Best Vector:,"0.145689</text:p>
      <text:p text:style-name="P2">-0.244108</text:p>
      <text:p text:style-name="P2">0.221503"</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8.681766,44.412290,"4.385940</text:p>
      <text:p text:style-name="P2">2.308120</text:p>
      <text:p text:style-name="P2">4.455155",1.041654,"0.786436</text:p>
      <text:p text:style-name="P2">-0.320353</text:p>
      <text:p text:style-name="P2">0.566167"</text:p>
      <text:p text:style-name="P2">10,0.611660,1.945137,"0.333004</text:p>
      <text:p text:style-name="P2">0.286426</text:p>
      <text:p text:style-name="P2">1.323709",0.420977,"0.237631</text:p>
      <text:p text:style-name="P2">-0.311617</text:p>
      <text:p text:style-name="P2">0.517111"</text:p>
      <text:p text:style-name="P2">20,0.444482,0.543630,"0.319996</text:p>
      <text:p text:style-name="P2">-0.283270</text:p>
      <text:p text:style-name="P2">0.600825",0.372879,"0.282797</text:p>
      <text:p text:style-name="P2">-0.185304</text:p>
      <text:p text:style-name="P2">0.508495"</text:p>
      <text:p text:style-name="P2">30,0.391629,0.556737,"0.346890</text:p>
      <text:p text:style-name="P2">-0.344869</text:p>
      <text:p text:style-name="P2">0.563445",0.255830,"0.145689</text:p>
      <text:p text:style-name="P2">-0.230614</text:p>
      <text:p text:style-name="P2">0.425937"</text:p>
      <text:p text:style-name="P2">40,0.295525,0.394608,"0.227290</text:p>
      <text:p text:style-name="P2">-0.288412</text:p>
      <text:p text:style-name="P2">0.509672",0.196096,"0.145689</text:p>
      <text:p text:style-name="P2">-0.244108</text:p>
      <text:p text:style-name="P2">0.339532"</text:p>
      <text:p text:style-name="P2">50,0.220446,0.341295,"0.184064</text:p>
      <text:p text:style-name="P2">-0.317431</text:p>
      <text:p text:style-name="P2"><text:soft-page-break/>0.454591",0.129878,"0.145689</text:p>
      <text:p text:style-name="P2">-0.244108</text:p>
      <text:p text:style-name="P2">0.221503"</text:p>
      <text:p text:style-name="P2"/>
      <text:p text:style-name="P2">,Run 20</text:p>
      <text:p text:style-name="P2">Random Seed:,194,Best Fitness:,0.292404,Best Vector:,"0.483653</text:p>
      <text:p text:style-name="P2">-0.201849</text:p>
      <text:p text:style-name="P2">0.133195"</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7.428006,46.905771,"3.800332</text:p>
      <text:p text:style-name="P2">3.964579</text:p>
      <text:p text:style-name="P2">4.092109",0.387197,"0.324128</text:p>
      <text:p text:style-name="P2">-0.422551</text:p>
      <text:p text:style-name="P2">0.321852"</text:p>
      <text:p text:style-name="P2">10,1.019085,4.383463,"0.966974</text:p>
      <text:p text:style-name="P2">-0.082752</text:p>
      <text:p text:style-name="P2">1.855149",0.347492,"0.320273</text:p>
      <text:p text:style-name="P2">-0.410859</text:p>
      <text:p text:style-name="P2">0.275884"</text:p>
      <text:p text:style-name="P2">20,0.600991,0.723088,"-0.629329</text:p>
      <text:p text:style-name="P2">-0.493841</text:p>
      <text:p text:style-name="P2">0.288365",0.459296,"-0.488890</text:p>
      <text:p text:style-name="P2">-0.402225</text:p>
      <text:p text:style-name="P2">0.241863"</text:p>
      <text:p text:style-name="P2">30,0.543473,0.644898,"-0.665671</text:p>
      <text:p text:style-name="P2">-0.351611</text:p>
      <text:p text:style-name="P2">0.279554",0.430209,"-0.564484</text:p>
      <text:p text:style-name="P2">-0.240314</text:p>
      <text:p text:style-name="P2">0.231984"</text:p>
      <text:p text:style-name="P2">40,0.494648,0.587440,"-0.602749</text:p>
      <text:p text:style-name="P2">-0.373647</text:p>
      <text:p text:style-name="P2">0.290726",0.376236,"0.539572</text:p>
      <text:p text:style-name="P2">-0.259533</text:p>
      <text:p text:style-name="P2">0.133195"</text:p>
      <text:p text:style-name="P2">50,0.417989,0.594720,"-0.614899</text:p>
      <text:p text:style-name="P2">-0.367867</text:p>
      <text:p text:style-name="P2">0.285119",0.292404,"0.483653</text:p>
      <text:p text:style-name="P2"><text:soft-page-break/>-0.201849</text:p>
      <text:p text:style-name="P2">0.133195"</text:p>
      <text:p text:style-name="P2"/>
      <text:p text:style-name="P2">,Run 21</text:p>
      <text:p text:style-name="P2">Random Seed:,8,Best Fitness:,0.234066,Best Vector:,"0.091861</text:p>
      <text:p text:style-name="P2">0.023356</text:p>
      <text:p text:style-name="P2">-0.474428"</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8.573988,42.668749,"4.699998</text:p>
      <text:p text:style-name="P2">4.060958</text:p>
      <text:p text:style-name="P2">2.021728",0.553141,"-0.429330</text:p>
      <text:p text:style-name="P2">-0.488465</text:p>
      <text:p text:style-name="P2">-0.360860"</text:p>
      <text:p text:style-name="P2">10,1.504390,4.646436,"1.067499</text:p>
      <text:p text:style-name="P2">1.138092</text:p>
      <text:p text:style-name="P2">1.487154",0.360706,"0.148054</text:p>
      <text:p text:style-name="P2">-0.102084</text:p>
      <text:p text:style-name="P2">-0.573032"</text:p>
      <text:p text:style-name="P2">20,0.518970,1.225223,"0.801964</text:p>
      <text:p text:style-name="P2">-0.062174</text:p>
      <text:p text:style-name="P2">-0.760402",0.362275,"0.129009</text:p>
      <text:p text:style-name="P2">-0.147172</text:p>
      <text:p text:style-name="P2">-0.569185"</text:p>
      <text:p text:style-name="P2">30,0.388681,0.472877,"0.324588</text:p>
      <text:p text:style-name="P2">-0.197876</text:p>
      <text:p text:style-name="P2">-0.573032",0.298231,"0.091861</text:p>
      <text:p text:style-name="P2">-0.132800</text:p>
      <text:p text:style-name="P2">-0.521687"</text:p>
      <text:p text:style-name="P2">40,0.368255,0.514734,"0.230411</text:p>
      <text:p text:style-name="P2">-0.106531</text:p>
      <text:p text:style-name="P2">-0.671041",0.262693,"0.091861</text:p>
      <text:p text:style-name="P2">-0.157802</text:p>
      <text:p text:style-name="P2">-0.478908"</text:p>
      <text:p text:style-name="P2">50,0.298399,0.394212,"0.091861</text:p>
      <text:p text:style-name="P2">-0.081353</text:p>
      <text:p text:style-name="P2">-0.615756",0.234066,"0.091861</text:p>
      <text:p text:style-name="P2">0.023356</text:p>
      <text:p text:style-name="P2"><text:soft-page-break/>-0.474428"</text:p>
      <text:p text:style-name="P2"/>
      <text:p text:style-name="P2">,Run 22</text:p>
      <text:p text:style-name="P2">Random Seed:,238,Best Fitness:,0.009427,Best Vector:,"0.050971</text:p>
      <text:p text:style-name="P2">0.002961</text:p>
      <text:p text:style-name="P2">0.082587"</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2.719938,58.154760,"3.582482</text:p>
      <text:p text:style-name="P2">4.798851</text:p>
      <text:p text:style-name="P2">4.721399",0.979429,"0.963838</text:p>
      <text:p text:style-name="P2">0.217394</text:p>
      <text:p text:style-name="P2">-0.056431"</text:p>
      <text:p text:style-name="P2">10,0.636011,0.993475,"-0.817889</text:p>
      <text:p text:style-name="P2">0.397510</text:p>
      <text:p text:style-name="P2">-0.408066",0.146500,"-0.006146</text:p>
      <text:p text:style-name="P2">0.020558</text:p>
      <text:p text:style-name="P2">0.382151"</text:p>
      <text:p text:style-name="P2">20,0.174451,0.460113,"-0.501582</text:p>
      <text:p text:style-name="P2">-0.020404</text:p>
      <text:p text:style-name="P2">0.456192",0.100544,"0.071461</text:p>
      <text:p text:style-name="P2">0.020558</text:p>
      <text:p text:style-name="P2">0.308245"</text:p>
      <text:p text:style-name="P2">30,0.112406,0.170134,"-0.079861</text:p>
      <text:p text:style-name="P2">0.020558</text:p>
      <text:p text:style-name="P2">0.404145",0.072580,"0.038968</text:p>
      <text:p text:style-name="P2">0.043553</text:p>
      <text:p text:style-name="P2">0.262992"</text:p>
      <text:p text:style-name="P2">40,0.089000,0.143345,"-0.006146</text:p>
      <text:p text:style-name="P2">-0.024995</text:p>
      <text:p text:style-name="P2">0.377733",0.044987,"0.050971</text:p>
      <text:p text:style-name="P2">0.002961</text:p>
      <text:p text:style-name="P2">0.205866"</text:p>
      <text:p text:style-name="P2">50,0.028553,0.071155,"0.085642</text:p>
      <text:p text:style-name="P2">-0.011177</text:p>
      <text:p text:style-name="P2">0.252380",0.009427,"0.050971</text:p>
      <text:p text:style-name="P2">0.002961</text:p>
      <text:p text:style-name="P2">0.082587"</text:p>
      <text:p text:style-name="P2"><text:soft-page-break/></text:p>
      <text:p text:style-name="P2">,Run 23</text:p>
      <text:p text:style-name="P2">Random Seed:,234,Best Fitness:,0.104779,Best Vector:,"0.067911</text:p>
      <text:p text:style-name="P2">0.109449</text:p>
      <text:p text:style-name="P2">0.296965"</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1.958436,64.923981,"4.431796</text:p>
      <text:p text:style-name="P2">4.707467</text:p>
      <text:p text:style-name="P2">4.808630",0.366833,"-0.099416</text:p>
      <text:p text:style-name="P2">0.215183</text:p>
      <text:p text:style-name="P2">0.557356"</text:p>
      <text:p text:style-name="P2">10,1.011571,3.583312,"1.066769</text:p>
      <text:p text:style-name="P2">-0.977793</text:p>
      <text:p text:style-name="P2">1.220343",0.304599,"0.112202</text:p>
      <text:p text:style-name="P2">0.194872</text:p>
      <text:p text:style-name="P2">0.504018"</text:p>
      <text:p text:style-name="P2">20,0.372024,0.711908,"0.166737</text:p>
      <text:p text:style-name="P2">0.718698</text:p>
      <text:p text:style-name="P2">0.409365",0.208709,"0.107212</text:p>
      <text:p text:style-name="P2">0.194872</text:p>
      <text:p text:style-name="P2">0.399048"</text:p>
      <text:p text:style-name="P2">30,0.287018,0.405821,"0.114088</text:p>
      <text:p text:style-name="P2">0.211765</text:p>
      <text:p text:style-name="P2">0.589882",0.185620,"0.110525</text:p>
      <text:p text:style-name="P2">0.194872</text:p>
      <text:p text:style-name="P2">0.368006"</text:p>
      <text:p text:style-name="P2">40,0.196733,0.294470,"0.261928</text:p>
      <text:p text:style-name="P2">0.200020</text:p>
      <text:p text:style-name="P2">0.431110",0.104779,"0.067911</text:p>
      <text:p text:style-name="P2">0.109449</text:p>
      <text:p text:style-name="P2">0.296965"</text:p>
      <text:p text:style-name="P2">50,0.193790,0.282702,"0.261928</text:p>
      <text:p text:style-name="P2">0.201625</text:p>
      <text:p text:style-name="P2">0.416465",0.131885,"0.124403</text:p>
      <text:p text:style-name="P2">0.133794</text:p>
      <text:p text:style-name="P2">0.313859"</text:p>
      <text:p text:style-name="P2"/>
      <text:p text:style-name="P2"><text:soft-page-break/>,Run 24</text:p>
      <text:p text:style-name="P2">Random Seed:,995,Best Fitness:,0.365009,Best Vector:,"-0.078379</text:p>
      <text:p text:style-name="P2">0.596838</text:p>
      <text:p text:style-name="P2">-0.051477"</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2.210888,45.067459,"1.437108</text:p>
      <text:p text:style-name="P2">4.534951</text:p>
      <text:p text:style-name="P2">4.736708",2.915827,"0.525893</text:p>
      <text:p text:style-name="P2">0.301073</text:p>
      <text:p text:style-name="P2">1.596439"</text:p>
      <text:p text:style-name="P2">10,1.450771,4.675518,"-0.283726</text:p>
      <text:p text:style-name="P2">1.896053</text:p>
      <text:p text:style-name="P2">-1.000000",0.593674,"-0.146823</text:p>
      <text:p text:style-name="P2">0.754052</text:p>
      <text:p text:style-name="P2">-0.059352"</text:p>
      <text:p text:style-name="P2">20,0.633203,0.857482,"-0.164085</text:p>
      <text:p text:style-name="P2">0.908445</text:p>
      <text:p text:style-name="P2">-0.072704",0.537378,"-0.115738</text:p>
      <text:p text:style-name="P2">0.717751</text:p>
      <text:p text:style-name="P2">-0.093895"</text:p>
      <text:p text:style-name="P2">30,0.622348,0.752778,"-0.263313</text:p>
      <text:p text:style-name="P2">0.826701</text:p>
      <text:p text:style-name="P2">-0.003134",0.478623,"-0.181364</text:p>
      <text:p text:style-name="P2">0.660995</text:p>
      <text:p text:style-name="P2">-0.093895"</text:p>
      <text:p text:style-name="P2">40,0.597056,0.734660,"-0.181364</text:p>
      <text:p text:style-name="P2">0.832754</text:p>
      <text:p text:style-name="P2">-0.091037",0.442313,"-0.032573</text:p>
      <text:p text:style-name="P2">0.655854</text:p>
      <text:p text:style-name="P2">-0.105394"</text:p>
      <text:p text:style-name="P2">50,0.516221,0.677406,"-0.218273</text:p>
      <text:p text:style-name="P2">0.786602</text:p>
      <text:p text:style-name="P2">-0.104979",0.365009,"-0.078379</text:p>
      <text:p text:style-name="P2">0.596838</text:p>
      <text:p text:style-name="P2">-0.051477"</text:p>
      <text:p text:style-name="P2"/>
      <text:p text:style-name="P2">,Run 25</text:p>
      <text:p text:style-name="P2"><text:soft-page-break/>Random Seed:,204,Best Fitness:,0.060768,Best Vector:,"-0.059260</text:p>
      <text:p text:style-name="P2">-0.172058</text:p>
      <text:p text:style-name="P2">-0.166289"</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4.419742,57.006543,"4.904156</text:p>
      <text:p text:style-name="P2">4.169565</text:p>
      <text:p text:style-name="P2">3.945951",0.627979,"-0.092240</text:p>
      <text:p text:style-name="P2">0.188968</text:p>
      <text:p text:style-name="P2">0.764043"</text:p>
      <text:p text:style-name="P2">10,0.832442,4.362843,"2.020489</text:p>
      <text:p text:style-name="P2">-0.333167</text:p>
      <text:p text:style-name="P2">-0.411664",0.222146,"-0.051794</text:p>
      <text:p text:style-name="P2">-0.223597</text:p>
      <text:p text:style-name="P2">-0.411664"</text:p>
      <text:p text:style-name="P2">20,0.246675,0.383091,"-0.051794</text:p>
      <text:p text:style-name="P2">0.163600</text:p>
      <text:p text:style-name="P2">-0.594679",0.174542,"0.003535</text:p>
      <text:p text:style-name="P2">-0.248670</text:p>
      <text:p text:style-name="P2">-0.335697"</text:p>
      <text:p text:style-name="P2">30,0.175884,0.267712,"0.063509</text:p>
      <text:p text:style-name="P2">-0.194799</text:p>
      <text:p text:style-name="P2">-0.475113",0.112638,"0.001912</text:p>
      <text:p text:style-name="P2">-0.248670</text:p>
      <text:p text:style-name="P2">-0.225384"</text:p>
      <text:p text:style-name="P2">40,0.132343,0.199615,"-0.078691</text:p>
      <text:p text:style-name="P2">-0.227126</text:p>
      <text:p text:style-name="P2">-0.376613",0.080758,"0.001912</text:p>
      <text:p text:style-name="P2">-0.173683</text:p>
      <text:p text:style-name="P2">-0.224919"</text:p>
      <text:p text:style-name="P2">50,0.097166,0.176360,"-0.012153</text:p>
      <text:p text:style-name="P2">-0.192800</text:p>
      <text:p text:style-name="P2">-0.372882",0.060768,"-0.059260</text:p>
      <text:p text:style-name="P2">-0.172058</text:p>
      <text:p text:style-name="P2">-0.166289"</text:p>
      <text:p text:style-name="P2"/>
      <text:p text:style-name="P2">,Run 26</text:p>
      <text:p text:style-name="P2">Random Seed:,899,Best Fitness:,0.009212,Best Vector:,"-0.007441</text:p>
      <text:p text:style-name="P2"><text:soft-page-break/>-0.036307</text:p>
      <text:p text:style-name="P2">0.088537"</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8.994845,48.966917,"4.575741</text:p>
      <text:p text:style-name="P2">4.840277</text:p>
      <text:p text:style-name="P2">2.145049",1.515024,"0.277286</text:p>
      <text:p text:style-name="P2">1.103473</text:p>
      <text:p text:style-name="P2">0.469557"</text:p>
      <text:p text:style-name="P2">10,0.342181,1.261871,"0.293025</text:p>
      <text:p text:style-name="P2">-0.932849</text:p>
      <text:p text:style-name="P2">-0.552993",0.118372,"0.045877</text:p>
      <text:p text:style-name="P2">-0.188791</text:p>
      <text:p text:style-name="P2">0.283945"</text:p>
      <text:p text:style-name="P2">20,0.136691,0.237958,"0.340174</text:p>
      <text:p text:style-name="P2">-0.177877</text:p>
      <text:p text:style-name="P2">0.300998",0.068991,"-0.042449</text:p>
      <text:p text:style-name="P2">-0.164614</text:p>
      <text:p text:style-name="P2">0.200228"</text:p>
      <text:p text:style-name="P2">30,0.103679,0.187585,"0.006321</text:p>
      <text:p text:style-name="P2">-0.208685</text:p>
      <text:p text:style-name="P2">0.379467",0.062673,"0.007993</text:p>
      <text:p text:style-name="P2">-0.188791</text:p>
      <text:p text:style-name="P2">0.164217"</text:p>
      <text:p text:style-name="P2">40,0.067401,0.110885,"-0.005020</text:p>
      <text:p text:style-name="P2">-0.147265</text:p>
      <text:p text:style-name="P2">0.298618",0.025147,"-0.040223</text:p>
      <text:p text:style-name="P2">-0.100487</text:p>
      <text:p text:style-name="P2">0.115892"</text:p>
      <text:p text:style-name="P2">50,0.026352,0.085284,"0.037328</text:p>
      <text:p text:style-name="P2">-0.220484</text:p>
      <text:p text:style-name="P2">0.187822",0.009212,"-0.007441</text:p>
      <text:p text:style-name="P2">-0.036307</text:p>
      <text:p text:style-name="P2">0.088537"</text:p>
      <text:p text:style-name="P2"/>
      <text:p text:style-name="P2">,Run 27</text:p>
      <text:p text:style-name="P2">Random Seed:,375,Best Fitness:,0.232037,Best Vector:,"-0.197457</text:p>
      <text:p text:style-name="P2">-0.022834</text:p>
      <text:p text:style-name="P2"><text:soft-page-break/>0.438778"</text:p>
      <text:p text:style-name="P2">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19.400609,56.053211,"4.489222</text:p>
      <text:p text:style-name="P2">3.967072</text:p>
      <text:p text:style-name="P2">4.490260",2.849419,"0.898147</text:p>
      <text:p text:style-name="P2">1.268069</text:p>
      <text:p text:style-name="P2">-0.659358"</text:p>
      <text:p text:style-name="P2">10,1.071156,3.310904,"1.560380</text:p>
      <text:p text:style-name="P2">0.865332</text:p>
      <text:p text:style-name="P2">-0.356816",0.554031,"-0.419452</text:p>
      <text:p text:style-name="P2">0.059366</text:p>
      <text:p text:style-name="P2">0.612019"</text:p>
      <text:p text:style-name="P2">20,0.697115,0.999032,"-0.432605</text:p>
      <text:p text:style-name="P2">0.793816</text:p>
      <text:p text:style-name="P2">-0.426311",0.529225,"-0.326547</text:p>
      <text:p text:style-name="P2">0.059366</text:p>
      <text:p text:style-name="P2">0.647354"</text:p>
      <text:p text:style-name="P2">30,0.595086,0.771427,"-0.466392</text:p>
      <text:p text:style-name="P2">0.140064</text:p>
      <text:p text:style-name="P2">0.730950",0.401133,"-0.390829</text:p>
      <text:p text:style-name="P2">0.017739</text:p>
      <text:p text:style-name="P2">0.498068"</text:p>
      <text:p text:style-name="P2">40,0.517656,0.660027,"-0.499762</text:p>
      <text:p text:style-name="P2">0.140702</text:p>
      <text:p text:style-name="P2">0.624875",0.364473,"-0.340715</text:p>
      <text:p text:style-name="P2">0.017739</text:p>
      <text:p text:style-name="P2">0.498068"</text:p>
      <text:p text:style-name="P2">50,0.372575,0.525899,"-0.392122</text:p>
      <text:p text:style-name="P2">-0.001947</text:p>
      <text:p text:style-name="P2">0.610029",0.232037,"-0.197457</text:p>
      <text:p text:style-name="P2">-0.022834</text:p>
      <text:p text:style-name="P2">0.438778"</text:p>
      <text:p text:style-name="P2"/>
      <text:p text:style-name="P2">,Run 28</text:p>
      <text:p text:style-name="P2">Random Seed:,112,Best Fitness:,1.156588,Best Vector:,"0.744270</text:p>
      <text:p text:style-name="P2">0.609631</text:p>
      <text:p text:style-name="P2">-0.480625"</text:p>
      <text:p text:style-name="P2"><text:soft-page-break/>Generation,"Average</text:p>
      <text:p text:style-name="P2">Fitness","Worst</text:p>
      <text:p text:style-name="P2">Fitness","Worst</text:p>
      <text:p text:style-name="P2">Fitness</text:p>
      <text:p text:style-name="P2">Vector","Best</text:p>
      <text:p text:style-name="P2">Fitness","Best</text:p>
      <text:p text:style-name="P2">Fitness</text:p>
      <text:p text:style-name="P2">Vector"</text:p>
      <text:p text:style-name="P2">0,20.497858,46.403524,"4.093417</text:p>
      <text:p text:style-name="P2">4.527894</text:p>
      <text:p text:style-name="P2">3.024176",3.095195,"-0.024539</text:p>
      <text:p text:style-name="P2">0.325538</text:p>
      <text:p text:style-name="P2">1.728762"</text:p>
      <text:p text:style-name="P2">10,2.201515,5.149698,"2.029205</text:p>
      <text:p text:style-name="P2">0.881014</text:p>
      <text:p text:style-name="P2">-0.505804",1.466382,"0.857207</text:p>
      <text:p text:style-name="P2">0.608139</text:p>
      <text:p text:style-name="P2">-0.601453"</text:p>
      <text:p text:style-name="P2">20,1.568828,2.158667,"0.891589</text:p>
      <text:p text:style-name="P2">1.109246</text:p>
      <text:p text:style-name="P2">0.365116",1.366939,"0.788533</text:p>
      <text:p text:style-name="P2">0.666504</text:p>
      <text:p text:style-name="P2">-0.548568"</text:p>
      <text:p text:style-name="P2">30,1.458323,1.783166,"0.833002</text:p>
      <text:p text:style-name="P2">0.773233</text:p>
      <text:p text:style-name="P2">-0.700988",1.214362,"0.772597</text:p>
      <text:p text:style-name="P2">0.590709</text:p>
      <text:p text:style-name="P2">-0.518188"</text:p>
      <text:p text:style-name="P2">40,1.483966,1.733894,"0.962118</text:p>
      <text:p text:style-name="P2">0.664932</text:p>
      <text:p text:style-name="P2">-0.605053",1.309106,"0.801875</text:p>
      <text:p text:style-name="P2">0.599039</text:p>
      <text:p text:style-name="P2">-0.554304"</text:p>
      <text:p text:style-name="P2">50,1.395179,1.780272,"0.897414</text:p>
      <text:p text:style-name="P2">0.791996</text:p>
      <text:p text:style-name="P2">-0.589629",1.156588,"0.744270</text:p>
      <text:p text:style-name="P2">0.609631</text:p>
      <text:p text:style-name="P2">-0.480625"</text:p>
      <text:p text:style-name="P2"/>
      <text:p text:style-name="P2">,Run 29</text:p>
      <text:p text:style-name="P2">Random Seed:,276,Best Fitness:,0.809425,Best Vector:,"0.082928</text:p>
      <text:p text:style-name="P2">0.622059</text:p>
      <text:p text:style-name="P2">0.644664"</text:p>
      <text:p text:style-name="P2">Generation,"Average</text:p>
      <text:p text:style-name="P2"><text:soft-page-break/>Fitness","Worst</text:p>
      <text:p text:style-name="P2">Fitness","Worst</text:p>
      <text:p text:style-name="P2">Fitness</text:p>
      <text:p text:style-name="P2">Vector","Best</text:p>
      <text:p text:style-name="P2">Fitness","Best</text:p>
      <text:p text:style-name="P2">Fitness</text:p>
      <text:p text:style-name="P2">Vector"</text:p>
      <text:p text:style-name="P2">0,22.200516,58.618826,"4.855510</text:p>
      <text:p text:style-name="P2">3.366874</text:p>
      <text:p text:style-name="P2">4.868984",0.889158,"-0.237816</text:p>
      <text:p text:style-name="P2">0.425729</text:p>
      <text:p text:style-name="P2">-0.807067"</text:p>
      <text:p text:style-name="P2">10,2.765428,4.739702,"1.025999</text:p>
      <text:p text:style-name="P2">-0.138320</text:p>
      <text:p text:style-name="P2">1.915175",1.401964,"0.157095</text:p>
      <text:p text:style-name="P2">0.916740</text:p>
      <text:p text:style-name="P2">0.732716"</text:p>
      <text:p text:style-name="P2">20,1.502447,3.088618,"0.657916</text:p>
      <text:p text:style-name="P2">-0.894303</text:p>
      <text:p text:style-name="P2">1.362347",1.157388,"0.169526</text:p>
      <text:p text:style-name="P2">0.802864</text:p>
      <text:p text:style-name="P2">0.695744"</text:p>
      <text:p text:style-name="P2">30,1.266238,1.870957,"-0.571805</text:p>
      <text:p text:style-name="P2">1.004687</text:p>
      <text:p text:style-name="P2">0.731164",0.875659,"0.235546</text:p>
      <text:p text:style-name="P2">0.661073</text:p>
      <text:p text:style-name="P2">0.618999"</text:p>
      <text:p text:style-name="P2">40,1.039195,1.279001,"0.142922</text:p>
      <text:p text:style-name="P2">0.916740</text:p>
      <text:p text:style-name="P2">0.646654",0.910478,"0.156066</text:p>
      <text:p text:style-name="P2">0.717202</text:p>
      <text:p text:style-name="P2">0.609707"</text:p>
      <text:p text:style-name="P2">50,0.955858,1.182841,"0.272595</text:p>
      <text:p text:style-name="P2">0.832096</text:p>
      <text:p text:style-name="P2">0.645097",0.809425,"0.082928</text:p>
      <text:p text:style-name="P2">0.622059</text:p>
      <text:p text:style-name="P2">0.644664"</text:p>
      <text:p text:style-name="P2"/>
      <text:p text:style-name="P2">,Run 30</text:p>
      <text:p text:style-name="P2">Random Seed:,419,Best Fitness:,0.011147,Best Vector:,"0.033631</text:p>
      <text:p text:style-name="P2">0.086619</text:p>
      <text:p text:style-name="P2">-0.050135"</text:p>
      <text:p text:style-name="P2">Generation,"Average</text:p>
      <text:p text:style-name="P2">Fitness","Worst</text:p>
      <text:p text:style-name="P2"><text:soft-page-break/>Fitness","Worst</text:p>
      <text:p text:style-name="P2">Fitness</text:p>
      <text:p text:style-name="P2">Vector","Best</text:p>
      <text:p text:style-name="P2">Fitness","Best</text:p>
      <text:p text:style-name="P2">Fitness</text:p>
      <text:p text:style-name="P2">Vector"</text:p>
      <text:p text:style-name="P2">0,21.624658,49.453894,"4.498018</text:p>
      <text:p text:style-name="P2">3.757054</text:p>
      <text:p text:style-name="P2">3.886680",0.641585,"0.228824</text:p>
      <text:p text:style-name="P2">0.714012</text:p>
      <text:p text:style-name="P2">-0.281801"</text:p>
      <text:p text:style-name="P2">10,0.463260,1.686498,"0.228824</text:p>
      <text:p text:style-name="P2">-0.670949</text:p>
      <text:p text:style-name="P2">1.088102",0.111709,"-0.222335</text:p>
      <text:p text:style-name="P2">0.156867</text:p>
      <text:p text:style-name="P2">-0.194086"</text:p>
      <text:p text:style-name="P2">20,0.090469,0.143132,"0.191777</text:p>
      <text:p text:style-name="P2">0.223422</text:p>
      <text:p text:style-name="P2">-0.237562",0.058587,"0.119751</text:p>
      <text:p text:style-name="P2">0.156867</text:p>
      <text:p text:style-name="P2">-0.140141"</text:p>
      <text:p text:style-name="P2">30,0.057032,0.079878,"0.097127</text:p>
      <text:p text:style-name="P2">0.193489</text:p>
      <text:p text:style-name="P2">-0.181677",0.032988,"0.128046</text:p>
      <text:p text:style-name="P2">0.113926</text:p>
      <text:p text:style-name="P2">-0.060111"</text:p>
      <text:p text:style-name="P2">40,0.045162,0.062978,"0.112932</text:p>
      <text:p text:style-name="P2">0.155923</text:p>
      <text:p text:style-name="P2">-0.160974",0.022968,"0.068424</text:p>
      <text:p text:style-name="P2">0.095436</text:p>
      <text:p text:style-name="P2">-0.095805"</text:p>
      <text:p text:style-name="P2">50,0.024696,0.053782,"0.079412</text:p>
      <text:p text:style-name="P2">0.182756</text:p>
      <text:p text:style-name="P2">-0.118643",0.011147,"0.033631</text:p>
      <text:p text:style-name="P2">0.086619</text:p>
      <text:p text:style-name="P2">-0.050135"</text:p>
      <text:p text:style-name="P2"/>
      <text:p text:style-name="P3">End CSV Printed Forma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15T02:10:32.97</meta:creation-date>
    <meta:editing-duration>PT17M50S</meta:editing-duration>
    <meta:editing-cycles>13</meta:editing-cycles>
    <meta:generator>OpenOffice/4.1.7$Win32 OpenOffice.org_project/417m1$Build-9800</meta:generator>
    <dc:date>2020-02-15T03:47:04.66</dc:date>
    <meta:document-statistic meta:table-count="0" meta:image-count="0" meta:object-count="17" meta:page-count="102" meta:paragraph-count="3663" meta:word-count="8192" meta:character-count="1431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18in"/>
    </style:style>
    <style:style style:name="co2" style:family="table-column">
      <style:table-column-properties fo:break-before="auto" style:column-width="1.5862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ce1"/>
        <table:table-column table:style-name="co2" table:default-cell-style-name="ce1"/>
        <table:table-row table:style-name="ro1">
          <table:table-cell table:style-name="Default" office:value-type="string">
            <text:p>Averages Across All 30 Runs</text:p>
          </table:table-cell>
          <table:table-cell table:style-name="Default"/>
        </table:table-row>
        <table:table-row table:style-name="ro1">
          <table:table-cell table:style-name="Default" office:value-type="string">
            <text:p>Average Avg-of-Generation Fitness</text:p>
          </table:table-cell>
          <table:table-cell table:style-name="Default"/>
        </table:table-row>
        <table:table-row table:style-name="ro1">
          <table:table-cell office:value-type="string">
            <text:p>Generation 0</text:p>
          </table:table-cell>
          <table:table-cell office:value-type="string">
            <text:p><text:s/>21.12320002593753</text:p>
          </table:table-cell>
        </table:table-row>
        <table:table-row table:style-name="ro1">
          <table:table-cell office:value-type="string">
            <text:p>Generation 10</text:p>
          </table:table-cell>
          <table:table-cell office:value-type="string">
            <text:p><text:s/>1.2210781592915534</text:p>
          </table:table-cell>
        </table:table-row>
        <table:table-row table:style-name="ro1">
          <table:table-cell office:value-type="string">
            <text:p>Generation 20</text:p>
          </table:table-cell>
          <table:table-cell office:value-type="string">
            <text:p><text:s/>0.5526066227472156</text:p>
          </table:table-cell>
        </table:table-row>
        <table:table-row table:style-name="ro1">
          <table:table-cell office:value-type="string">
            <text:p>Generation 30</text:p>
          </table:table-cell>
          <table:table-cell office:value-type="string">
            <text:p><text:s/>0.4745854224740938</text:p>
          </table:table-cell>
        </table:table-row>
        <table:table-row table:style-name="ro1">
          <table:table-cell office:value-type="string">
            <text:p>Generation 40</text:p>
          </table:table-cell>
          <table:table-cell office:value-type="string">
            <text:p><text:s/>0.42343158690920296</text:p>
          </table:table-cell>
        </table:table-row>
        <table:table-row table:style-name="ro1">
          <table:table-cell office:value-type="string">
            <text:p>Generation 50</text:p>
          </table:table-cell>
          <table:table-cell office:value-type="string">
            <text:p><text:s/>0.36314621289362653</text:p>
          </table:table-cell>
        </table:table-row>
        <table:table-row table:style-name="ro1">
          <table:table-cell table:style-name="Default" table:number-columns-repeated="2"/>
        </table:table-row>
        <table:table-row table:style-name="ro1">
          <table:table-cell table:style-name="Default" office:value-type="string">
            <text:p>Average Best-of-Generation Fitness</text:p>
          </table:table-cell>
          <table:table-cell table:style-name="Default"/>
        </table:table-row>
        <table:table-row table:style-name="ro1">
          <table:table-cell office:value-type="string">
            <text:p>Generation 0</text:p>
          </table:table-cell>
          <table:table-cell office:value-type="string">
            <text:p><text:s/>1.1317750938801319</text:p>
          </table:table-cell>
        </table:table-row>
        <table:table-row table:style-name="ro1">
          <table:table-cell office:value-type="string">
            <text:p>Generation 10</text:p>
          </table:table-cell>
          <table:table-cell office:value-type="string">
            <text:p><text:s/>0.45410821024342957</text:p>
          </table:table-cell>
        </table:table-row>
        <table:table-row table:style-name="ro1">
          <table:table-cell office:value-type="string">
            <text:p>Generation 20</text:p>
          </table:table-cell>
          <table:table-cell office:value-type="string">
            <text:p><text:s/>0.4209748672207123</text:p>
          </table:table-cell>
        </table:table-row>
        <table:table-row table:style-name="ro1">
          <table:table-cell office:value-type="string">
            <text:p>Generation 30</text:p>
          </table:table-cell>
          <table:table-cell office:value-type="string">
            <text:p><text:s/>0.3636089839610129</text:p>
          </table:table-cell>
        </table:table-row>
        <table:table-row table:style-name="ro1">
          <table:table-cell office:value-type="string">
            <text:p>Generation 40</text:p>
          </table:table-cell>
          <table:table-cell office:value-type="string">
            <text:p><text:s/>0.332663582999799</text:p>
          </table:table-cell>
        </table:table-row>
        <table:table-row table:style-name="ro1">
          <table:table-cell office:value-type="string">
            <text:p>Generation 50</text:p>
          </table:table-cell>
          <table:table-cell office:value-type="string">
            <text:p><text:s/>0.2820540025689745</text:p>
          </table:table-cell>
        </table:table-row>
        <table:table-row table:style-name="ro1">
          <table:table-cell table:style-name="Default" table:number-columns-repeated="2"/>
        </table:table-row>
        <table:table-row table:style-name="ro1">
          <table:table-cell table:style-name="Default" office:value-type="string">
            <text:p>Best-of-Runs</text:p>
          </table:table-cell>
          <table:table-cell table:style-name="Default"/>
        </table:table-row>
        <table:table-row table:style-name="ro1">
          <table:table-cell office:value-type="string">
            <text:p>Average Fitness</text:p>
          </table:table-cell>
          <table:table-cell office:value-type="string">
            <text:p><text:s/>0.26203359103355445</text:p>
          </table:table-cell>
        </table:table-row>
        <table:table-row table:style-name="ro1">
          <table:table-cell office:value-type="string">
            <text:p>Standard Deviation</text:p>
          </table:table-cell>
          <table:table-cell office:value-type="string">
            <text:p><text:s/>2.04984918262964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2:0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50">
          <table:table-cell table:number-columns-repeated="6"/>
        </table:table-row>
        <table:table-row table:style-name="ro1">
          <table:table-cell/>
          <table:table-cell office:value-type="string">
            <text:p>Run 16</text:p>
          </table:table-cell>
          <table:table-cell table:number-columns-repeated="4"/>
        </table:table-row>
        <table:table-row table:style-name="ro2">
          <table:table-cell table:style-name="ce1" office:value-type="string">
            <text:p>Random Seed:</text:p>
          </table:table-cell>
          <table:table-cell table:style-name="ce1" office:value-type="float" office:value="123">
            <text:p>123</text:p>
          </table:table-cell>
          <table:table-cell table:style-name="ce1" office:value-type="string">
            <text:p>Best Fitness:</text:p>
          </table:table-cell>
          <table:table-cell table:style-name="ce1" office:value-type="float" office:value="0.183858">
            <text:p>0.183858</text:p>
          </table:table-cell>
          <table:table-cell table:style-name="ce1" office:value-type="string">
            <text:p>Best Vector:</text:p>
          </table:table-cell>
          <table:table-cell table:style-name="ce1" office:value-type="string">
            <text:p>-0.007897</text:p>
            <text:p>-0.414524</text:p>
            <text:p>-0.109385</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8.392936">
            <text:p>18.392936</text:p>
          </table:table-cell>
          <table:table-cell table:style-name="ce1" office:value-type="float" office:value="55.424848">
            <text:p>55.424848</text:p>
          </table:table-cell>
          <table:table-cell table:style-name="ce1" office:value-type="string">
            <text:p>2.832805</text:p>
            <text:p>4.950759</text:p>
            <text:p>4.784355</text:p>
          </table:table-cell>
          <table:table-cell table:style-name="ce1" office:value-type="float" office:value="1.55211">
            <text:p>1.55211</text:p>
          </table:table-cell>
          <table:table-cell table:style-name="ce1" office:value-type="string">
            <text:p>0.159062</text:p>
            <text:p>0.538174</text:p>
            <text:p>1.112285</text:p>
          </table:table-cell>
        </table:table-row>
        <table:table-row table:style-name="ro2">
          <table:table-cell table:style-name="ce1" office:value-type="float" office:value="10">
            <text:p>10</text:p>
          </table:table-cell>
          <table:table-cell table:style-name="ce1" office:value-type="float" office:value="0.938839">
            <text:p>0.938839</text:p>
          </table:table-cell>
          <table:table-cell table:style-name="ce1" office:value-type="float" office:value="2.409425">
            <text:p>2.409425</text:p>
          </table:table-cell>
          <table:table-cell table:style-name="ce1" office:value-type="string">
            <text:p>-0.912791</text:p>
            <text:p>0.582289</text:p>
            <text:p>1.112285</text:p>
          </table:table-cell>
          <table:table-cell table:style-name="ce1" office:value-type="float" office:value="0.362601">
            <text:p>0.362601</text:p>
          </table:table-cell>
          <table:table-cell table:style-name="ce1" office:value-type="string">
            <text:p>-0.038193</text:p>
            <text:p>-0.586645</text:p>
            <text:p>-0.130348</text:p>
          </table:table-cell>
        </table:table-row>
        <table:table-row table:style-name="ro2">
          <table:table-cell table:style-name="ce1" office:value-type="float" office:value="20">
            <text:p>20</text:p>
          </table:table-cell>
          <table:table-cell table:style-name="ce1" office:value-type="float" office:value="0.431659">
            <text:p>0.431659</text:p>
          </table:table-cell>
          <table:table-cell table:style-name="ce1" office:value-type="float" office:value="0.603459">
            <text:p>0.603459</text:p>
          </table:table-cell>
          <table:table-cell table:style-name="ce1" office:value-type="string">
            <text:p>-0.093492</text:p>
            <text:p>-0.748931</text:p>
            <text:p>-0.183905</text:p>
          </table:table-cell>
          <table:table-cell table:style-name="ce1" office:value-type="float" office:value="0.30192">
            <text:p>0.30192</text:p>
          </table:table-cell>
          <table:table-cell table:style-name="ce1" office:value-type="string">
            <text:p>-0.022406</text:p>
            <text:p>-0.531203</text:p>
            <text:p>-0.138713</text:p>
          </table:table-cell>
        </table:table-row>
        <table:table-row table:style-name="ro2">
          <table:table-cell table:style-name="ce1" office:value-type="float" office:value="30">
            <text:p>30</text:p>
          </table:table-cell>
          <table:table-cell table:style-name="ce1" office:value-type="float" office:value="0.393246">
            <text:p>0.393246</text:p>
          </table:table-cell>
          <table:table-cell table:style-name="ce1" office:value-type="float" office:value="0.502188">
            <text:p>0.502188</text:p>
          </table:table-cell>
          <table:table-cell table:style-name="ce1" office:value-type="string">
            <text:p>0.039036</text:p>
            <text:p>-0.654882</text:p>
            <text:p>-0.267943</text:p>
          </table:table-cell>
          <table:table-cell table:style-name="ce1" office:value-type="float" office:value="0.231292">
            <text:p>0.231292</text:p>
          </table:table-cell>
          <table:table-cell table:style-name="ce1" office:value-type="string">
            <text:p>-0.022406</text:p>
            <text:p>-0.474679</text:p>
            <text:p>-0.073958</text:p>
          </table:table-cell>
        </table:table-row>
        <table:table-row table:style-name="ro2">
          <table:table-cell table:style-name="ce1" office:value-type="float" office:value="40">
            <text:p>40</text:p>
          </table:table-cell>
          <table:table-cell table:style-name="ce1" office:value-type="float" office:value="0.348593">
            <text:p>0.348593</text:p>
          </table:table-cell>
          <table:table-cell table:style-name="ce1" office:value-type="float" office:value="0.4601">
            <text:p>0.4601</text:p>
          </table:table-cell>
          <table:table-cell table:style-name="ce1" office:value-type="string">
            <text:p>0.092349</text:p>
            <text:p>-0.661302</text:p>
            <text:p>-0.119378</text:p>
          </table:table-cell>
          <table:table-cell table:style-name="ce1" office:value-type="float" office:value="0.230486">
            <text:p>0.230486</text:p>
          </table:table-cell>
          <table:table-cell table:style-name="ce1" office:value-type="string">
            <text:p>-0.021112</text:p>
            <text:p>-0.473888</text:p>
            <text:p>-0.073958</text:p>
          </table:table-cell>
        </table:table-row>
        <table:table-row table:style-name="ro2">
          <table:table-cell table:style-name="ce1" office:value-type="float" office:value="50">
            <text:p>50</text:p>
          </table:table-cell>
          <table:table-cell table:style-name="ce1" office:value-type="float" office:value="0.263259">
            <text:p>0.263259</text:p>
          </table:table-cell>
          <table:table-cell table:style-name="ce1" office:value-type="float" office:value="0.351846">
            <text:p>0.351846</text:p>
          </table:table-cell>
          <table:table-cell table:style-name="ce1" office:value-type="string">
            <text:p>-0.092700</text:p>
            <text:p>-0.566215</text:p>
            <text:p>-0.150510</text:p>
          </table:table-cell>
          <table:table-cell table:style-name="ce1" office:value-type="float" office:value="0.183858">
            <text:p>0.183858</text:p>
          </table:table-cell>
          <table:table-cell table:style-name="ce1" office:value-type="string">
            <text:p>-0.007897</text:p>
            <text:p>-0.414524</text:p>
            <text:p>-0.109385</text:p>
          </table:table-cell>
        </table:table-row>
        <table:table-row table:style-name="ro1">
          <table:table-cell table:number-columns-repeated="6"/>
        </table:table-row>
        <table:table-row table:style-name="ro1">
          <table:table-cell/>
          <table:table-cell office:value-type="string">
            <text:p>Run 17</text:p>
          </table:table-cell>
          <table:table-cell table:number-columns-repeated="4"/>
        </table:table-row>
        <table:table-row table:style-name="ro2">
          <table:table-cell table:style-name="ce1" office:value-type="string">
            <text:p>Random Seed:</text:p>
          </table:table-cell>
          <table:table-cell table:style-name="ce1" office:value-type="float" office:value="823">
            <text:p>823</text:p>
          </table:table-cell>
          <table:table-cell table:style-name="ce1" office:value-type="string">
            <text:p>Best Fitness:</text:p>
          </table:table-cell>
          <table:table-cell table:style-name="ce1" office:value-type="float" office:value="0.014568">
            <text:p>0.014568</text:p>
          </table:table-cell>
          <table:table-cell table:style-name="ce1" office:value-type="string">
            <text:p>Best Vector:</text:p>
          </table:table-cell>
          <table:table-cell table:style-name="ce1" office:value-type="string">
            <text:p>0.046340</text:p>
            <text:p>0.015666</text:p>
            <text:p>-0.110339</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3.127806">
            <text:p>23.127806</text:p>
          </table:table-cell>
          <table:table-cell table:style-name="ce1" office:value-type="float" office:value="63.378288">
            <text:p>63.378288</text:p>
          </table:table-cell>
          <table:table-cell table:style-name="ce1" office:value-type="string">
            <text:p>4.668000</text:p>
            <text:p>4.198689</text:p>
            <text:p>4.894801</text:p>
          </table:table-cell>
          <table:table-cell table:style-name="ce1" office:value-type="float" office:value="0.213141">
            <text:p>0.213141</text:p>
          </table:table-cell>
          <table:table-cell table:style-name="ce1" office:value-type="string">
            <text:p>0.053359</text:p>
            <text:p>-0.198372</text:p>
            <text:p>-0.413452</text:p>
          </table:table-cell>
        </table:table-row>
        <table:table-row table:style-name="ro2">
          <table:table-cell table:style-name="ce1" office:value-type="float" office:value="10">
            <text:p>10</text:p>
          </table:table-cell>
          <table:table-cell table:style-name="ce1" office:value-type="float" office:value="0.543845">
            <text:p>0.543845</text:p>
          </table:table-cell>
          <table:table-cell table:style-name="ce1" office:value-type="float" office:value="1.761225">
            <text:p>1.761225</text:p>
          </table:table-cell>
          <table:table-cell table:style-name="ce1" office:value-type="string">
            <text:p>-0.479619</text:p>
            <text:p>0.253623</text:p>
            <text:p>1.211142</text:p>
          </table:table-cell>
          <table:table-cell table:style-name="ce1" office:value-type="float" office:value="0.117549">
            <text:p>0.117549</text:p>
          </table:table-cell>
          <table:table-cell table:style-name="ce1" office:value-type="string">
            <text:p>0.003282</text:p>
            <text:p>0.020654</text:p>
            <text:p>-0.342216</text:p>
          </table:table-cell>
        </table:table-row>
        <table:table-row table:style-name="ro2">
          <table:table-cell table:style-name="ce1" office:value-type="float" office:value="20">
            <text:p>20</text:p>
          </table:table-cell>
          <table:table-cell table:style-name="ce1" office:value-type="float" office:value="0.124588">
            <text:p>0.124588</text:p>
          </table:table-cell>
          <table:table-cell table:style-name="ce1" office:value-type="float" office:value="0.204106">
            <text:p>0.204106</text:p>
          </table:table-cell>
          <table:table-cell table:style-name="ce1" office:value-type="string">
            <text:p>0.007264</text:p>
            <text:p>0.063411</text:p>
            <text:p>-0.447250</text:p>
          </table:table-cell>
          <table:table-cell table:style-name="ce1" office:value-type="float" office:value="0.089553">
            <text:p>0.089553</text:p>
          </table:table-cell>
          <table:table-cell table:style-name="ce1" office:value-type="string">
            <text:p>-0.057390</text:p>
            <text:p>0.056510</text:p>
            <text:p>-0.288212</text:p>
          </table:table-cell>
        </table:table-row>
        <table:table-row table:style-name="ro2">
          <table:table-cell table:style-name="ce1" office:value-type="float" office:value="30">
            <text:p>30</text:p>
          </table:table-cell>
          <table:table-cell table:style-name="ce1" office:value-type="float" office:value="0.101499">
            <text:p>0.101499</text:p>
          </table:table-cell>
          <table:table-cell table:style-name="ce1" office:value-type="float" office:value="0.138357">
            <text:p>0.138357</text:p>
          </table:table-cell>
          <table:table-cell table:style-name="ce1" office:value-type="string">
            <text:p>0.033811</text:p>
            <text:p>-0.011572</text:p>
            <text:p>-0.370243</text:p>
          </table:table-cell>
          <table:table-cell table:style-name="ce1" office:value-type="float" office:value="0.051398">
            <text:p>0.051398</text:p>
          </table:table-cell>
          <table:table-cell table:style-name="ce1" office:value-type="string">
            <text:p>0.007897</text:p>
            <text:p>-0.011572</text:p>
            <text:p>-0.226278</text:p>
          </table:table-cell>
        </table:table-row>
        <table:table-row table:style-name="ro2">
          <table:table-cell table:style-name="ce1" office:value-type="float" office:value="40">
            <text:p>40</text:p>
          </table:table-cell>
          <table:table-cell table:style-name="ce1" office:value-type="float" office:value="0.060736">
            <text:p>0.060736</text:p>
          </table:table-cell>
          <table:table-cell table:style-name="ce1" office:value-type="float" office:value="0.092741">
            <text:p>0.092741</text:p>
          </table:table-cell>
          <table:table-cell table:style-name="ce1" office:value-type="string">
            <text:p>-0.020109</text:p>
            <text:p>0.018798</text:p>
            <text:p>-0.303288</text:p>
          </table:table-cell>
          <table:table-cell table:style-name="ce1" office:value-type="float" office:value="0.038791">
            <text:p>0.038791</text:p>
          </table:table-cell>
          <table:table-cell table:style-name="ce1" office:value-type="string">
            <text:p>-0.037949</text:p>
            <text:p>0.048868</text:p>
            <text:p>-0.186985</text:p>
          </table:table-cell>
        </table:table-row>
        <table:table-row table:style-name="ro2">
          <table:table-cell table:style-name="ce1" office:value-type="float" office:value="50">
            <text:p>50</text:p>
          </table:table-cell>
          <table:table-cell table:style-name="ce1" office:value-type="float" office:value="0.043033">
            <text:p>0.043033</text:p>
          </table:table-cell>
          <table:table-cell table:style-name="ce1" office:value-type="float" office:value="0.099465">
            <text:p>0.099465</text:p>
          </table:table-cell>
          <table:table-cell table:style-name="ce1" office:value-type="string">
            <text:p>-0.037935</text:p>
            <text:p>0.110084</text:p>
            <text:p>-0.293100</text:p>
          </table:table-cell>
          <table:table-cell table:style-name="ce1" office:value-type="float" office:value="0.014568">
            <text:p>0.014568</text:p>
          </table:table-cell>
          <table:table-cell table:style-name="ce1" office:value-type="string">
            <text:p>0.046340</text:p>
            <text:p>0.015666</text:p>
            <text:p>-0.110339</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33: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70">
          <table:table-cell table:number-columns-repeated="6"/>
        </table:table-row>
        <table:table-row table:style-name="ro1">
          <table:table-cell/>
          <table:table-cell office:value-type="string">
            <text:p>Run 18</text:p>
          </table:table-cell>
          <table:table-cell table:number-columns-repeated="4"/>
        </table:table-row>
        <table:table-row table:style-name="ro2">
          <table:table-cell table:style-name="ce1" office:value-type="string">
            <text:p>Random Seed:</text:p>
          </table:table-cell>
          <table:table-cell table:style-name="ce1" office:value-type="float" office:value="711">
            <text:p>711</text:p>
          </table:table-cell>
          <table:table-cell table:style-name="ce1" office:value-type="string">
            <text:p>Best Fitness:</text:p>
          </table:table-cell>
          <table:table-cell table:style-name="ce1" office:value-type="float" office:value="0.000103">
            <text:p>0.000103</text:p>
          </table:table-cell>
          <table:table-cell table:style-name="ce1" office:value-type="string">
            <text:p>Best Vector:</text:p>
          </table:table-cell>
          <table:table-cell table:style-name="ce1" office:value-type="string">
            <text:p>-0.003139</text:p>
            <text:p>0.003714</text:p>
            <text:p>0.008933</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9.762474">
            <text:p>19.762474</text:p>
          </table:table-cell>
          <table:table-cell table:style-name="ce1" office:value-type="float" office:value="41.999359">
            <text:p>41.999359</text:p>
          </table:table-cell>
          <table:table-cell table:style-name="ce1" office:value-type="string">
            <text:p>4.525810</text:p>
            <text:p>1.869482</text:p>
            <text:p>4.245166</text:p>
          </table:table-cell>
          <table:table-cell table:style-name="ce1" office:value-type="float" office:value="1.678818">
            <text:p>1.678818</text:p>
          </table:table-cell>
          <table:table-cell table:style-name="ce1" office:value-type="string">
            <text:p>-0.419092</text:p>
            <text:p>-0.736612</text:p>
            <text:p>-0.980094</text:p>
          </table:table-cell>
        </table:table-row>
        <table:table-row table:style-name="ro2">
          <table:table-cell table:style-name="ce1" office:value-type="float" office:value="10">
            <text:p>10</text:p>
          </table:table-cell>
          <table:table-cell table:style-name="ce1" office:value-type="float" office:value="1.529421">
            <text:p>1.529421</text:p>
          </table:table-cell>
          <table:table-cell table:style-name="ce1" office:value-type="float" office:value="2.710319">
            <text:p>2.710319</text:p>
          </table:table-cell>
          <table:table-cell table:style-name="ce1" office:value-type="string">
            <text:p>-0.977024</text:p>
            <text:p>-0.024621</text:p>
            <text:p>1.324816</text:p>
          </table:table-cell>
          <table:table-cell table:style-name="ce1" office:value-type="float" office:value="0.024482">
            <text:p>0.024482</text:p>
          </table:table-cell>
          <table:table-cell table:style-name="ce1" office:value-type="string">
            <text:p>0.014160</text:p>
            <text:p>0.142655</text:p>
            <text:p>0.062695</text:p>
          </table:table-cell>
        </table:table-row>
        <table:table-row table:style-name="ro2">
          <table:table-cell table:style-name="ce1" office:value-type="float" office:value="20">
            <text:p>20</text:p>
          </table:table-cell>
          <table:table-cell table:style-name="ce1" office:value-type="float" office:value="0.034728">
            <text:p>0.034728</text:p>
          </table:table-cell>
          <table:table-cell table:style-name="ce1" office:value-type="float" office:value="0.077445">
            <text:p>0.077445</text:p>
          </table:table-cell>
          <table:table-cell table:style-name="ce1" office:value-type="string">
            <text:p>0.149288</text:p>
            <text:p>0.159341</text:p>
            <text:p>0.172535</text:p>
          </table:table-cell>
          <table:table-cell table:style-name="ce1" office:value-type="float" office:value="0.013027">
            <text:p>0.013027</text:p>
          </table:table-cell>
          <table:table-cell table:style-name="ce1" office:value-type="string">
            <text:p>0.055227</text:p>
            <text:p>0.071619</text:p>
            <text:p>0.069623</text:p>
          </table:table-cell>
        </table:table-row>
        <table:table-row table:style-name="ro2">
          <table:table-cell table:style-name="ce1" office:value-type="float" office:value="30">
            <text:p>30</text:p>
          </table:table-cell>
          <table:table-cell table:style-name="ce1" office:value-type="float" office:value="0.010604">
            <text:p>0.010604</text:p>
          </table:table-cell>
          <table:table-cell table:style-name="ce1" office:value-type="float" office:value="0.022774">
            <text:p>0.022774</text:p>
          </table:table-cell>
          <table:table-cell table:style-name="ce1" office:value-type="string">
            <text:p>-0.053841</text:p>
            <text:p>0.071619</text:p>
            <text:p>0.121432</text:p>
          </table:table-cell>
          <table:table-cell table:style-name="ce1" office:value-type="float" office:value="0.004929">
            <text:p>0.004929</text:p>
          </table:table-cell>
          <table:table-cell table:style-name="ce1" office:value-type="string">
            <text:p>0.000385</text:p>
            <text:p>-0.009047</text:p>
            <text:p>0.069623</text:p>
          </table:table-cell>
        </table:table-row>
        <table:table-row table:style-name="ro2">
          <table:table-cell table:style-name="ce1" office:value-type="float" office:value="40">
            <text:p>40</text:p>
          </table:table-cell>
          <table:table-cell table:style-name="ce1" office:value-type="float" office:value="0.004213">
            <text:p>0.004213</text:p>
          </table:table-cell>
          <table:table-cell table:style-name="ce1" office:value-type="float" office:value="0.015098">
            <text:p>0.015098</text:p>
          </table:table-cell>
          <table:table-cell table:style-name="ce1" office:value-type="string">
            <text:p>-0.008660</text:p>
            <text:p>0.039397</text:p>
            <text:p>0.116062</text:p>
          </table:table-cell>
          <table:table-cell table:style-name="ce1" office:value-type="float" office:value="0.000291">
            <text:p>0.000291</text:p>
          </table:table-cell>
          <table:table-cell table:style-name="ce1" office:value-type="string">
            <text:p>0.014062</text:p>
            <text:p>0.003714</text:p>
            <text:p>0.008933</text:p>
          </table:table-cell>
        </table:table-row>
        <table:table-row table:style-name="ro2">
          <table:table-cell table:style-name="ce1" office:value-type="float" office:value="50">
            <text:p>50</text:p>
          </table:table-cell>
          <table:table-cell table:style-name="ce1" office:value-type="float" office:value="0.001135">
            <text:p>0.001135</text:p>
          </table:table-cell>
          <table:table-cell table:style-name="ce1" office:value-type="float" office:value="0.006348">
            <text:p>0.006348</text:p>
          </table:table-cell>
          <table:table-cell table:style-name="ce1" office:value-type="string">
            <text:p>-0.079083</text:p>
            <text:p>0.003714</text:p>
            <text:p>0.008933</text:p>
          </table:table-cell>
          <table:table-cell table:style-name="ce1" office:value-type="float" office:value="0.000103">
            <text:p>0.000103</text:p>
          </table:table-cell>
          <table:table-cell table:style-name="ce1" office:value-type="string">
            <text:p>-0.003139</text:p>
            <text:p>0.003714</text:p>
            <text:p>0.008933</text:p>
          </table:table-cell>
        </table:table-row>
        <table:table-row table:style-name="ro1">
          <table:table-cell table:number-columns-repeated="6"/>
        </table:table-row>
        <table:table-row table:style-name="ro1">
          <table:table-cell/>
          <table:table-cell office:value-type="string">
            <text:p>Run 19</text:p>
          </table:table-cell>
          <table:table-cell table:number-columns-repeated="4"/>
        </table:table-row>
        <table:table-row table:style-name="ro2">
          <table:table-cell table:style-name="ce1" office:value-type="string">
            <text:p>Random Seed:</text:p>
          </table:table-cell>
          <table:table-cell table:style-name="ce1" office:value-type="float" office:value="911">
            <text:p>911</text:p>
          </table:table-cell>
          <table:table-cell table:style-name="ce1" office:value-type="string">
            <text:p>Best Fitness:</text:p>
          </table:table-cell>
          <table:table-cell table:style-name="ce1" office:value-type="float" office:value="0.129878">
            <text:p>0.129878</text:p>
          </table:table-cell>
          <table:table-cell table:style-name="ce1" office:value-type="string">
            <text:p>Best Vector:</text:p>
          </table:table-cell>
          <table:table-cell table:style-name="ce1" office:value-type="string">
            <text:p>0.145689</text:p>
            <text:p>-0.244108</text:p>
            <text:p>0.221503</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8.681766">
            <text:p>18.681766</text:p>
          </table:table-cell>
          <table:table-cell table:style-name="ce1" office:value-type="float" office:value="44.41229">
            <text:p>44.41229</text:p>
          </table:table-cell>
          <table:table-cell table:style-name="ce1" office:value-type="string">
            <text:p>4.385940</text:p>
            <text:p>2.308120</text:p>
            <text:p>4.455155</text:p>
          </table:table-cell>
          <table:table-cell table:style-name="ce1" office:value-type="float" office:value="1.041654">
            <text:p>1.041654</text:p>
          </table:table-cell>
          <table:table-cell table:style-name="ce1" office:value-type="string">
            <text:p>0.786436</text:p>
            <text:p>-0.320353</text:p>
            <text:p>0.566167</text:p>
          </table:table-cell>
        </table:table-row>
        <table:table-row table:style-name="ro2">
          <table:table-cell table:style-name="ce1" office:value-type="float" office:value="10">
            <text:p>10</text:p>
          </table:table-cell>
          <table:table-cell table:style-name="ce1" office:value-type="float" office:value="0.61166">
            <text:p>0.61166</text:p>
          </table:table-cell>
          <table:table-cell table:style-name="ce1" office:value-type="float" office:value="1.945137">
            <text:p>1.945137</text:p>
          </table:table-cell>
          <table:table-cell table:style-name="ce1" office:value-type="string">
            <text:p>0.333004</text:p>
            <text:p>0.286426</text:p>
            <text:p>1.323709</text:p>
          </table:table-cell>
          <table:table-cell table:style-name="ce1" office:value-type="float" office:value="0.420977">
            <text:p>0.420977</text:p>
          </table:table-cell>
          <table:table-cell table:style-name="ce1" office:value-type="string">
            <text:p>0.237631</text:p>
            <text:p>-0.311617</text:p>
            <text:p>0.517111</text:p>
          </table:table-cell>
        </table:table-row>
        <table:table-row table:style-name="ro2">
          <table:table-cell table:style-name="ce1" office:value-type="float" office:value="20">
            <text:p>20</text:p>
          </table:table-cell>
          <table:table-cell table:style-name="ce1" office:value-type="float" office:value="0.444482">
            <text:p>0.444482</text:p>
          </table:table-cell>
          <table:table-cell table:style-name="ce1" office:value-type="float" office:value="0.54363">
            <text:p>0.54363</text:p>
          </table:table-cell>
          <table:table-cell table:style-name="ce1" office:value-type="string">
            <text:p>0.319996</text:p>
            <text:p>-0.283270</text:p>
            <text:p>0.600825</text:p>
          </table:table-cell>
          <table:table-cell table:style-name="ce1" office:value-type="float" office:value="0.372879">
            <text:p>0.372879</text:p>
          </table:table-cell>
          <table:table-cell table:style-name="ce1" office:value-type="string">
            <text:p>0.282797</text:p>
            <text:p>-0.185304</text:p>
            <text:p>0.508495</text:p>
          </table:table-cell>
        </table:table-row>
        <table:table-row table:style-name="ro2">
          <table:table-cell table:style-name="ce1" office:value-type="float" office:value="30">
            <text:p>30</text:p>
          </table:table-cell>
          <table:table-cell table:style-name="ce1" office:value-type="float" office:value="0.391629">
            <text:p>0.391629</text:p>
          </table:table-cell>
          <table:table-cell table:style-name="ce1" office:value-type="float" office:value="0.556737">
            <text:p>0.556737</text:p>
          </table:table-cell>
          <table:table-cell table:style-name="ce1" office:value-type="string">
            <text:p>0.346890</text:p>
            <text:p>-0.344869</text:p>
            <text:p>0.563445</text:p>
          </table:table-cell>
          <table:table-cell table:style-name="ce1" office:value-type="float" office:value="0.25583">
            <text:p>0.25583</text:p>
          </table:table-cell>
          <table:table-cell table:style-name="ce1" office:value-type="string">
            <text:p>0.145689</text:p>
            <text:p>-0.230614</text:p>
            <text:p>0.425937</text:p>
          </table:table-cell>
        </table:table-row>
        <table:table-row table:style-name="ro2">
          <table:table-cell table:style-name="ce1" office:value-type="float" office:value="40">
            <text:p>40</text:p>
          </table:table-cell>
          <table:table-cell table:style-name="ce1" office:value-type="float" office:value="0.295525">
            <text:p>0.295525</text:p>
          </table:table-cell>
          <table:table-cell table:style-name="ce1" office:value-type="float" office:value="0.394608">
            <text:p>0.394608</text:p>
          </table:table-cell>
          <table:table-cell table:style-name="ce1" office:value-type="string">
            <text:p>0.227290</text:p>
            <text:p>-0.288412</text:p>
            <text:p>0.509672</text:p>
          </table:table-cell>
          <table:table-cell table:style-name="ce1" office:value-type="float" office:value="0.196096">
            <text:p>0.196096</text:p>
          </table:table-cell>
          <table:table-cell table:style-name="ce1" office:value-type="string">
            <text:p>0.145689</text:p>
            <text:p>-0.244108</text:p>
            <text:p>0.339532</text:p>
          </table:table-cell>
        </table:table-row>
        <table:table-row table:style-name="ro2">
          <table:table-cell table:style-name="ce1" office:value-type="float" office:value="50">
            <text:p>50</text:p>
          </table:table-cell>
          <table:table-cell table:style-name="ce1" office:value-type="float" office:value="0.220446">
            <text:p>0.220446</text:p>
          </table:table-cell>
          <table:table-cell table:style-name="ce1" office:value-type="float" office:value="0.341295">
            <text:p>0.341295</text:p>
          </table:table-cell>
          <table:table-cell table:style-name="ce1" office:value-type="string">
            <text:p>0.184064</text:p>
            <text:p>-0.317431</text:p>
            <text:p>0.454591</text:p>
          </table:table-cell>
          <table:table-cell table:style-name="ce1" office:value-type="float" office:value="0.129878">
            <text:p>0.129878</text:p>
          </table:table-cell>
          <table:table-cell table:style-name="ce1" office:value-type="string">
            <text:p>0.145689</text:p>
            <text:p>-0.244108</text:p>
            <text:p>0.221503</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90">
          <table:table-cell table:number-columns-repeated="6"/>
        </table:table-row>
        <table:table-row table:style-name="ro1">
          <table:table-cell/>
          <table:table-cell office:value-type="string">
            <text:p>Run 20</text:p>
          </table:table-cell>
          <table:table-cell table:number-columns-repeated="4"/>
        </table:table-row>
        <table:table-row table:style-name="ro2">
          <table:table-cell table:style-name="ce1" office:value-type="string">
            <text:p>Random Seed:</text:p>
          </table:table-cell>
          <table:table-cell table:style-name="ce1" office:value-type="float" office:value="194">
            <text:p>194</text:p>
          </table:table-cell>
          <table:table-cell table:style-name="ce1" office:value-type="string">
            <text:p>Best Fitness:</text:p>
          </table:table-cell>
          <table:table-cell table:style-name="ce1" office:value-type="float" office:value="0.292404">
            <text:p>0.292404</text:p>
          </table:table-cell>
          <table:table-cell table:style-name="ce1" office:value-type="string">
            <text:p>Best Vector:</text:p>
          </table:table-cell>
          <table:table-cell table:style-name="ce1" office:value-type="string">
            <text:p>0.483653</text:p>
            <text:p>-0.201849</text:p>
            <text:p>0.133195</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7.428006">
            <text:p>17.428006</text:p>
          </table:table-cell>
          <table:table-cell table:style-name="ce1" office:value-type="float" office:value="46.905771">
            <text:p>46.905771</text:p>
          </table:table-cell>
          <table:table-cell table:style-name="ce1" office:value-type="string">
            <text:p>3.800332</text:p>
            <text:p>3.964579</text:p>
            <text:p>4.092109</text:p>
          </table:table-cell>
          <table:table-cell table:style-name="ce1" office:value-type="float" office:value="0.387197">
            <text:p>0.387197</text:p>
          </table:table-cell>
          <table:table-cell table:style-name="ce1" office:value-type="string">
            <text:p>0.324128</text:p>
            <text:p>-0.422551</text:p>
            <text:p>0.321852</text:p>
          </table:table-cell>
        </table:table-row>
        <table:table-row table:style-name="ro2">
          <table:table-cell table:style-name="ce1" office:value-type="float" office:value="10">
            <text:p>10</text:p>
          </table:table-cell>
          <table:table-cell table:style-name="ce1" office:value-type="float" office:value="1.019085">
            <text:p>1.019085</text:p>
          </table:table-cell>
          <table:table-cell table:style-name="ce1" office:value-type="float" office:value="4.383463">
            <text:p>4.383463</text:p>
          </table:table-cell>
          <table:table-cell table:style-name="ce1" office:value-type="string">
            <text:p>0.966974</text:p>
            <text:p>-0.082752</text:p>
            <text:p>1.855149</text:p>
          </table:table-cell>
          <table:table-cell table:style-name="ce1" office:value-type="float" office:value="0.347492">
            <text:p>0.347492</text:p>
          </table:table-cell>
          <table:table-cell table:style-name="ce1" office:value-type="string">
            <text:p>0.320273</text:p>
            <text:p>-0.410859</text:p>
            <text:p>0.275884</text:p>
          </table:table-cell>
        </table:table-row>
        <table:table-row table:style-name="ro2">
          <table:table-cell table:style-name="ce1" office:value-type="float" office:value="20">
            <text:p>20</text:p>
          </table:table-cell>
          <table:table-cell table:style-name="ce1" office:value-type="float" office:value="0.600991">
            <text:p>0.600991</text:p>
          </table:table-cell>
          <table:table-cell table:style-name="ce1" office:value-type="float" office:value="0.723088">
            <text:p>0.723088</text:p>
          </table:table-cell>
          <table:table-cell table:style-name="ce1" office:value-type="string">
            <text:p>-0.629329</text:p>
            <text:p>-0.493841</text:p>
            <text:p>0.288365</text:p>
          </table:table-cell>
          <table:table-cell table:style-name="ce1" office:value-type="float" office:value="0.459296">
            <text:p>0.459296</text:p>
          </table:table-cell>
          <table:table-cell table:style-name="ce1" office:value-type="string">
            <text:p>-0.488890</text:p>
            <text:p>-0.402225</text:p>
            <text:p>0.241863</text:p>
          </table:table-cell>
        </table:table-row>
        <table:table-row table:style-name="ro2">
          <table:table-cell table:style-name="ce1" office:value-type="float" office:value="30">
            <text:p>30</text:p>
          </table:table-cell>
          <table:table-cell table:style-name="ce1" office:value-type="float" office:value="0.543473">
            <text:p>0.543473</text:p>
          </table:table-cell>
          <table:table-cell table:style-name="ce1" office:value-type="float" office:value="0.644898">
            <text:p>0.644898</text:p>
          </table:table-cell>
          <table:table-cell table:style-name="ce1" office:value-type="string">
            <text:p>-0.665671</text:p>
            <text:p>-0.351611</text:p>
            <text:p>0.279554</text:p>
          </table:table-cell>
          <table:table-cell table:style-name="ce1" office:value-type="float" office:value="0.430209">
            <text:p>0.430209</text:p>
          </table:table-cell>
          <table:table-cell table:style-name="ce1" office:value-type="string">
            <text:p>-0.564484</text:p>
            <text:p>-0.240314</text:p>
            <text:p>0.231984</text:p>
          </table:table-cell>
        </table:table-row>
        <table:table-row table:style-name="ro2">
          <table:table-cell table:style-name="ce1" office:value-type="float" office:value="40">
            <text:p>40</text:p>
          </table:table-cell>
          <table:table-cell table:style-name="ce1" office:value-type="float" office:value="0.494648">
            <text:p>0.494648</text:p>
          </table:table-cell>
          <table:table-cell table:style-name="ce1" office:value-type="float" office:value="0.58744">
            <text:p>0.58744</text:p>
          </table:table-cell>
          <table:table-cell table:style-name="ce1" office:value-type="string">
            <text:p>-0.602749</text:p>
            <text:p>-0.373647</text:p>
            <text:p>0.290726</text:p>
          </table:table-cell>
          <table:table-cell table:style-name="ce1" office:value-type="float" office:value="0.376236">
            <text:p>0.376236</text:p>
          </table:table-cell>
          <table:table-cell table:style-name="ce1" office:value-type="string">
            <text:p>0.539572</text:p>
            <text:p>-0.259533</text:p>
            <text:p>0.133195</text:p>
          </table:table-cell>
        </table:table-row>
        <table:table-row table:style-name="ro2">
          <table:table-cell table:style-name="ce1" office:value-type="float" office:value="50">
            <text:p>50</text:p>
          </table:table-cell>
          <table:table-cell table:style-name="ce1" office:value-type="float" office:value="0.417989">
            <text:p>0.417989</text:p>
          </table:table-cell>
          <table:table-cell table:style-name="ce1" office:value-type="float" office:value="0.59472">
            <text:p>0.59472</text:p>
          </table:table-cell>
          <table:table-cell table:style-name="ce1" office:value-type="string">
            <text:p>-0.614899</text:p>
            <text:p>-0.367867</text:p>
            <text:p>0.285119</text:p>
          </table:table-cell>
          <table:table-cell table:style-name="ce1" office:value-type="float" office:value="0.292404">
            <text:p>0.292404</text:p>
          </table:table-cell>
          <table:table-cell table:style-name="ce1" office:value-type="string">
            <text:p>0.483653</text:p>
            <text:p>-0.201849</text:p>
            <text:p>0.133195</text:p>
          </table:table-cell>
        </table:table-row>
        <table:table-row table:style-name="ro1">
          <table:table-cell table:number-columns-repeated="6"/>
        </table:table-row>
        <table:table-row table:style-name="ro1">
          <table:table-cell/>
          <table:table-cell office:value-type="string">
            <text:p>Run 21</text:p>
          </table:table-cell>
          <table:table-cell table:number-columns-repeated="4"/>
        </table:table-row>
        <table:table-row table:style-name="ro2">
          <table:table-cell table:style-name="ce1" office:value-type="string">
            <text:p>Random Seed:</text:p>
          </table:table-cell>
          <table:table-cell table:style-name="ce1" office:value-type="float" office:value="8">
            <text:p>8</text:p>
          </table:table-cell>
          <table:table-cell table:style-name="ce1" office:value-type="string">
            <text:p>Best Fitness:</text:p>
          </table:table-cell>
          <table:table-cell table:style-name="ce1" office:value-type="float" office:value="0.234066">
            <text:p>0.234066</text:p>
          </table:table-cell>
          <table:table-cell table:style-name="ce1" office:value-type="string">
            <text:p>Best Vector:</text:p>
          </table:table-cell>
          <table:table-cell table:style-name="ce1" office:value-type="string">
            <text:p>0.091861</text:p>
            <text:p>0.023356</text:p>
            <text:p>-0.474428</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8.573988">
            <text:p>18.573988</text:p>
          </table:table-cell>
          <table:table-cell table:style-name="ce1" office:value-type="float" office:value="42.668749">
            <text:p>42.668749</text:p>
          </table:table-cell>
          <table:table-cell table:style-name="ce1" office:value-type="string">
            <text:p>4.699998</text:p>
            <text:p>4.060958</text:p>
            <text:p>2.021728</text:p>
          </table:table-cell>
          <table:table-cell table:style-name="ce1" office:value-type="float" office:value="0.553141">
            <text:p>0.553141</text:p>
          </table:table-cell>
          <table:table-cell table:style-name="ce1" office:value-type="string">
            <text:p>-0.429330</text:p>
            <text:p>-0.488465</text:p>
            <text:p>-0.360860</text:p>
          </table:table-cell>
        </table:table-row>
        <table:table-row table:style-name="ro2">
          <table:table-cell table:style-name="ce1" office:value-type="float" office:value="10">
            <text:p>10</text:p>
          </table:table-cell>
          <table:table-cell table:style-name="ce1" office:value-type="float" office:value="1.50439">
            <text:p>1.50439</text:p>
          </table:table-cell>
          <table:table-cell table:style-name="ce1" office:value-type="float" office:value="4.646436">
            <text:p>4.646436</text:p>
          </table:table-cell>
          <table:table-cell table:style-name="ce1" office:value-type="string">
            <text:p>1.067499</text:p>
            <text:p>1.138092</text:p>
            <text:p>1.487154</text:p>
          </table:table-cell>
          <table:table-cell table:style-name="ce1" office:value-type="float" office:value="0.360706">
            <text:p>0.360706</text:p>
          </table:table-cell>
          <table:table-cell table:style-name="ce1" office:value-type="string">
            <text:p>0.148054</text:p>
            <text:p>-0.102084</text:p>
            <text:p>-0.573032</text:p>
          </table:table-cell>
        </table:table-row>
        <table:table-row table:style-name="ro2">
          <table:table-cell table:style-name="ce1" office:value-type="float" office:value="20">
            <text:p>20</text:p>
          </table:table-cell>
          <table:table-cell table:style-name="ce1" office:value-type="float" office:value="0.51897">
            <text:p>0.51897</text:p>
          </table:table-cell>
          <table:table-cell table:style-name="ce1" office:value-type="float" office:value="1.225223">
            <text:p>1.225223</text:p>
          </table:table-cell>
          <table:table-cell table:style-name="ce1" office:value-type="string">
            <text:p>0.801964</text:p>
            <text:p>-0.062174</text:p>
            <text:p>-0.760402</text:p>
          </table:table-cell>
          <table:table-cell table:style-name="ce1" office:value-type="float" office:value="0.362275">
            <text:p>0.362275</text:p>
          </table:table-cell>
          <table:table-cell table:style-name="ce1" office:value-type="string">
            <text:p>0.129009</text:p>
            <text:p>-0.147172</text:p>
            <text:p>-0.569185</text:p>
          </table:table-cell>
        </table:table-row>
        <table:table-row table:style-name="ro2">
          <table:table-cell table:style-name="ce1" office:value-type="float" office:value="30">
            <text:p>30</text:p>
          </table:table-cell>
          <table:table-cell table:style-name="ce1" office:value-type="float" office:value="0.388681">
            <text:p>0.388681</text:p>
          </table:table-cell>
          <table:table-cell table:style-name="ce1" office:value-type="float" office:value="0.472877">
            <text:p>0.472877</text:p>
          </table:table-cell>
          <table:table-cell table:style-name="ce1" office:value-type="string">
            <text:p>0.324588</text:p>
            <text:p>-0.197876</text:p>
            <text:p>-0.573032</text:p>
          </table:table-cell>
          <table:table-cell table:style-name="ce1" office:value-type="float" office:value="0.298231">
            <text:p>0.298231</text:p>
          </table:table-cell>
          <table:table-cell table:style-name="ce1" office:value-type="string">
            <text:p>0.091861</text:p>
            <text:p>-0.132800</text:p>
            <text:p>-0.521687</text:p>
          </table:table-cell>
        </table:table-row>
        <table:table-row table:style-name="ro2">
          <table:table-cell table:style-name="ce1" office:value-type="float" office:value="40">
            <text:p>40</text:p>
          </table:table-cell>
          <table:table-cell table:style-name="ce1" office:value-type="float" office:value="0.368255">
            <text:p>0.368255</text:p>
          </table:table-cell>
          <table:table-cell table:style-name="ce1" office:value-type="float" office:value="0.514734">
            <text:p>0.514734</text:p>
          </table:table-cell>
          <table:table-cell table:style-name="ce1" office:value-type="string">
            <text:p>0.230411</text:p>
            <text:p>-0.106531</text:p>
            <text:p>-0.671041</text:p>
          </table:table-cell>
          <table:table-cell table:style-name="ce1" office:value-type="float" office:value="0.262693">
            <text:p>0.262693</text:p>
          </table:table-cell>
          <table:table-cell table:style-name="ce1" office:value-type="string">
            <text:p>0.091861</text:p>
            <text:p>-0.157802</text:p>
            <text:p>-0.478908</text:p>
          </table:table-cell>
        </table:table-row>
        <table:table-row table:style-name="ro2">
          <table:table-cell table:style-name="ce1" office:value-type="float" office:value="50">
            <text:p>50</text:p>
          </table:table-cell>
          <table:table-cell table:style-name="ce1" office:value-type="float" office:value="0.298399">
            <text:p>0.298399</text:p>
          </table:table-cell>
          <table:table-cell table:style-name="ce1" office:value-type="float" office:value="0.394212">
            <text:p>0.394212</text:p>
          </table:table-cell>
          <table:table-cell table:style-name="ce1" office:value-type="string">
            <text:p>0.091861</text:p>
            <text:p>-0.081353</text:p>
            <text:p>-0.615756</text:p>
          </table:table-cell>
          <table:table-cell table:style-name="ce1" office:value-type="float" office:value="0.234066">
            <text:p>0.234066</text:p>
          </table:table-cell>
          <table:table-cell table:style-name="ce1" office:value-type="string">
            <text:p>0.091861</text:p>
            <text:p>0.023356</text:p>
            <text:p>-0.474428</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9: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10">
          <table:table-cell table:number-columns-repeated="6"/>
        </table:table-row>
        <table:table-row table:style-name="ro1">
          <table:table-cell/>
          <table:table-cell office:value-type="string">
            <text:p>Run 22</text:p>
          </table:table-cell>
          <table:table-cell table:number-columns-repeated="4"/>
        </table:table-row>
        <table:table-row table:style-name="ro2">
          <table:table-cell table:style-name="ce1" office:value-type="string">
            <text:p>Random Seed:</text:p>
          </table:table-cell>
          <table:table-cell table:style-name="ce1" office:value-type="float" office:value="238">
            <text:p>238</text:p>
          </table:table-cell>
          <table:table-cell table:style-name="ce1" office:value-type="string">
            <text:p>Best Fitness:</text:p>
          </table:table-cell>
          <table:table-cell table:style-name="ce1" office:value-type="float" office:value="0.009427">
            <text:p>0.009427</text:p>
          </table:table-cell>
          <table:table-cell table:style-name="ce1" office:value-type="string">
            <text:p>Best Vector:</text:p>
          </table:table-cell>
          <table:table-cell table:style-name="ce1" office:value-type="string">
            <text:p>0.050971</text:p>
            <text:p>0.002961</text:p>
            <text:p>0.082587</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2.719938">
            <text:p>22.719938</text:p>
          </table:table-cell>
          <table:table-cell table:style-name="ce1" office:value-type="float" office:value="58.15476">
            <text:p>58.15476</text:p>
          </table:table-cell>
          <table:table-cell table:style-name="ce1" office:value-type="string">
            <text:p>3.582482</text:p>
            <text:p>4.798851</text:p>
            <text:p>4.721399</text:p>
          </table:table-cell>
          <table:table-cell table:style-name="ce1" office:value-type="float" office:value="0.979429">
            <text:p>0.979429</text:p>
          </table:table-cell>
          <table:table-cell table:style-name="ce1" office:value-type="string">
            <text:p>0.963838</text:p>
            <text:p>0.217394</text:p>
            <text:p>-0.056431</text:p>
          </table:table-cell>
        </table:table-row>
        <table:table-row table:style-name="ro2">
          <table:table-cell table:style-name="ce1" office:value-type="float" office:value="10">
            <text:p>10</text:p>
          </table:table-cell>
          <table:table-cell table:style-name="ce1" office:value-type="float" office:value="0.636011">
            <text:p>0.636011</text:p>
          </table:table-cell>
          <table:table-cell table:style-name="ce1" office:value-type="float" office:value="0.993475">
            <text:p>0.993475</text:p>
          </table:table-cell>
          <table:table-cell table:style-name="ce1" office:value-type="string">
            <text:p>-0.817889</text:p>
            <text:p>0.397510</text:p>
            <text:p>-0.408066</text:p>
          </table:table-cell>
          <table:table-cell table:style-name="ce1" office:value-type="float" office:value="0.1465">
            <text:p>0.1465</text:p>
          </table:table-cell>
          <table:table-cell table:style-name="ce1" office:value-type="string">
            <text:p>-0.006146</text:p>
            <text:p>0.020558</text:p>
            <text:p>0.382151</text:p>
          </table:table-cell>
        </table:table-row>
        <table:table-row table:style-name="ro2">
          <table:table-cell table:style-name="ce1" office:value-type="float" office:value="20">
            <text:p>20</text:p>
          </table:table-cell>
          <table:table-cell table:style-name="ce1" office:value-type="float" office:value="0.174451">
            <text:p>0.174451</text:p>
          </table:table-cell>
          <table:table-cell table:style-name="ce1" office:value-type="float" office:value="0.460113">
            <text:p>0.460113</text:p>
          </table:table-cell>
          <table:table-cell table:style-name="ce1" office:value-type="string">
            <text:p>-0.501582</text:p>
            <text:p>-0.020404</text:p>
            <text:p>0.456192</text:p>
          </table:table-cell>
          <table:table-cell table:style-name="ce1" office:value-type="float" office:value="0.100544">
            <text:p>0.100544</text:p>
          </table:table-cell>
          <table:table-cell table:style-name="ce1" office:value-type="string">
            <text:p>0.071461</text:p>
            <text:p>0.020558</text:p>
            <text:p>0.308245</text:p>
          </table:table-cell>
        </table:table-row>
        <table:table-row table:style-name="ro2">
          <table:table-cell table:style-name="ce1" office:value-type="float" office:value="30">
            <text:p>30</text:p>
          </table:table-cell>
          <table:table-cell table:style-name="ce1" office:value-type="float" office:value="0.112406">
            <text:p>0.112406</text:p>
          </table:table-cell>
          <table:table-cell table:style-name="ce1" office:value-type="float" office:value="0.170134">
            <text:p>0.170134</text:p>
          </table:table-cell>
          <table:table-cell table:style-name="ce1" office:value-type="string">
            <text:p>-0.079861</text:p>
            <text:p>0.020558</text:p>
            <text:p>0.404145</text:p>
          </table:table-cell>
          <table:table-cell table:style-name="ce1" office:value-type="float" office:value="0.07258">
            <text:p>0.07258</text:p>
          </table:table-cell>
          <table:table-cell table:style-name="ce1" office:value-type="string">
            <text:p>0.038968</text:p>
            <text:p>0.043553</text:p>
            <text:p>0.262992</text:p>
          </table:table-cell>
        </table:table-row>
        <table:table-row table:style-name="ro2">
          <table:table-cell table:style-name="ce1" office:value-type="float" office:value="40">
            <text:p>40</text:p>
          </table:table-cell>
          <table:table-cell table:style-name="ce1" office:value-type="float" office:value="0.089">
            <text:p>0.089</text:p>
          </table:table-cell>
          <table:table-cell table:style-name="ce1" office:value-type="float" office:value="0.143345">
            <text:p>0.143345</text:p>
          </table:table-cell>
          <table:table-cell table:style-name="ce1" office:value-type="string">
            <text:p>-0.006146</text:p>
            <text:p>-0.024995</text:p>
            <text:p>0.377733</text:p>
          </table:table-cell>
          <table:table-cell table:style-name="ce1" office:value-type="float" office:value="0.044987">
            <text:p>0.044987</text:p>
          </table:table-cell>
          <table:table-cell table:style-name="ce1" office:value-type="string">
            <text:p>0.050971</text:p>
            <text:p>0.002961</text:p>
            <text:p>0.205866</text:p>
          </table:table-cell>
        </table:table-row>
        <table:table-row table:style-name="ro2">
          <table:table-cell table:style-name="ce1" office:value-type="float" office:value="50">
            <text:p>50</text:p>
          </table:table-cell>
          <table:table-cell table:style-name="ce1" office:value-type="float" office:value="0.028553">
            <text:p>0.028553</text:p>
          </table:table-cell>
          <table:table-cell table:style-name="ce1" office:value-type="float" office:value="0.071155">
            <text:p>0.071155</text:p>
          </table:table-cell>
          <table:table-cell table:style-name="ce1" office:value-type="string">
            <text:p>0.085642</text:p>
            <text:p>-0.011177</text:p>
            <text:p>0.252380</text:p>
          </table:table-cell>
          <table:table-cell table:style-name="ce1" office:value-type="float" office:value="0.009427">
            <text:p>0.009427</text:p>
          </table:table-cell>
          <table:table-cell table:style-name="ce1" office:value-type="string">
            <text:p>0.050971</text:p>
            <text:p>0.002961</text:p>
            <text:p>0.082587</text:p>
          </table:table-cell>
        </table:table-row>
        <table:table-row table:style-name="ro1">
          <table:table-cell table:number-columns-repeated="6"/>
        </table:table-row>
        <table:table-row table:style-name="ro1">
          <table:table-cell/>
          <table:table-cell office:value-type="string">
            <text:p>Run 23</text:p>
          </table:table-cell>
          <table:table-cell table:number-columns-repeated="4"/>
        </table:table-row>
        <table:table-row table:style-name="ro2">
          <table:table-cell table:style-name="ce1" office:value-type="string">
            <text:p>Random Seed:</text:p>
          </table:table-cell>
          <table:table-cell table:style-name="ce1" office:value-type="float" office:value="234">
            <text:p>234</text:p>
          </table:table-cell>
          <table:table-cell table:style-name="ce1" office:value-type="string">
            <text:p>Best Fitness:</text:p>
          </table:table-cell>
          <table:table-cell table:style-name="ce1" office:value-type="float" office:value="0.104779">
            <text:p>0.104779</text:p>
          </table:table-cell>
          <table:table-cell table:style-name="ce1" office:value-type="string">
            <text:p>Best Vector:</text:p>
          </table:table-cell>
          <table:table-cell table:style-name="ce1" office:value-type="string">
            <text:p>0.067911</text:p>
            <text:p>0.109449</text:p>
            <text:p>0.296965</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1.958436">
            <text:p>21.958436</text:p>
          </table:table-cell>
          <table:table-cell table:style-name="ce1" office:value-type="float" office:value="64.923981">
            <text:p>64.923981</text:p>
          </table:table-cell>
          <table:table-cell table:style-name="ce1" office:value-type="string">
            <text:p>4.431796</text:p>
            <text:p>4.707467</text:p>
            <text:p>4.808630</text:p>
          </table:table-cell>
          <table:table-cell table:style-name="ce1" office:value-type="float" office:value="0.366833">
            <text:p>0.366833</text:p>
          </table:table-cell>
          <table:table-cell table:style-name="ce1" office:value-type="string">
            <text:p>-0.099416</text:p>
            <text:p>0.215183</text:p>
            <text:p>0.557356</text:p>
          </table:table-cell>
        </table:table-row>
        <table:table-row table:style-name="ro2">
          <table:table-cell table:style-name="ce1" office:value-type="float" office:value="10">
            <text:p>10</text:p>
          </table:table-cell>
          <table:table-cell table:style-name="ce1" office:value-type="float" office:value="1.011571">
            <text:p>1.011571</text:p>
          </table:table-cell>
          <table:table-cell table:style-name="ce1" office:value-type="float" office:value="3.583312">
            <text:p>3.583312</text:p>
          </table:table-cell>
          <table:table-cell table:style-name="ce1" office:value-type="string">
            <text:p>1.066769</text:p>
            <text:p>-0.977793</text:p>
            <text:p>1.220343</text:p>
          </table:table-cell>
          <table:table-cell table:style-name="ce1" office:value-type="float" office:value="0.304599">
            <text:p>0.304599</text:p>
          </table:table-cell>
          <table:table-cell table:style-name="ce1" office:value-type="string">
            <text:p>0.112202</text:p>
            <text:p>0.194872</text:p>
            <text:p>0.504018</text:p>
          </table:table-cell>
        </table:table-row>
        <table:table-row table:style-name="ro2">
          <table:table-cell table:style-name="ce1" office:value-type="float" office:value="20">
            <text:p>20</text:p>
          </table:table-cell>
          <table:table-cell table:style-name="ce1" office:value-type="float" office:value="0.372024">
            <text:p>0.372024</text:p>
          </table:table-cell>
          <table:table-cell table:style-name="ce1" office:value-type="float" office:value="0.711908">
            <text:p>0.711908</text:p>
          </table:table-cell>
          <table:table-cell table:style-name="ce1" office:value-type="string">
            <text:p>0.166737</text:p>
            <text:p>0.718698</text:p>
            <text:p>0.409365</text:p>
          </table:table-cell>
          <table:table-cell table:style-name="ce1" office:value-type="float" office:value="0.208709">
            <text:p>0.208709</text:p>
          </table:table-cell>
          <table:table-cell table:style-name="ce1" office:value-type="string">
            <text:p>0.107212</text:p>
            <text:p>0.194872</text:p>
            <text:p>0.399048</text:p>
          </table:table-cell>
        </table:table-row>
        <table:table-row table:style-name="ro2">
          <table:table-cell table:style-name="ce1" office:value-type="float" office:value="30">
            <text:p>30</text:p>
          </table:table-cell>
          <table:table-cell table:style-name="ce1" office:value-type="float" office:value="0.287018">
            <text:p>0.287018</text:p>
          </table:table-cell>
          <table:table-cell table:style-name="ce1" office:value-type="float" office:value="0.405821">
            <text:p>0.405821</text:p>
          </table:table-cell>
          <table:table-cell table:style-name="ce1" office:value-type="string">
            <text:p>0.114088</text:p>
            <text:p>0.211765</text:p>
            <text:p>0.589882</text:p>
          </table:table-cell>
          <table:table-cell table:style-name="ce1" office:value-type="float" office:value="0.18562">
            <text:p>0.18562</text:p>
          </table:table-cell>
          <table:table-cell table:style-name="ce1" office:value-type="string">
            <text:p>0.110525</text:p>
            <text:p>0.194872</text:p>
            <text:p>0.368006</text:p>
          </table:table-cell>
        </table:table-row>
        <table:table-row table:style-name="ro2">
          <table:table-cell table:style-name="ce1" office:value-type="float" office:value="40">
            <text:p>40</text:p>
          </table:table-cell>
          <table:table-cell table:style-name="ce1" office:value-type="float" office:value="0.196733">
            <text:p>0.196733</text:p>
          </table:table-cell>
          <table:table-cell table:style-name="ce1" office:value-type="float" office:value="0.29447">
            <text:p>0.29447</text:p>
          </table:table-cell>
          <table:table-cell table:style-name="ce1" office:value-type="string">
            <text:p>0.261928</text:p>
            <text:p>0.200020</text:p>
            <text:p>0.431110</text:p>
          </table:table-cell>
          <table:table-cell table:style-name="ce1" office:value-type="float" office:value="0.104779">
            <text:p>0.104779</text:p>
          </table:table-cell>
          <table:table-cell table:style-name="ce1" office:value-type="string">
            <text:p>0.067911</text:p>
            <text:p>0.109449</text:p>
            <text:p>0.296965</text:p>
          </table:table-cell>
        </table:table-row>
        <table:table-row table:style-name="ro2">
          <table:table-cell table:style-name="ce1" office:value-type="float" office:value="50">
            <text:p>50</text:p>
          </table:table-cell>
          <table:table-cell table:style-name="ce1" office:value-type="float" office:value="0.19379">
            <text:p>0.19379</text:p>
          </table:table-cell>
          <table:table-cell table:style-name="ce1" office:value-type="float" office:value="0.282702">
            <text:p>0.282702</text:p>
          </table:table-cell>
          <table:table-cell table:style-name="ce1" office:value-type="string">
            <text:p>0.261928</text:p>
            <text:p>0.201625</text:p>
            <text:p>0.416465</text:p>
          </table:table-cell>
          <table:table-cell table:style-name="ce1" office:value-type="float" office:value="0.131885">
            <text:p>0.131885</text:p>
          </table:table-cell>
          <table:table-cell table:style-name="ce1" office:value-type="string">
            <text:p>0.124403</text:p>
            <text:p>0.133794</text:p>
            <text:p>0.313859</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9: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0">
          <table:table-cell table:number-columns-repeated="6"/>
        </table:table-row>
        <table:table-row table:style-name="ro1">
          <table:table-cell/>
          <table:table-cell office:value-type="string">
            <text:p>Run 24</text:p>
          </table:table-cell>
          <table:table-cell table:number-columns-repeated="4"/>
        </table:table-row>
        <table:table-row table:style-name="ro2">
          <table:table-cell table:style-name="ce1" office:value-type="string">
            <text:p>Random Seed:</text:p>
          </table:table-cell>
          <table:table-cell table:style-name="ce1" office:value-type="float" office:value="995">
            <text:p>995</text:p>
          </table:table-cell>
          <table:table-cell table:style-name="ce1" office:value-type="string">
            <text:p>Best Fitness:</text:p>
          </table:table-cell>
          <table:table-cell table:style-name="ce1" office:value-type="float" office:value="0.365009">
            <text:p>0.365009</text:p>
          </table:table-cell>
          <table:table-cell table:style-name="ce1" office:value-type="string">
            <text:p>Best Vector:</text:p>
          </table:table-cell>
          <table:table-cell table:style-name="ce1" office:value-type="string">
            <text:p>-0.078379</text:p>
            <text:p>0.596838</text:p>
            <text:p>-0.051477</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2.210888">
            <text:p>22.210888</text:p>
          </table:table-cell>
          <table:table-cell table:style-name="ce1" office:value-type="float" office:value="45.067459">
            <text:p>45.067459</text:p>
          </table:table-cell>
          <table:table-cell table:style-name="ce1" office:value-type="string">
            <text:p>1.437108</text:p>
            <text:p>4.534951</text:p>
            <text:p>4.736708</text:p>
          </table:table-cell>
          <table:table-cell table:style-name="ce1" office:value-type="float" office:value="2.915827">
            <text:p>2.915827</text:p>
          </table:table-cell>
          <table:table-cell table:style-name="ce1" office:value-type="string">
            <text:p>0.525893</text:p>
            <text:p>0.301073</text:p>
            <text:p>1.596439</text:p>
          </table:table-cell>
        </table:table-row>
        <table:table-row table:style-name="ro2">
          <table:table-cell table:style-name="ce1" office:value-type="float" office:value="10">
            <text:p>10</text:p>
          </table:table-cell>
          <table:table-cell table:style-name="ce1" office:value-type="float" office:value="1.450771">
            <text:p>1.450771</text:p>
          </table:table-cell>
          <table:table-cell table:style-name="ce1" office:value-type="float" office:value="4.675518">
            <text:p>4.675518</text:p>
          </table:table-cell>
          <table:table-cell table:style-name="ce1" office:value-type="string">
            <text:p>-0.283726</text:p>
            <text:p>1.896053</text:p>
            <text:p>-1.000000</text:p>
          </table:table-cell>
          <table:table-cell table:style-name="ce1" office:value-type="float" office:value="0.593674">
            <text:p>0.593674</text:p>
          </table:table-cell>
          <table:table-cell table:style-name="ce1" office:value-type="string">
            <text:p>-0.146823</text:p>
            <text:p>0.754052</text:p>
            <text:p>-0.059352</text:p>
          </table:table-cell>
        </table:table-row>
        <table:table-row table:style-name="ro2">
          <table:table-cell table:style-name="ce1" office:value-type="float" office:value="20">
            <text:p>20</text:p>
          </table:table-cell>
          <table:table-cell table:style-name="ce1" office:value-type="float" office:value="0.633203">
            <text:p>0.633203</text:p>
          </table:table-cell>
          <table:table-cell table:style-name="ce1" office:value-type="float" office:value="0.857482">
            <text:p>0.857482</text:p>
          </table:table-cell>
          <table:table-cell table:style-name="ce1" office:value-type="string">
            <text:p>-0.164085</text:p>
            <text:p>0.908445</text:p>
            <text:p>-0.072704</text:p>
          </table:table-cell>
          <table:table-cell table:style-name="ce1" office:value-type="float" office:value="0.537378">
            <text:p>0.537378</text:p>
          </table:table-cell>
          <table:table-cell table:style-name="ce1" office:value-type="string">
            <text:p>-0.115738</text:p>
            <text:p>0.717751</text:p>
            <text:p>-0.093895</text:p>
          </table:table-cell>
        </table:table-row>
        <table:table-row table:style-name="ro2">
          <table:table-cell table:style-name="ce1" office:value-type="float" office:value="30">
            <text:p>30</text:p>
          </table:table-cell>
          <table:table-cell table:style-name="ce1" office:value-type="float" office:value="0.622348">
            <text:p>0.622348</text:p>
          </table:table-cell>
          <table:table-cell table:style-name="ce1" office:value-type="float" office:value="0.752778">
            <text:p>0.752778</text:p>
          </table:table-cell>
          <table:table-cell table:style-name="ce1" office:value-type="string">
            <text:p>-0.263313</text:p>
            <text:p>0.826701</text:p>
            <text:p>-0.003134</text:p>
          </table:table-cell>
          <table:table-cell table:style-name="ce1" office:value-type="float" office:value="0.478623">
            <text:p>0.478623</text:p>
          </table:table-cell>
          <table:table-cell table:style-name="ce1" office:value-type="string">
            <text:p>-0.181364</text:p>
            <text:p>0.660995</text:p>
            <text:p>-0.093895</text:p>
          </table:table-cell>
        </table:table-row>
        <table:table-row table:style-name="ro2">
          <table:table-cell table:style-name="ce1" office:value-type="float" office:value="40">
            <text:p>40</text:p>
          </table:table-cell>
          <table:table-cell table:style-name="ce1" office:value-type="float" office:value="0.597056">
            <text:p>0.597056</text:p>
          </table:table-cell>
          <table:table-cell table:style-name="ce1" office:value-type="float" office:value="0.73466">
            <text:p>0.73466</text:p>
          </table:table-cell>
          <table:table-cell table:style-name="ce1" office:value-type="string">
            <text:p>-0.181364</text:p>
            <text:p>0.832754</text:p>
            <text:p>-0.091037</text:p>
          </table:table-cell>
          <table:table-cell table:style-name="ce1" office:value-type="float" office:value="0.442313">
            <text:p>0.442313</text:p>
          </table:table-cell>
          <table:table-cell table:style-name="ce1" office:value-type="string">
            <text:p>-0.032573</text:p>
            <text:p>0.655854</text:p>
            <text:p>-0.105394</text:p>
          </table:table-cell>
        </table:table-row>
        <table:table-row table:style-name="ro2">
          <table:table-cell table:style-name="ce1" office:value-type="float" office:value="50">
            <text:p>50</text:p>
          </table:table-cell>
          <table:table-cell table:style-name="ce1" office:value-type="float" office:value="0.516221">
            <text:p>0.516221</text:p>
          </table:table-cell>
          <table:table-cell table:style-name="ce1" office:value-type="float" office:value="0.677406">
            <text:p>0.677406</text:p>
          </table:table-cell>
          <table:table-cell table:style-name="ce1" office:value-type="string">
            <text:p>-0.218273</text:p>
            <text:p>0.786602</text:p>
            <text:p>-0.104979</text:p>
          </table:table-cell>
          <table:table-cell table:style-name="ce1" office:value-type="float" office:value="0.365009">
            <text:p>0.365009</text:p>
          </table:table-cell>
          <table:table-cell table:style-name="ce1" office:value-type="string">
            <text:p>-0.078379</text:p>
            <text:p>0.596838</text:p>
            <text:p>-0.051477</text:p>
          </table:table-cell>
        </table:table-row>
        <table:table-row table:style-name="ro1">
          <table:table-cell table:number-columns-repeated="6"/>
        </table:table-row>
        <table:table-row table:style-name="ro1">
          <table:table-cell/>
          <table:table-cell office:value-type="string">
            <text:p>Run 25</text:p>
          </table:table-cell>
          <table:table-cell table:number-columns-repeated="4"/>
        </table:table-row>
        <table:table-row table:style-name="ro2">
          <table:table-cell table:style-name="ce1" office:value-type="string">
            <text:p>Random Seed:</text:p>
          </table:table-cell>
          <table:table-cell table:style-name="ce1" office:value-type="float" office:value="204">
            <text:p>204</text:p>
          </table:table-cell>
          <table:table-cell table:style-name="ce1" office:value-type="string">
            <text:p>Best Fitness:</text:p>
          </table:table-cell>
          <table:table-cell table:style-name="ce1" office:value-type="float" office:value="0.060768">
            <text:p>0.060768</text:p>
          </table:table-cell>
          <table:table-cell table:style-name="ce1" office:value-type="string">
            <text:p>Best Vector:</text:p>
          </table:table-cell>
          <table:table-cell table:style-name="ce1" office:value-type="string">
            <text:p>-0.059260</text:p>
            <text:p>-0.172058</text:p>
            <text:p>-0.166289</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4.419742">
            <text:p>24.419742</text:p>
          </table:table-cell>
          <table:table-cell table:style-name="ce1" office:value-type="float" office:value="57.006543">
            <text:p>57.006543</text:p>
          </table:table-cell>
          <table:table-cell table:style-name="ce1" office:value-type="string">
            <text:p>4.904156</text:p>
            <text:p>4.169565</text:p>
            <text:p>3.945951</text:p>
          </table:table-cell>
          <table:table-cell table:style-name="ce1" office:value-type="float" office:value="0.627979">
            <text:p>0.627979</text:p>
          </table:table-cell>
          <table:table-cell table:style-name="ce1" office:value-type="string">
            <text:p>-0.092240</text:p>
            <text:p>0.188968</text:p>
            <text:p>0.764043</text:p>
          </table:table-cell>
        </table:table-row>
        <table:table-row table:style-name="ro2">
          <table:table-cell table:style-name="ce1" office:value-type="float" office:value="10">
            <text:p>10</text:p>
          </table:table-cell>
          <table:table-cell table:style-name="ce1" office:value-type="float" office:value="0.832442">
            <text:p>0.832442</text:p>
          </table:table-cell>
          <table:table-cell table:style-name="ce1" office:value-type="float" office:value="4.362843">
            <text:p>4.362843</text:p>
          </table:table-cell>
          <table:table-cell table:style-name="ce1" office:value-type="string">
            <text:p>2.020489</text:p>
            <text:p>-0.333167</text:p>
            <text:p>-0.411664</text:p>
          </table:table-cell>
          <table:table-cell table:style-name="ce1" office:value-type="float" office:value="0.222146">
            <text:p>0.222146</text:p>
          </table:table-cell>
          <table:table-cell table:style-name="ce1" office:value-type="string">
            <text:p>-0.051794</text:p>
            <text:p>-0.223597</text:p>
            <text:p>-0.411664</text:p>
          </table:table-cell>
        </table:table-row>
        <table:table-row table:style-name="ro2">
          <table:table-cell table:style-name="ce1" office:value-type="float" office:value="20">
            <text:p>20</text:p>
          </table:table-cell>
          <table:table-cell table:style-name="ce1" office:value-type="float" office:value="0.246675">
            <text:p>0.246675</text:p>
          </table:table-cell>
          <table:table-cell table:style-name="ce1" office:value-type="float" office:value="0.383091">
            <text:p>0.383091</text:p>
          </table:table-cell>
          <table:table-cell table:style-name="ce1" office:value-type="string">
            <text:p>-0.051794</text:p>
            <text:p>0.163600</text:p>
            <text:p>-0.594679</text:p>
          </table:table-cell>
          <table:table-cell table:style-name="ce1" office:value-type="float" office:value="0.174542">
            <text:p>0.174542</text:p>
          </table:table-cell>
          <table:table-cell table:style-name="ce1" office:value-type="string">
            <text:p>0.003535</text:p>
            <text:p>-0.248670</text:p>
            <text:p>-0.335697</text:p>
          </table:table-cell>
        </table:table-row>
        <table:table-row table:style-name="ro2">
          <table:table-cell table:style-name="ce1" office:value-type="float" office:value="30">
            <text:p>30</text:p>
          </table:table-cell>
          <table:table-cell table:style-name="ce1" office:value-type="float" office:value="0.175884">
            <text:p>0.175884</text:p>
          </table:table-cell>
          <table:table-cell table:style-name="ce1" office:value-type="float" office:value="0.267712">
            <text:p>0.267712</text:p>
          </table:table-cell>
          <table:table-cell table:style-name="ce1" office:value-type="string">
            <text:p>0.063509</text:p>
            <text:p>-0.194799</text:p>
            <text:p>-0.475113</text:p>
          </table:table-cell>
          <table:table-cell table:style-name="ce1" office:value-type="float" office:value="0.112638">
            <text:p>0.112638</text:p>
          </table:table-cell>
          <table:table-cell table:style-name="ce1" office:value-type="string">
            <text:p>0.001912</text:p>
            <text:p>-0.248670</text:p>
            <text:p>-0.225384</text:p>
          </table:table-cell>
        </table:table-row>
        <table:table-row table:style-name="ro2">
          <table:table-cell table:style-name="ce1" office:value-type="float" office:value="40">
            <text:p>40</text:p>
          </table:table-cell>
          <table:table-cell table:style-name="ce1" office:value-type="float" office:value="0.132343">
            <text:p>0.132343</text:p>
          </table:table-cell>
          <table:table-cell table:style-name="ce1" office:value-type="float" office:value="0.199615">
            <text:p>0.199615</text:p>
          </table:table-cell>
          <table:table-cell table:style-name="ce1" office:value-type="string">
            <text:p>-0.078691</text:p>
            <text:p>-0.227126</text:p>
            <text:p>-0.376613</text:p>
          </table:table-cell>
          <table:table-cell table:style-name="ce1" office:value-type="float" office:value="0.080758">
            <text:p>0.080758</text:p>
          </table:table-cell>
          <table:table-cell table:style-name="ce1" office:value-type="string">
            <text:p>0.001912</text:p>
            <text:p>-0.173683</text:p>
            <text:p>-0.224919</text:p>
          </table:table-cell>
        </table:table-row>
        <table:table-row table:style-name="ro2">
          <table:table-cell table:style-name="ce1" office:value-type="float" office:value="50">
            <text:p>50</text:p>
          </table:table-cell>
          <table:table-cell table:style-name="ce1" office:value-type="float" office:value="0.097166">
            <text:p>0.097166</text:p>
          </table:table-cell>
          <table:table-cell table:style-name="ce1" office:value-type="float" office:value="0.17636">
            <text:p>0.17636</text:p>
          </table:table-cell>
          <table:table-cell table:style-name="ce1" office:value-type="string">
            <text:p>-0.012153</text:p>
            <text:p>-0.192800</text:p>
            <text:p>-0.372882</text:p>
          </table:table-cell>
          <table:table-cell table:style-name="ce1" office:value-type="float" office:value="0.060768">
            <text:p>0.060768</text:p>
          </table:table-cell>
          <table:table-cell table:style-name="ce1" office:value-type="string">
            <text:p>-0.059260</text:p>
            <text:p>-0.172058</text:p>
            <text:p>-0.166289</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9: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50">
          <table:table-cell table:number-columns-repeated="6"/>
        </table:table-row>
        <table:table-row table:style-name="ro1">
          <table:table-cell/>
          <table:table-cell office:value-type="string">
            <text:p>Run 26</text:p>
          </table:table-cell>
          <table:table-cell table:number-columns-repeated="4"/>
        </table:table-row>
        <table:table-row table:style-name="ro2">
          <table:table-cell table:style-name="ce1" office:value-type="string">
            <text:p>Random Seed:</text:p>
          </table:table-cell>
          <table:table-cell table:style-name="ce1" office:value-type="float" office:value="899">
            <text:p>899</text:p>
          </table:table-cell>
          <table:table-cell table:style-name="ce1" office:value-type="string">
            <text:p>Best Fitness:</text:p>
          </table:table-cell>
          <table:table-cell table:style-name="ce1" office:value-type="float" office:value="0.009212">
            <text:p>0.009212</text:p>
          </table:table-cell>
          <table:table-cell table:style-name="ce1" office:value-type="string">
            <text:p>Best Vector:</text:p>
          </table:table-cell>
          <table:table-cell table:style-name="ce1" office:value-type="string">
            <text:p>-0.007441</text:p>
            <text:p>-0.036307</text:p>
            <text:p>0.088537</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8.994845">
            <text:p>18.994845</text:p>
          </table:table-cell>
          <table:table-cell table:style-name="ce1" office:value-type="float" office:value="48.966917">
            <text:p>48.966917</text:p>
          </table:table-cell>
          <table:table-cell table:style-name="ce1" office:value-type="string">
            <text:p>4.575741</text:p>
            <text:p>4.840277</text:p>
            <text:p>2.145049</text:p>
          </table:table-cell>
          <table:table-cell table:style-name="ce1" office:value-type="float" office:value="1.515024">
            <text:p>1.515024</text:p>
          </table:table-cell>
          <table:table-cell table:style-name="ce1" office:value-type="string">
            <text:p>0.277286</text:p>
            <text:p>1.103473</text:p>
            <text:p>0.469557</text:p>
          </table:table-cell>
        </table:table-row>
        <table:table-row table:style-name="ro2">
          <table:table-cell table:style-name="ce1" office:value-type="float" office:value="10">
            <text:p>10</text:p>
          </table:table-cell>
          <table:table-cell table:style-name="ce1" office:value-type="float" office:value="0.342181">
            <text:p>0.342181</text:p>
          </table:table-cell>
          <table:table-cell table:style-name="ce1" office:value-type="float" office:value="1.261871">
            <text:p>1.261871</text:p>
          </table:table-cell>
          <table:table-cell table:style-name="ce1" office:value-type="string">
            <text:p>0.293025</text:p>
            <text:p>-0.932849</text:p>
            <text:p>-0.552993</text:p>
          </table:table-cell>
          <table:table-cell table:style-name="ce1" office:value-type="float" office:value="0.118372">
            <text:p>0.118372</text:p>
          </table:table-cell>
          <table:table-cell table:style-name="ce1" office:value-type="string">
            <text:p>0.045877</text:p>
            <text:p>-0.188791</text:p>
            <text:p>0.283945</text:p>
          </table:table-cell>
        </table:table-row>
        <table:table-row table:style-name="ro2">
          <table:table-cell table:style-name="ce1" office:value-type="float" office:value="20">
            <text:p>20</text:p>
          </table:table-cell>
          <table:table-cell table:style-name="ce1" office:value-type="float" office:value="0.136691">
            <text:p>0.136691</text:p>
          </table:table-cell>
          <table:table-cell table:style-name="ce1" office:value-type="float" office:value="0.237958">
            <text:p>0.237958</text:p>
          </table:table-cell>
          <table:table-cell table:style-name="ce1" office:value-type="string">
            <text:p>0.340174</text:p>
            <text:p>-0.177877</text:p>
            <text:p>0.300998</text:p>
          </table:table-cell>
          <table:table-cell table:style-name="ce1" office:value-type="float" office:value="0.068991">
            <text:p>0.068991</text:p>
          </table:table-cell>
          <table:table-cell table:style-name="ce1" office:value-type="string">
            <text:p>-0.042449</text:p>
            <text:p>-0.164614</text:p>
            <text:p>0.200228</text:p>
          </table:table-cell>
        </table:table-row>
        <table:table-row table:style-name="ro2">
          <table:table-cell table:style-name="ce1" office:value-type="float" office:value="30">
            <text:p>30</text:p>
          </table:table-cell>
          <table:table-cell table:style-name="ce1" office:value-type="float" office:value="0.103679">
            <text:p>0.103679</text:p>
          </table:table-cell>
          <table:table-cell table:style-name="ce1" office:value-type="float" office:value="0.187585">
            <text:p>0.187585</text:p>
          </table:table-cell>
          <table:table-cell table:style-name="ce1" office:value-type="string">
            <text:p>0.006321</text:p>
            <text:p>-0.208685</text:p>
            <text:p>0.379467</text:p>
          </table:table-cell>
          <table:table-cell table:style-name="ce1" office:value-type="float" office:value="0.062673">
            <text:p>0.062673</text:p>
          </table:table-cell>
          <table:table-cell table:style-name="ce1" office:value-type="string">
            <text:p>0.007993</text:p>
            <text:p>-0.188791</text:p>
            <text:p>0.164217</text:p>
          </table:table-cell>
        </table:table-row>
        <table:table-row table:style-name="ro2">
          <table:table-cell table:style-name="ce1" office:value-type="float" office:value="40">
            <text:p>40</text:p>
          </table:table-cell>
          <table:table-cell table:style-name="ce1" office:value-type="float" office:value="0.067401">
            <text:p>0.067401</text:p>
          </table:table-cell>
          <table:table-cell table:style-name="ce1" office:value-type="float" office:value="0.110885">
            <text:p>0.110885</text:p>
          </table:table-cell>
          <table:table-cell table:style-name="ce1" office:value-type="string">
            <text:p>-0.005020</text:p>
            <text:p>-0.147265</text:p>
            <text:p>0.298618</text:p>
          </table:table-cell>
          <table:table-cell table:style-name="ce1" office:value-type="float" office:value="0.025147">
            <text:p>0.025147</text:p>
          </table:table-cell>
          <table:table-cell table:style-name="ce1" office:value-type="string">
            <text:p>-0.040223</text:p>
            <text:p>-0.100487</text:p>
            <text:p>0.115892</text:p>
          </table:table-cell>
        </table:table-row>
        <table:table-row table:style-name="ro2">
          <table:table-cell table:style-name="ce1" office:value-type="float" office:value="50">
            <text:p>50</text:p>
          </table:table-cell>
          <table:table-cell table:style-name="ce1" office:value-type="float" office:value="0.026352">
            <text:p>0.026352</text:p>
          </table:table-cell>
          <table:table-cell table:style-name="ce1" office:value-type="float" office:value="0.085284">
            <text:p>0.085284</text:p>
          </table:table-cell>
          <table:table-cell table:style-name="ce1" office:value-type="string">
            <text:p>0.037328</text:p>
            <text:p>-0.220484</text:p>
            <text:p>0.187822</text:p>
          </table:table-cell>
          <table:table-cell table:style-name="ce1" office:value-type="float" office:value="0.009212">
            <text:p>0.009212</text:p>
          </table:table-cell>
          <table:table-cell table:style-name="ce1" office:value-type="string">
            <text:p>-0.007441</text:p>
            <text:p>-0.036307</text:p>
            <text:p>0.088537</text:p>
          </table:table-cell>
        </table:table-row>
        <table:table-row table:style-name="ro1">
          <table:table-cell table:number-columns-repeated="6"/>
        </table:table-row>
        <table:table-row table:style-name="ro1">
          <table:table-cell/>
          <table:table-cell office:value-type="string">
            <text:p>Run 27</text:p>
          </table:table-cell>
          <table:table-cell table:number-columns-repeated="4"/>
        </table:table-row>
        <table:table-row table:style-name="ro2">
          <table:table-cell table:style-name="ce1" office:value-type="string">
            <text:p>Random Seed:</text:p>
          </table:table-cell>
          <table:table-cell table:style-name="ce1" office:value-type="float" office:value="375">
            <text:p>375</text:p>
          </table:table-cell>
          <table:table-cell table:style-name="ce1" office:value-type="string">
            <text:p>Best Fitness:</text:p>
          </table:table-cell>
          <table:table-cell table:style-name="ce1" office:value-type="float" office:value="0.232037">
            <text:p>0.232037</text:p>
          </table:table-cell>
          <table:table-cell table:style-name="ce1" office:value-type="string">
            <text:p>Best Vector:</text:p>
          </table:table-cell>
          <table:table-cell table:style-name="ce1" office:value-type="string">
            <text:p>-0.197457</text:p>
            <text:p>-0.022834</text:p>
            <text:p>0.438778</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9.400609">
            <text:p>19.400609</text:p>
          </table:table-cell>
          <table:table-cell table:style-name="ce1" office:value-type="float" office:value="56.053211">
            <text:p>56.053211</text:p>
          </table:table-cell>
          <table:table-cell table:style-name="ce1" office:value-type="string">
            <text:p>4.489222</text:p>
            <text:p>3.967072</text:p>
            <text:p>4.490260</text:p>
          </table:table-cell>
          <table:table-cell table:style-name="ce1" office:value-type="float" office:value="2.849419">
            <text:p>2.849419</text:p>
          </table:table-cell>
          <table:table-cell table:style-name="ce1" office:value-type="string">
            <text:p>0.898147</text:p>
            <text:p>1.268069</text:p>
            <text:p>-0.659358</text:p>
          </table:table-cell>
        </table:table-row>
        <table:table-row table:style-name="ro2">
          <table:table-cell table:style-name="ce1" office:value-type="float" office:value="10">
            <text:p>10</text:p>
          </table:table-cell>
          <table:table-cell table:style-name="ce1" office:value-type="float" office:value="1.071156">
            <text:p>1.071156</text:p>
          </table:table-cell>
          <table:table-cell table:style-name="ce1" office:value-type="float" office:value="3.310904">
            <text:p>3.310904</text:p>
          </table:table-cell>
          <table:table-cell table:style-name="ce1" office:value-type="string">
            <text:p>1.560380</text:p>
            <text:p>0.865332</text:p>
            <text:p>-0.356816</text:p>
          </table:table-cell>
          <table:table-cell table:style-name="ce1" office:value-type="float" office:value="0.554031">
            <text:p>0.554031</text:p>
          </table:table-cell>
          <table:table-cell table:style-name="ce1" office:value-type="string">
            <text:p>-0.419452</text:p>
            <text:p>0.059366</text:p>
            <text:p>0.612019</text:p>
          </table:table-cell>
        </table:table-row>
        <table:table-row table:style-name="ro2">
          <table:table-cell table:style-name="ce1" office:value-type="float" office:value="20">
            <text:p>20</text:p>
          </table:table-cell>
          <table:table-cell table:style-name="ce1" office:value-type="float" office:value="0.697115">
            <text:p>0.697115</text:p>
          </table:table-cell>
          <table:table-cell table:style-name="ce1" office:value-type="float" office:value="0.999032">
            <text:p>0.999032</text:p>
          </table:table-cell>
          <table:table-cell table:style-name="ce1" office:value-type="string">
            <text:p>-0.432605</text:p>
            <text:p>0.793816</text:p>
            <text:p>-0.426311</text:p>
          </table:table-cell>
          <table:table-cell table:style-name="ce1" office:value-type="float" office:value="0.529225">
            <text:p>0.529225</text:p>
          </table:table-cell>
          <table:table-cell table:style-name="ce1" office:value-type="string">
            <text:p>-0.326547</text:p>
            <text:p>0.059366</text:p>
            <text:p>0.647354</text:p>
          </table:table-cell>
        </table:table-row>
        <table:table-row table:style-name="ro2">
          <table:table-cell table:style-name="ce1" office:value-type="float" office:value="30">
            <text:p>30</text:p>
          </table:table-cell>
          <table:table-cell table:style-name="ce1" office:value-type="float" office:value="0.595086">
            <text:p>0.595086</text:p>
          </table:table-cell>
          <table:table-cell table:style-name="ce1" office:value-type="float" office:value="0.771427">
            <text:p>0.771427</text:p>
          </table:table-cell>
          <table:table-cell table:style-name="ce1" office:value-type="string">
            <text:p>-0.466392</text:p>
            <text:p>0.140064</text:p>
            <text:p>0.730950</text:p>
          </table:table-cell>
          <table:table-cell table:style-name="ce1" office:value-type="float" office:value="0.401133">
            <text:p>0.401133</text:p>
          </table:table-cell>
          <table:table-cell table:style-name="ce1" office:value-type="string">
            <text:p>-0.390829</text:p>
            <text:p>0.017739</text:p>
            <text:p>0.498068</text:p>
          </table:table-cell>
        </table:table-row>
        <table:table-row table:style-name="ro2">
          <table:table-cell table:style-name="ce1" office:value-type="float" office:value="40">
            <text:p>40</text:p>
          </table:table-cell>
          <table:table-cell table:style-name="ce1" office:value-type="float" office:value="0.517656">
            <text:p>0.517656</text:p>
          </table:table-cell>
          <table:table-cell table:style-name="ce1" office:value-type="float" office:value="0.660027">
            <text:p>0.660027</text:p>
          </table:table-cell>
          <table:table-cell table:style-name="ce1" office:value-type="string">
            <text:p>-0.499762</text:p>
            <text:p>0.140702</text:p>
            <text:p>0.624875</text:p>
          </table:table-cell>
          <table:table-cell table:style-name="ce1" office:value-type="float" office:value="0.364473">
            <text:p>0.364473</text:p>
          </table:table-cell>
          <table:table-cell table:style-name="ce1" office:value-type="string">
            <text:p>-0.340715</text:p>
            <text:p>0.017739</text:p>
            <text:p>0.498068</text:p>
          </table:table-cell>
        </table:table-row>
        <table:table-row table:style-name="ro2">
          <table:table-cell table:style-name="ce1" office:value-type="float" office:value="50">
            <text:p>50</text:p>
          </table:table-cell>
          <table:table-cell table:style-name="ce1" office:value-type="float" office:value="0.372575">
            <text:p>0.372575</text:p>
          </table:table-cell>
          <table:table-cell table:style-name="ce1" office:value-type="float" office:value="0.525899">
            <text:p>0.525899</text:p>
          </table:table-cell>
          <table:table-cell table:style-name="ce1" office:value-type="string">
            <text:p>-0.392122</text:p>
            <text:p>-0.001947</text:p>
            <text:p>0.610029</text:p>
          </table:table-cell>
          <table:table-cell table:style-name="ce1" office:value-type="float" office:value="0.232037">
            <text:p>0.232037</text:p>
          </table:table-cell>
          <table:table-cell table:style-name="ce1" office:value-type="string">
            <text:p>-0.197457</text:p>
            <text:p>-0.022834</text:p>
            <text:p>0.438778</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9: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70">
          <table:table-cell table:number-columns-repeated="6"/>
        </table:table-row>
        <table:table-row table:style-name="ro1">
          <table:table-cell/>
          <table:table-cell office:value-type="string">
            <text:p>Run 28</text:p>
          </table:table-cell>
          <table:table-cell table:number-columns-repeated="4"/>
        </table:table-row>
        <table:table-row table:style-name="ro2">
          <table:table-cell table:style-name="ce1" office:value-type="string">
            <text:p>Random Seed:</text:p>
          </table:table-cell>
          <table:table-cell table:style-name="ce1" office:value-type="float" office:value="112">
            <text:p>112</text:p>
          </table:table-cell>
          <table:table-cell table:style-name="ce1" office:value-type="string">
            <text:p>Best Fitness:</text:p>
          </table:table-cell>
          <table:table-cell table:style-name="ce1" office:value-type="float" office:value="1.156588">
            <text:p>1.156588</text:p>
          </table:table-cell>
          <table:table-cell table:style-name="ce1" office:value-type="string">
            <text:p>Best Vector:</text:p>
          </table:table-cell>
          <table:table-cell table:style-name="ce1" office:value-type="string">
            <text:p>0.744270</text:p>
            <text:p>0.609631</text:p>
            <text:p>-0.480625</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0.497858">
            <text:p>20.497858</text:p>
          </table:table-cell>
          <table:table-cell table:style-name="ce1" office:value-type="float" office:value="46.403524">
            <text:p>46.403524</text:p>
          </table:table-cell>
          <table:table-cell table:style-name="ce1" office:value-type="string">
            <text:p>4.093417</text:p>
            <text:p>4.527894</text:p>
            <text:p>3.024176</text:p>
          </table:table-cell>
          <table:table-cell table:style-name="ce1" office:value-type="float" office:value="3.095195">
            <text:p>3.095195</text:p>
          </table:table-cell>
          <table:table-cell table:style-name="ce1" office:value-type="string">
            <text:p>-0.024539</text:p>
            <text:p>0.325538</text:p>
            <text:p>1.728762</text:p>
          </table:table-cell>
        </table:table-row>
        <table:table-row table:style-name="ro2">
          <table:table-cell table:style-name="ce1" office:value-type="float" office:value="10">
            <text:p>10</text:p>
          </table:table-cell>
          <table:table-cell table:style-name="ce1" office:value-type="float" office:value="2.201515">
            <text:p>2.201515</text:p>
          </table:table-cell>
          <table:table-cell table:style-name="ce1" office:value-type="float" office:value="5.149698">
            <text:p>5.149698</text:p>
          </table:table-cell>
          <table:table-cell table:style-name="ce1" office:value-type="string">
            <text:p>2.029205</text:p>
            <text:p>0.881014</text:p>
            <text:p>-0.505804</text:p>
          </table:table-cell>
          <table:table-cell table:style-name="ce1" office:value-type="float" office:value="1.466382">
            <text:p>1.466382</text:p>
          </table:table-cell>
          <table:table-cell table:style-name="ce1" office:value-type="string">
            <text:p>0.857207</text:p>
            <text:p>0.608139</text:p>
            <text:p>-0.601453</text:p>
          </table:table-cell>
        </table:table-row>
        <table:table-row table:style-name="ro2">
          <table:table-cell table:style-name="ce1" office:value-type="float" office:value="20">
            <text:p>20</text:p>
          </table:table-cell>
          <table:table-cell table:style-name="ce1" office:value-type="float" office:value="1.568828">
            <text:p>1.568828</text:p>
          </table:table-cell>
          <table:table-cell table:style-name="ce1" office:value-type="float" office:value="2.158667">
            <text:p>2.158667</text:p>
          </table:table-cell>
          <table:table-cell table:style-name="ce1" office:value-type="string">
            <text:p>0.891589</text:p>
            <text:p>1.109246</text:p>
            <text:p>0.365116</text:p>
          </table:table-cell>
          <table:table-cell table:style-name="ce1" office:value-type="float" office:value="1.366939">
            <text:p>1.366939</text:p>
          </table:table-cell>
          <table:table-cell table:style-name="ce1" office:value-type="string">
            <text:p>0.788533</text:p>
            <text:p>0.666504</text:p>
            <text:p>-0.548568</text:p>
          </table:table-cell>
        </table:table-row>
        <table:table-row table:style-name="ro2">
          <table:table-cell table:style-name="ce1" office:value-type="float" office:value="30">
            <text:p>30</text:p>
          </table:table-cell>
          <table:table-cell table:style-name="ce1" office:value-type="float" office:value="1.458323">
            <text:p>1.458323</text:p>
          </table:table-cell>
          <table:table-cell table:style-name="ce1" office:value-type="float" office:value="1.783166">
            <text:p>1.783166</text:p>
          </table:table-cell>
          <table:table-cell table:style-name="ce1" office:value-type="string">
            <text:p>0.833002</text:p>
            <text:p>0.773233</text:p>
            <text:p>-0.700988</text:p>
          </table:table-cell>
          <table:table-cell table:style-name="ce1" office:value-type="float" office:value="1.214362">
            <text:p>1.214362</text:p>
          </table:table-cell>
          <table:table-cell table:style-name="ce1" office:value-type="string">
            <text:p>0.772597</text:p>
            <text:p>0.590709</text:p>
            <text:p>-0.518188</text:p>
          </table:table-cell>
        </table:table-row>
        <table:table-row table:style-name="ro2">
          <table:table-cell table:style-name="ce1" office:value-type="float" office:value="40">
            <text:p>40</text:p>
          </table:table-cell>
          <table:table-cell table:style-name="ce1" office:value-type="float" office:value="1.483966">
            <text:p>1.483966</text:p>
          </table:table-cell>
          <table:table-cell table:style-name="ce1" office:value-type="float" office:value="1.733894">
            <text:p>1.733894</text:p>
          </table:table-cell>
          <table:table-cell table:style-name="ce1" office:value-type="string">
            <text:p>0.962118</text:p>
            <text:p>0.664932</text:p>
            <text:p>-0.605053</text:p>
          </table:table-cell>
          <table:table-cell table:style-name="ce1" office:value-type="float" office:value="1.309106">
            <text:p>1.309106</text:p>
          </table:table-cell>
          <table:table-cell table:style-name="ce1" office:value-type="string">
            <text:p>0.801875</text:p>
            <text:p>0.599039</text:p>
            <text:p>-0.554304</text:p>
          </table:table-cell>
        </table:table-row>
        <table:table-row table:style-name="ro2">
          <table:table-cell table:style-name="ce1" office:value-type="float" office:value="50">
            <text:p>50</text:p>
          </table:table-cell>
          <table:table-cell table:style-name="ce1" office:value-type="float" office:value="1.395179">
            <text:p>1.395179</text:p>
          </table:table-cell>
          <table:table-cell table:style-name="ce1" office:value-type="float" office:value="1.780272">
            <text:p>1.780272</text:p>
          </table:table-cell>
          <table:table-cell table:style-name="ce1" office:value-type="string">
            <text:p>0.897414</text:p>
            <text:p>0.791996</text:p>
            <text:p>-0.589629</text:p>
          </table:table-cell>
          <table:table-cell table:style-name="ce1" office:value-type="float" office:value="1.156588">
            <text:p>1.156588</text:p>
          </table:table-cell>
          <table:table-cell table:style-name="ce1" office:value-type="string">
            <text:p>0.744270</text:p>
            <text:p>0.609631</text:p>
            <text:p>-0.480625</text:p>
          </table:table-cell>
        </table:table-row>
        <table:table-row table:style-name="ro1">
          <table:table-cell table:number-columns-repeated="6"/>
        </table:table-row>
        <table:table-row table:style-name="ro1">
          <table:table-cell/>
          <table:table-cell office:value-type="string">
            <text:p>Run 29</text:p>
          </table:table-cell>
          <table:table-cell table:number-columns-repeated="4"/>
        </table:table-row>
        <table:table-row table:style-name="ro2">
          <table:table-cell table:style-name="ce1" office:value-type="string">
            <text:p>Random Seed:</text:p>
          </table:table-cell>
          <table:table-cell table:style-name="ce1" office:value-type="float" office:value="276">
            <text:p>276</text:p>
          </table:table-cell>
          <table:table-cell table:style-name="ce1" office:value-type="string">
            <text:p>Best Fitness:</text:p>
          </table:table-cell>
          <table:table-cell table:style-name="ce1" office:value-type="float" office:value="0.809425">
            <text:p>0.809425</text:p>
          </table:table-cell>
          <table:table-cell table:style-name="ce1" office:value-type="string">
            <text:p>Best Vector:</text:p>
          </table:table-cell>
          <table:table-cell table:style-name="ce1" office:value-type="string">
            <text:p>0.082928</text:p>
            <text:p>0.622059</text:p>
            <text:p>0.644664</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2.200516">
            <text:p>22.200516</text:p>
          </table:table-cell>
          <table:table-cell table:style-name="ce1" office:value-type="float" office:value="58.618826">
            <text:p>58.618826</text:p>
          </table:table-cell>
          <table:table-cell table:style-name="ce1" office:value-type="string">
            <text:p>4.855510</text:p>
            <text:p>3.366874</text:p>
            <text:p>4.868984</text:p>
          </table:table-cell>
          <table:table-cell table:style-name="ce1" office:value-type="float" office:value="0.889158">
            <text:p>0.889158</text:p>
          </table:table-cell>
          <table:table-cell table:style-name="ce1" office:value-type="string">
            <text:p>-0.237816</text:p>
            <text:p>0.425729</text:p>
            <text:p>-0.807067</text:p>
          </table:table-cell>
        </table:table-row>
        <table:table-row table:style-name="ro2">
          <table:table-cell table:style-name="ce1" office:value-type="float" office:value="10">
            <text:p>10</text:p>
          </table:table-cell>
          <table:table-cell table:style-name="ce1" office:value-type="float" office:value="2.765428">
            <text:p>2.765428</text:p>
          </table:table-cell>
          <table:table-cell table:style-name="ce1" office:value-type="float" office:value="4.739702">
            <text:p>4.739702</text:p>
          </table:table-cell>
          <table:table-cell table:style-name="ce1" office:value-type="string">
            <text:p>1.025999</text:p>
            <text:p>-0.138320</text:p>
            <text:p>1.915175</text:p>
          </table:table-cell>
          <table:table-cell table:style-name="ce1" office:value-type="float" office:value="1.401964">
            <text:p>1.401964</text:p>
          </table:table-cell>
          <table:table-cell table:style-name="ce1" office:value-type="string">
            <text:p>0.157095</text:p>
            <text:p>0.916740</text:p>
            <text:p>0.732716</text:p>
          </table:table-cell>
        </table:table-row>
        <table:table-row table:style-name="ro2">
          <table:table-cell table:style-name="ce1" office:value-type="float" office:value="20">
            <text:p>20</text:p>
          </table:table-cell>
          <table:table-cell table:style-name="ce1" office:value-type="float" office:value="1.502447">
            <text:p>1.502447</text:p>
          </table:table-cell>
          <table:table-cell table:style-name="ce1" office:value-type="float" office:value="3.088618">
            <text:p>3.088618</text:p>
          </table:table-cell>
          <table:table-cell table:style-name="ce1" office:value-type="string">
            <text:p>0.657916</text:p>
            <text:p>-0.894303</text:p>
            <text:p>1.362347</text:p>
          </table:table-cell>
          <table:table-cell table:style-name="ce1" office:value-type="float" office:value="1.157388">
            <text:p>1.157388</text:p>
          </table:table-cell>
          <table:table-cell table:style-name="ce1" office:value-type="string">
            <text:p>0.169526</text:p>
            <text:p>0.802864</text:p>
            <text:p>0.695744</text:p>
          </table:table-cell>
        </table:table-row>
        <table:table-row table:style-name="ro2">
          <table:table-cell table:style-name="ce1" office:value-type="float" office:value="30">
            <text:p>30</text:p>
          </table:table-cell>
          <table:table-cell table:style-name="ce1" office:value-type="float" office:value="1.266238">
            <text:p>1.266238</text:p>
          </table:table-cell>
          <table:table-cell table:style-name="ce1" office:value-type="float" office:value="1.870957">
            <text:p>1.870957</text:p>
          </table:table-cell>
          <table:table-cell table:style-name="ce1" office:value-type="string">
            <text:p>-0.571805</text:p>
            <text:p>1.004687</text:p>
            <text:p>0.731164</text:p>
          </table:table-cell>
          <table:table-cell table:style-name="ce1" office:value-type="float" office:value="0.875659">
            <text:p>0.875659</text:p>
          </table:table-cell>
          <table:table-cell table:style-name="ce1" office:value-type="string">
            <text:p>0.235546</text:p>
            <text:p>0.661073</text:p>
            <text:p>0.618999</text:p>
          </table:table-cell>
        </table:table-row>
        <table:table-row table:style-name="ro2">
          <table:table-cell table:style-name="ce1" office:value-type="float" office:value="40">
            <text:p>40</text:p>
          </table:table-cell>
          <table:table-cell table:style-name="ce1" office:value-type="float" office:value="1.039195">
            <text:p>1.039195</text:p>
          </table:table-cell>
          <table:table-cell table:style-name="ce1" office:value-type="float" office:value="1.279001">
            <text:p>1.279001</text:p>
          </table:table-cell>
          <table:table-cell table:style-name="ce1" office:value-type="string">
            <text:p>0.142922</text:p>
            <text:p>0.916740</text:p>
            <text:p>0.646654</text:p>
          </table:table-cell>
          <table:table-cell table:style-name="ce1" office:value-type="float" office:value="0.910478">
            <text:p>0.910478</text:p>
          </table:table-cell>
          <table:table-cell table:style-name="ce1" office:value-type="string">
            <text:p>0.156066</text:p>
            <text:p>0.717202</text:p>
            <text:p>0.609707</text:p>
          </table:table-cell>
        </table:table-row>
        <table:table-row table:style-name="ro2">
          <table:table-cell table:style-name="ce1" office:value-type="float" office:value="50">
            <text:p>50</text:p>
          </table:table-cell>
          <table:table-cell table:style-name="ce1" office:value-type="float" office:value="0.955858">
            <text:p>0.955858</text:p>
          </table:table-cell>
          <table:table-cell table:style-name="ce1" office:value-type="float" office:value="1.182841">
            <text:p>1.182841</text:p>
          </table:table-cell>
          <table:table-cell table:style-name="ce1" office:value-type="string">
            <text:p>0.272595</text:p>
            <text:p>0.832096</text:p>
            <text:p>0.645097</text:p>
          </table:table-cell>
          <table:table-cell table:style-name="ce1" office:value-type="float" office:value="0.809425">
            <text:p>0.809425</text:p>
          </table:table-cell>
          <table:table-cell table:style-name="ce1" office:value-type="string">
            <text:p>0.082928</text:p>
            <text:p>0.622059</text:p>
            <text:p>0.644664</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3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90">
          <table:table-cell table:number-columns-repeated="6"/>
        </table:table-row>
        <table:table-row table:style-name="ro1">
          <table:table-cell/>
          <table:table-cell office:value-type="string">
            <text:p>Run 30</text:p>
          </table:table-cell>
          <table:table-cell table:number-columns-repeated="4"/>
        </table:table-row>
        <table:table-row table:style-name="ro2">
          <table:table-cell table:style-name="ce1" office:value-type="string">
            <text:p>Random Seed:</text:p>
          </table:table-cell>
          <table:table-cell table:style-name="ce1" office:value-type="float" office:value="419">
            <text:p>419</text:p>
          </table:table-cell>
          <table:table-cell table:style-name="ce1" office:value-type="string">
            <text:p>Best Fitness:</text:p>
          </table:table-cell>
          <table:table-cell table:style-name="ce1" office:value-type="float" office:value="0.011147">
            <text:p>0.011147</text:p>
          </table:table-cell>
          <table:table-cell table:style-name="ce1" office:value-type="string">
            <text:p>Best Vector:</text:p>
          </table:table-cell>
          <table:table-cell table:style-name="ce1" office:value-type="string">
            <text:p>0.033631</text:p>
            <text:p>0.086619</text:p>
            <text:p>-0.050135</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1.624658">
            <text:p>21.624658</text:p>
          </table:table-cell>
          <table:table-cell table:style-name="ce1" office:value-type="float" office:value="49.453894">
            <text:p>49.453894</text:p>
          </table:table-cell>
          <table:table-cell table:style-name="ce1" office:value-type="string">
            <text:p>4.498018</text:p>
            <text:p>3.757054</text:p>
            <text:p>3.886680</text:p>
          </table:table-cell>
          <table:table-cell table:style-name="ce1" office:value-type="float" office:value="0.641585">
            <text:p>0.641585</text:p>
          </table:table-cell>
          <table:table-cell table:style-name="ce1" office:value-type="string">
            <text:p>0.228824</text:p>
            <text:p>0.714012</text:p>
            <text:p>-0.281801</text:p>
          </table:table-cell>
        </table:table-row>
        <table:table-row table:style-name="ro2">
          <table:table-cell table:style-name="ce1" office:value-type="float" office:value="10">
            <text:p>10</text:p>
          </table:table-cell>
          <table:table-cell table:style-name="ce1" office:value-type="float" office:value="0.46326">
            <text:p>0.46326</text:p>
          </table:table-cell>
          <table:table-cell table:style-name="ce1" office:value-type="float" office:value="1.686498">
            <text:p>1.686498</text:p>
          </table:table-cell>
          <table:table-cell table:style-name="ce1" office:value-type="string">
            <text:p>0.228824</text:p>
            <text:p>-0.670949</text:p>
            <text:p>1.088102</text:p>
          </table:table-cell>
          <table:table-cell table:style-name="ce1" office:value-type="float" office:value="0.111709">
            <text:p>0.111709</text:p>
          </table:table-cell>
          <table:table-cell table:style-name="ce1" office:value-type="string">
            <text:p>-0.222335</text:p>
            <text:p>0.156867</text:p>
            <text:p>-0.194086</text:p>
          </table:table-cell>
        </table:table-row>
        <table:table-row table:style-name="ro2">
          <table:table-cell table:style-name="ce1" office:value-type="float" office:value="20">
            <text:p>20</text:p>
          </table:table-cell>
          <table:table-cell table:style-name="ce1" office:value-type="float" office:value="0.090469">
            <text:p>0.090469</text:p>
          </table:table-cell>
          <table:table-cell table:style-name="ce1" office:value-type="float" office:value="0.143132">
            <text:p>0.143132</text:p>
          </table:table-cell>
          <table:table-cell table:style-name="ce1" office:value-type="string">
            <text:p>0.191777</text:p>
            <text:p>0.223422</text:p>
            <text:p>-0.237562</text:p>
          </table:table-cell>
          <table:table-cell table:style-name="ce1" office:value-type="float" office:value="0.058587">
            <text:p>0.058587</text:p>
          </table:table-cell>
          <table:table-cell table:style-name="ce1" office:value-type="string">
            <text:p>0.119751</text:p>
            <text:p>0.156867</text:p>
            <text:p>-0.140141</text:p>
          </table:table-cell>
        </table:table-row>
        <table:table-row table:style-name="ro2">
          <table:table-cell table:style-name="ce1" office:value-type="float" office:value="30">
            <text:p>30</text:p>
          </table:table-cell>
          <table:table-cell table:style-name="ce1" office:value-type="float" office:value="0.057032">
            <text:p>0.057032</text:p>
          </table:table-cell>
          <table:table-cell table:style-name="ce1" office:value-type="float" office:value="0.079878">
            <text:p>0.079878</text:p>
          </table:table-cell>
          <table:table-cell table:style-name="ce1" office:value-type="string">
            <text:p>0.097127</text:p>
            <text:p>0.193489</text:p>
            <text:p>-0.181677</text:p>
          </table:table-cell>
          <table:table-cell table:style-name="ce1" office:value-type="float" office:value="0.032988">
            <text:p>0.032988</text:p>
          </table:table-cell>
          <table:table-cell table:style-name="ce1" office:value-type="string">
            <text:p>0.128046</text:p>
            <text:p>0.113926</text:p>
            <text:p>-0.060111</text:p>
          </table:table-cell>
        </table:table-row>
        <table:table-row table:style-name="ro2">
          <table:table-cell table:style-name="ce1" office:value-type="float" office:value="40">
            <text:p>40</text:p>
          </table:table-cell>
          <table:table-cell table:style-name="ce1" office:value-type="float" office:value="0.045162">
            <text:p>0.045162</text:p>
          </table:table-cell>
          <table:table-cell table:style-name="ce1" office:value-type="float" office:value="0.062978">
            <text:p>0.062978</text:p>
          </table:table-cell>
          <table:table-cell table:style-name="ce1" office:value-type="string">
            <text:p>0.112932</text:p>
            <text:p>0.155923</text:p>
            <text:p>-0.160974</text:p>
          </table:table-cell>
          <table:table-cell table:style-name="ce1" office:value-type="float" office:value="0.022968">
            <text:p>0.022968</text:p>
          </table:table-cell>
          <table:table-cell table:style-name="ce1" office:value-type="string">
            <text:p>0.068424</text:p>
            <text:p>0.095436</text:p>
            <text:p>-0.095805</text:p>
          </table:table-cell>
        </table:table-row>
        <table:table-row table:style-name="ro2">
          <table:table-cell table:style-name="ce1" office:value-type="float" office:value="50">
            <text:p>50</text:p>
          </table:table-cell>
          <table:table-cell table:style-name="ce1" office:value-type="float" office:value="0.024696">
            <text:p>0.024696</text:p>
          </table:table-cell>
          <table:table-cell table:style-name="ce1" office:value-type="float" office:value="0.053782">
            <text:p>0.053782</text:p>
          </table:table-cell>
          <table:table-cell table:style-name="ce1" office:value-type="string">
            <text:p>0.079412</text:p>
            <text:p>0.182756</text:p>
            <text:p>-0.118643</text:p>
          </table:table-cell>
          <table:table-cell table:style-name="ce1" office:value-type="float" office:value="0.011147">
            <text:p>0.011147</text:p>
          </table:table-cell>
          <table:table-cell table:style-name="ce1" office:value-type="string">
            <text:p>0.033631</text:p>
            <text:p>0.086619</text:p>
            <text:p>-0.050135</text:p>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3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table-cell table:style-name="Default" office:value-type="string">
            <text:p>Run 1</text:p>
          </table:table-cell>
          <table:table-cell table:style-name="Default" table:number-columns-repeated="4"/>
        </table:table-row>
        <table:table-row table:style-name="ro2">
          <table:table-cell office:value-type="string">
            <text:p>Random Seed:</text:p>
          </table:table-cell>
          <table:table-cell office:value-type="float" office:value="54">
            <text:p>54</text:p>
          </table:table-cell>
          <table:table-cell office:value-type="string">
            <text:p>Best Fitness:</text:p>
          </table:table-cell>
          <table:table-cell office:value-type="float" office:value="0.010864">
            <text:p>0.010864</text:p>
          </table:table-cell>
          <table:table-cell office:value-type="string">
            <text:p>Best Vector:</text:p>
          </table:table-cell>
          <table:table-cell office:value-type="string">
            <text:p>0.075131</text:p>
            <text:p>-0.005082</text:p>
            <text:p>0.072068</text:p>
          </table:table-cell>
        </table:table-row>
        <table:table-row table:style-name="ro2">
          <table:table-cell office:value-type="string">
            <text:p>Generation</text:p>
          </table:table-cell>
          <table:table-cell office:value-type="string">
            <text:p>Average</text:p>
            <text:p>Fitness</text:p>
          </table:table-cell>
          <table:table-cell office:value-type="string">
            <text:p>Worst</text:p>
            <text:p>Fitness</text:p>
          </table:table-cell>
          <table:table-cell office:value-type="string">
            <text:p>Worst</text:p>
            <text:p>Fitness</text:p>
            <text:p>Vector</text:p>
          </table:table-cell>
          <table:table-cell office:value-type="string">
            <text:p>Best</text:p>
            <text:p>Fitness</text:p>
          </table:table-cell>
          <table:table-cell office:value-type="string">
            <text:p>Best</text:p>
            <text:p>Fitness</text:p>
            <text:p>Vector</text:p>
          </table:table-cell>
        </table:table-row>
        <table:table-row table:style-name="ro2">
          <table:table-cell office:value-type="float" office:value="0">
            <text:p>0</text:p>
          </table:table-cell>
          <table:table-cell office:value-type="float" office:value="20.713668">
            <text:p>20.713668</text:p>
          </table:table-cell>
          <table:table-cell office:value-type="float" office:value="61.056131">
            <text:p>61.056131</text:p>
          </table:table-cell>
          <table:table-cell office:value-type="string">
            <text:p>3.473281</text:p>
            <text:p>4.993205</text:p>
            <text:p>4.905135</text:p>
          </table:table-cell>
          <table:table-cell office:value-type="float" office:value="1.349053">
            <text:p>1.349053</text:p>
          </table:table-cell>
          <table:table-cell office:value-type="string">
            <text:p>-0.924184</text:p>
            <text:p>0.594827</text:p>
            <text:p>0.375654</text:p>
          </table:table-cell>
        </table:table-row>
        <table:table-row table:style-name="ro2">
          <table:table-cell office:value-type="float" office:value="10">
            <text:p>10</text:p>
          </table:table-cell>
          <table:table-cell office:value-type="float" office:value="0.645426">
            <text:p>0.645426</text:p>
          </table:table-cell>
          <table:table-cell office:value-type="float" office:value="1.401399">
            <text:p>1.401399</text:p>
          </table:table-cell>
          <table:table-cell office:value-type="string">
            <text:p>-0.924184</text:p>
            <text:p>0.560211</text:p>
            <text:p>-0.483162</text:p>
          </table:table-cell>
          <table:table-cell office:value-type="float" office:value="0.191014">
            <text:p>0.191014</text:p>
          </table:table-cell>
          <table:table-cell office:value-type="string">
            <text:p>0.327869</text:p>
            <text:p>-0.232312</text:p>
            <text:p>0.171891</text:p>
          </table:table-cell>
        </table:table-row>
        <table:table-row table:style-name="ro2">
          <table:table-cell office:value-type="float" office:value="20">
            <text:p>20</text:p>
          </table:table-cell>
          <table:table-cell office:value-type="float" office:value="0.204064">
            <text:p>0.204064</text:p>
          </table:table-cell>
          <table:table-cell office:value-type="float" office:value="0.278902">
            <text:p>0.278902</text:p>
          </table:table-cell>
          <table:table-cell office:value-type="string">
            <text:p>0.456374</text:p>
            <text:p>-0.199733</text:p>
            <text:p>0.175305</text:p>
          </table:table-cell>
          <table:table-cell office:value-type="float" office:value="0.137268">
            <text:p>0.137268</text:p>
          </table:table-cell>
          <table:table-cell office:value-type="string">
            <text:p>0.305147</text:p>
            <text:p>-0.176543</text:p>
            <text:p>0.113955</text:p>
          </table:table-cell>
        </table:table-row>
        <table:table-row table:style-name="ro2">
          <table:table-cell office:value-type="float" office:value="30">
            <text:p>30</text:p>
          </table:table-cell>
          <table:table-cell office:value-type="float" office:value="0.138819">
            <text:p>0.138819</text:p>
          </table:table-cell>
          <table:table-cell office:value-type="float" office:value="0.260681">
            <text:p>0.260681</text:p>
          </table:table-cell>
          <table:table-cell office:value-type="string">
            <text:p>0.446976</text:p>
            <text:p>-0.170765</text:p>
            <text:p>0.178138</text:p>
          </table:table-cell>
          <table:table-cell office:value-type="float" office:value="0.068357">
            <text:p>0.068357</text:p>
          </table:table-cell>
          <table:table-cell office:value-type="string">
            <text:p>0.190585</text:p>
            <text:p>-0.085946</text:p>
            <text:p>0.156996</text:p>
          </table:table-cell>
        </table:table-row>
        <table:table-row table:style-name="ro2">
          <table:table-cell office:value-type="float" office:value="40">
            <text:p>40</text:p>
          </table:table-cell>
          <table:table-cell office:value-type="float" office:value="0.080051">
            <text:p>0.080051</text:p>
          </table:table-cell>
          <table:table-cell office:value-type="float" office:value="0.150913">
            <text:p>0.150913</text:p>
          </table:table-cell>
          <table:table-cell office:value-type="string">
            <text:p>0.298847</text:p>
            <text:p>-0.191764</text:p>
            <text:p>0.157576</text:p>
          </table:table-cell>
          <table:table-cell office:value-type="float" office:value="0.035078">
            <text:p>0.035078</text:p>
          </table:table-cell>
          <table:table-cell office:value-type="string">
            <text:p>0.126714</text:p>
            <text:p>-0.101254</text:p>
            <text:p>0.093645</text:p>
          </table:table-cell>
        </table:table-row>
        <table:table-row table:style-name="ro2">
          <table:table-cell office:value-type="float" office:value="50">
            <text:p>50</text:p>
          </table:table-cell>
          <table:table-cell office:value-type="float" office:value="0.035843">
            <text:p>0.035843</text:p>
          </table:table-cell>
          <table:table-cell office:value-type="float" office:value="0.06369">
            <text:p>0.06369</text:p>
          </table:table-cell>
          <table:table-cell office:value-type="string">
            <text:p>0.225336</text:p>
            <text:p>-0.110068</text:p>
            <text:p>0.028259</text:p>
          </table:table-cell>
          <table:table-cell office:value-type="float" office:value="0.010864">
            <text:p>0.010864</text:p>
          </table:table-cell>
          <table:table-cell office:value-type="string">
            <text:p>0.075131</text:p>
            <text:p>-0.005082</text:p>
            <text:p>0.07206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47: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number-rows-repeated="10">
          <table:table-cell table:style-name="Default" table:number-columns-repeated="6"/>
        </table:table-row>
        <table:table-row table:style-name="ro1">
          <table:table-cell/>
          <table:table-cell office:value-type="string">
            <text:p>Run 2</text:p>
          </table:table-cell>
          <table:table-cell table:number-columns-repeated="4"/>
        </table:table-row>
        <table:table-row table:style-name="ro2">
          <table:table-cell office:value-type="string">
            <text:p>Random Seed:</text:p>
          </table:table-cell>
          <table:table-cell office:value-type="float" office:value="30">
            <text:p>30</text:p>
          </table:table-cell>
          <table:table-cell office:value-type="string">
            <text:p>Best Fitness:</text:p>
          </table:table-cell>
          <table:table-cell office:value-type="float" office:value="0.271307">
            <text:p>0.271307</text:p>
          </table:table-cell>
          <table:table-cell office:value-type="string">
            <text:p>Best Vector:</text:p>
          </table:table-cell>
          <table:table-cell office:value-type="string">
            <text:p>0.292392</text:p>
            <text:p>0.069535</text:p>
            <text:p>0.425417</text:p>
          </table:table-cell>
        </table:table-row>
        <table:table-row table:style-name="ro2">
          <table:table-cell office:value-type="string">
            <text:p>Generation</text:p>
          </table:table-cell>
          <table:table-cell office:value-type="string">
            <text:p>Average</text:p>
            <text:p>Fitness</text:p>
          </table:table-cell>
          <table:table-cell office:value-type="string">
            <text:p>Worst</text:p>
            <text:p>Fitness</text:p>
          </table:table-cell>
          <table:table-cell office:value-type="string">
            <text:p>Worst</text:p>
            <text:p>Fitness</text:p>
            <text:p>Vector</text:p>
          </table:table-cell>
          <table:table-cell office:value-type="string">
            <text:p>Best</text:p>
            <text:p>Fitness</text:p>
          </table:table-cell>
          <table:table-cell office:value-type="string">
            <text:p>Best</text:p>
            <text:p>Fitness</text:p>
            <text:p>Vector</text:p>
          </table:table-cell>
        </table:table-row>
        <table:table-row table:style-name="ro2">
          <table:table-cell office:value-type="float" office:value="0">
            <text:p>0</text:p>
          </table:table-cell>
          <table:table-cell office:value-type="float" office:value="20.456802">
            <text:p>20.456802</text:p>
          </table:table-cell>
          <table:table-cell office:value-type="float" office:value="52.296996">
            <text:p>52.296996</text:p>
          </table:table-cell>
          <table:table-cell office:value-type="string">
            <text:p>1.769198</text:p>
            <text:p>4.960910</text:p>
            <text:p>4.955432</text:p>
          </table:table-cell>
          <table:table-cell office:value-type="float" office:value="0.527874">
            <text:p>0.527874</text:p>
          </table:table-cell>
          <table:table-cell office:value-type="string">
            <text:p>0.456053</text:p>
            <text:p>-0.564129</text:p>
            <text:p>-0.040594</text:p>
          </table:table-cell>
        </table:table-row>
        <table:table-row table:style-name="ro2">
          <table:table-cell office:value-type="float" office:value="10">
            <text:p>10</text:p>
          </table:table-cell>
          <table:table-cell office:value-type="float" office:value="0.907275">
            <text:p>0.907275</text:p>
          </table:table-cell>
          <table:table-cell office:value-type="float" office:value="1.875992">
            <text:p>1.875992</text:p>
          </table:table-cell>
          <table:table-cell office:value-type="string">
            <text:p>0.456053</text:p>
            <text:p>1.016500</text:p>
            <text:p>-0.796703</text:p>
          </table:table-cell>
          <table:table-cell office:value-type="float" office:value="0.457616">
            <text:p>0.457616</text:p>
          </table:table-cell>
          <table:table-cell office:value-type="string">
            <text:p>0.372505</text:p>
            <text:p>0.235697</text:p>
            <text:p>0.513130</text:p>
          </table:table-cell>
        </table:table-row>
        <table:table-row table:style-name="ro2">
          <table:table-cell office:value-type="float" office:value="20">
            <text:p>20</text:p>
          </table:table-cell>
          <table:table-cell office:value-type="float" office:value="0.52989">
            <text:p>0.52989</text:p>
          </table:table-cell>
          <table:table-cell office:value-type="float" office:value="0.645072">
            <text:p>0.645072</text:p>
          </table:table-cell>
          <table:table-cell office:value-type="string">
            <text:p>0.539189</text:p>
            <text:p>0.182120</text:p>
            <text:p>0.566727</text:p>
          </table:table-cell>
          <table:table-cell office:value-type="float" office:value="0.447498">
            <text:p>0.447498</text:p>
          </table:table-cell>
          <table:table-cell office:value-type="string">
            <text:p>0.399489</text:p>
            <text:p>0.223810</text:p>
            <text:p>0.487664</text:p>
          </table:table-cell>
        </table:table-row>
        <table:table-row table:style-name="ro2">
          <table:table-cell office:value-type="float" office:value="30">
            <text:p>30</text:p>
          </table:table-cell>
          <table:table-cell office:value-type="float" office:value="0.494308">
            <text:p>0.494308</text:p>
          </table:table-cell>
          <table:table-cell office:value-type="float" office:value="0.618165">
            <text:p>0.618165</text:p>
          </table:table-cell>
          <table:table-cell office:value-type="string">
            <text:p>0.519087</text:p>
            <text:p>0.223810</text:p>
            <text:p>0.546464</text:p>
          </table:table-cell>
          <table:table-cell office:value-type="float" office:value="0.370468">
            <text:p>0.370468</text:p>
          </table:table-cell>
          <table:table-cell office:value-type="string">
            <text:p>0.353094</text:p>
            <text:p>0.204433</text:p>
            <text:p>0.451664</text:p>
          </table:table-cell>
        </table:table-row>
        <table:table-row table:style-name="ro2">
          <table:table-cell office:value-type="float" office:value="40">
            <text:p>40</text:p>
          </table:table-cell>
          <table:table-cell office:value-type="float" office:value="0.412167">
            <text:p>0.412167</text:p>
          </table:table-cell>
          <table:table-cell office:value-type="float" office:value="0.552423">
            <text:p>0.552423</text:p>
          </table:table-cell>
          <table:table-cell office:value-type="string">
            <text:p>0.399346</text:p>
            <text:p>0.341512</text:p>
            <text:p>0.525657</text:p>
          </table:table-cell>
          <table:table-cell office:value-type="float" office:value="0.286305">
            <text:p>0.286305</text:p>
          </table:table-cell>
          <table:table-cell office:value-type="string">
            <text:p>0.325609</text:p>
            <text:p>0.150528</text:p>
            <text:p>0.397020</text:p>
          </table:table-cell>
        </table:table-row>
        <table:table-row table:style-name="ro2">
          <table:table-cell office:value-type="float" office:value="50">
            <text:p>50</text:p>
          </table:table-cell>
          <table:table-cell office:value-type="float" office:value="0.342323">
            <text:p>0.342323</text:p>
          </table:table-cell>
          <table:table-cell office:value-type="float" office:value="0.470124">
            <text:p>0.470124</text:p>
          </table:table-cell>
          <table:table-cell office:value-type="string">
            <text:p>0.403522</text:p>
            <text:p>0.297414</text:p>
            <text:p>0.467802</text:p>
          </table:table-cell>
          <table:table-cell office:value-type="float" office:value="0.271307">
            <text:p>0.271307</text:p>
          </table:table-cell>
          <table:table-cell office:value-type="string">
            <text:p>0.292392</text:p>
            <text:p>0.069535</text:p>
            <text:p>0.425417</text:p>
          </table:table-cell>
        </table:table-row>
        <table:table-row table:style-name="ro1">
          <table:table-cell table:style-name="Default" table:number-columns-repeated="6"/>
        </table:table-row>
        <table:table-row table:style-name="ro1">
          <table:table-cell table:style-name="Default"/>
          <table:table-cell table:style-name="Default" office:value-type="string">
            <text:p>Run 3</text:p>
          </table:table-cell>
          <table:table-cell table:style-name="Default" table:number-columns-repeated="4"/>
        </table:table-row>
        <table:table-row table:style-name="ro2">
          <table:table-cell office:value-type="string">
            <text:p>Random Seed:</text:p>
          </table:table-cell>
          <table:table-cell office:value-type="float" office:value="101">
            <text:p>101</text:p>
          </table:table-cell>
          <table:table-cell office:value-type="string">
            <text:p>Best Fitness:</text:p>
          </table:table-cell>
          <table:table-cell office:value-type="float" office:value="0.028915">
            <text:p>0.028915</text:p>
          </table:table-cell>
          <table:table-cell office:value-type="string">
            <text:p>Best Vector:</text:p>
          </table:table-cell>
          <table:table-cell office:value-type="string">
            <text:p>0.103386</text:p>
            <text:p>0.089716</text:p>
            <text:p>-0.100881</text:p>
          </table:table-cell>
        </table:table-row>
        <table:table-row table:style-name="ro2">
          <table:table-cell office:value-type="string">
            <text:p>Generation</text:p>
          </table:table-cell>
          <table:table-cell office:value-type="string">
            <text:p>Average</text:p>
            <text:p>Fitness</text:p>
          </table:table-cell>
          <table:table-cell office:value-type="string">
            <text:p>Worst</text:p>
            <text:p>Fitness</text:p>
          </table:table-cell>
          <table:table-cell office:value-type="string">
            <text:p>Worst</text:p>
            <text:p>Fitness</text:p>
            <text:p>Vector</text:p>
          </table:table-cell>
          <table:table-cell office:value-type="string">
            <text:p>Best</text:p>
            <text:p>Fitness</text:p>
          </table:table-cell>
          <table:table-cell office:value-type="string">
            <text:p>Best</text:p>
            <text:p>Fitness</text:p>
            <text:p>Vector</text:p>
          </table:table-cell>
        </table:table-row>
        <table:table-row table:style-name="ro2">
          <table:table-cell office:value-type="float" office:value="0">
            <text:p>0</text:p>
          </table:table-cell>
          <table:table-cell office:value-type="float" office:value="19.467137">
            <text:p>19.467137</text:p>
          </table:table-cell>
          <table:table-cell office:value-type="float" office:value="44.826213">
            <text:p>44.826213</text:p>
          </table:table-cell>
          <table:table-cell office:value-type="string">
            <text:p>3.755361</text:p>
            <text:p>3.429300</text:p>
            <text:p>4.354696</text:p>
          </table:table-cell>
          <table:table-cell office:value-type="float" office:value="0.408297">
            <text:p>0.408297</text:p>
          </table:table-cell>
          <table:table-cell office:value-type="string">
            <text:p>0.500109</text:p>
            <text:p>0.226629</text:p>
            <text:p>-0.326844</text:p>
          </table:table-cell>
        </table:table-row>
        <table:table-row table:style-name="ro2">
          <table:table-cell office:value-type="float" office:value="10">
            <text:p>10</text:p>
          </table:table-cell>
          <table:table-cell office:value-type="float" office:value="1.333156">
            <text:p>1.333156</text:p>
          </table:table-cell>
          <table:table-cell office:value-type="float" office:value="2.837684">
            <text:p>2.837684</text:p>
          </table:table-cell>
          <table:table-cell office:value-type="string">
            <text:p>0.216040</text:p>
            <text:p>1.091343</text:p>
            <text:p>1.264904</text:p>
          </table:table-cell>
          <table:table-cell office:value-type="float" office:value="0.264011">
            <text:p>0.264011</text:p>
          </table:table-cell>
          <table:table-cell office:value-type="string">
            <text:p>0.216040</text:p>
            <text:p>0.150424</text:p>
            <text:p>-0.441260</text:p>
          </table:table-cell>
        </table:table-row>
        <table:table-row table:style-name="ro2">
          <table:table-cell office:value-type="float" office:value="20">
            <text:p>20</text:p>
          </table:table-cell>
          <table:table-cell office:value-type="float" office:value="0.272386">
            <text:p>0.272386</text:p>
          </table:table-cell>
          <table:table-cell office:value-type="float" office:value="0.436684">
            <text:p>0.436684</text:p>
          </table:table-cell>
          <table:table-cell office:value-type="string">
            <text:p>0.431138</text:p>
            <text:p>0.199031</text:p>
            <text:p>-0.459554</text:p>
          </table:table-cell>
          <table:table-cell office:value-type="float" office:value="0.180014">
            <text:p>0.180014</text:p>
          </table:table-cell>
          <table:table-cell office:value-type="string">
            <text:p>0.188255</text:p>
            <text:p>0.161592</text:p>
            <text:p>-0.344184</text:p>
          </table:table-cell>
        </table:table-row>
        <table:table-row table:style-name="ro2">
          <table:table-cell office:value-type="float" office:value="30">
            <text:p>30</text:p>
          </table:table-cell>
          <table:table-cell office:value-type="float" office:value="0.217539">
            <text:p>0.217539</text:p>
          </table:table-cell>
          <table:table-cell office:value-type="float" office:value="0.337251">
            <text:p>0.337251</text:p>
          </table:table-cell>
          <table:table-cell office:value-type="string">
            <text:p>0.266141</text:p>
            <text:p>0.161592</text:p>
            <text:p>-0.490212</text:p>
          </table:table-cell>
          <table:table-cell office:value-type="float" office:value="0.137458">
            <text:p>0.137458</text:p>
          </table:table-cell>
          <table:table-cell office:value-type="string">
            <text:p>0.126238</text:p>
            <text:p>0.195952</text:p>
            <text:p>-0.288314</text:p>
          </table:table-cell>
        </table:table-row>
        <table:table-row table:style-name="ro2">
          <table:table-cell office:value-type="float" office:value="40">
            <text:p>40</text:p>
          </table:table-cell>
          <table:table-cell office:value-type="float" office:value="0.126526">
            <text:p>0.126526</text:p>
          </table:table-cell>
          <table:table-cell office:value-type="float" office:value="0.22316">
            <text:p>0.22316</text:p>
          </table:table-cell>
          <table:table-cell office:value-type="string">
            <text:p>0.221988</text:p>
            <text:p>0.228623</text:p>
            <text:p>-0.348731</text:p>
          </table:table-cell>
          <table:table-cell office:value-type="float" office:value="0.0636">
            <text:p>0.0636</text:p>
          </table:table-cell>
          <table:table-cell office:value-type="string">
            <text:p>0.099722</text:p>
            <text:p>0.111872</text:p>
            <text:p>-0.202830</text:p>
          </table:table-cell>
        </table:table-row>
        <table:table-row table:style-name="ro2">
          <table:table-cell office:value-type="float" office:value="50">
            <text:p>50</text:p>
          </table:table-cell>
          <table:table-cell office:value-type="float" office:value="0.061614">
            <text:p>0.061614</text:p>
          </table:table-cell>
          <table:table-cell office:value-type="float" office:value="0.099412">
            <text:p>0.099412</text:p>
          </table:table-cell>
          <table:table-cell office:value-type="string">
            <text:p>0.118675</text:p>
            <text:p>0.046828</text:p>
            <text:p>-0.288333</text:p>
          </table:table-cell>
          <table:table-cell office:value-type="float" office:value="0.028915">
            <text:p>0.028915</text:p>
          </table:table-cell>
          <table:table-cell office:value-type="string">
            <text:p>0.103386</text:p>
            <text:p>0.089716</text:p>
            <text:p>-0.10088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7: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0">
          <table:table-cell table:number-columns-repeated="6"/>
        </table:table-row>
        <table:table-row table:style-name="ro1">
          <table:table-cell/>
          <table:table-cell office:value-type="string">
            <text:p>Run 4</text:p>
          </table:table-cell>
          <table:table-cell table:number-columns-repeated="4"/>
        </table:table-row>
        <table:table-row table:style-name="ro2">
          <table:table-cell table:style-name="ce1" office:value-type="string">
            <text:p>Random Seed:</text:p>
          </table:table-cell>
          <table:table-cell table:style-name="ce1" office:value-type="float" office:value="67">
            <text:p>67</text:p>
          </table:table-cell>
          <table:table-cell table:style-name="ce1" office:value-type="string">
            <text:p>Best Fitness:</text:p>
          </table:table-cell>
          <table:table-cell table:style-name="ce1" office:value-type="float" office:value="0.00141">
            <text:p>0.00141</text:p>
          </table:table-cell>
          <table:table-cell table:style-name="ce1" office:value-type="string">
            <text:p>Best Vector:</text:p>
          </table:table-cell>
          <table:table-cell table:style-name="ce1" office:value-type="string">
            <text:p>-0.009745</text:p>
            <text:p>-0.014355</text:p>
            <text:p>0.033302</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3.061176">
            <text:p>23.061176</text:p>
          </table:table-cell>
          <table:table-cell table:style-name="ce1" office:value-type="float" office:value="58.447901">
            <text:p>58.447901</text:p>
          </table:table-cell>
          <table:table-cell table:style-name="ce1" office:value-type="string">
            <text:p>4.912639</text:p>
            <text:p>4.250704</text:p>
            <text:p>4.030557</text:p>
          </table:table-cell>
          <table:table-cell table:style-name="ce1" office:value-type="float" office:value="0.38388">
            <text:p>0.38388</text:p>
          </table:table-cell>
          <table:table-cell table:style-name="ce1" office:value-type="string">
            <text:p>0.197192</text:p>
            <text:p>-0.399847</text:p>
            <text:p>-0.430252</text:p>
          </table:table-cell>
        </table:table-row>
        <table:table-row table:style-name="ro2">
          <table:table-cell table:style-name="ce1" office:value-type="float" office:value="10">
            <text:p>10</text:p>
          </table:table-cell>
          <table:table-cell table:style-name="ce1" office:value-type="float" office:value="0.43588">
            <text:p>0.43588</text:p>
          </table:table-cell>
          <table:table-cell table:style-name="ce1" office:value-type="float" office:value="0.912749">
            <text:p>0.912749</text:p>
          </table:table-cell>
          <table:table-cell table:style-name="ce1" office:value-type="string">
            <text:p>-0.923709</text:p>
            <text:p>-0.198279</text:p>
            <text:p>0.142113</text:p>
          </table:table-cell>
          <table:table-cell table:style-name="ce1" office:value-type="float" office:value="0.056449">
            <text:p>0.056449</text:p>
          </table:table-cell>
          <table:table-cell table:style-name="ce1" office:value-type="string">
            <text:p>-0.102243</text:p>
            <text:p>-0.197342</text:p>
            <text:p>0.083972</text:p>
          </table:table-cell>
        </table:table-row>
        <table:table-row table:style-name="ro2">
          <table:table-cell table:style-name="ce1" office:value-type="float" office:value="20">
            <text:p>20</text:p>
          </table:table-cell>
          <table:table-cell table:style-name="ce1" office:value-type="float" office:value="0.081115">
            <text:p>0.081115</text:p>
          </table:table-cell>
          <table:table-cell table:style-name="ce1" office:value-type="float" office:value="0.162277">
            <text:p>0.162277</text:p>
          </table:table-cell>
          <table:table-cell table:style-name="ce1" office:value-type="string">
            <text:p>0.325935</text:p>
            <text:p>-0.143658</text:p>
            <text:p>0.188164</text:p>
          </table:table-cell>
          <table:table-cell table:style-name="ce1" office:value-type="float" office:value="0.03782">
            <text:p>0.03782</text:p>
          </table:table-cell>
          <table:table-cell table:style-name="ce1" office:value-type="string">
            <text:p>-0.102243</text:p>
            <text:p>-0.134040</text:p>
            <text:p>0.096953</text:p>
          </table:table-cell>
        </table:table-row>
        <table:table-row table:style-name="ro2">
          <table:table-cell table:style-name="ce1" office:value-type="float" office:value="30">
            <text:p>30</text:p>
          </table:table-cell>
          <table:table-cell table:style-name="ce1" office:value-type="float" office:value="0.037256">
            <text:p>0.037256</text:p>
          </table:table-cell>
          <table:table-cell table:style-name="ce1" office:value-type="float" office:value="0.072358">
            <text:p>0.072358</text:p>
          </table:table-cell>
          <table:table-cell table:style-name="ce1" office:value-type="string">
            <text:p>-0.112124</text:p>
            <text:p>-0.168237</text:p>
            <text:p>0.177432</text:p>
          </table:table-cell>
          <table:table-cell table:style-name="ce1" office:value-type="float" office:value="0.02106">
            <text:p>0.02106</text:p>
          </table:table-cell>
          <table:table-cell table:style-name="ce1" office:value-type="string">
            <text:p>-0.078580</text:p>
            <text:p>-0.096397</text:p>
            <text:p>0.074784</text:p>
          </table:table-cell>
        </table:table-row>
        <table:table-row table:style-name="ro2">
          <table:table-cell table:style-name="ce1" office:value-type="float" office:value="40">
            <text:p>40</text:p>
          </table:table-cell>
          <table:table-cell table:style-name="ce1" office:value-type="float" office:value="0.015682">
            <text:p>0.015682</text:p>
          </table:table-cell>
          <table:table-cell table:style-name="ce1" office:value-type="float" office:value="0.029864">
            <text:p>0.029864</text:p>
          </table:table-cell>
          <table:table-cell table:style-name="ce1" office:value-type="string">
            <text:p>-0.094835</text:p>
            <text:p>-0.111177</text:p>
            <text:p>0.092248</text:p>
          </table:table-cell>
          <table:table-cell table:style-name="ce1" office:value-type="float" office:value="0.005965">
            <text:p>0.005965</text:p>
          </table:table-cell>
          <table:table-cell table:style-name="ce1" office:value-type="string">
            <text:p>-0.064853</text:p>
            <text:p>-0.039866</text:p>
            <text:p>0.013042</text:p>
          </table:table-cell>
        </table:table-row>
        <table:table-row table:style-name="ro2">
          <table:table-cell table:style-name="ce1" office:value-type="float" office:value="50">
            <text:p>50</text:p>
          </table:table-cell>
          <table:table-cell table:style-name="ce1" office:value-type="float" office:value="0.006485">
            <text:p>0.006485</text:p>
          </table:table-cell>
          <table:table-cell table:style-name="ce1" office:value-type="float" office:value="0.0199">
            <text:p>0.0199</text:p>
          </table:table-cell>
          <table:table-cell table:style-name="ce1" office:value-type="string">
            <text:p>-0.065641</text:p>
            <text:p>-0.034966</text:p>
            <text:p>0.119871</text:p>
          </table:table-cell>
          <table:table-cell table:style-name="ce1" office:value-type="float" office:value="0.00141">
            <text:p>0.00141</text:p>
          </table:table-cell>
          <table:table-cell table:style-name="ce1" office:value-type="string">
            <text:p>-0.009745</text:p>
            <text:p>-0.014355</text:p>
            <text:p>0.033302</text:p>
          </table:table-cell>
        </table:table-row>
        <table:table-row table:style-name="ro1">
          <table:table-cell table:number-columns-repeated="6"/>
        </table:table-row>
        <table:table-row table:style-name="ro1">
          <table:table-cell/>
          <table:table-cell office:value-type="string">
            <text:p>Run 5</text:p>
          </table:table-cell>
          <table:table-cell table:number-columns-repeated="4"/>
        </table:table-row>
        <table:table-row table:style-name="ro2">
          <table:table-cell table:style-name="ce1" office:value-type="string">
            <text:p>Random Seed:</text:p>
          </table:table-cell>
          <table:table-cell table:style-name="ce1" office:value-type="float" office:value="34">
            <text:p>34</text:p>
          </table:table-cell>
          <table:table-cell table:style-name="ce1" office:value-type="string">
            <text:p>Best Fitness:</text:p>
          </table:table-cell>
          <table:table-cell table:style-name="ce1" office:value-type="float" office:value="0.670121">
            <text:p>0.670121</text:p>
          </table:table-cell>
          <table:table-cell table:style-name="ce1" office:value-type="string">
            <text:p>Best Vector:</text:p>
          </table:table-cell>
          <table:table-cell table:style-name="ce1" office:value-type="string">
            <text:p>-0.023227</text:p>
            <text:p>0.639613</text:p>
            <text:p>-0.510368</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4.118486">
            <text:p>24.118486</text:p>
          </table:table-cell>
          <table:table-cell table:style-name="ce1" office:value-type="float" office:value="45.257194">
            <text:p>45.257194</text:p>
          </table:table-cell>
          <table:table-cell table:style-name="ce1" office:value-type="string">
            <text:p>-0.075995</text:p>
            <text:p>4.595781</text:p>
            <text:p>4.912251</text:p>
          </table:table-cell>
          <table:table-cell table:style-name="ce1" office:value-type="float" office:value="1.113321">
            <text:p>1.113321</text:p>
          </table:table-cell>
          <table:table-cell table:style-name="ce1" office:value-type="string">
            <text:p>0.403121</text:p>
            <text:p>0.777050</text:p>
            <text:p>-0.589073</text:p>
          </table:table-cell>
        </table:table-row>
        <table:table-row table:style-name="ro2">
          <table:table-cell table:style-name="ce1" office:value-type="float" office:value="10">
            <text:p>10</text:p>
          </table:table-cell>
          <table:table-cell table:style-name="ce1" office:value-type="float" office:value="1.541554">
            <text:p>1.541554</text:p>
          </table:table-cell>
          <table:table-cell table:style-name="ce1" office:value-type="float" office:value="2.010197">
            <text:p>2.010197</text:p>
          </table:table-cell>
          <table:table-cell table:style-name="ce1" office:value-type="string">
            <text:p>0.832843</text:p>
            <text:p>0.732585</text:p>
            <text:p>0.883113</text:p>
          </table:table-cell>
          <table:table-cell table:style-name="ce1" office:value-type="float" office:value="0.973236">
            <text:p>0.973236</text:p>
          </table:table-cell>
          <table:table-cell table:style-name="ce1" office:value-type="string">
            <text:p>-0.104300</text:p>
            <text:p>0.777050</text:p>
            <text:p>-0.598791</text:p>
          </table:table-cell>
        </table:table-row>
        <table:table-row table:style-name="ro2">
          <table:table-cell table:style-name="ce1" office:value-type="float" office:value="20">
            <text:p>20</text:p>
          </table:table-cell>
          <table:table-cell table:style-name="ce1" office:value-type="float" office:value="1.110259">
            <text:p>1.110259</text:p>
          </table:table-cell>
          <table:table-cell table:style-name="ce1" office:value-type="float" office:value="1.467932">
            <text:p>1.467932</text:p>
          </table:table-cell>
          <table:table-cell table:style-name="ce1" office:value-type="string">
            <text:p>0.350608</text:p>
            <text:p>0.751743</text:p>
            <text:p>0.883113</text:p>
          </table:table-cell>
          <table:table-cell table:style-name="ce1" office:value-type="float" office:value="0.855057">
            <text:p>0.855057</text:p>
          </table:table-cell>
          <table:table-cell table:style-name="ce1" office:value-type="string">
            <text:p>-0.104300</text:p>
            <text:p>0.696870</text:p>
            <text:p>-0.598791</text:p>
          </table:table-cell>
        </table:table-row>
        <table:table-row table:style-name="ro2">
          <table:table-cell table:style-name="ce1" office:value-type="float" office:value="30">
            <text:p>30</text:p>
          </table:table-cell>
          <table:table-cell table:style-name="ce1" office:value-type="float" office:value="1.043725">
            <text:p>1.043725</text:p>
          </table:table-cell>
          <table:table-cell table:style-name="ce1" office:value-type="float" office:value="1.303971">
            <text:p>1.303971</text:p>
          </table:table-cell>
          <table:table-cell table:style-name="ce1" office:value-type="string">
            <text:p>0.435942</text:p>
            <text:p>0.841001</text:p>
            <text:p>-0.637686</text:p>
          </table:table-cell>
          <table:table-cell table:style-name="ce1" office:value-type="float" office:value="0.821524">
            <text:p>0.821524</text:p>
          </table:table-cell>
          <table:table-cell table:style-name="ce1" office:value-type="string">
            <text:p>-0.132630</text:p>
            <text:p>0.718076</text:p>
            <text:p>-0.536935</text:p>
          </table:table-cell>
        </table:table-row>
        <table:table-row table:style-name="ro2">
          <table:table-cell table:style-name="ce1" office:value-type="float" office:value="40">
            <text:p>40</text:p>
          </table:table-cell>
          <table:table-cell table:style-name="ce1" office:value-type="float" office:value="0.951085">
            <text:p>0.951085</text:p>
          </table:table-cell>
          <table:table-cell table:style-name="ce1" office:value-type="float" office:value="1.284582">
            <text:p>1.284582</text:p>
          </table:table-cell>
          <table:table-cell table:style-name="ce1" office:value-type="string">
            <text:p>0.554112</text:p>
            <text:p>0.803801</text:p>
            <text:p>-0.575714</text:p>
          </table:table-cell>
          <table:table-cell table:style-name="ce1" office:value-type="float" office:value="0.766308">
            <text:p>0.766308</text:p>
          </table:table-cell>
          <table:table-cell table:style-name="ce1" office:value-type="string">
            <text:p>-0.147419</text:p>
            <text:p>0.669255</text:p>
            <text:p>-0.544678</text:p>
          </table:table-cell>
        </table:table-row>
        <table:table-row table:style-name="ro2">
          <table:table-cell table:style-name="ce1" office:value-type="float" office:value="50">
            <text:p>50</text:p>
          </table:table-cell>
          <table:table-cell table:style-name="ce1" office:value-type="float" office:value="0.892695">
            <text:p>0.892695</text:p>
          </table:table-cell>
          <table:table-cell table:style-name="ce1" office:value-type="float" office:value="1.196633">
            <text:p>1.196633</text:p>
          </table:table-cell>
          <table:table-cell table:style-name="ce1" office:value-type="string">
            <text:p>0.603723</text:p>
            <text:p>0.730609</text:p>
            <text:p>-0.546226</text:p>
          </table:table-cell>
          <table:table-cell table:style-name="ce1" office:value-type="float" office:value="0.670121">
            <text:p>0.670121</text:p>
          </table:table-cell>
          <table:table-cell table:style-name="ce1" office:value-type="string">
            <text:p>-0.023227</text:p>
            <text:p>0.639613</text:p>
            <text:p>-0.510368</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7: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0">
          <table:table-cell table:number-columns-repeated="6"/>
        </table:table-row>
        <table:table-row table:style-name="ro1">
          <table:table-cell/>
          <table:table-cell office:value-type="string">
            <text:p>Run 6</text:p>
          </table:table-cell>
          <table:table-cell table:number-columns-repeated="4"/>
        </table:table-row>
        <table:table-row table:style-name="ro2">
          <table:table-cell table:style-name="ce1" office:value-type="string">
            <text:p>Random Seed:</text:p>
          </table:table-cell>
          <table:table-cell table:style-name="ce1" office:value-type="float" office:value="22">
            <text:p>22</text:p>
          </table:table-cell>
          <table:table-cell table:style-name="ce1" office:value-type="string">
            <text:p>Best Fitness:</text:p>
          </table:table-cell>
          <table:table-cell table:style-name="ce1" office:value-type="float" office:value="0.172884">
            <text:p>0.172884</text:p>
          </table:table-cell>
          <table:table-cell table:style-name="ce1" office:value-type="string">
            <text:p>Best Vector:</text:p>
          </table:table-cell>
          <table:table-cell table:style-name="ce1" office:value-type="string">
            <text:p>-0.064783</text:p>
            <text:p>0.153613</text:p>
            <text:p>0.380907</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1.501731">
            <text:p>21.501731</text:p>
          </table:table-cell>
          <table:table-cell table:style-name="ce1" office:value-type="float" office:value="57.420152">
            <text:p>57.420152</text:p>
          </table:table-cell>
          <table:table-cell table:style-name="ce1" office:value-type="string">
            <text:p>4.627933</text:p>
            <text:p>3.643713</text:p>
            <text:p>4.767152</text:p>
          </table:table-cell>
          <table:table-cell table:style-name="ce1" office:value-type="float" office:value="0.454368">
            <text:p>0.454368</text:p>
          </table:table-cell>
          <table:table-cell table:style-name="ce1" office:value-type="string">
            <text:p>-0.291452</text:p>
            <text:p>0.298082</text:p>
            <text:p>0.529689</text:p>
          </table:table-cell>
        </table:table-row>
        <table:table-row table:style-name="ro2">
          <table:table-cell table:style-name="ce1" office:value-type="float" office:value="10">
            <text:p>10</text:p>
          </table:table-cell>
          <table:table-cell table:style-name="ce1" office:value-type="float" office:value="1.794798">
            <text:p>1.794798</text:p>
          </table:table-cell>
          <table:table-cell table:style-name="ce1" office:value-type="float" office:value="5.476887">
            <text:p>5.476887</text:p>
          </table:table-cell>
          <table:table-cell table:style-name="ce1" office:value-type="string">
            <text:p>2.169444</text:p>
            <text:p>0.644037</text:p>
            <text:p>-0.596335</text:p>
          </table:table-cell>
          <table:table-cell table:style-name="ce1" office:value-type="float" office:value="0.338404">
            <text:p>0.338404</text:p>
          </table:table-cell>
          <table:table-cell table:style-name="ce1" office:value-type="string">
            <text:p>-0.171693</text:p>
            <text:p>0.242225</text:p>
            <text:p>0.500253</text:p>
          </table:table-cell>
        </table:table-row>
        <table:table-row table:style-name="ro2">
          <table:table-cell table:style-name="ce1" office:value-type="float" office:value="20">
            <text:p>20</text:p>
          </table:table-cell>
          <table:table-cell table:style-name="ce1" office:value-type="float" office:value="0.719786">
            <text:p>0.719786</text:p>
          </table:table-cell>
          <table:table-cell table:style-name="ce1" office:value-type="float" office:value="0.857188">
            <text:p>0.857188</text:p>
          </table:table-cell>
          <table:table-cell table:style-name="ce1" office:value-type="string">
            <text:p>-0.197352</text:p>
            <text:p>0.605572</text:p>
            <text:p>-0.671955</text:p>
          </table:table-cell>
          <table:table-cell table:style-name="ce1" office:value-type="float" office:value="0.34392">
            <text:p>0.34392</text:p>
          </table:table-cell>
          <table:table-cell table:style-name="ce1" office:value-type="string">
            <text:p>-0.146660</text:p>
            <text:p>0.242225</text:p>
            <text:p>0.513555</text:p>
          </table:table-cell>
        </table:table-row>
        <table:table-row table:style-name="ro2">
          <table:table-cell table:style-name="ce1" office:value-type="float" office:value="30">
            <text:p>30</text:p>
          </table:table-cell>
          <table:table-cell table:style-name="ce1" office:value-type="float" office:value="0.334748">
            <text:p>0.334748</text:p>
          </table:table-cell>
          <table:table-cell table:style-name="ce1" office:value-type="float" office:value="0.426146">
            <text:p>0.426146</text:p>
          </table:table-cell>
          <table:table-cell table:style-name="ce1" office:value-type="string">
            <text:p>-0.266287</text:p>
            <text:p>0.276352</text:p>
            <text:p>0.528078</text:p>
          </table:table-cell>
          <table:table-cell table:style-name="ce1" office:value-type="float" office:value="0.271432">
            <text:p>0.271432</text:p>
          </table:table-cell>
          <table:table-cell table:style-name="ce1" office:value-type="string">
            <text:p>-0.096417</text:p>
            <text:p>0.235488</text:p>
            <text:p>0.454622</text:p>
          </table:table-cell>
        </table:table-row>
        <table:table-row table:style-name="ro2">
          <table:table-cell table:style-name="ce1" office:value-type="float" office:value="40">
            <text:p>40</text:p>
          </table:table-cell>
          <table:table-cell table:style-name="ce1" office:value-type="float" office:value="0.290467">
            <text:p>0.290467</text:p>
          </table:table-cell>
          <table:table-cell table:style-name="ce1" office:value-type="float" office:value="0.395583">
            <text:p>0.395583</text:p>
          </table:table-cell>
          <table:table-cell table:style-name="ce1" office:value-type="string">
            <text:p>-0.232787</text:p>
            <text:p>0.265367</text:p>
            <text:p>0.520551</text:p>
          </table:table-cell>
          <table:table-cell table:style-name="ce1" office:value-type="float" office:value="0.213523">
            <text:p>0.213523</text:p>
          </table:table-cell>
          <table:table-cell table:style-name="ce1" office:value-type="string">
            <text:p>-0.048085</text:p>
            <text:p>0.190749</text:p>
            <text:p>0.418121</text:p>
          </table:table-cell>
        </table:table-row>
        <table:table-row table:style-name="ro2">
          <table:table-cell table:style-name="ce1" office:value-type="float" office:value="50">
            <text:p>50</text:p>
          </table:table-cell>
          <table:table-cell table:style-name="ce1" office:value-type="float" office:value="0.250581">
            <text:p>0.250581</text:p>
          </table:table-cell>
          <table:table-cell table:style-name="ce1" office:value-type="float" office:value="0.391797">
            <text:p>0.391797</text:p>
          </table:table-cell>
          <table:table-cell table:style-name="ce1" office:value-type="string">
            <text:p>-0.146660</text:p>
            <text:p>0.238206</text:p>
            <text:p>0.559951</text:p>
          </table:table-cell>
          <table:table-cell table:style-name="ce1" office:value-type="float" office:value="0.172884">
            <text:p>0.172884</text:p>
          </table:table-cell>
          <table:table-cell table:style-name="ce1" office:value-type="string">
            <text:p>-0.064783</text:p>
            <text:p>0.153613</text:p>
            <text:p>0.380907</text:p>
          </table:table-cell>
        </table:table-row>
        <table:table-row table:style-name="ro1">
          <table:table-cell table:number-columns-repeated="6"/>
        </table:table-row>
        <table:table-row table:style-name="ro1">
          <table:table-cell/>
          <table:table-cell office:value-type="string">
            <text:p>Run 7</text:p>
          </table:table-cell>
          <table:table-cell table:number-columns-repeated="4"/>
        </table:table-row>
        <table:table-row table:style-name="ro2">
          <table:table-cell table:style-name="ce1" office:value-type="string">
            <text:p>Random Seed:</text:p>
          </table:table-cell>
          <table:table-cell table:style-name="ce1" office:value-type="float" office:value="99">
            <text:p>99</text:p>
          </table:table-cell>
          <table:table-cell table:style-name="ce1" office:value-type="string">
            <text:p>Best Fitness:</text:p>
          </table:table-cell>
          <table:table-cell table:style-name="ce1" office:value-type="float" office:value="0.000438">
            <text:p>0.000438</text:p>
          </table:table-cell>
          <table:table-cell table:style-name="ce1" office:value-type="string">
            <text:p>Best Vector:</text:p>
          </table:table-cell>
          <table:table-cell table:style-name="ce1" office:value-type="string">
            <text:p>0.010502</text:p>
            <text:p>-0.018107</text:p>
            <text:p>-0.000345</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1.184438">
            <text:p>21.184438</text:p>
          </table:table-cell>
          <table:table-cell table:style-name="ce1" office:value-type="float" office:value="54.503966">
            <text:p>54.503966</text:p>
          </table:table-cell>
          <table:table-cell table:style-name="ce1" office:value-type="string">
            <text:p>4.897329</text:p>
            <text:p>4.663464</text:p>
            <text:p>2.961798</text:p>
          </table:table-cell>
          <table:table-cell table:style-name="ce1" office:value-type="float" office:value="0.080709">
            <text:p>0.080709</text:p>
          </table:table-cell>
          <table:table-cell table:style-name="ce1" office:value-type="string">
            <text:p>0.065873</text:p>
            <text:p>-0.126931</text:p>
            <text:p>0.245476</text:p>
          </table:table-cell>
        </table:table-row>
        <table:table-row table:style-name="ro2">
          <table:table-cell table:style-name="ce1" office:value-type="float" office:value="10">
            <text:p>10</text:p>
          </table:table-cell>
          <table:table-cell table:style-name="ce1" office:value-type="float" office:value="0.368169">
            <text:p>0.368169</text:p>
          </table:table-cell>
          <table:table-cell table:style-name="ce1" office:value-type="float" office:value="1.208007">
            <text:p>1.208007</text:p>
          </table:table-cell>
          <table:table-cell table:style-name="ce1" office:value-type="string">
            <text:p>0.562453</text:p>
            <text:p>-0.917665</text:p>
            <text:p>0.222586</text:p>
          </table:table-cell>
          <table:table-cell table:style-name="ce1" office:value-type="float" office:value="0.044569">
            <text:p>0.044569</text:p>
          </table:table-cell>
          <table:table-cell table:style-name="ce1" office:value-type="string">
            <text:p>0.065873</text:p>
            <text:p>0.200453</text:p>
            <text:p>-0.006943</text:p>
          </table:table-cell>
        </table:table-row>
        <table:table-row table:style-name="ro2">
          <table:table-cell table:style-name="ce1" office:value-type="float" office:value="20">
            <text:p>20</text:p>
          </table:table-cell>
          <table:table-cell table:style-name="ce1" office:value-type="float" office:value="0.066814">
            <text:p>0.066814</text:p>
          </table:table-cell>
          <table:table-cell table:style-name="ce1" office:value-type="float" office:value="0.147196">
            <text:p>0.147196</text:p>
          </table:table-cell>
          <table:table-cell table:style-name="ce1" office:value-type="string">
            <text:p>-0.176591</text:p>
            <text:p>-0.164888</text:p>
            <text:p>0.298033</text:p>
          </table:table-cell>
          <table:table-cell table:style-name="ce1" office:value-type="float" office:value="0.015304">
            <text:p>0.015304</text:p>
          </table:table-cell>
          <table:table-cell table:style-name="ce1" office:value-type="string">
            <text:p>0.065873</text:p>
            <text:p>0.104246</text:p>
            <text:p>-0.009864</text:p>
          </table:table-cell>
        </table:table-row>
        <table:table-row table:style-name="ro2">
          <table:table-cell table:style-name="ce1" office:value-type="float" office:value="30">
            <text:p>30</text:p>
          </table:table-cell>
          <table:table-cell table:style-name="ce1" office:value-type="float" office:value="0.015669">
            <text:p>0.015669</text:p>
          </table:table-cell>
          <table:table-cell table:style-name="ce1" office:value-type="float" office:value="0.039936">
            <text:p>0.039936</text:p>
          </table:table-cell>
          <table:table-cell table:style-name="ce1" office:value-type="string">
            <text:p>-0.121611</text:p>
            <text:p>0.157293</text:p>
            <text:p>0.020140</text:p>
          </table:table-cell>
          <table:table-cell table:style-name="ce1" office:value-type="float" office:value="0.005333">
            <text:p>0.005333</text:p>
          </table:table-cell>
          <table:table-cell table:style-name="ce1" office:value-type="string">
            <text:p>0.065873</text:p>
            <text:p>0.030744</text:p>
            <text:p>-0.006943</text:p>
          </table:table-cell>
        </table:table-row>
        <table:table-row table:style-name="ro2">
          <table:table-cell table:style-name="ce1" office:value-type="float" office:value="40">
            <text:p>40</text:p>
          </table:table-cell>
          <table:table-cell table:style-name="ce1" office:value-type="float" office:value="0.003512">
            <text:p>0.003512</text:p>
          </table:table-cell>
          <table:table-cell table:style-name="ce1" office:value-type="float" office:value="0.017762">
            <text:p>0.017762</text:p>
          </table:table-cell>
          <table:table-cell table:style-name="ce1" office:value-type="string">
            <text:p>0.107638</text:p>
            <text:p>0.021228</text:p>
            <text:p>-0.075669</text:p>
          </table:table-cell>
          <table:table-cell table:style-name="ce1" office:value-type="float" office:value="0.00045">
            <text:p>0.00045</text:p>
          </table:table-cell>
          <table:table-cell table:style-name="ce1" office:value-type="string">
            <text:p>0.011035</text:p>
            <text:p>0.016746</text:p>
            <text:p>-0.006943</text:p>
          </table:table-cell>
        </table:table-row>
        <table:table-row table:style-name="ro2">
          <table:table-cell table:style-name="ce1" office:value-type="float" office:value="50">
            <text:p>50</text:p>
          </table:table-cell>
          <table:table-cell table:style-name="ce1" office:value-type="float" office:value="0.001762">
            <text:p>0.001762</text:p>
          </table:table-cell>
          <table:table-cell table:style-name="ce1" office:value-type="float" office:value="0.005986">
            <text:p>0.005986</text:p>
          </table:table-cell>
          <table:table-cell table:style-name="ce1" office:value-type="string">
            <text:p>0.062368</text:p>
            <text:p>0.022251</text:p>
            <text:p>-0.040010</text:p>
          </table:table-cell>
          <table:table-cell table:style-name="ce1" office:value-type="float" office:value="0.000438">
            <text:p>0.000438</text:p>
          </table:table-cell>
          <table:table-cell table:style-name="ce1" office:value-type="string">
            <text:p>0.010502</text:p>
            <text:p>-0.018107</text:p>
            <text:p>-0.000345</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8: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70">
          <table:table-cell table:number-columns-repeated="6"/>
        </table:table-row>
        <table:table-row table:style-name="ro1">
          <table:table-cell/>
          <table:table-cell office:value-type="string">
            <text:p>Run 8</text:p>
          </table:table-cell>
          <table:table-cell table:number-columns-repeated="4"/>
        </table:table-row>
        <table:table-row table:style-name="ro2">
          <table:table-cell table:style-name="ce1" office:value-type="string">
            <text:p>Random Seed:</text:p>
          </table:table-cell>
          <table:table-cell table:style-name="ce1" office:value-type="float" office:value="32">
            <text:p>32</text:p>
          </table:table-cell>
          <table:table-cell table:style-name="ce1" office:value-type="string">
            <text:p>Best Fitness:</text:p>
          </table:table-cell>
          <table:table-cell table:style-name="ce1" office:value-type="float" office:value="0.009504">
            <text:p>0.009504</text:p>
          </table:table-cell>
          <table:table-cell table:style-name="ce1" office:value-type="string">
            <text:p>Best Vector:</text:p>
          </table:table-cell>
          <table:table-cell table:style-name="ce1" office:value-type="string">
            <text:p>-0.007345</text:p>
            <text:p>-0.096607</text:p>
            <text:p>0.010838</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2.781417">
            <text:p>22.781417</text:p>
          </table:table-cell>
          <table:table-cell table:style-name="ce1" office:value-type="float" office:value="54.899979">
            <text:p>54.899979</text:p>
          </table:table-cell>
          <table:table-cell table:style-name="ce1" office:value-type="string">
            <text:p>4.057052</text:p>
            <text:p>4.019465</text:p>
            <text:p>4.720615</text:p>
          </table:table-cell>
          <table:table-cell table:style-name="ce1" office:value-type="float" office:value="0.381125">
            <text:p>0.381125</text:p>
          </table:table-cell>
          <table:table-cell table:style-name="ce1" office:value-type="string">
            <text:p>0.210021</text:p>
            <text:p>-0.510995</text:p>
            <text:p>-0.275500</text:p>
          </table:table-cell>
        </table:table-row>
        <table:table-row table:style-name="ro2">
          <table:table-cell table:style-name="ce1" office:value-type="float" office:value="10">
            <text:p>10</text:p>
          </table:table-cell>
          <table:table-cell table:style-name="ce1" office:value-type="float" office:value="1.731249">
            <text:p>1.731249</text:p>
          </table:table-cell>
          <table:table-cell table:style-name="ce1" office:value-type="float" office:value="3.530996">
            <text:p>3.530996</text:p>
          </table:table-cell>
          <table:table-cell table:style-name="ce1" office:value-type="string">
            <text:p>1.307737</text:p>
            <text:p>0.394268</text:p>
            <text:p>1.290493</text:p>
          </table:table-cell>
          <table:table-cell table:style-name="ce1" office:value-type="float" office:value="0.376288">
            <text:p>0.376288</text:p>
          </table:table-cell>
          <table:table-cell table:style-name="ce1" office:value-type="string">
            <text:p>0.210021</text:p>
            <text:p>-0.538901</text:p>
            <text:p>-0.204366</text:p>
          </table:table-cell>
        </table:table-row>
        <table:table-row table:style-name="ro2">
          <table:table-cell table:style-name="ce1" office:value-type="float" office:value="20">
            <text:p>20</text:p>
          </table:table-cell>
          <table:table-cell table:style-name="ce1" office:value-type="float" office:value="0.160641">
            <text:p>0.160641</text:p>
          </table:table-cell>
          <table:table-cell table:style-name="ce1" office:value-type="float" office:value="0.593729">
            <text:p>0.593729</text:p>
          </table:table-cell>
          <table:table-cell table:style-name="ce1" office:value-type="string">
            <text:p>0.292331</text:p>
            <text:p>-0.432668</text:p>
            <text:p>-0.566630</text:p>
          </table:table-cell>
          <table:table-cell table:style-name="ce1" office:value-type="float" office:value="0.088014">
            <text:p>0.088014</text:p>
          </table:table-cell>
          <table:table-cell table:style-name="ce1" office:value-type="string">
            <text:p>0.206142</text:p>
            <text:p>-0.209026</text:p>
            <text:p>-0.042745</text:p>
          </table:table-cell>
        </table:table-row>
        <table:table-row table:style-name="ro2">
          <table:table-cell table:style-name="ce1" office:value-type="float" office:value="30">
            <text:p>30</text:p>
          </table:table-cell>
          <table:table-cell table:style-name="ce1" office:value-type="float" office:value="0.091531">
            <text:p>0.091531</text:p>
          </table:table-cell>
          <table:table-cell table:style-name="ce1" office:value-type="float" office:value="0.148749">
            <text:p>0.148749</text:p>
          </table:table-cell>
          <table:table-cell table:style-name="ce1" office:value-type="string">
            <text:p>0.199569</text:p>
            <text:p>-0.329725</text:p>
            <text:p>0.014250</text:p>
          </table:table-cell>
          <table:table-cell table:style-name="ce1" office:value-type="float" office:value="0.051055">
            <text:p>0.051055</text:p>
          </table:table-cell>
          <table:table-cell table:style-name="ce1" office:value-type="string">
            <text:p>0.167997</text:p>
            <text:p>-0.150779</text:p>
            <text:p>-0.009885</text:p>
          </table:table-cell>
        </table:table-row>
        <table:table-row table:style-name="ro2">
          <table:table-cell table:style-name="ce1" office:value-type="float" office:value="40">
            <text:p>40</text:p>
          </table:table-cell>
          <table:table-cell table:style-name="ce1" office:value-type="float" office:value="0.059465">
            <text:p>0.059465</text:p>
          </table:table-cell>
          <table:table-cell table:style-name="ce1" office:value-type="float" office:value="0.128048">
            <text:p>0.128048</text:p>
          </table:table-cell>
          <table:table-cell table:style-name="ce1" office:value-type="string">
            <text:p>0.307005</text:p>
            <text:p>-0.176345</text:p>
            <text:p>-0.051949</text:p>
          </table:table-cell>
          <table:table-cell table:style-name="ce1" office:value-type="float" office:value="0.035608">
            <text:p>0.035608</text:p>
          </table:table-cell>
          <table:table-cell table:style-name="ce1" office:value-type="string">
            <text:p>0.084600</text:p>
            <text:p>-0.161549</text:p>
            <text:p>-0.048502</text:p>
          </table:table-cell>
        </table:table-row>
        <table:table-row table:style-name="ro2">
          <table:table-cell table:style-name="ce1" office:value-type="float" office:value="50">
            <text:p>50</text:p>
          </table:table-cell>
          <table:table-cell table:style-name="ce1" office:value-type="float" office:value="0.02428">
            <text:p>0.02428</text:p>
          </table:table-cell>
          <table:table-cell table:style-name="ce1" office:value-type="float" office:value="0.049418">
            <text:p>0.049418</text:p>
          </table:table-cell>
          <table:table-cell table:style-name="ce1" office:value-type="string">
            <text:p>0.119923</text:p>
            <text:p>-0.180788</text:p>
            <text:p>-0.048502</text:p>
          </table:table-cell>
          <table:table-cell table:style-name="ce1" office:value-type="float" office:value="0.009504">
            <text:p>0.009504</text:p>
          </table:table-cell>
          <table:table-cell table:style-name="ce1" office:value-type="string">
            <text:p>-0.007345</text:p>
            <text:p>-0.096607</text:p>
            <text:p>0.010838</text:p>
          </table:table-cell>
        </table:table-row>
        <table:table-row table:style-name="ro1">
          <table:table-cell table:number-columns-repeated="6"/>
        </table:table-row>
        <table:table-row table:style-name="ro1">
          <table:table-cell/>
          <table:table-cell office:value-type="string">
            <text:p>Run 9</text:p>
          </table:table-cell>
          <table:table-cell table:number-columns-repeated="4"/>
        </table:table-row>
        <table:table-row table:style-name="ro2">
          <table:table-cell table:style-name="ce1" office:value-type="string">
            <text:p>Random Seed:</text:p>
          </table:table-cell>
          <table:table-cell table:style-name="ce1" office:value-type="float" office:value="43">
            <text:p>43</text:p>
          </table:table-cell>
          <table:table-cell table:style-name="ce1" office:value-type="string">
            <text:p>Best Fitness:</text:p>
          </table:table-cell>
          <table:table-cell table:style-name="ce1" office:value-type="float" office:value="0.121957">
            <text:p>0.121957</text:p>
          </table:table-cell>
          <table:table-cell table:style-name="ce1" office:value-type="string">
            <text:p>Best Vector:</text:p>
          </table:table-cell>
          <table:table-cell table:style-name="ce1" office:value-type="string">
            <text:p>-0.260935</text:p>
            <text:p>-0.232078</text:p>
            <text:p>0.003088</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1.603413">
            <text:p>21.603413</text:p>
          </table:table-cell>
          <table:table-cell table:style-name="ce1" office:value-type="float" office:value="55.528665">
            <text:p>55.528665</text:p>
          </table:table-cell>
          <table:table-cell table:style-name="ce1" office:value-type="string">
            <text:p>3.407544</text:p>
            <text:p>4.935098</text:p>
            <text:p>4.422908</text:p>
          </table:table-cell>
          <table:table-cell table:style-name="ce1" office:value-type="float" office:value="3.352016">
            <text:p>3.352016</text:p>
          </table:table-cell>
          <table:table-cell table:style-name="ce1" office:value-type="string">
            <text:p>-0.911577</text:p>
            <text:p>1.256815</text:p>
            <text:p>0.970289</text:p>
          </table:table-cell>
        </table:table-row>
        <table:table-row table:style-name="ro2">
          <table:table-cell table:style-name="ce1" office:value-type="float" office:value="10">
            <text:p>10</text:p>
          </table:table-cell>
          <table:table-cell table:style-name="ce1" office:value-type="float" office:value="0.827159">
            <text:p>0.827159</text:p>
          </table:table-cell>
          <table:table-cell table:style-name="ce1" office:value-type="float" office:value="3.586181">
            <text:p>3.586181</text:p>
          </table:table-cell>
          <table:table-cell table:style-name="ce1" office:value-type="string">
            <text:p>1.166787</text:p>
            <text:p>0.997564</text:p>
            <text:p>1.108899</text:p>
          </table:table-cell>
          <table:table-cell table:style-name="ce1" office:value-type="float" office:value="0.292714">
            <text:p>0.292714</text:p>
          </table:table-cell>
          <table:table-cell table:style-name="ce1" office:value-type="string">
            <text:p>-0.220339</text:p>
            <text:p>-0.442282</text:p>
            <text:p>0.220344</text:p>
          </table:table-cell>
        </table:table-row>
        <table:table-row table:style-name="ro2">
          <table:table-cell table:style-name="ce1" office:value-type="float" office:value="20">
            <text:p>20</text:p>
          </table:table-cell>
          <table:table-cell table:style-name="ce1" office:value-type="float" office:value="0.414651">
            <text:p>0.414651</text:p>
          </table:table-cell>
          <table:table-cell table:style-name="ce1" office:value-type="float" office:value="0.61692">
            <text:p>0.61692</text:p>
          </table:table-cell>
          <table:table-cell table:style-name="ce1" office:value-type="string">
            <text:p>0.624332</text:p>
            <text:p>-0.442282</text:p>
            <text:p>0.177529</text:p>
          </table:table-cell>
          <table:table-cell table:style-name="ce1" office:value-type="float" office:value="0.33102">
            <text:p>0.33102</text:p>
          </table:table-cell>
          <table:table-cell table:style-name="ce1" office:value-type="string">
            <text:p>-0.346120</text:p>
            <text:p>-0.428959</text:p>
            <text:p>0.164972</text:p>
          </table:table-cell>
        </table:table-row>
        <table:table-row table:style-name="ro2">
          <table:table-cell table:style-name="ce1" office:value-type="float" office:value="30">
            <text:p>30</text:p>
          </table:table-cell>
          <table:table-cell table:style-name="ce1" office:value-type="float" office:value="0.390609">
            <text:p>0.390609</text:p>
          </table:table-cell>
          <table:table-cell table:style-name="ce1" office:value-type="float" office:value="0.488643">
            <text:p>0.488643</text:p>
          </table:table-cell>
          <table:table-cell table:style-name="ce1" office:value-type="string">
            <text:p>-0.476879</text:p>
            <text:p>-0.468487</text:p>
            <text:p>0.204326</text:p>
          </table:table-cell>
          <table:table-cell table:style-name="ce1" office:value-type="float" office:value="0.284102">
            <text:p>0.284102</text:p>
          </table:table-cell>
          <table:table-cell table:style-name="ce1" office:value-type="string">
            <text:p>-0.320092</text:p>
            <text:p>-0.375019</text:p>
            <text:p>0.202493</text:p>
          </table:table-cell>
        </table:table-row>
        <table:table-row table:style-name="ro2">
          <table:table-cell table:style-name="ce1" office:value-type="float" office:value="40">
            <text:p>40</text:p>
          </table:table-cell>
          <table:table-cell table:style-name="ce1" office:value-type="float" office:value="0.320531">
            <text:p>0.320531</text:p>
          </table:table-cell>
          <table:table-cell table:style-name="ce1" office:value-type="float" office:value="0.395981">
            <text:p>0.395981</text:p>
          </table:table-cell>
          <table:table-cell table:style-name="ce1" office:value-type="string">
            <text:p>-0.423747</text:p>
            <text:p>-0.405186</text:p>
            <text:p>0.228570</text:p>
          </table:table-cell>
          <table:table-cell table:style-name="ce1" office:value-type="float" office:value="0.229407">
            <text:p>0.229407</text:p>
          </table:table-cell>
          <table:table-cell table:style-name="ce1" office:value-type="string">
            <text:p>-0.314983</text:p>
            <text:p>-0.344882</text:p>
            <text:p>0.106062</text:p>
          </table:table-cell>
        </table:table-row>
        <table:table-row table:style-name="ro2">
          <table:table-cell table:style-name="ce1" office:value-type="float" office:value="50">
            <text:p>50</text:p>
          </table:table-cell>
          <table:table-cell table:style-name="ce1" office:value-type="float" office:value="0.234952">
            <text:p>0.234952</text:p>
          </table:table-cell>
          <table:table-cell table:style-name="ce1" office:value-type="float" office:value="0.332685">
            <text:p>0.332685</text:p>
          </table:table-cell>
          <table:table-cell table:style-name="ce1" office:value-type="string">
            <text:p>-0.361000</text:p>
            <text:p>-0.344037</text:p>
            <text:p>0.289832</text:p>
          </table:table-cell>
          <table:table-cell table:style-name="ce1" office:value-type="float" office:value="0.121957">
            <text:p>0.121957</text:p>
          </table:table-cell>
          <table:table-cell table:style-name="ce1" office:value-type="string">
            <text:p>-0.260935</text:p>
            <text:p>-0.232078</text:p>
            <text:p>0.003088</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90">
          <table:table-cell table:number-columns-repeated="6"/>
        </table:table-row>
        <table:table-row table:style-name="ro1">
          <table:table-cell/>
          <table:table-cell office:value-type="string">
            <text:p>Run 10</text:p>
          </table:table-cell>
          <table:table-cell table:number-columns-repeated="4"/>
        </table:table-row>
        <table:table-row table:style-name="ro2">
          <table:table-cell table:style-name="ce1" office:value-type="string">
            <text:p>Random Seed:</text:p>
          </table:table-cell>
          <table:table-cell table:style-name="ce1" office:value-type="float" office:value="95">
            <text:p>95</text:p>
          </table:table-cell>
          <table:table-cell table:style-name="ce1" office:value-type="string">
            <text:p>Best Fitness:</text:p>
          </table:table-cell>
          <table:table-cell table:style-name="ce1" office:value-type="float" office:value="0.314456">
            <text:p>0.314456</text:p>
          </table:table-cell>
          <table:table-cell table:style-name="ce1" office:value-type="string">
            <text:p>Best Vector:</text:p>
          </table:table-cell>
          <table:table-cell table:style-name="ce1" office:value-type="string">
            <text:p>-0.461738</text:p>
            <text:p>0.297434</text:p>
            <text:p>-0.113081</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7.848303">
            <text:p>17.848303</text:p>
          </table:table-cell>
          <table:table-cell table:style-name="ce1" office:value-type="float" office:value="41.845403">
            <text:p>41.845403</text:p>
          </table:table-cell>
          <table:table-cell table:style-name="ce1" office:value-type="string">
            <text:p>3.560969</text:p>
            <text:p>2.082900</text:p>
            <text:p>4.982613</text:p>
          </table:table-cell>
          <table:table-cell table:style-name="ce1" office:value-type="float" office:value="0.619332">
            <text:p>0.619332</text:p>
          </table:table-cell>
          <table:table-cell table:style-name="ce1" office:value-type="string">
            <text:p>-0.696419</text:p>
            <text:p>0.332086</text:p>
            <text:p>-0.155087</text:p>
          </table:table-cell>
        </table:table-row>
        <table:table-row table:style-name="ro2">
          <table:table-cell table:style-name="ce1" office:value-type="float" office:value="10">
            <text:p>10</text:p>
          </table:table-cell>
          <table:table-cell table:style-name="ce1" office:value-type="float" office:value="1.261857">
            <text:p>1.261857</text:p>
          </table:table-cell>
          <table:table-cell table:style-name="ce1" office:value-type="float" office:value="3.126331">
            <text:p>3.126331</text:p>
          </table:table-cell>
          <table:table-cell table:style-name="ce1" office:value-type="string">
            <text:p>1.179104</text:p>
            <text:p>0.968895</text:p>
            <text:p>-0.892909</text:p>
          </table:table-cell>
          <table:table-cell table:style-name="ce1" office:value-type="float" office:value="0.54533">
            <text:p>0.54533</text:p>
          </table:table-cell>
          <table:table-cell table:style-name="ce1" office:value-type="string">
            <text:p>-0.641091</text:p>
            <text:p>0.332086</text:p>
            <text:p>-0.155087</text:p>
          </table:table-cell>
        </table:table-row>
        <table:table-row table:style-name="ro2">
          <table:table-cell table:style-name="ce1" office:value-type="float" office:value="20">
            <text:p>20</text:p>
          </table:table-cell>
          <table:table-cell table:style-name="ce1" office:value-type="float" office:value="0.657">
            <text:p>0.657</text:p>
          </table:table-cell>
          <table:table-cell table:style-name="ce1" office:value-type="float" office:value="0.787026">
            <text:p>0.787026</text:p>
          </table:table-cell>
          <table:table-cell table:style-name="ce1" office:value-type="string">
            <text:p>-0.755298</text:p>
            <text:p>0.348496</text:p>
            <text:p>-0.308387</text:p>
          </table:table-cell>
          <table:table-cell table:style-name="ce1" office:value-type="float" office:value="0.500994">
            <text:p>0.500994</text:p>
          </table:table-cell>
          <table:table-cell table:style-name="ce1" office:value-type="string">
            <text:p>-0.629917</text:p>
            <text:p>0.283101</text:p>
            <text:p>-0.155087</text:p>
          </table:table-cell>
        </table:table-row>
        <table:table-row table:style-name="ro2">
          <table:table-cell table:style-name="ce1" office:value-type="float" office:value="30">
            <text:p>30</text:p>
          </table:table-cell>
          <table:table-cell table:style-name="ce1" office:value-type="float" office:value="0.532367">
            <text:p>0.532367</text:p>
          </table:table-cell>
          <table:table-cell table:style-name="ce1" office:value-type="float" office:value="0.633765">
            <text:p>0.633765</text:p>
          </table:table-cell>
          <table:table-cell table:style-name="ce1" office:value-type="string">
            <text:p>-0.679299</text:p>
            <text:p>0.345929</text:p>
            <text:p>-0.229457</text:p>
          </table:table-cell>
          <table:table-cell table:style-name="ce1" office:value-type="float" office:value="0.428046">
            <text:p>0.428046</text:p>
          </table:table-cell>
          <table:table-cell table:style-name="ce1" office:value-type="string">
            <text:p>-0.564597</text:p>
            <text:p>0.283101</text:p>
            <text:p>-0.170675</text:p>
          </table:table-cell>
        </table:table-row>
        <table:table-row table:style-name="ro2">
          <table:table-cell table:style-name="ce1" office:value-type="float" office:value="40">
            <text:p>40</text:p>
          </table:table-cell>
          <table:table-cell table:style-name="ce1" office:value-type="float" office:value="0.474947">
            <text:p>0.474947</text:p>
          </table:table-cell>
          <table:table-cell table:style-name="ce1" office:value-type="float" office:value="0.626239">
            <text:p>0.626239</text:p>
          </table:table-cell>
          <table:table-cell table:style-name="ce1" office:value-type="string">
            <text:p>-0.679299</text:p>
            <text:p>0.333184</text:p>
            <text:p>-0.231905</text:p>
          </table:table-cell>
          <table:table-cell table:style-name="ce1" office:value-type="float" office:value="0.374071">
            <text:p>0.374071</text:p>
          </table:table-cell>
          <table:table-cell table:style-name="ce1" office:value-type="string">
            <text:p>-0.512999</text:p>
            <text:p>0.297169</text:p>
            <text:p>-0.150310</text:p>
          </table:table-cell>
        </table:table-row>
        <table:table-row table:style-name="ro2">
          <table:table-cell table:style-name="ce1" office:value-type="float" office:value="50">
            <text:p>50</text:p>
          </table:table-cell>
          <table:table-cell table:style-name="ce1" office:value-type="float" office:value="0.389925">
            <text:p>0.389925</text:p>
          </table:table-cell>
          <table:table-cell table:style-name="ce1" office:value-type="float" office:value="0.475281">
            <text:p>0.475281</text:p>
          </table:table-cell>
          <table:table-cell table:style-name="ce1" office:value-type="string">
            <text:p>-0.573513</text:p>
            <text:p>0.368703</text:p>
            <text:p>-0.102089</text:p>
          </table:table-cell>
          <table:table-cell table:style-name="ce1" office:value-type="float" office:value="0.314456">
            <text:p>0.314456</text:p>
          </table:table-cell>
          <table:table-cell table:style-name="ce1" office:value-type="string">
            <text:p>-0.461738</text:p>
            <text:p>0.297434</text:p>
            <text:p>-0.113081</text:p>
          </table:table-cell>
        </table:table-row>
        <table:table-row table:style-name="ro1">
          <table:table-cell table:number-columns-repeated="6"/>
        </table:table-row>
        <table:table-row table:style-name="ro1">
          <table:table-cell/>
          <table:table-cell office:value-type="string">
            <text:p>Run 11</text:p>
          </table:table-cell>
          <table:table-cell table:number-columns-repeated="4"/>
        </table:table-row>
        <table:table-row table:style-name="ro2">
          <table:table-cell table:style-name="ce1" office:value-type="string">
            <text:p>Random Seed:</text:p>
          </table:table-cell>
          <table:table-cell table:style-name="ce1" office:value-type="float" office:value="2">
            <text:p>2</text:p>
          </table:table-cell>
          <table:table-cell table:style-name="ce1" office:value-type="string">
            <text:p>Best Fitness:</text:p>
          </table:table-cell>
          <table:table-cell table:style-name="ce1" office:value-type="float" office:value="0.314959">
            <text:p>0.314959</text:p>
          </table:table-cell>
          <table:table-cell table:style-name="ce1" office:value-type="string">
            <text:p>Best Vector:</text:p>
          </table:table-cell>
          <table:table-cell table:style-name="ce1" office:value-type="string">
            <text:p>-0.041406</text:p>
            <text:p>0.231121</text:p>
            <text:p>-0.509733</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2.484163">
            <text:p>22.484163</text:p>
          </table:table-cell>
          <table:table-cell table:style-name="ce1" office:value-type="float" office:value="51.876565">
            <text:p>51.876565</text:p>
          </table:table-cell>
          <table:table-cell table:style-name="ce1" office:value-type="string">
            <text:p>4.968917</text:p>
            <text:p>4.696373</text:p>
            <text:p>2.265062</text:p>
          </table:table-cell>
          <table:table-cell table:style-name="ce1" office:value-type="float" office:value="1.75516">
            <text:p>1.75516</text:p>
          </table:table-cell>
          <table:table-cell table:style-name="ce1" office:value-type="string">
            <text:p>-0.091479</text:p>
            <text:p>-0.782386</text:p>
            <text:p>1.065206</text:p>
          </table:table-cell>
        </table:table-row>
        <table:table-row table:style-name="ro2">
          <table:table-cell table:style-name="ce1" office:value-type="float" office:value="10">
            <text:p>10</text:p>
          </table:table-cell>
          <table:table-cell table:style-name="ce1" office:value-type="float" office:value="1.090846">
            <text:p>1.090846</text:p>
          </table:table-cell>
          <table:table-cell table:style-name="ce1" office:value-type="float" office:value="1.819143">
            <text:p>1.819143</text:p>
          </table:table-cell>
          <table:table-cell table:style-name="ce1" office:value-type="string">
            <text:p>0.857379</text:p>
            <text:p>0.609444</text:p>
            <text:p>-0.844169</text:p>
          </table:table-cell>
          <table:table-cell table:style-name="ce1" office:value-type="float" office:value="0.680155">
            <text:p>0.680155</text:p>
          </table:table-cell>
          <table:table-cell table:style-name="ce1" office:value-type="string">
            <text:p>-0.057290</text:p>
            <text:p>0.416740</text:p>
            <text:p>-0.709366</text:p>
          </table:table-cell>
        </table:table-row>
        <table:table-row table:style-name="ro2">
          <table:table-cell table:style-name="ce1" office:value-type="float" office:value="20">
            <text:p>20</text:p>
          </table:table-cell>
          <table:table-cell table:style-name="ce1" office:value-type="float" office:value="0.746801">
            <text:p>0.746801</text:p>
          </table:table-cell>
          <table:table-cell table:style-name="ce1" office:value-type="float" office:value="0.983396">
            <text:p>0.983396</text:p>
          </table:table-cell>
          <table:table-cell table:style-name="ce1" office:value-type="string">
            <text:p>-0.023481</text:p>
            <text:p>0.623936</text:p>
            <text:p>-0.770421</text:p>
          </table:table-cell>
          <table:table-cell table:style-name="ce1" office:value-type="float" office:value="0.5102">
            <text:p>0.5102</text:p>
          </table:table-cell>
          <table:table-cell table:style-name="ce1" office:value-type="string">
            <text:p>-0.064912</text:p>
            <text:p>0.322425</text:p>
            <text:p>-0.634057</text:p>
          </table:table-cell>
        </table:table-row>
        <table:table-row table:style-name="ro2">
          <table:table-cell table:style-name="ce1" office:value-type="float" office:value="30">
            <text:p>30</text:p>
          </table:table-cell>
          <table:table-cell table:style-name="ce1" office:value-type="float" office:value="0.648151">
            <text:p>0.648151</text:p>
          </table:table-cell>
          <table:table-cell table:style-name="ce1" office:value-type="float" office:value="0.830274">
            <text:p>0.830274</text:p>
          </table:table-cell>
          <table:table-cell table:style-name="ce1" office:value-type="string">
            <text:p>-0.056406</text:p>
            <text:p>0.475701</text:p>
            <text:p>-0.775114</text:p>
          </table:table-cell>
          <table:table-cell table:style-name="ce1" office:value-type="float" office:value="0.472381">
            <text:p>0.472381</text:p>
          </table:table-cell>
          <table:table-cell table:style-name="ce1" office:value-type="string">
            <text:p>-0.000019</text:p>
            <text:p>0.322425</text:p>
            <text:p>-0.606979</text:p>
          </table:table-cell>
        </table:table-row>
        <table:table-row table:style-name="ro2">
          <table:table-cell table:style-name="ce1" office:value-type="float" office:value="40">
            <text:p>40</text:p>
          </table:table-cell>
          <table:table-cell table:style-name="ce1" office:value-type="float" office:value="0.511152">
            <text:p>0.511152</text:p>
          </table:table-cell>
          <table:table-cell table:style-name="ce1" office:value-type="float" office:value="0.686702">
            <text:p>0.686702</text:p>
          </table:table-cell>
          <table:table-cell table:style-name="ce1" office:value-type="string">
            <text:p>-0.019009</text:p>
            <text:p>0.413805</text:p>
            <text:p>-0.717709</text:p>
          </table:table-cell>
          <table:table-cell table:style-name="ce1" office:value-type="float" office:value="0.423717">
            <text:p>0.423717</text:p>
          </table:table-cell>
          <table:table-cell table:style-name="ce1" office:value-type="string">
            <text:p>0.045184</text:p>
            <text:p>0.269340</text:p>
            <text:p>-0.590873</text:p>
          </table:table-cell>
        </table:table-row>
        <table:table-row table:style-name="ro2">
          <table:table-cell table:style-name="ce1" office:value-type="float" office:value="50">
            <text:p>50</text:p>
          </table:table-cell>
          <table:table-cell table:style-name="ce1" office:value-type="float" office:value="0.43282">
            <text:p>0.43282</text:p>
          </table:table-cell>
          <table:table-cell table:style-name="ce1" office:value-type="float" office:value="0.658635">
            <text:p>0.658635</text:p>
          </table:table-cell>
          <table:table-cell table:style-name="ce1" office:value-type="string">
            <text:p>-0.034186</text:p>
            <text:p>0.416740</text:p>
            <text:p>-0.695553</text:p>
          </table:table-cell>
          <table:table-cell table:style-name="ce1" office:value-type="float" office:value="0.314959">
            <text:p>0.314959</text:p>
          </table:table-cell>
          <table:table-cell table:style-name="ce1" office:value-type="string">
            <text:p>-0.041406</text:p>
            <text:p>0.231121</text:p>
            <text:p>-0.50973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8: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10">
          <table:table-cell table:number-columns-repeated="6"/>
        </table:table-row>
        <table:table-row table:style-name="ro1">
          <table:table-cell/>
          <table:table-cell office:value-type="string">
            <text:p>Run 12</text:p>
          </table:table-cell>
          <table:table-cell table:number-columns-repeated="4"/>
        </table:table-row>
        <table:table-row table:style-name="ro2">
          <table:table-cell table:style-name="ce1" office:value-type="string">
            <text:p>Random Seed:</text:p>
          </table:table-cell>
          <table:table-cell table:style-name="ce1" office:value-type="float" office:value="145">
            <text:p>145</text:p>
          </table:table-cell>
          <table:table-cell table:style-name="ce1" office:value-type="string">
            <text:p>Best Fitness:</text:p>
          </table:table-cell>
          <table:table-cell table:style-name="ce1" office:value-type="float" office:value="0.619523">
            <text:p>0.619523</text:p>
          </table:table-cell>
          <table:table-cell table:style-name="ce1" office:value-type="string">
            <text:p>Best Vector:</text:p>
          </table:table-cell>
          <table:table-cell table:style-name="ce1" office:value-type="string">
            <text:p>-0.322252</text:p>
            <text:p>-0.138817</text:p>
            <text:p>0.704561</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3.007498">
            <text:p>23.007498</text:p>
          </table:table-cell>
          <table:table-cell table:style-name="ce1" office:value-type="float" office:value="61.025256">
            <text:p>61.025256</text:p>
          </table:table-cell>
          <table:table-cell table:style-name="ce1" office:value-type="string">
            <text:p>4.365135</text:p>
            <text:p>4.156151</text:p>
            <text:p>4.969634</text:p>
          </table:table-cell>
          <table:table-cell table:style-name="ce1" office:value-type="float" office:value="1.225882">
            <text:p>1.225882</text:p>
          </table:table-cell>
          <table:table-cell table:style-name="ce1" office:value-type="string">
            <text:p>-0.975227</text:p>
            <text:p>-0.337582</text:p>
            <text:p>0.401065</text:p>
          </table:table-cell>
        </table:table-row>
        <table:table-row table:style-name="ro2">
          <table:table-cell table:style-name="ce1" office:value-type="float" office:value="10">
            <text:p>10</text:p>
          </table:table-cell>
          <table:table-cell table:style-name="ce1" office:value-type="float" office:value="1.823916">
            <text:p>1.823916</text:p>
          </table:table-cell>
          <table:table-cell table:style-name="ce1" office:value-type="float" office:value="2.889887">
            <text:p>2.889887</text:p>
          </table:table-cell>
          <table:table-cell table:style-name="ce1" office:value-type="string">
            <text:p>0.864160</text:p>
            <text:p>1.460556</text:p>
            <text:p>0.099448</text:p>
          </table:table-cell>
          <table:table-cell table:style-name="ce1" office:value-type="float" office:value="0.619523">
            <text:p>0.619523</text:p>
          </table:table-cell>
          <table:table-cell table:style-name="ce1" office:value-type="string">
            <text:p>-0.322252</text:p>
            <text:p>-0.138817</text:p>
            <text:p>0.704561</text:p>
          </table:table-cell>
        </table:table-row>
        <table:table-row table:style-name="ro2">
          <table:table-cell table:style-name="ce1" office:value-type="float" office:value="20">
            <text:p>20</text:p>
          </table:table-cell>
          <table:table-cell table:style-name="ce1" office:value-type="float" office:value="1.547605">
            <text:p>1.547605</text:p>
          </table:table-cell>
          <table:table-cell table:style-name="ce1" office:value-type="float" office:value="1.738227">
            <text:p>1.738227</text:p>
          </table:table-cell>
          <table:table-cell table:style-name="ce1" office:value-type="string">
            <text:p>0.299335</text:p>
            <text:p>-0.894615</text:p>
            <text:p>0.921027</text:p>
          </table:table-cell>
          <table:table-cell table:style-name="ce1" office:value-type="float" office:value="1.400612">
            <text:p>1.400612</text:p>
          </table:table-cell>
          <table:table-cell table:style-name="ce1" office:value-type="string">
            <text:p>-0.308386</text:p>
            <text:p>-0.857818</text:p>
            <text:p>0.754758</text:p>
          </table:table-cell>
        </table:table-row>
        <table:table-row table:style-name="ro2">
          <table:table-cell table:style-name="ce1" office:value-type="float" office:value="30">
            <text:p>30</text:p>
          </table:table-cell>
          <table:table-cell table:style-name="ce1" office:value-type="float" office:value="1.5078">
            <text:p>1.5078</text:p>
          </table:table-cell>
          <table:table-cell table:style-name="ce1" office:value-type="float" office:value="1.697324">
            <text:p>1.697324</text:p>
          </table:table-cell>
          <table:table-cell table:style-name="ce1" office:value-type="string">
            <text:p>-0.283575</text:p>
            <text:p>-0.904247</text:p>
            <text:p>0.894006</text:p>
          </table:table-cell>
          <table:table-cell table:style-name="ce1" office:value-type="float" office:value="1.322013">
            <text:p>1.322013</text:p>
          </table:table-cell>
          <table:table-cell table:style-name="ce1" office:value-type="string">
            <text:p>-0.283575</text:p>
            <text:p>-0.738283</text:p>
            <text:p>0.834588</text:p>
          </table:table-cell>
        </table:table-row>
        <table:table-row table:style-name="ro2">
          <table:table-cell table:style-name="ce1" office:value-type="float" office:value="40">
            <text:p>40</text:p>
          </table:table-cell>
          <table:table-cell table:style-name="ce1" office:value-type="float" office:value="1.543678">
            <text:p>1.543678</text:p>
          </table:table-cell>
          <table:table-cell table:style-name="ce1" office:value-type="float" office:value="1.848125">
            <text:p>1.848125</text:p>
          </table:table-cell>
          <table:table-cell table:style-name="ce1" office:value-type="string">
            <text:p>-0.259657</text:p>
            <text:p>-0.946669</text:p>
            <text:p>0.940490</text:p>
          </table:table-cell>
          <table:table-cell table:style-name="ce1" office:value-type="float" office:value="1.290088">
            <text:p>1.290088</text:p>
          </table:table-cell>
          <table:table-cell table:style-name="ce1" office:value-type="string">
            <text:p>-0.265619</text:p>
            <text:p>-0.793920</text:p>
            <text:p>0.767611</text:p>
          </table:table-cell>
        </table:table-row>
        <table:table-row table:style-name="ro2">
          <table:table-cell table:style-name="ce1" office:value-type="float" office:value="50">
            <text:p>50</text:p>
          </table:table-cell>
          <table:table-cell table:style-name="ce1" office:value-type="float" office:value="1.410813">
            <text:p>1.410813</text:p>
          </table:table-cell>
          <table:table-cell table:style-name="ce1" office:value-type="float" office:value="1.753464">
            <text:p>1.753464</text:p>
          </table:table-cell>
          <table:table-cell table:style-name="ce1" office:value-type="string">
            <text:p>0.310666</text:p>
            <text:p>-0.919612</text:p>
            <text:p>0.900702</text:p>
          </table:table-cell>
          <table:table-cell table:style-name="ce1" office:value-type="float" office:value="1.19303">
            <text:p>1.19303</text:p>
          </table:table-cell>
          <table:table-cell table:style-name="ce1" office:value-type="string">
            <text:p>0.314971</text:p>
            <text:p>-0.775376</text:p>
            <text:p>0.701866</text:p>
          </table:table-cell>
        </table:table-row>
        <table:table-row table:style-name="ro1">
          <table:table-cell table:number-columns-repeated="6"/>
        </table:table-row>
        <table:table-row table:style-name="ro1">
          <table:table-cell/>
          <table:table-cell office:value-type="string">
            <text:p>Run 13</text:p>
          </table:table-cell>
          <table:table-cell table:number-columns-repeated="4"/>
        </table:table-row>
        <table:table-row table:style-name="ro2">
          <table:table-cell table:style-name="ce1" office:value-type="string">
            <text:p>Random Seed:</text:p>
          </table:table-cell>
          <table:table-cell table:style-name="ce1" office:value-type="float" office:value="245">
            <text:p>245</text:p>
          </table:table-cell>
          <table:table-cell table:style-name="ce1" office:value-type="string">
            <text:p>Best Fitness:</text:p>
          </table:table-cell>
          <table:table-cell table:style-name="ce1" office:value-type="float" office:value="1.649689">
            <text:p>1.649689</text:p>
          </table:table-cell>
          <table:table-cell table:style-name="ce1" office:value-type="string">
            <text:p>Best Vector:</text:p>
          </table:table-cell>
          <table:table-cell table:style-name="ce1" office:value-type="string">
            <text:p>-0.525059</text:p>
            <text:p>0.773408</text:p>
            <text:p>0.880819</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2.361265">
            <text:p>22.361265</text:p>
          </table:table-cell>
          <table:table-cell table:style-name="ce1" office:value-type="float" office:value="55.010277">
            <text:p>55.010277</text:p>
          </table:table-cell>
          <table:table-cell table:style-name="ce1" office:value-type="string">
            <text:p>4.574889</text:p>
            <text:p>3.757545</text:p>
            <text:p>4.467832</text:p>
          </table:table-cell>
          <table:table-cell table:style-name="ce1" office:value-type="float" office:value="2.230478">
            <text:p>2.230478</text:p>
          </table:table-cell>
          <table:table-cell table:style-name="ce1" office:value-type="string">
            <text:p>1.304180</text:p>
            <text:p>-0.677599</text:p>
            <text:p>-0.265426</text:p>
          </table:table-cell>
        </table:table-row>
        <table:table-row table:style-name="ro2">
          <table:table-cell table:style-name="ce1" office:value-type="float" office:value="10">
            <text:p>10</text:p>
          </table:table-cell>
          <table:table-cell table:style-name="ce1" office:value-type="float" office:value="3.557217">
            <text:p>3.557217</text:p>
          </table:table-cell>
          <table:table-cell table:style-name="ce1" office:value-type="float" office:value="7.008295">
            <text:p>7.008295</text:p>
          </table:table-cell>
          <table:table-cell table:style-name="ce1" office:value-type="string">
            <text:p>1.903014</text:p>
            <text:p>1.696427</text:p>
            <text:p>0.713419</text:p>
          </table:table-cell>
          <table:table-cell table:style-name="ce1" office:value-type="float" office:value="1.894127">
            <text:p>1.894127</text:p>
          </table:table-cell>
          <table:table-cell table:style-name="ce1" office:value-type="string">
            <text:p>-0.637122</text:p>
            <text:p>0.801120</text:p>
            <text:p>0.920006</text:p>
          </table:table-cell>
        </table:table-row>
        <table:table-row table:style-name="ro2">
          <table:table-cell table:style-name="ce1" office:value-type="float" office:value="20">
            <text:p>20</text:p>
          </table:table-cell>
          <table:table-cell table:style-name="ce1" office:value-type="float" office:value="2.084087">
            <text:p>2.084087</text:p>
          </table:table-cell>
          <table:table-cell table:style-name="ce1" office:value-type="float" office:value="2.848537">
            <text:p>2.848537</text:p>
          </table:table-cell>
          <table:table-cell table:style-name="ce1" office:value-type="string">
            <text:p>-0.719612</text:p>
            <text:p>1.143286</text:p>
            <text:p>1.011728</text:p>
          </table:table-cell>
          <table:table-cell table:style-name="ce1" office:value-type="float" office:value="1.753441">
            <text:p>1.753441</text:p>
          </table:table-cell>
          <table:table-cell table:style-name="ce1" office:value-type="string">
            <text:p>-0.609058</text:p>
            <text:p>0.736302</text:p>
            <text:p>0.916705</text:p>
          </table:table-cell>
        </table:table-row>
        <table:table-row table:style-name="ro2">
          <table:table-cell table:style-name="ce1" office:value-type="float" office:value="30">
            <text:p>30</text:p>
          </table:table-cell>
          <table:table-cell table:style-name="ce1" office:value-type="float" office:value="1.982635">
            <text:p>1.982635</text:p>
          </table:table-cell>
          <table:table-cell table:style-name="ce1" office:value-type="float" office:value="2.38077">
            <text:p>2.38077</text:p>
          </table:table-cell>
          <table:table-cell table:style-name="ce1" office:value-type="string">
            <text:p>-0.644569</text:p>
            <text:p>0.934754</text:p>
            <text:p>1.044766</text:p>
          </table:table-cell>
          <table:table-cell table:style-name="ce1" office:value-type="float" office:value="1.754457">
            <text:p>1.754457</text:p>
          </table:table-cell>
          <table:table-cell table:style-name="ce1" office:value-type="string">
            <text:p>-0.539937</text:p>
            <text:p>0.789035</text:p>
            <text:p>0.916705</text:p>
          </table:table-cell>
        </table:table-row>
        <table:table-row table:style-name="ro2">
          <table:table-cell table:style-name="ce1" office:value-type="float" office:value="40">
            <text:p>40</text:p>
          </table:table-cell>
          <table:table-cell table:style-name="ce1" office:value-type="float" office:value="1.979015">
            <text:p>1.979015</text:p>
          </table:table-cell>
          <table:table-cell table:style-name="ce1" office:value-type="float" office:value="2.522121">
            <text:p>2.522121</text:p>
          </table:table-cell>
          <table:table-cell table:style-name="ce1" office:value-type="string">
            <text:p>-0.709841</text:p>
            <text:p>0.942065</text:p>
            <text:p>1.063372</text:p>
          </table:table-cell>
          <table:table-cell table:style-name="ce1" office:value-type="float" office:value="1.733926">
            <text:p>1.733926</text:p>
          </table:table-cell>
          <table:table-cell table:style-name="ce1" office:value-type="string">
            <text:p>-0.577279</text:p>
            <text:p>0.748550</text:p>
            <text:p>0.916705</text:p>
          </table:table-cell>
        </table:table-row>
        <table:table-row table:style-name="ro2">
          <table:table-cell table:style-name="ce1" office:value-type="float" office:value="50">
            <text:p>50</text:p>
          </table:table-cell>
          <table:table-cell table:style-name="ce1" office:value-type="float" office:value="1.837527">
            <text:p>1.837527</text:p>
          </table:table-cell>
          <table:table-cell table:style-name="ce1" office:value-type="float" office:value="2.415009">
            <text:p>2.415009</text:p>
          </table:table-cell>
          <table:table-cell table:style-name="ce1" office:value-type="string">
            <text:p>-0.629367</text:p>
            <text:p>0.894176</text:p>
            <text:p>1.104244</text:p>
          </table:table-cell>
          <table:table-cell table:style-name="ce1" office:value-type="float" office:value="1.649689">
            <text:p>1.649689</text:p>
          </table:table-cell>
          <table:table-cell table:style-name="ce1" office:value-type="string">
            <text:p>-0.525059</text:p>
            <text:p>0.773408</text:p>
            <text:p>0.88081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8: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8299in"/>
    </style:style>
    <style:style style:name="co3" style:family="table-column">
      <style:table-column-properties fo:break-before="auto" style:column-width="1.0811in"/>
    </style:style>
    <style:style style:name="co4" style:family="table-column">
      <style:table-column-properties fo:break-before="auto" style:column-width="0.8846in"/>
    </style:style>
    <style:style style:name="co5" style:family="table-column">
      <style:table-column-properties fo:break-before="auto" style:column-width="1.0264in"/>
    </style:style>
    <style:style style:name="co6" style:family="table-column">
      <style:table-column-properties fo:break-before="auto" style:column-width="0.873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30">
          <table:table-cell table:number-columns-repeated="6"/>
        </table:table-row>
        <table:table-row table:style-name="ro1">
          <table:table-cell/>
          <table:table-cell office:value-type="string">
            <text:p>Run 14</text:p>
          </table:table-cell>
          <table:table-cell table:number-columns-repeated="4"/>
        </table:table-row>
        <table:table-row table:style-name="ro2">
          <table:table-cell table:style-name="ce1" office:value-type="string">
            <text:p>Random Seed:</text:p>
          </table:table-cell>
          <table:table-cell table:style-name="ce1" office:value-type="float" office:value="723">
            <text:p>723</text:p>
          </table:table-cell>
          <table:table-cell table:style-name="ce1" office:value-type="string">
            <text:p>Best Fitness:</text:p>
          </table:table-cell>
          <table:table-cell table:style-name="ce1" office:value-type="float" office:value="0.000007">
            <text:p>0.000007</text:p>
          </table:table-cell>
          <table:table-cell table:style-name="ce1" office:value-type="string">
            <text:p>Best Vector:</text:p>
          </table:table-cell>
          <table:table-cell table:style-name="ce1" office:value-type="string">
            <text:p>-0.002474</text:p>
            <text:p>-0.001046</text:p>
            <text:p>0.000013</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23.150546">
            <text:p>23.150546</text:p>
          </table:table-cell>
          <table:table-cell table:style-name="ce1" office:value-type="float" office:value="51.535937">
            <text:p>51.535937</text:p>
          </table:table-cell>
          <table:table-cell table:style-name="ce1" office:value-type="string">
            <text:p>3.979796</text:p>
            <text:p>4.252715</text:p>
            <text:p>4.196614</text:p>
          </table:table-cell>
          <table:table-cell table:style-name="ce1" office:value-type="float" office:value="0.380255">
            <text:p>0.380255</text:p>
          </table:table-cell>
          <table:table-cell table:style-name="ce1" office:value-type="string">
            <text:p>-0.080137</text:p>
            <text:p>0.583589</text:p>
            <text:p>-0.182364</text:p>
          </table:table-cell>
        </table:table-row>
        <table:table-row table:style-name="ro2">
          <table:table-cell table:style-name="ce1" office:value-type="float" office:value="10">
            <text:p>10</text:p>
          </table:table-cell>
          <table:table-cell table:style-name="ce1" office:value-type="float" office:value="1.191026">
            <text:p>1.191026</text:p>
          </table:table-cell>
          <table:table-cell table:style-name="ce1" office:value-type="float" office:value="3.086813">
            <text:p>3.086813</text:p>
          </table:table-cell>
          <table:table-cell table:style-name="ce1" office:value-type="string">
            <text:p>1.734803</text:p>
            <text:p>0.226390</text:p>
            <text:p>0.161308</text:p>
          </table:table-cell>
          <table:table-cell table:style-name="ce1" office:value-type="float" office:value="0.137221">
            <text:p>0.137221</text:p>
          </table:table-cell>
          <table:table-cell table:style-name="ce1" office:value-type="string">
            <text:p>0.179854</text:p>
            <text:p>0.280809</text:p>
            <text:p>0.161308</text:p>
          </table:table-cell>
        </table:table-row>
        <table:table-row table:style-name="ro2">
          <table:table-cell table:style-name="ce1" office:value-type="float" office:value="20">
            <text:p>20</text:p>
          </table:table-cell>
          <table:table-cell table:style-name="ce1" office:value-type="float" office:value="0.128199">
            <text:p>0.128199</text:p>
          </table:table-cell>
          <table:table-cell table:style-name="ce1" office:value-type="float" office:value="0.234769">
            <text:p>0.234769</text:p>
          </table:table-cell>
          <table:table-cell table:style-name="ce1" office:value-type="string">
            <text:p>-0.405038</text:p>
            <text:p>0.249339</text:p>
            <text:p>0.092426</text:p>
          </table:table-cell>
          <table:table-cell table:style-name="ce1" office:value-type="float" office:value="0.069259">
            <text:p>0.069259</text:p>
          </table:table-cell>
          <table:table-cell table:style-name="ce1" office:value-type="string">
            <text:p>0.137869</text:p>
            <text:p>0.147743</text:p>
            <text:p>0.168592</text:p>
          </table:table-cell>
        </table:table-row>
        <table:table-row table:style-name="ro2">
          <table:table-cell table:style-name="ce1" office:value-type="float" office:value="30">
            <text:p>30</text:p>
          </table:table-cell>
          <table:table-cell table:style-name="ce1" office:value-type="float" office:value="0.079686">
            <text:p>0.079686</text:p>
          </table:table-cell>
          <table:table-cell table:style-name="ce1" office:value-type="float" office:value="0.127011">
            <text:p>0.127011</text:p>
          </table:table-cell>
          <table:table-cell table:style-name="ce1" office:value-type="string">
            <text:p>0.236025</text:p>
            <text:p>0.212799</text:p>
            <text:p>0.161308</text:p>
          </table:table-cell>
          <table:table-cell table:style-name="ce1" office:value-type="float" office:value="0.046033">
            <text:p>0.046033</text:p>
          </table:table-cell>
          <table:table-cell table:style-name="ce1" office:value-type="string">
            <text:p>0.117260</text:p>
            <text:p>0.130771</text:p>
            <text:p>0.123215</text:p>
          </table:table-cell>
        </table:table-row>
        <table:table-row table:style-name="ro2">
          <table:table-cell table:style-name="ce1" office:value-type="float" office:value="40">
            <text:p>40</text:p>
          </table:table-cell>
          <table:table-cell table:style-name="ce1" office:value-type="float" office:value="0.034113">
            <text:p>0.034113</text:p>
          </table:table-cell>
          <table:table-cell table:style-name="ce1" office:value-type="float" office:value="0.088467">
            <text:p>0.088467</text:p>
          </table:table-cell>
          <table:table-cell table:style-name="ce1" office:value-type="string">
            <text:p>0.236700</text:p>
            <text:p>0.130771</text:p>
            <text:p>0.123850</text:p>
          </table:table-cell>
          <table:table-cell table:style-name="ce1" office:value-type="float" office:value="0.012638">
            <text:p>0.012638</text:p>
          </table:table-cell>
          <table:table-cell table:style-name="ce1" office:value-type="string">
            <text:p>0.018309</text:p>
            <text:p>0.089227</text:p>
            <text:p>0.065886</text:p>
          </table:table-cell>
        </table:table-row>
        <table:table-row table:style-name="ro2">
          <table:table-cell table:style-name="ce1" office:value-type="float" office:value="50">
            <text:p>50</text:p>
          </table:table-cell>
          <table:table-cell table:style-name="ce1" office:value-type="float" office:value="0.00698">
            <text:p>0.00698</text:p>
          </table:table-cell>
          <table:table-cell table:style-name="ce1" office:value-type="float" office:value="0.025255">
            <text:p>0.025255</text:p>
          </table:table-cell>
          <table:table-cell table:style-name="ce1" office:value-type="string">
            <text:p>-0.103014</text:p>
            <text:p>0.058337</text:p>
            <text:p>0.106017</text:p>
          </table:table-cell>
          <table:table-cell table:style-name="ce1" office:value-type="float" office:value="0.000007">
            <text:p>0.000007</text:p>
          </table:table-cell>
          <table:table-cell table:style-name="ce1" office:value-type="string">
            <text:p>-0.002474</text:p>
            <text:p>-0.001046</text:p>
            <text:p>0.000013</text:p>
          </table:table-cell>
        </table:table-row>
        <table:table-row table:style-name="ro1">
          <table:table-cell table:number-columns-repeated="6"/>
        </table:table-row>
        <table:table-row table:style-name="ro1">
          <table:table-cell/>
          <table:table-cell office:value-type="string">
            <text:p>Run 15</text:p>
          </table:table-cell>
          <table:table-cell table:number-columns-repeated="4"/>
        </table:table-row>
        <table:table-row table:style-name="ro2">
          <table:table-cell table:style-name="ce1" office:value-type="string">
            <text:p>Random Seed:</text:p>
          </table:table-cell>
          <table:table-cell table:style-name="ce1" office:value-type="float" office:value="46">
            <text:p>46</text:p>
          </table:table-cell>
          <table:table-cell table:style-name="ce1" office:value-type="string">
            <text:p>Best Fitness:</text:p>
          </table:table-cell>
          <table:table-cell table:style-name="ce1" office:value-type="float" office:value="0.061703">
            <text:p>0.061703</text:p>
          </table:table-cell>
          <table:table-cell table:style-name="ce1" office:value-type="string">
            <text:p>Best Vector:</text:p>
          </table:table-cell>
          <table:table-cell table:style-name="ce1" office:value-type="string">
            <text:p>0.025231</text:p>
            <text:p>-0.121278</text:p>
            <text:p>0.215309</text:p>
          </table:table-cell>
        </table:table-row>
        <table:table-row table:style-name="ro2">
          <table:table-cell table:style-name="ce1" office:value-type="string">
            <text:p>Generation</text:p>
          </table:table-cell>
          <table:table-cell table:style-name="ce1" office:value-type="string">
            <text:p>Average</text:p>
            <text:p>Fitness</text:p>
          </table:table-cell>
          <table:table-cell table:style-name="ce1" office:value-type="string">
            <text:p>Worst</text:p>
            <text:p>Fitness</text:p>
          </table:table-cell>
          <table:table-cell table:style-name="ce1" office:value-type="string">
            <text:p>Worst</text:p>
            <text:p>Fitness</text:p>
            <text:p>Vector</text:p>
          </table:table-cell>
          <table:table-cell table:style-name="ce1" office:value-type="string">
            <text:p>Best</text:p>
            <text:p>Fitness</text:p>
          </table:table-cell>
          <table:table-cell table:style-name="ce1" office:value-type="string">
            <text:p>Best</text:p>
            <text:p>Fitness</text:p>
            <text:p>Vector</text:p>
          </table:table-cell>
        </table:table-row>
        <table:table-row table:style-name="ro2">
          <table:table-cell table:style-name="ce1" office:value-type="float" office:value="0">
            <text:p>0</text:p>
          </table:table-cell>
          <table:table-cell table:style-name="ce1" office:value-type="float" office:value="19.961491">
            <text:p>19.961491</text:p>
          </table:table-cell>
          <table:table-cell table:style-name="ce1" office:value-type="float" office:value="50.448594">
            <text:p>50.448594</text:p>
          </table:table-cell>
          <table:table-cell table:style-name="ce1" office:value-type="string">
            <text:p>3.349347</text:p>
            <text:p>4.385717</text:p>
            <text:p>4.471683</text:p>
          </table:table-cell>
          <table:table-cell table:style-name="ce1" office:value-type="float" office:value="0.384993">
            <text:p>0.384993</text:p>
          </table:table-cell>
          <table:table-cell table:style-name="ce1" office:value-type="string">
            <text:p>0.221910</text:p>
            <text:p>-0.310925</text:p>
            <text:p>0.488952</text:p>
          </table:table-cell>
        </table:table-row>
        <table:table-row table:style-name="ro2">
          <table:table-cell table:style-name="ce1" office:value-type="float" office:value="10">
            <text:p>10</text:p>
          </table:table-cell>
          <table:table-cell table:style-name="ce1" office:value-type="float" office:value="1.201242">
            <text:p>1.201242</text:p>
          </table:table-cell>
          <table:table-cell table:style-name="ce1" office:value-type="float" office:value="5.033616">
            <text:p>5.033616</text:p>
          </table:table-cell>
          <table:table-cell table:style-name="ce1" office:value-type="string">
            <text:p>1.193506</text:p>
            <text:p>1.793651</text:p>
            <text:p>-0.626079</text:p>
          </table:table-cell>
          <table:table-cell table:style-name="ce1" office:value-type="float" office:value="0.199404">
            <text:p>0.199404</text:p>
          </table:table-cell>
          <table:table-cell table:style-name="ce1" office:value-type="string">
            <text:p>-0.036734</text:p>
            <text:p>-0.207314</text:p>
            <text:p>0.393797</text:p>
          </table:table-cell>
        </table:table-row>
        <table:table-row table:style-name="ro2">
          <table:table-cell table:style-name="ce1" office:value-type="float" office:value="20">
            <text:p>20</text:p>
          </table:table-cell>
          <table:table-cell table:style-name="ce1" office:value-type="float" office:value="0.277583">
            <text:p>0.277583</text:p>
          </table:table-cell>
          <table:table-cell table:style-name="ce1" office:value-type="float" office:value="0.339408">
            <text:p>0.339408</text:p>
          </table:table-cell>
          <table:table-cell table:style-name="ce1" office:value-type="string">
            <text:p>0.113380</text:p>
            <text:p>-0.336482</text:p>
            <text:p>0.461880</text:p>
          </table:table-cell>
          <table:table-cell table:style-name="ce1" office:value-type="float" office:value="0.157572">
            <text:p>0.157572</text:p>
          </table:table-cell>
          <table:table-cell table:style-name="ce1" office:value-type="string">
            <text:p>0.044301</text:p>
            <text:p>-0.207322</text:p>
            <text:p>0.335599</text:p>
          </table:table-cell>
        </table:table-row>
        <table:table-row table:style-name="ro2">
          <table:table-cell table:style-name="ce1" office:value-type="float" office:value="30">
            <text:p>30</text:p>
          </table:table-cell>
          <table:table-cell table:style-name="ce1" office:value-type="float" office:value="0.215572">
            <text:p>0.215572</text:p>
          </table:table-cell>
          <table:table-cell table:style-name="ce1" office:value-type="float" office:value="0.288707">
            <text:p>0.288707</text:p>
          </table:table-cell>
          <table:table-cell table:style-name="ce1" office:value-type="string">
            <text:p>0.140550</text:p>
            <text:p>-0.324542</text:p>
            <text:p>0.404506</text:p>
          </table:table-cell>
          <table:table-cell table:style-name="ce1" office:value-type="float" office:value="0.146383">
            <text:p>0.146383</text:p>
          </table:table-cell>
          <table:table-cell table:style-name="ce1" office:value-type="string">
            <text:p>-0.029614</text:p>
            <text:p>-0.181326</text:p>
            <text:p>0.335599</text:p>
          </table:table-cell>
        </table:table-row>
        <table:table-row table:style-name="ro2">
          <table:table-cell table:style-name="ce1" office:value-type="float" office:value="40">
            <text:p>40</text:p>
          </table:table-cell>
          <table:table-cell table:style-name="ce1" office:value-type="float" office:value="0.160075">
            <text:p>0.160075</text:p>
          </table:table-cell>
          <table:table-cell table:style-name="ce1" office:value-type="float" office:value="0.227653">
            <text:p>0.227653</text:p>
          </table:table-cell>
          <table:table-cell table:style-name="ce1" office:value-type="string">
            <text:p>0.122631</text:p>
            <text:p>-0.269197</text:p>
            <text:p>0.374363</text:p>
          </table:table-cell>
          <table:table-cell table:style-name="ce1" office:value-type="float" office:value="0.099621">
            <text:p>0.099621</text:p>
          </table:table-cell>
          <table:table-cell table:style-name="ce1" office:value-type="string">
            <text:p>0.069365</text:p>
            <text:p>-0.169673</text:p>
            <text:p>0.256945</text:p>
          </table:table-cell>
        </table:table-row>
        <table:table-row table:style-name="ro2">
          <table:table-cell table:style-name="ce1" office:value-type="float" office:value="50">
            <text:p>50</text:p>
          </table:table-cell>
          <table:table-cell table:style-name="ce1" office:value-type="float" office:value="0.111136">
            <text:p>0.111136</text:p>
          </table:table-cell>
          <table:table-cell table:style-name="ce1" office:value-type="float" office:value="0.158975">
            <text:p>0.158975</text:p>
          </table:table-cell>
          <table:table-cell table:style-name="ce1" office:value-type="string">
            <text:p>0.098399</text:p>
            <text:p>-0.191484</text:p>
            <text:p>0.335599</text:p>
          </table:table-cell>
          <table:table-cell table:style-name="ce1" office:value-type="float" office:value="0.061703">
            <text:p>0.061703</text:p>
          </table:table-cell>
          <table:table-cell table:style-name="ce1" office:value-type="string">
            <text:p>0.025231</text:p>
            <text:p>-0.121278</text:p>
            <text:p>0.215309</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5">02/15/2020</text:date>, <text:time>03:28:40</text:time></text:p>
        </style:region-right>
      </style:header>
      <style:header-left style:display="false"/>
      <style:footer>
        <text:p>Page <text:page-number>1</text:page-number> / <text:page-count>99</text:page-count></text:p>
      </style:footer>
      <style:footer-left style:display="false"/>
    </style:master-page>
  </office:master-styles>
</office:document-styles>
</file>